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72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24.8cm"/>
    </style:style>
    <style:style style:name="co5" style:family="table-column">
      <style:table-column-properties fo:break-before="auto" style:column-width="2.646cm"/>
    </style:style>
    <style:style style:name="co6" style:family="table-column">
      <style:table-column-properties fo:break-before="auto" style:column-width="2.223cm"/>
    </style:style>
    <style:style style:name="co7" style:family="table-column">
      <style:table-column-properties fo:break-before="auto" style:column-width="26.07cm"/>
    </style:style>
    <style:style style:name="co8" style:family="table-column">
      <style:table-column-properties fo:break-before="auto" style:column-width="24.659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a39fe01" style:family="table-cell" style:parent-style-name="Default">
      <style:table-cell-properties fo:background-color="#0079ac" fo:border="0.99pt solid #000000"/>
      <style:text-properties fo:color="#ffffff" style:font-name="Arial" fo:font-size="11pt" fo:font-weight="bold" style:font-name-asian="Lucida Sans Unicode" style:font-name-complex="Tahoma"/>
    </style:style>
    <style:style style:name="a07e228" style:family="table-cell" style:parent-style-name="Default">
      <style:table-cell-properties fo:background-color="#d7f1fb" fo:border="0.99pt solid #000000"/>
      <style:text-properties style:font-name="Arial" fo:font-size="10pt" style:font-name-asian="Lucida Sans Unicode" style:font-name-complex="Tahoma"/>
    </style:style>
    <style:style style:name="a0c4239" style:family="table-cell" style:parent-style-name="Default">
      <style:table-cell-properties fo:background-color="#d7f1fb" fo:border="0.99pt solid #000000"/>
      <style:text-properties style:font-name="Arial" fo:font-size="10pt" fo:font-weight="bold" style:font-name-asian="Lucida Sans Unicode" style:font-name-complex="Tahoma"/>
    </style:style>
    <style:style style:name="a0d81a1" style:family="table-cell" style:parent-style-name="Default" style:data-style-name="N4">
      <style:table-cell-properties fo:border="0.99pt solid #000000"/>
      <style:text-properties style:font-name="Arial" style:font-name-asian="Lucida Sans Unicode" style:font-name-complex="Tahoma"/>
    </style:style>
    <style:style style:name="a56ec76" style:family="table-cell" style:parent-style-name="Default">
      <style:table-cell-properties fo:background-color="#0079ac" fo:border="0.99pt solid #000000"/>
      <style:text-properties fo:color="#ffffff" style:font-name="Arial" fo:font-size="11pt" fo:font-weight="bold" style:font-name-asian="Lucida Sans Unicode" style:font-name-complex="Tahoma"/>
    </style:style>
    <style:style style:name="a6f6153" style:family="table-cell" style:parent-style-name="Default">
      <style:table-cell-properties fo:background-color="#d7f1fb" fo:border="0.99pt solid #000000"/>
      <style:text-properties style:font-name="Arial" fo:font-size="10pt" style:font-name-asian="Lucida Sans Unicode" style:font-name-complex="Tahoma"/>
    </style:style>
    <style:style style:name="a12ca2e" style:family="table-cell" style:parent-style-name="Default">
      <style:table-cell-properties fo:background-color="#d7f1fb" fo:border="0.99pt solid #000000"/>
      <style:text-properties style:font-name="Arial" fo:font-size="10pt" fo:font-weight="bold" style:font-name-asian="Lucida Sans Unicode" style:font-name-complex="Tahoma"/>
    </style:style>
    <style:style style:name="a051f88" style:family="table-cell" style:parent-style-name="Default" style:data-style-name="N4">
      <style:table-cell-properties fo:border="0.99pt solid #000000"/>
      <style:text-properties style:font-name="Arial" style:font-name-asian="Lucida Sans Unicode" style:font-name-complex="Tahoma"/>
    </style:style>
    <style:style style:name="a3e15e1" style:family="table-cell" style:parent-style-name="Default">
      <style:table-cell-properties fo:border="0.99pt solid #000000"/>
      <style:text-properties style:font-name="Arial" style:font-name-asian="Lucida Sans Unicode" style:font-name-complex="Tahoma"/>
    </style:style>
  </office:automatic-styles>
  <office:body>
    <office:spreadsheet>
      <table:table table:name="0 Evolución" table:style-name="ta1" table:print="false">
        <table:table-column table:style-name="co1" table:default-cell-style-name="Default"/>
        <table:table-column table:style-name="co2" table:number-columns-repeated="6" table:default-cell-style-name="Default"/>
        <table:table-row table:style-name="ro1">
          <table:table-cell table:style-name="a39fe01" office:value-type="string" calcext:value-type="string" table:number-columns-spanned="7" table:number-rows-spanned="1">
            <text:p>Volumes (m3) formacións específicas de aproveitamentos madereiros en montes de xestión privada</text:p>
          </table:table-cell>
          <table:covered-table-cell table:number-columns-repeated="6"/>
        </table:table-row>
        <table:table-row table:style-name="ro2">
          <table:table-cell table:number-columns-repeated="7"/>
        </table:table-row>
        <table:table-row table:style-name="ro2">
          <table:table-cell/>
          <table:table-cell table:style-name="a0c4239" office:value-type="string" calcext:value-type="string">
            <text:p>2015</text:p>
          </table:table-cell>
          <table:table-cell table:style-name="a0c4239" office:value-type="string" calcext:value-type="string">
            <text:p>2016</text:p>
          </table:table-cell>
          <table:table-cell table:style-name="a0c4239" office:value-type="string" calcext:value-type="string">
            <text:p>2017</text:p>
          </table:table-cell>
          <table:table-cell table:style-name="a0c4239" office:value-type="string" calcext:value-type="string">
            <text:p>2018</text:p>
          </table:table-cell>
          <table:table-cell table:style-name="a0c4239" office:value-type="string" calcext:value-type="string">
            <text:p>2019</text:p>
          </table:table-cell>
          <table:table-cell table:style-name="a0c4239" office:value-type="string" calcext:value-type="string">
            <text:p>2020</text:p>
          </table:table-cell>
        </table:table-row>
        <table:table-row table:style-name="ro2">
          <table:table-cell table:style-name="a07e228" office:value-type="string" calcext:value-type="string">
            <text:p>Evolución</text:p>
          </table:table-cell>
          <table:table-cell table:style-name="a0d81a1" office:value-type="float" office:value="7275254.65" calcext:value-type="float">
            <text:p>7.275.254,65</text:p>
          </table:table-cell>
          <table:table-cell table:style-name="a0d81a1" office:value-type="float" office:value="8218233.35" calcext:value-type="float">
            <text:p>8.218.233,35</text:p>
          </table:table-cell>
          <table:table-cell table:style-name="a0d81a1" office:value-type="float" office:value="9258933.15" calcext:value-type="float">
            <text:p>9.258.933,15</text:p>
          </table:table-cell>
          <table:table-cell table:style-name="a0d81a1" office:value-type="float" office:value="9790903.15" calcext:value-type="float">
            <text:p>9.790.903,15</text:p>
          </table:table-cell>
          <table:table-cell table:style-name="a0d81a1" office:value-type="float" office:value="9445816.04" calcext:value-type="float">
            <text:p>9.445.816,04</text:p>
          </table:table-cell>
          <table:table-cell table:style-name="a0d81a1" office:value-type="float" office:value="8806263.42" calcext:value-type="float">
            <text:p>8.806.263,42</text:p>
          </table:table-cell>
        </table:table-row>
      </table:table>
      <table:table table:name="1 Por provincia e forma..." table:style-name="ta1">
        <table:table-column table:style-name="co4" table:default-cell-style-name="a6f6153"/>
        <table:table-column table:style-name="co3" table:number-columns-repeated="4" table:default-cell-style-name="a051f88"/>
        <table:table-column table:style-name="co5" table:default-cell-style-name="a051f88"/>
        <table:table-column table:style-name="co3" table:number-columns-repeated="3" table:default-cell-style-name="a051f88"/>
        <table:table-column table:style-name="co6" table:default-cell-style-name="a051f88"/>
        <table:table-row table:style-name="ro1">
          <table:table-cell table:style-name="a56ec76" office:value-type="string" calcext:value-type="string" table:number-columns-spanned="10" table:number-rows-spanned="1">
            <text:p>Volumes (m3) formacións específicas de aproveitamentos madereiros en montes de xestión privada por provincia e formación</text:p>
          </table:table-cell>
          <table:covered-table-cell table:number-columns-repeated="9" table:style-name="Default"/>
        </table:table-row>
        <table:table-row table:style-name="ro2">
          <table:table-cell table:style-name="Default" table:number-columns-repeated="10"/>
        </table:table-row>
        <table:table-row table:style-name="ro2">
          <table:table-cell table:style-name="Default"/>
          <table:table-cell table:style-name="a12ca2e" office:value-type="string" calcext:value-type="string">
            <text:p>Pinus pinaster</text:p>
          </table:table-cell>
          <table:table-cell table:style-name="a12ca2e" office:value-type="string" calcext:value-type="string">
            <text:p>Pinus radiata</text:p>
          </table:table-cell>
          <table:table-cell table:style-name="a12ca2e" office:value-type="string" calcext:value-type="string">
            <text:p>Pinus sylvestris</text:p>
          </table:table-cell>
          <table:table-cell table:style-name="a12ca2e" office:value-type="string" calcext:value-type="string">
            <text:p>Outras / Mistura Coníferas</text:p>
          </table:table-cell>
          <table:table-cell table:style-name="a12ca2e" office:value-type="string" calcext:value-type="string">
            <text:p>Eucalyptus spp</text:p>
          </table:table-cell>
          <table:table-cell table:style-name="a12ca2e" office:value-type="string" calcext:value-type="string">
            <text:p>Frondosas caducifolias</text:p>
          </table:table-cell>
          <table:table-cell table:style-name="a12ca2e" office:value-type="string" calcext:value-type="string">
            <text:p>Outras frondosas non caducifolias</text:p>
          </table:table-cell>
          <table:table-cell table:style-name="a12ca2e" office:value-type="string" calcext:value-type="string">
            <text:p>Outras</text:p>
          </table:table-cell>
          <table:table-cell table:style-name="a12ca2e" office:value-type="string" calcext:value-type="string">
            <text:p>TOTAL</text:p>
          </table:table-cell>
        </table:table-row>
        <table:table-row table:style-name="ro2">
          <table:table-cell office:value-type="string" calcext:value-type="string">
            <text:p>Coruña, A</text:p>
          </table:table-cell>
          <table:table-cell office:value-type="float" office:value="697393.35" calcext:value-type="float">
            <text:p>697.393,35</text:p>
          </table:table-cell>
          <table:table-cell office:value-type="float" office:value="194468.32" calcext:value-type="float">
            <text:p>194.468,32</text:p>
          </table:table-cell>
          <table:table-cell office:value-type="float" office:value="668.14" calcext:value-type="float">
            <text:p>668,14</text:p>
          </table:table-cell>
          <table:table-cell office:value-type="float" office:value="35253.81" calcext:value-type="float">
            <text:p>35.253,81</text:p>
          </table:table-cell>
          <table:table-cell office:value-type="float" office:value="3032324.01" calcext:value-type="float">
            <text:p>3.032.324,01</text:p>
          </table:table-cell>
          <table:table-cell office:value-type="float" office:value="64144.06" calcext:value-type="float">
            <text:p>64.144,06</text:p>
          </table:table-cell>
          <table:table-cell office:value-type="float" office:value="8639.12" calcext:value-type="float">
            <text:p>8.639,12</text:p>
          </table:table-cell>
          <table:table-cell office:value-type="float" office:value="112.44" calcext:value-type="float">
            <text:p>112,44</text:p>
          </table:table-cell>
          <table:table-cell office:value-type="float" office:value="4033003.25" calcext:value-type="float">
            <text:p>4.033.003,25</text:p>
          </table:table-cell>
        </table:table-row>
        <table:table-row table:style-name="ro2">
          <table:table-cell office:value-type="string" calcext:value-type="string">
            <text:p>Lugo</text:p>
          </table:table-cell>
          <table:table-cell office:value-type="float" office:value="227589.4" calcext:value-type="float">
            <text:p>227.589,40</text:p>
          </table:table-cell>
          <table:table-cell office:value-type="float" office:value="1285427.8" calcext:value-type="float">
            <text:p>1.285.427,80</text:p>
          </table:table-cell>
          <table:table-cell office:value-type="float" office:value="107787.05" calcext:value-type="float">
            <text:p>107.787,05</text:p>
          </table:table-cell>
          <table:table-cell office:value-type="float" office:value="26770.94" calcext:value-type="float">
            <text:p>26.770,94</text:p>
          </table:table-cell>
          <table:table-cell office:value-type="float" office:value="1672110.44" calcext:value-type="float">
            <text:p>1.672.110,44</text:p>
          </table:table-cell>
          <table:table-cell office:value-type="float" office:value="96375.8" calcext:value-type="float">
            <text:p>96.375,80</text:p>
          </table:table-cell>
          <table:table-cell office:value-type="float" office:value="1468.41" calcext:value-type="float">
            <text:p>1.468,41</text:p>
          </table:table-cell>
          <table:table-cell office:value-type="float" office:value="77.81" calcext:value-type="float">
            <text:p>77,81</text:p>
          </table:table-cell>
          <table:table-cell office:value-type="float" office:value="3417607.65" calcext:value-type="float">
            <text:p>3.417.607,65</text:p>
          </table:table-cell>
        </table:table-row>
        <table:table-row table:style-name="ro2">
          <table:table-cell office:value-type="string" calcext:value-type="string">
            <text:p>Ourense</text:p>
          </table:table-cell>
          <table:table-cell office:value-type="float" office:value="194159.35" calcext:value-type="float">
            <text:p>194.159,35</text:p>
          </table:table-cell>
          <table:table-cell office:value-type="float" office:value="19280.26" calcext:value-type="float">
            <text:p>19.280,26</text:p>
          </table:table-cell>
          <table:table-cell office:value-type="float" office:value="3192.44" calcext:value-type="float">
            <text:p>3.192,44</text:p>
          </table:table-cell>
          <table:table-cell office:value-type="float" office:value="7420.9" calcext:value-type="float">
            <text:p>7.420,90</text:p>
          </table:table-cell>
          <table:table-cell office:value-type="float" office:value="36575.73" calcext:value-type="float">
            <text:p>36.575,73</text:p>
          </table:table-cell>
          <table:table-cell office:value-type="float" office:value="46250.07" calcext:value-type="float">
            <text:p>46.250,07</text:p>
          </table:table-cell>
          <table:table-cell office:value-type="float" office:value="218.12" calcext:value-type="float">
            <text:p>218,12</text:p>
          </table:table-cell>
          <table:table-cell office:value-type="float" office:value="30.02" calcext:value-type="float">
            <text:p>30,02</text:p>
          </table:table-cell>
          <table:table-cell office:value-type="float" office:value="307126.89" calcext:value-type="float">
            <text:p>307.126,89</text:p>
          </table:table-cell>
        </table:table-row>
        <table:table-row table:style-name="ro2">
          <table:table-cell office:value-type="string" calcext:value-type="string">
            <text:p>Pontevedra</text:p>
          </table:table-cell>
          <table:table-cell office:value-type="float" office:value="415545.06" calcext:value-type="float">
            <text:p>415.545,06</text:p>
          </table:table-cell>
          <table:table-cell office:value-type="float" office:value="67355.65" calcext:value-type="float">
            <text:p>67.355,65</text:p>
          </table:table-cell>
          <table:table-cell office:value-type="float" office:value="361.61" calcext:value-type="float">
            <text:p>361,61</text:p>
          </table:table-cell>
          <table:table-cell office:value-type="float" office:value="7696.75" calcext:value-type="float">
            <text:p>7.696,75</text:p>
          </table:table-cell>
          <table:table-cell office:value-type="float" office:value="529343.97" calcext:value-type="float">
            <text:p>529.343,97</text:p>
          </table:table-cell>
          <table:table-cell office:value-type="float" office:value="22976.84" calcext:value-type="float">
            <text:p>22.976,84</text:p>
          </table:table-cell>
          <table:table-cell office:value-type="float" office:value="5213.32" calcext:value-type="float">
            <text:p>5.213,32</text:p>
          </table:table-cell>
          <table:table-cell office:value-type="float" office:value="32.43" calcext:value-type="float">
            <text:p>32,43</text:p>
          </table:table-cell>
          <table:table-cell office:value-type="float" office:value="1048525.63" calcext:value-type="float">
            <text:p>1.048.525,63</text:p>
          </table:table-cell>
        </table:table-row>
        <table:table-row table:style-name="ro2">
          <table:table-cell office:value-type="string" calcext:value-type="string">
            <text:p>TOTAL</text:p>
          </table:table-cell>
          <table:table-cell office:value-type="float" office:value="1534687.16" calcext:value-type="float">
            <text:p>1.534.687,16</text:p>
          </table:table-cell>
          <table:table-cell office:value-type="float" office:value="1566532.03" calcext:value-type="float">
            <text:p>1.566.532,03</text:p>
          </table:table-cell>
          <table:table-cell office:value-type="float" office:value="112009.24" calcext:value-type="float">
            <text:p>112.009,24</text:p>
          </table:table-cell>
          <table:table-cell office:value-type="float" office:value="77142.4" calcext:value-type="float">
            <text:p>77.142,40</text:p>
          </table:table-cell>
          <table:table-cell office:value-type="float" office:value="5270354.15" calcext:value-type="float">
            <text:p>5.270.354,15</text:p>
          </table:table-cell>
          <table:table-cell office:value-type="float" office:value="229746.77" calcext:value-type="float">
            <text:p>229.746,77</text:p>
          </table:table-cell>
          <table:table-cell office:value-type="float" office:value="15538.97" calcext:value-type="float">
            <text:p>15.538,97</text:p>
          </table:table-cell>
          <table:table-cell office:value-type="float" office:value="252.7" calcext:value-type="float">
            <text:p>252,70</text:p>
          </table:table-cell>
          <table:table-cell office:value-type="float" office:value="8806263.42" calcext:value-type="float">
            <text:p>8.806.263,42</text:p>
          </table:table-cell>
        </table:table-row>
      </table:table>
      <table:table table:name="2 Por distrito forestal..." table:style-name="ta1">
        <table:table-column table:style-name="co7" table:default-cell-style-name="a07e228"/>
        <table:table-column table:style-name="co3" table:number-columns-repeated="4" table:default-cell-style-name="a0d81a1"/>
        <table:table-column table:style-name="co5" table:default-cell-style-name="a0d81a1"/>
        <table:table-column table:style-name="co3" table:number-columns-repeated="3" table:default-cell-style-name="a0d81a1"/>
        <table:table-column table:style-name="co6" table:default-cell-style-name="a0d81a1"/>
        <table:table-row table:style-name="ro1">
          <table:table-cell table:style-name="a39fe01" office:value-type="string" calcext:value-type="string" table:number-columns-spanned="10" table:number-rows-spanned="1">
            <text:p>Volumes (m3) formacións específicas de aproveitamentos madereiros en montes de xestión privada por distrito forestal e formación</text:p>
          </table:table-cell>
          <table:covered-table-cell table:number-columns-repeated="9" table:style-name="Default"/>
        </table:table-row>
        <table:table-row table:style-name="ro2">
          <table:table-cell table:style-name="Default" table:number-columns-repeated="10"/>
        </table:table-row>
        <table:table-row table:style-name="ro2">
          <table:table-cell table:style-name="Default"/>
          <table:table-cell table:style-name="a0c4239" office:value-type="string" calcext:value-type="string">
            <text:p>Pinus pinaster</text:p>
          </table:table-cell>
          <table:table-cell table:style-name="a0c4239" office:value-type="string" calcext:value-type="string">
            <text:p>Pinus radiata</text:p>
          </table:table-cell>
          <table:table-cell table:style-name="a0c4239" office:value-type="string" calcext:value-type="string">
            <text:p>Pinus sylvestris</text:p>
          </table:table-cell>
          <table:table-cell table:style-name="a0c4239" office:value-type="string" calcext:value-type="string">
            <text:p>Outras / Mistura Coníferas</text:p>
          </table:table-cell>
          <table:table-cell table:style-name="a0c4239" office:value-type="string" calcext:value-type="string">
            <text:p>Eucalyptus spp</text:p>
          </table:table-cell>
          <table:table-cell table:style-name="a0c4239" office:value-type="string" calcext:value-type="string">
            <text:p>Frondosas caducifolias</text:p>
          </table:table-cell>
          <table:table-cell table:style-name="a0c4239" office:value-type="string" calcext:value-type="string">
            <text:p>Outras frondosas non caducifolias</text:p>
          </table:table-cell>
          <table:table-cell table:style-name="a0c4239" office:value-type="string" calcext:value-type="string">
            <text:p>Outras</text:p>
          </table:table-cell>
          <table:table-cell table:style-name="a0c4239" office:value-type="string" calcext:value-type="string">
            <text:p>TOTAL</text:p>
          </table:table-cell>
        </table:table-row>
        <table:table-row table:style-name="ro2">
          <table:table-cell office:value-type="string" calcext:value-type="string">
            <text:p>I-Ferrol</text:p>
          </table:table-cell>
          <table:table-cell office:value-type="float" office:value="59205.54" calcext:value-type="float">
            <text:p>59.205,54</text:p>
          </table:table-cell>
          <table:table-cell office:value-type="float" office:value="54061.2" calcext:value-type="float">
            <text:p>54.061,20</text:p>
          </table:table-cell>
          <table:table-cell office:value-type="float" office:value="13.3" calcext:value-type="float">
            <text:p>13,30</text:p>
          </table:table-cell>
          <table:table-cell office:value-type="float" office:value="8861.33" calcext:value-type="float">
            <text:p>8.861,33</text:p>
          </table:table-cell>
          <table:table-cell office:value-type="float" office:value="906984.73" calcext:value-type="float">
            <text:p>906.984,73</text:p>
          </table:table-cell>
          <table:table-cell office:value-type="float" office:value="11116.19" calcext:value-type="float">
            <text:p>11.116,19</text:p>
          </table:table-cell>
          <table:table-cell office:value-type="float" office:value="713.37" calcext:value-type="float">
            <text:p>713,37</text:p>
          </table:table-cell>
          <table:table-cell office:value-type="float" office:value="92.2" calcext:value-type="float">
            <text:p>92,20</text:p>
          </table:table-cell>
          <table:table-cell office:value-type="float" office:value="1041047.86" calcext:value-type="float">
            <text:p>1.041.047,86</text:p>
          </table:table-cell>
        </table:table-row>
        <table:table-row table:style-name="ro2">
          <table:table-cell office:value-type="string" calcext:value-type="string">
            <text:p>II-Bergantiños - Mariñas Coruñesas</text:p>
          </table:table-cell>
          <table:table-cell office:value-type="float" office:value="207871.83" calcext:value-type="float">
            <text:p>207.871,83</text:p>
          </table:table-cell>
          <table:table-cell office:value-type="float" office:value="51096.03" calcext:value-type="float">
            <text:p>51.096,03</text:p>
          </table:table-cell>
          <table:table-cell office:value-type="float" office:value="282" calcext:value-type="float">
            <text:p>282,00</text:p>
          </table:table-cell>
          <table:table-cell office:value-type="float" office:value="5638.83" calcext:value-type="float">
            <text:p>5.638,83</text:p>
          </table:table-cell>
          <table:table-cell office:value-type="float" office:value="856047.2" calcext:value-type="float">
            <text:p>856.047,20</text:p>
          </table:table-cell>
          <table:table-cell office:value-type="float" office:value="18471.39" calcext:value-type="float">
            <text:p>18.471,39</text:p>
          </table:table-cell>
          <table:table-cell office:value-type="float" office:value="1355.15" calcext:value-type="float">
            <text:p>1.355,15</text:p>
          </table:table-cell>
          <table:table-cell office:value-type="float" office:value="5.3" calcext:value-type="float">
            <text:p>5,30</text:p>
          </table:table-cell>
          <table:table-cell office:value-type="float" office:value="1140767.73" calcext:value-type="float">
            <text:p>1.140.767,73</text:p>
          </table:table-cell>
        </table:table-row>
        <table:table-row table:style-name="ro2">
          <table:table-cell office:value-type="string" calcext:value-type="string">
            <text:p>III-Santiago - Meseta Interior</text:p>
          </table:table-cell>
          <table:table-cell office:value-type="float" office:value="204945.8" calcext:value-type="float">
            <text:p>204.945,80</text:p>
          </table:table-cell>
          <table:table-cell office:value-type="float" office:value="64866.98" calcext:value-type="float">
            <text:p>64.866,98</text:p>
          </table:table-cell>
          <table:table-cell office:value-type="float" office:value="12.04" calcext:value-type="float">
            <text:p>12,04</text:p>
          </table:table-cell>
          <table:table-cell office:value-type="float" office:value="13973.86" calcext:value-type="float">
            <text:p>13.973,86</text:p>
          </table:table-cell>
          <table:table-cell office:value-type="float" office:value="781454.93" calcext:value-type="float">
            <text:p>781.454,93</text:p>
          </table:table-cell>
          <table:table-cell office:value-type="float" office:value="26742.8" calcext:value-type="float">
            <text:p>26.742,80</text:p>
          </table:table-cell>
          <table:table-cell office:value-type="float" office:value="2877.98" calcext:value-type="float">
            <text:p>2.877,98</text:p>
          </table:table-cell>
          <table:table-cell office:value-type="float" office:value="7.44" calcext:value-type="float">
            <text:p>7,44</text:p>
          </table:table-cell>
          <table:table-cell office:value-type="float" office:value="1094881.83" calcext:value-type="float">
            <text:p>1.094.881,83</text:p>
          </table:table-cell>
        </table:table-row>
        <table:table-row table:style-name="ro2">
          <table:table-cell office:value-type="string" calcext:value-type="string">
            <text:p>IV-Barbanza</text:p>
          </table:table-cell>
          <table:table-cell office:value-type="float" office:value="90568.2" calcext:value-type="float">
            <text:p>90.568,20</text:p>
          </table:table-cell>
          <table:table-cell office:value-type="float" office:value="5766.41" calcext:value-type="float">
            <text:p>5.766,41</text:p>
          </table:table-cell>
          <table:table-cell office:value-type="float" office:value="74.8" calcext:value-type="float">
            <text:p>74,80</text:p>
          </table:table-cell>
          <table:table-cell office:value-type="float" office:value="2683.74" calcext:value-type="float">
            <text:p>2.683,74</text:p>
          </table:table-cell>
          <table:table-cell office:value-type="float" office:value="221757.99" calcext:value-type="float">
            <text:p>221.757,99</text:p>
          </table:table-cell>
          <table:table-cell office:value-type="float" office:value="3616.93" calcext:value-type="float">
            <text:p>3.616,93</text:p>
          </table:table-cell>
          <table:table-cell office:value-type="float" office:value="575.29" calcext:value-type="float">
            <text:p>575,29</text:p>
          </table:table-cell>
          <table:table-cell table:style-name="a3e15e1" office:value-type="string" calcext:value-type="string">
            <text:p>---</text:p>
          </table:table-cell>
          <table:table-cell office:value-type="float" office:value="325043.36" calcext:value-type="float">
            <text:p>325.043,36</text:p>
          </table:table-cell>
        </table:table-row>
        <table:table-row table:style-name="ro2">
          <table:table-cell office:value-type="string" calcext:value-type="string">
            <text:p>V-Fisterra</text:p>
          </table:table-cell>
          <table:table-cell office:value-type="float" office:value="134801.98" calcext:value-type="float">
            <text:p>134.801,98</text:p>
          </table:table-cell>
          <table:table-cell office:value-type="float" office:value="18677.7" calcext:value-type="float">
            <text:p>18.677,70</text:p>
          </table:table-cell>
          <table:table-cell office:value-type="float" office:value="286" calcext:value-type="float">
            <text:p>286,00</text:p>
          </table:table-cell>
          <table:table-cell office:value-type="float" office:value="4096.05" calcext:value-type="float">
            <text:p>4.096,05</text:p>
          </table:table-cell>
          <table:table-cell office:value-type="float" office:value="266079.16" calcext:value-type="float">
            <text:p>266.079,16</text:p>
          </table:table-cell>
          <table:table-cell office:value-type="float" office:value="4196.75" calcext:value-type="float">
            <text:p>4.196,75</text:p>
          </table:table-cell>
          <table:table-cell office:value-type="float" office:value="3117.33" calcext:value-type="float">
            <text:p>3.117,33</text:p>
          </table:table-cell>
          <table:table-cell office:value-type="float" office:value="7.5" calcext:value-type="float">
            <text:p>7,50</text:p>
          </table:table-cell>
          <table:table-cell office:value-type="float" office:value="431262.47" calcext:value-type="float">
            <text:p>431.262,47</text:p>
          </table:table-cell>
        </table:table-row>
        <table:table-row table:style-name="ro2">
          <table:table-cell office:value-type="string" calcext:value-type="string">
            <text:p>VI-A Mariña Lucense</text:p>
          </table:table-cell>
          <table:table-cell office:value-type="float" office:value="50370.2" calcext:value-type="float">
            <text:p>50.370,20</text:p>
          </table:table-cell>
          <table:table-cell office:value-type="float" office:value="109669.6" calcext:value-type="float">
            <text:p>109.669,60</text:p>
          </table:table-cell>
          <table:table-cell office:value-type="float" office:value="12978.9" calcext:value-type="float">
            <text:p>12.978,90</text:p>
          </table:table-cell>
          <table:table-cell office:value-type="float" office:value="776.77" calcext:value-type="float">
            <text:p>776,77</text:p>
          </table:table-cell>
          <table:table-cell office:value-type="float" office:value="860764.1" calcext:value-type="float">
            <text:p>860.764,10</text:p>
          </table:table-cell>
          <table:table-cell office:value-type="float" office:value="7400.78" calcext:value-type="float">
            <text:p>7.400,78</text:p>
          </table:table-cell>
          <table:table-cell office:value-type="float" office:value="1164.39" calcext:value-type="float">
            <text:p>1.164,39</text:p>
          </table:table-cell>
          <table:table-cell office:value-type="float" office:value="20.9" calcext:value-type="float">
            <text:p>20,90</text:p>
          </table:table-cell>
          <table:table-cell office:value-type="float" office:value="1043145.64" calcext:value-type="float">
            <text:p>1.043.145,64</text:p>
          </table:table-cell>
        </table:table-row>
        <table:table-row table:style-name="ro2">
          <table:table-cell office:value-type="string" calcext:value-type="string">
            <text:p>VIIFonsagrada - Os Ancares</text:p>
          </table:table-cell>
          <table:table-cell office:value-type="float" office:value="12256" calcext:value-type="float">
            <text:p>12.256,00</text:p>
          </table:table-cell>
          <table:table-cell office:value-type="float" office:value="196650.22" calcext:value-type="float">
            <text:p>196.650,22</text:p>
          </table:table-cell>
          <table:table-cell office:value-type="float" office:value="85781.89" calcext:value-type="float">
            <text:p>85.781,89</text:p>
          </table:table-cell>
          <table:table-cell office:value-type="float" office:value="5686.53" calcext:value-type="float">
            <text:p>5.686,53</text:p>
          </table:table-cell>
          <table:table-cell office:value-type="float" office:value="50733.16" calcext:value-type="float">
            <text:p>50.733,16</text:p>
          </table:table-cell>
          <table:table-cell office:value-type="float" office:value="13314.94" calcext:value-type="float">
            <text:p>13.314,94</text:p>
          </table:table-cell>
          <table:table-cell office:value-type="float" office:value="2.22" calcext:value-type="float">
            <text:p>2,22</text:p>
          </table:table-cell>
          <table:table-cell office:value-type="float" office:value="6.55" calcext:value-type="float">
            <text:p>6,55</text:p>
          </table:table-cell>
          <table:table-cell office:value-type="float" office:value="364431.51" calcext:value-type="float">
            <text:p>364.431,51</text:p>
          </table:table-cell>
        </table:table-row>
        <table:table-row table:style-name="ro2">
          <table:table-cell office:value-type="string" calcext:value-type="string">
            <text:p>VIII-Terra de Lemos</text:p>
          </table:table-cell>
          <table:table-cell office:value-type="float" office:value="63549.08" calcext:value-type="float">
            <text:p>63.549,08</text:p>
          </table:table-cell>
          <table:table-cell office:value-type="float" office:value="132612.33" calcext:value-type="float">
            <text:p>132.612,33</text:p>
          </table:table-cell>
          <table:table-cell office:value-type="float" office:value="6681.05" calcext:value-type="float">
            <text:p>6.681,05</text:p>
          </table:table-cell>
          <table:table-cell office:value-type="float" office:value="7935.71" calcext:value-type="float">
            <text:p>7.935,71</text:p>
          </table:table-cell>
          <table:table-cell office:value-type="float" office:value="11330.97" calcext:value-type="float">
            <text:p>11.330,97</text:p>
          </table:table-cell>
          <table:table-cell office:value-type="float" office:value="11297.16" calcext:value-type="float">
            <text:p>11.297,16</text:p>
          </table:table-cell>
          <table:table-cell office:value-type="float" office:value="103.67" calcext:value-type="float">
            <text:p>103,67</text:p>
          </table:table-cell>
          <table:table-cell office:value-type="float" office:value="5" calcext:value-type="float">
            <text:p>5,00</text:p>
          </table:table-cell>
          <table:table-cell office:value-type="float" office:value="233514.97" calcext:value-type="float">
            <text:p>233.514,97</text:p>
          </table:table-cell>
        </table:table-row>
        <table:table-row table:style-name="ro2">
          <table:table-cell office:value-type="string" calcext:value-type="string">
            <text:p>IX-Lugo - Sarria</text:p>
          </table:table-cell>
          <table:table-cell office:value-type="float" office:value="49201.96" calcext:value-type="float">
            <text:p>49.201,96</text:p>
          </table:table-cell>
          <table:table-cell office:value-type="float" office:value="537972.74" calcext:value-type="float">
            <text:p>537.972,74</text:p>
          </table:table-cell>
          <table:table-cell office:value-type="float" office:value="156.81" calcext:value-type="float">
            <text:p>156,81</text:p>
          </table:table-cell>
          <table:table-cell office:value-type="float" office:value="7495.39" calcext:value-type="float">
            <text:p>7.495,39</text:p>
          </table:table-cell>
          <table:table-cell office:value-type="float" office:value="249217.3" calcext:value-type="float">
            <text:p>249.217,30</text:p>
          </table:table-cell>
          <table:table-cell office:value-type="float" office:value="39238.64" calcext:value-type="float">
            <text:p>39.238,64</text:p>
          </table:table-cell>
          <table:table-cell office:value-type="float" office:value="11.13" calcext:value-type="float">
            <text:p>11,13</text:p>
          </table:table-cell>
          <table:table-cell office:value-type="float" office:value="6.82" calcext:value-type="float">
            <text:p>6,82</text:p>
          </table:table-cell>
          <table:table-cell office:value-type="float" office:value="883300.79" calcext:value-type="float">
            <text:p>883.300,79</text:p>
          </table:table-cell>
        </table:table-row>
        <table:table-row table:style-name="ro2">
          <table:table-cell office:value-type="string" calcext:value-type="string">
            <text:p>X-Terra Cha</text:p>
          </table:table-cell>
          <table:table-cell office:value-type="float" office:value="52212.16" calcext:value-type="float">
            <text:p>52.212,16</text:p>
          </table:table-cell>
          <table:table-cell office:value-type="float" office:value="308522.91" calcext:value-type="float">
            <text:p>308.522,91</text:p>
          </table:table-cell>
          <table:table-cell office:value-type="float" office:value="2188.4" calcext:value-type="float">
            <text:p>2.188,40</text:p>
          </table:table-cell>
          <table:table-cell office:value-type="float" office:value="4876.54" calcext:value-type="float">
            <text:p>4.876,54</text:p>
          </table:table-cell>
          <table:table-cell office:value-type="float" office:value="500064.91" calcext:value-type="float">
            <text:p>500.064,91</text:p>
          </table:table-cell>
          <table:table-cell office:value-type="float" office:value="25124.28" calcext:value-type="float">
            <text:p>25.124,28</text:p>
          </table:table-cell>
          <table:table-cell office:value-type="float" office:value="187" calcext:value-type="float">
            <text:p>187,00</text:p>
          </table:table-cell>
          <table:table-cell office:value-type="float" office:value="38.54" calcext:value-type="float">
            <text:p>38,54</text:p>
          </table:table-cell>
          <table:table-cell office:value-type="float" office:value="893214.74" calcext:value-type="float">
            <text:p>893.214,74</text:p>
          </table:table-cell>
        </table:table-row>
        <table:table-row table:style-name="ro2">
          <table:table-cell office:value-type="string" calcext:value-type="string">
            <text:p>XI-O Ribeiro - Arenteiro</text:p>
          </table:table-cell>
          <table:table-cell office:value-type="float" office:value="57661.01" calcext:value-type="float">
            <text:p>57.661,01</text:p>
          </table:table-cell>
          <table:table-cell office:value-type="float" office:value="678.04" calcext:value-type="float">
            <text:p>678,04</text:p>
          </table:table-cell>
          <table:table-cell office:value-type="float" office:value="321.2" calcext:value-type="float">
            <text:p>321,20</text:p>
          </table:table-cell>
          <table:table-cell office:value-type="float" office:value="2155.1" calcext:value-type="float">
            <text:p>2.155,10</text:p>
          </table:table-cell>
          <table:table-cell office:value-type="float" office:value="17714.9" calcext:value-type="float">
            <text:p>17.714,90</text:p>
          </table:table-cell>
          <table:table-cell office:value-type="float" office:value="2871.19" calcext:value-type="float">
            <text:p>2.871,19</text:p>
          </table:table-cell>
          <table:table-cell office:value-type="float" office:value="6.78" calcext:value-type="float">
            <text:p>6,78</text:p>
          </table:table-cell>
          <table:table-cell office:value-type="float" office:value="0.67" calcext:value-type="float">
            <text:p>0,67</text:p>
          </table:table-cell>
          <table:table-cell office:value-type="float" office:value="81408.89" calcext:value-type="float">
            <text:p>81.408,89</text:p>
          </table:table-cell>
        </table:table-row>
        <table:table-row table:style-name="ro2">
          <table:table-cell office:value-type="string" calcext:value-type="string">
            <text:p>XII-Miño - Arnoia</text:p>
          </table:table-cell>
          <table:table-cell office:value-type="float" office:value="54575.24" calcext:value-type="float">
            <text:p>54.575,24</text:p>
          </table:table-cell>
          <table:table-cell office:value-type="float" office:value="4839.9" calcext:value-type="float">
            <text:p>4.839,90</text:p>
          </table:table-cell>
          <table:table-cell office:value-type="float" office:value="1020.26" calcext:value-type="float">
            <text:p>1.020,26</text:p>
          </table:table-cell>
          <table:table-cell office:value-type="float" office:value="3711.97" calcext:value-type="float">
            <text:p>3.711,97</text:p>
          </table:table-cell>
          <table:table-cell office:value-type="float" office:value="6402.84" calcext:value-type="float">
            <text:p>6.402,84</text:p>
          </table:table-cell>
          <table:table-cell office:value-type="float" office:value="10581.68" calcext:value-type="float">
            <text:p>10.581,68</text:p>
          </table:table-cell>
          <table:table-cell office:value-type="float" office:value="26.03" calcext:value-type="float">
            <text:p>26,03</text:p>
          </table:table-cell>
          <table:table-cell office:value-type="float" office:value="11.7" calcext:value-type="float">
            <text:p>11,70</text:p>
          </table:table-cell>
          <table:table-cell office:value-type="float" office:value="81169.62" calcext:value-type="float">
            <text:p>81.169,62</text:p>
          </table:table-cell>
        </table:table-row>
        <table:table-row table:style-name="ro2">
          <table:table-cell office:value-type="string" calcext:value-type="string">
            <text:p>XIII-Valdeorras - Trives</text:p>
          </table:table-cell>
          <table:table-cell office:value-type="float" office:value="10920.29" calcext:value-type="float">
            <text:p>10.920,29</text:p>
          </table:table-cell>
          <table:table-cell office:value-type="float" office:value="56.8" calcext:value-type="float">
            <text:p>56,80</text:p>
          </table:table-cell>
          <table:table-cell office:value-type="float" office:value="58.4" calcext:value-type="float">
            <text:p>58,40</text:p>
          </table:table-cell>
          <table:table-cell office:value-type="float" office:value="42.34" calcext:value-type="float">
            <text:p>42,34</text:p>
          </table:table-cell>
          <table:table-cell office:value-type="float" office:value="50.7" calcext:value-type="float">
            <text:p>50,70</text:p>
          </table:table-cell>
          <table:table-cell office:value-type="float" office:value="19237.12" calcext:value-type="float">
            <text:p>19.237,12</text:p>
          </table:table-cell>
          <table:table-cell office:value-type="float" office:value="177.03" calcext:value-type="float">
            <text:p>177,03</text:p>
          </table:table-cell>
          <table:table-cell office:value-type="float" office:value="12" calcext:value-type="float">
            <text:p>12,00</text:p>
          </table:table-cell>
          <table:table-cell office:value-type="float" office:value="30554.68" calcext:value-type="float">
            <text:p>30.554,68</text:p>
          </table:table-cell>
        </table:table-row>
        <table:table-row table:style-name="ro2">
          <table:table-cell office:value-type="string" calcext:value-type="string">
            <text:p>XIV-Verín - Viana</text:p>
          </table:table-cell>
          <table:table-cell office:value-type="float" office:value="58675.3" calcext:value-type="float">
            <text:p>58.675,30</text:p>
          </table:table-cell>
          <table:table-cell office:value-type="float" office:value="11235.45" calcext:value-type="float">
            <text:p>11.235,45</text:p>
          </table:table-cell>
          <table:table-cell office:value-type="float" office:value="140.55" calcext:value-type="float">
            <text:p>140,55</text:p>
          </table:table-cell>
          <table:table-cell office:value-type="float" office:value="1282.23" calcext:value-type="float">
            <text:p>1.282,23</text:p>
          </table:table-cell>
          <table:table-cell office:value-type="float" office:value="4394.99" calcext:value-type="float">
            <text:p>4.394,99</text:p>
          </table:table-cell>
          <table:table-cell office:value-type="float" office:value="6637.7" calcext:value-type="float">
            <text:p>6.637,70</text:p>
          </table:table-cell>
          <table:table-cell office:value-type="float" office:value="4.28" calcext:value-type="float">
            <text:p>4,28</text:p>
          </table:table-cell>
          <table:table-cell office:value-type="float" office:value="5.45" calcext:value-type="float">
            <text:p>5,45</text:p>
          </table:table-cell>
          <table:table-cell office:value-type="float" office:value="82375.95" calcext:value-type="float">
            <text:p>82.375,95</text:p>
          </table:table-cell>
        </table:table-row>
        <table:table-row table:style-name="ro2">
          <table:table-cell office:value-type="string" calcext:value-type="string">
            <text:p>XV-A limia</text:p>
          </table:table-cell>
          <table:table-cell office:value-type="float" office:value="12327.51" calcext:value-type="float">
            <text:p>12.327,51</text:p>
          </table:table-cell>
          <table:table-cell office:value-type="float" office:value="2470.07" calcext:value-type="float">
            <text:p>2.470,07</text:p>
          </table:table-cell>
          <table:table-cell office:value-type="float" office:value="1652.03" calcext:value-type="float">
            <text:p>1.652,03</text:p>
          </table:table-cell>
          <table:table-cell office:value-type="float" office:value="229.26" calcext:value-type="float">
            <text:p>229,26</text:p>
          </table:table-cell>
          <table:table-cell office:value-type="float" office:value="8012.3" calcext:value-type="float">
            <text:p>8.012,30</text:p>
          </table:table-cell>
          <table:table-cell office:value-type="float" office:value="6922.38" calcext:value-type="float">
            <text:p>6.922,38</text:p>
          </table:table-cell>
          <table:table-cell office:value-type="float" office:value="4" calcext:value-type="float">
            <text:p>4,00</text:p>
          </table:table-cell>
          <table:table-cell office:value-type="float" office:value="0.2" calcext:value-type="float">
            <text:p>0,20</text:p>
          </table:table-cell>
          <table:table-cell office:value-type="float" office:value="31617.75" calcext:value-type="float">
            <text:p>31.617,75</text:p>
          </table:table-cell>
        </table:table-row>
        <table:table-row table:style-name="ro2">
          <table:table-cell office:value-type="string" calcext:value-type="string">
            <text:p>XVI-Deza - Tabeirós</text:p>
          </table:table-cell>
          <table:table-cell office:value-type="float" office:value="165349.68" calcext:value-type="float">
            <text:p>165.349,68</text:p>
          </table:table-cell>
          <table:table-cell office:value-type="float" office:value="32099.31" calcext:value-type="float">
            <text:p>32.099,31</text:p>
          </table:table-cell>
          <table:table-cell office:value-type="float" office:value="30.7" calcext:value-type="float">
            <text:p>30,70</text:p>
          </table:table-cell>
          <table:table-cell office:value-type="float" office:value="2071.42" calcext:value-type="float">
            <text:p>2.071,42</text:p>
          </table:table-cell>
          <table:table-cell office:value-type="float" office:value="109244.15" calcext:value-type="float">
            <text:p>109.244,15</text:p>
          </table:table-cell>
          <table:table-cell office:value-type="float" office:value="14875.18" calcext:value-type="float">
            <text:p>14.875,18</text:p>
          </table:table-cell>
          <table:table-cell office:value-type="float" office:value="132.25" calcext:value-type="float">
            <text:p>132,25</text:p>
          </table:table-cell>
          <table:table-cell table:style-name="a3e15e1" office:value-type="string" calcext:value-type="string">
            <text:p>---</text:p>
          </table:table-cell>
          <table:table-cell office:value-type="float" office:value="323802.69" calcext:value-type="float">
            <text:p>323.802,69</text:p>
          </table:table-cell>
        </table:table-row>
        <table:table-row table:style-name="ro2">
          <table:table-cell office:value-type="string" calcext:value-type="string">
            <text:p>XVII-O Condado - A Paradanta</text:p>
          </table:table-cell>
          <table:table-cell office:value-type="float" office:value="58952.69" calcext:value-type="float">
            <text:p>58.952,69</text:p>
          </table:table-cell>
          <table:table-cell office:value-type="float" office:value="2482.15" calcext:value-type="float">
            <text:p>2.482,15</text:p>
          </table:table-cell>
          <table:table-cell office:value-type="float" office:value="17.8" calcext:value-type="float">
            <text:p>17,80</text:p>
          </table:table-cell>
          <table:table-cell office:value-type="float" office:value="1179.29" calcext:value-type="float">
            <text:p>1.179,29</text:p>
          </table:table-cell>
          <table:table-cell office:value-type="float" office:value="79642.92" calcext:value-type="float">
            <text:p>79.642,92</text:p>
          </table:table-cell>
          <table:table-cell office:value-type="float" office:value="966.59" calcext:value-type="float">
            <text:p>966,59</text:p>
          </table:table-cell>
          <table:table-cell office:value-type="float" office:value="356.72" calcext:value-type="float">
            <text:p>356,72</text:p>
          </table:table-cell>
          <table:table-cell office:value-type="float" office:value="8.8" calcext:value-type="float">
            <text:p>8,80</text:p>
          </table:table-cell>
          <table:table-cell office:value-type="float" office:value="143606.96" calcext:value-type="float">
            <text:p>143.606,96</text:p>
          </table:table-cell>
        </table:table-row>
        <table:table-row table:style-name="ro2">
          <table:table-cell office:value-type="string" calcext:value-type="string">
            <text:p>XVIII-Vigo - Baixo Miño</text:p>
          </table:table-cell>
          <table:table-cell office:value-type="float" office:value="103870.03" calcext:value-type="float">
            <text:p>103.870,03</text:p>
          </table:table-cell>
          <table:table-cell office:value-type="float" office:value="24348.32" calcext:value-type="float">
            <text:p>24.348,32</text:p>
          </table:table-cell>
          <table:table-cell office:value-type="float" office:value="304.31" calcext:value-type="float">
            <text:p>304,31</text:p>
          </table:table-cell>
          <table:table-cell office:value-type="float" office:value="759.23" calcext:value-type="float">
            <text:p>759,23</text:p>
          </table:table-cell>
          <table:table-cell office:value-type="float" office:value="97939.5" calcext:value-type="float">
            <text:p>97.939,50</text:p>
          </table:table-cell>
          <table:table-cell office:value-type="float" office:value="1393.46" calcext:value-type="float">
            <text:p>1.393,46</text:p>
          </table:table-cell>
          <table:table-cell office:value-type="float" office:value="1392.84" calcext:value-type="float">
            <text:p>1.392,84</text:p>
          </table:table-cell>
          <table:table-cell office:value-type="float" office:value="8.33" calcext:value-type="float">
            <text:p>8,33</text:p>
          </table:table-cell>
          <table:table-cell office:value-type="float" office:value="230016.02" calcext:value-type="float">
            <text:p>230.016,02</text:p>
          </table:table-cell>
        </table:table-row>
        <table:table-row table:style-name="ro2">
          <table:table-cell office:value-type="string" calcext:value-type="string">
            <text:p>XIX-Caldas - O Salnés</text:p>
          </table:table-cell>
          <table:table-cell office:value-type="float" office:value="87372.66" calcext:value-type="float">
            <text:p>87.372,66</text:p>
          </table:table-cell>
          <table:table-cell office:value-type="float" office:value="8425.87" calcext:value-type="float">
            <text:p>8.425,87</text:p>
          </table:table-cell>
          <table:table-cell office:value-type="float" office:value="8.8" calcext:value-type="float">
            <text:p>8,80</text:p>
          </table:table-cell>
          <table:table-cell office:value-type="float" office:value="3686.81" calcext:value-type="float">
            <text:p>3.686,81</text:p>
          </table:table-cell>
          <table:table-cell office:value-type="float" office:value="242517.4" calcext:value-type="float">
            <text:p>242.517,40</text:p>
          </table:table-cell>
          <table:table-cell office:value-type="float" office:value="5741.61" calcext:value-type="float">
            <text:p>5.741,61</text:p>
          </table:table-cell>
          <table:table-cell office:value-type="float" office:value="3331.51" calcext:value-type="float">
            <text:p>3.331,51</text:p>
          </table:table-cell>
          <table:table-cell office:value-type="float" office:value="15.3" calcext:value-type="float">
            <text:p>15,30</text:p>
          </table:table-cell>
          <table:table-cell office:value-type="float" office:value="351099.96" calcext:value-type="float">
            <text:p>351.099,96</text:p>
          </table:table-cell>
        </table:table-row>
        <table:table-row table:style-name="ro2">
          <table:table-cell office:value-type="string" calcext:value-type="string">
            <text:p>TOTAL</text:p>
          </table:table-cell>
          <table:table-cell office:value-type="float" office:value="1534687.16" calcext:value-type="float">
            <text:p>1.534.687,16</text:p>
          </table:table-cell>
          <table:table-cell office:value-type="float" office:value="1566532.03" calcext:value-type="float">
            <text:p>1.566.532,03</text:p>
          </table:table-cell>
          <table:table-cell office:value-type="float" office:value="112009.24" calcext:value-type="float">
            <text:p>112.009,24</text:p>
          </table:table-cell>
          <table:table-cell office:value-type="float" office:value="77142.4" calcext:value-type="float">
            <text:p>77.142,40</text:p>
          </table:table-cell>
          <table:table-cell office:value-type="float" office:value="5270354.15" calcext:value-type="float">
            <text:p>5.270.354,15</text:p>
          </table:table-cell>
          <table:table-cell office:value-type="float" office:value="229746.77" calcext:value-type="float">
            <text:p>229.746,77</text:p>
          </table:table-cell>
          <table:table-cell office:value-type="float" office:value="15538.97" calcext:value-type="float">
            <text:p>15.538,97</text:p>
          </table:table-cell>
          <table:table-cell office:value-type="float" office:value="252.7" calcext:value-type="float">
            <text:p>252,70</text:p>
          </table:table-cell>
          <table:table-cell office:value-type="float" office:value="8806263.42" calcext:value-type="float">
            <text:p>8.806.263,42</text:p>
          </table:table-cell>
        </table:table-row>
      </table:table>
      <table:table table:name="3 Por concello e formación" table:style-name="ta1">
        <table:table-column table:style-name="co8" table:default-cell-style-name="a07e228"/>
        <table:table-column table:style-name="co3" table:number-columns-repeated="2" table:default-cell-style-name="a0d81a1"/>
        <table:table-column table:style-name="co3" table:default-cell-style-name="a3e15e1"/>
        <table:table-column table:style-name="co3" table:default-cell-style-name="a0d81a1"/>
        <table:table-column table:style-name="co5" table:default-cell-style-name="a0d81a1"/>
        <table:table-column table:style-name="co3" table:number-columns-repeated="2" table:default-cell-style-name="a0d81a1"/>
        <table:table-column table:style-name="co3" table:default-cell-style-name="a3e15e1"/>
        <table:table-column table:style-name="co6" table:default-cell-style-name="a0d81a1"/>
        <table:table-row table:style-name="ro1">
          <table:table-cell table:style-name="a39fe01" office:value-type="string" calcext:value-type="string" table:number-columns-spanned="10" table:number-rows-spanned="1">
            <text:p>Volumes (m3) formacións específicas de aproveitamentos madereiros en montes de xestión privada por concello e formación</text:p>
          </table:table-cell>
          <table:covered-table-cell table:number-columns-repeated="9" table:style-name="Default"/>
        </table:table-row>
        <table:table-row table:style-name="ro2">
          <table:table-cell table:style-name="Default" table:number-columns-repeated="10"/>
        </table:table-row>
        <table:table-row table:style-name="ro2">
          <table:table-cell table:style-name="Default"/>
          <table:table-cell table:style-name="a0c4239" office:value-type="string" calcext:value-type="string">
            <text:p>Pinus pinaster</text:p>
          </table:table-cell>
          <table:table-cell table:style-name="a0c4239" office:value-type="string" calcext:value-type="string">
            <text:p>Pinus radiata</text:p>
          </table:table-cell>
          <table:table-cell table:style-name="a0c4239" office:value-type="string" calcext:value-type="string">
            <text:p>Pinus sylvestris</text:p>
          </table:table-cell>
          <table:table-cell table:style-name="a0c4239" office:value-type="string" calcext:value-type="string">
            <text:p>Outras / Mistura Coníferas</text:p>
          </table:table-cell>
          <table:table-cell table:style-name="a0c4239" office:value-type="string" calcext:value-type="string">
            <text:p>Eucalyptus spp</text:p>
          </table:table-cell>
          <table:table-cell table:style-name="a0c4239" office:value-type="string" calcext:value-type="string">
            <text:p>Frondosas caducifolias</text:p>
          </table:table-cell>
          <table:table-cell table:style-name="a0c4239" office:value-type="string" calcext:value-type="string">
            <text:p>Outras frondosas non caducifolias</text:p>
          </table:table-cell>
          <table:table-cell table:style-name="a0c4239" office:value-type="string" calcext:value-type="string">
            <text:p>Outras</text:p>
          </table:table-cell>
          <table:table-cell table:style-name="a0c4239" office:value-type="string" calcext:value-type="string">
            <text:p>TOTAL</text:p>
          </table:table-cell>
        </table:table-row>
        <table:table-row table:style-name="ro2">
          <table:table-cell office:value-type="string" calcext:value-type="string">
            <text:p>Abegondo</text:p>
          </table:table-cell>
          <table:table-cell office:value-type="float" office:value="3298.11" calcext:value-type="float">
            <text:p>3.298,11</text:p>
          </table:table-cell>
          <table:table-cell office:value-type="float" office:value="923.5" calcext:value-type="float">
            <text:p>923,50</text:p>
          </table:table-cell>
          <table:table-cell office:value-type="string" calcext:value-type="string">
            <text:p>---</text:p>
          </table:table-cell>
          <table:table-cell office:value-type="float" office:value="110" calcext:value-type="float">
            <text:p>110,00</text:p>
          </table:table-cell>
          <table:table-cell office:value-type="float" office:value="23800.72" calcext:value-type="float">
            <text:p>23.800,72</text:p>
          </table:table-cell>
          <table:table-cell office:value-type="float" office:value="1098.11" calcext:value-type="float">
            <text:p>1.098,11</text:p>
          </table:table-cell>
          <table:table-cell office:value-type="float" office:value="11.5" calcext:value-type="float">
            <text:p>11,50</text:p>
          </table:table-cell>
          <table:table-cell office:value-type="string" calcext:value-type="string">
            <text:p>---</text:p>
          </table:table-cell>
          <table:table-cell office:value-type="float" office:value="29241.94" calcext:value-type="float">
            <text:p>29.241,94</text:p>
          </table:table-cell>
        </table:table-row>
        <table:table-row table:style-name="ro2">
          <table:table-cell office:value-type="string" calcext:value-type="string">
            <text:p>Ames</text:p>
          </table:table-cell>
          <table:table-cell office:value-type="float" office:value="10784.28" calcext:value-type="float">
            <text:p>10.784,28</text:p>
          </table:table-cell>
          <table:table-cell office:value-type="float" office:value="961.3" calcext:value-type="float">
            <text:p>961,30</text:p>
          </table:table-cell>
          <table:table-cell office:value-type="string" calcext:value-type="string">
            <text:p>---</text:p>
          </table:table-cell>
          <table:table-cell office:value-type="float" office:value="116.2" calcext:value-type="float">
            <text:p>116,20</text:p>
          </table:table-cell>
          <table:table-cell office:value-type="float" office:value="13405.35" calcext:value-type="float">
            <text:p>13.405,35</text:p>
          </table:table-cell>
          <table:table-cell office:value-type="float" office:value="761.55" calcext:value-type="float">
            <text:p>761,55</text:p>
          </table:table-cell>
          <table:table-cell office:value-type="float" office:value="15.18" calcext:value-type="float">
            <text:p>15,18</text:p>
          </table:table-cell>
          <table:table-cell office:value-type="string" calcext:value-type="string">
            <text:p>---</text:p>
          </table:table-cell>
          <table:table-cell office:value-type="float" office:value="26043.86" calcext:value-type="float">
            <text:p>26.043,86</text:p>
          </table:table-cell>
        </table:table-row>
        <table:table-row table:style-name="ro2">
          <table:table-cell office:value-type="string" calcext:value-type="string">
            <text:p>Aranga</text:p>
          </table:table-cell>
          <table:table-cell office:value-type="float" office:value="10759.63" calcext:value-type="float">
            <text:p>10.759,63</text:p>
          </table:table-cell>
          <table:table-cell office:value-type="float" office:value="9302.8" calcext:value-type="float">
            <text:p>9.302,80</text:p>
          </table:table-cell>
          <table:table-cell office:value-type="string" calcext:value-type="string">
            <text:p>---</text:p>
          </table:table-cell>
          <table:table-cell office:value-type="float" office:value="306.71" calcext:value-type="float">
            <text:p>306,71</text:p>
          </table:table-cell>
          <table:table-cell office:value-type="float" office:value="76527.07" calcext:value-type="float">
            <text:p>76.527,07</text:p>
          </table:table-cell>
          <table:table-cell office:value-type="float" office:value="1311.01" calcext:value-type="float">
            <text:p>1.311,01</text:p>
          </table:table-cell>
          <table:table-cell office:value-type="float" office:value="12.87" calcext:value-type="float">
            <text:p>12,87</text:p>
          </table:table-cell>
          <table:table-cell office:value-type="string" calcext:value-type="string">
            <text:p>---</text:p>
          </table:table-cell>
          <table:table-cell office:value-type="float" office:value="98220.09" calcext:value-type="float">
            <text:p>98.220,09</text:p>
          </table:table-cell>
        </table:table-row>
        <table:table-row table:style-name="ro2">
          <table:table-cell office:value-type="string" calcext:value-type="string">
            <text:p>Ares</text:p>
          </table:table-cell>
          <table:table-cell office:value-type="float" office:value="119.9" calcext:value-type="float">
            <text:p>119,90</text:p>
          </table:table-cell>
          <table:table-cell office:value-type="float" office:value="211.2" calcext:value-type="float">
            <text:p>211,20</text:p>
          </table:table-cell>
          <table:table-cell office:value-type="string" calcext:value-type="string">
            <text:p>---</text:p>
          </table:table-cell>
          <table:table-cell table:style-name="a3e15e1" office:value-type="string" calcext:value-type="string">
            <text:p>---</text:p>
          </table:table-cell>
          <table:table-cell office:value-type="float" office:value="4512.01" calcext:value-type="float">
            <text:p>4.512,01</text:p>
          </table:table-cell>
          <table:table-cell office:value-type="float" office:value="112.2" calcext:value-type="float">
            <text:p>112,20</text:p>
          </table:table-cell>
          <table:table-cell table:style-name="a3e15e1" office:value-type="string" calcext:value-type="string">
            <text:p>---</text:p>
          </table:table-cell>
          <table:table-cell office:value-type="string" calcext:value-type="string">
            <text:p>---</text:p>
          </table:table-cell>
          <table:table-cell office:value-type="float" office:value="4955.31" calcext:value-type="float">
            <text:p>4.955,31</text:p>
          </table:table-cell>
        </table:table-row>
        <table:table-row table:style-name="ro2">
          <table:table-cell office:value-type="string" calcext:value-type="string">
            <text:p>Arteixo</text:p>
          </table:table-cell>
          <table:table-cell office:value-type="float" office:value="6814" calcext:value-type="float">
            <text:p>6.814,00</text:p>
          </table:table-cell>
          <table:table-cell office:value-type="float" office:value="425.45" calcext:value-type="float">
            <text:p>425,45</text:p>
          </table:table-cell>
          <table:table-cell office:value-type="string" calcext:value-type="string">
            <text:p>---</text:p>
          </table:table-cell>
          <table:table-cell office:value-type="float" office:value="38.6" calcext:value-type="float">
            <text:p>38,60</text:p>
          </table:table-cell>
          <table:table-cell office:value-type="float" office:value="56700.12" calcext:value-type="float">
            <text:p>56.700,12</text:p>
          </table:table-cell>
          <table:table-cell office:value-type="float" office:value="591.62" calcext:value-type="float">
            <text:p>591,62</text:p>
          </table:table-cell>
          <table:table-cell office:value-type="float" office:value="20.3" calcext:value-type="float">
            <text:p>20,30</text:p>
          </table:table-cell>
          <table:table-cell office:value-type="string" calcext:value-type="string">
            <text:p>---</text:p>
          </table:table-cell>
          <table:table-cell office:value-type="float" office:value="64590.09" calcext:value-type="float">
            <text:p>64.590,09</text:p>
          </table:table-cell>
        </table:table-row>
        <table:table-row table:style-name="ro2">
          <table:table-cell office:value-type="string" calcext:value-type="string">
            <text:p>Arzúa</text:p>
          </table:table-cell>
          <table:table-cell office:value-type="float" office:value="18212.26" calcext:value-type="float">
            <text:p>18.212,26</text:p>
          </table:table-cell>
          <table:table-cell office:value-type="float" office:value="8304.01" calcext:value-type="float">
            <text:p>8.304,01</text:p>
          </table:table-cell>
          <table:table-cell office:value-type="string" calcext:value-type="string">
            <text:p>---</text:p>
          </table:table-cell>
          <table:table-cell office:value-type="float" office:value="434.61" calcext:value-type="float">
            <text:p>434,61</text:p>
          </table:table-cell>
          <table:table-cell office:value-type="float" office:value="52808.49" calcext:value-type="float">
            <text:p>52.808,49</text:p>
          </table:table-cell>
          <table:table-cell office:value-type="float" office:value="4319.25" calcext:value-type="float">
            <text:p>4.319,25</text:p>
          </table:table-cell>
          <table:table-cell table:style-name="a3e15e1" office:value-type="string" calcext:value-type="string">
            <text:p>---</text:p>
          </table:table-cell>
          <table:table-cell table:style-name="a0d81a1" office:value-type="float" office:value="4.37" calcext:value-type="float">
            <text:p>4,37</text:p>
          </table:table-cell>
          <table:table-cell office:value-type="float" office:value="84082.99" calcext:value-type="float">
            <text:p>84.082,99</text:p>
          </table:table-cell>
        </table:table-row>
        <table:table-row table:style-name="ro2">
          <table:table-cell office:value-type="string" calcext:value-type="string">
            <text:p>Baña (A)</text:p>
          </table:table-cell>
          <table:table-cell office:value-type="float" office:value="7417.64" calcext:value-type="float">
            <text:p>7.417,64</text:p>
          </table:table-cell>
          <table:table-cell office:value-type="float" office:value="860.2" calcext:value-type="float">
            <text:p>860,20</text:p>
          </table:table-cell>
          <table:table-cell office:value-type="string" calcext:value-type="string">
            <text:p>---</text:p>
          </table:table-cell>
          <table:table-cell office:value-type="float" office:value="63.8" calcext:value-type="float">
            <text:p>63,80</text:p>
          </table:table-cell>
          <table:table-cell office:value-type="float" office:value="72793.38" calcext:value-type="float">
            <text:p>72.793,38</text:p>
          </table:table-cell>
          <table:table-cell office:value-type="float" office:value="743.98" calcext:value-type="float">
            <text:p>743,98</text:p>
          </table:table-cell>
          <table:table-cell office:value-type="float" office:value="22" calcext:value-type="float">
            <text:p>22,00</text:p>
          </table:table-cell>
          <table:table-cell office:value-type="string" calcext:value-type="string">
            <text:p>---</text:p>
          </table:table-cell>
          <table:table-cell office:value-type="float" office:value="81901" calcext:value-type="float">
            <text:p>81.901,00</text:p>
          </table:table-cell>
        </table:table-row>
        <table:table-row table:style-name="ro2">
          <table:table-cell office:value-type="string" calcext:value-type="string">
            <text:p>Bergondo</text:p>
          </table:table-cell>
          <table:table-cell office:value-type="float" office:value="1180.94" calcext:value-type="float">
            <text:p>1.180,94</text:p>
          </table:table-cell>
          <table:table-cell office:value-type="float" office:value="162.25" calcext:value-type="float">
            <text:p>162,25</text:p>
          </table:table-cell>
          <table:table-cell office:value-type="string" calcext:value-type="string">
            <text:p>---</text:p>
          </table:table-cell>
          <table:table-cell office:value-type="float" office:value="49.5" calcext:value-type="float">
            <text:p>49,50</text:p>
          </table:table-cell>
          <table:table-cell office:value-type="float" office:value="7978.93" calcext:value-type="float">
            <text:p>7.978,93</text:p>
          </table:table-cell>
          <table:table-cell office:value-type="float" office:value="664" calcext:value-type="float">
            <text:p>664,00</text:p>
          </table:table-cell>
          <table:table-cell office:value-type="float" office:value="0.44" calcext:value-type="float">
            <text:p>0,44</text:p>
          </table:table-cell>
          <table:table-cell office:value-type="string" calcext:value-type="string">
            <text:p>---</text:p>
          </table:table-cell>
          <table:table-cell office:value-type="float" office:value="10036.06" calcext:value-type="float">
            <text:p>10.036,06</text:p>
          </table:table-cell>
        </table:table-row>
        <table:table-row table:style-name="ro2">
          <table:table-cell office:value-type="string" calcext:value-type="string">
            <text:p>Betanzos</text:p>
          </table:table-cell>
          <table:table-cell office:value-type="float" office:value="1423.1" calcext:value-type="float">
            <text:p>1.423,10</text:p>
          </table:table-cell>
          <table:table-cell office:value-type="float" office:value="114.5" calcext:value-type="float">
            <text:p>114,50</text:p>
          </table:table-cell>
          <table:table-cell office:value-type="string" calcext:value-type="string">
            <text:p>---</text:p>
          </table:table-cell>
          <table:table-cell office:value-type="float" office:value="11.6" calcext:value-type="float">
            <text:p>11,60</text:p>
          </table:table-cell>
          <table:table-cell office:value-type="float" office:value="4821.7" calcext:value-type="float">
            <text:p>4.821,70</text:p>
          </table:table-cell>
          <table:table-cell office:value-type="float" office:value="432.95" calcext:value-type="float">
            <text:p>432,95</text:p>
          </table:table-cell>
          <table:table-cell office:value-type="float" office:value="8" calcext:value-type="float">
            <text:p>8,00</text:p>
          </table:table-cell>
          <table:table-cell office:value-type="string" calcext:value-type="string">
            <text:p>---</text:p>
          </table:table-cell>
          <table:table-cell office:value-type="float" office:value="6811.85" calcext:value-type="float">
            <text:p>6.811,85</text:p>
          </table:table-cell>
        </table:table-row>
        <table:table-row table:style-name="ro2">
          <table:table-cell office:value-type="string" calcext:value-type="string">
            <text:p>Boimorto</text:p>
          </table:table-cell>
          <table:table-cell office:value-type="float" office:value="1615" calcext:value-type="float">
            <text:p>1.615,00</text:p>
          </table:table-cell>
          <table:table-cell office:value-type="float" office:value="950.3" calcext:value-type="float">
            <text:p>950,30</text:p>
          </table:table-cell>
          <table:table-cell office:value-type="string" calcext:value-type="string">
            <text:p>---</text:p>
          </table:table-cell>
          <table:table-cell office:value-type="float" office:value="6.6" calcext:value-type="float">
            <text:p>6,60</text:p>
          </table:table-cell>
          <table:table-cell office:value-type="float" office:value="87091.58" calcext:value-type="float">
            <text:p>87.091,58</text:p>
          </table:table-cell>
          <table:table-cell office:value-type="float" office:value="700.83" calcext:value-type="float">
            <text:p>700,83</text:p>
          </table:table-cell>
          <table:table-cell table:style-name="a3e15e1" office:value-type="string" calcext:value-type="string">
            <text:p>---</text:p>
          </table:table-cell>
          <table:table-cell office:value-type="string" calcext:value-type="string">
            <text:p>---</text:p>
          </table:table-cell>
          <table:table-cell office:value-type="float" office:value="90364.31" calcext:value-type="float">
            <text:p>90.364,31</text:p>
          </table:table-cell>
        </table:table-row>
        <table:table-row table:style-name="ro2">
          <table:table-cell office:value-type="string" calcext:value-type="string">
            <text:p>Boiro</text:p>
          </table:table-cell>
          <table:table-cell office:value-type="float" office:value="9156.74" calcext:value-type="float">
            <text:p>9.156,74</text:p>
          </table:table-cell>
          <table:table-cell office:value-type="float" office:value="0.01" calcext:value-type="float">
            <text:p>0,01</text:p>
          </table:table-cell>
          <table:table-cell office:value-type="string" calcext:value-type="string">
            <text:p>---</text:p>
          </table:table-cell>
          <table:table-cell office:value-type="float" office:value="113.85" calcext:value-type="float">
            <text:p>113,85</text:p>
          </table:table-cell>
          <table:table-cell office:value-type="float" office:value="6911.01" calcext:value-type="float">
            <text:p>6.911,01</text:p>
          </table:table-cell>
          <table:table-cell office:value-type="float" office:value="56.4" calcext:value-type="float">
            <text:p>56,40</text:p>
          </table:table-cell>
          <table:table-cell office:value-type="float" office:value="47.7" calcext:value-type="float">
            <text:p>47,70</text:p>
          </table:table-cell>
          <table:table-cell office:value-type="string" calcext:value-type="string">
            <text:p>---</text:p>
          </table:table-cell>
          <table:table-cell office:value-type="float" office:value="16285.71" calcext:value-type="float">
            <text:p>16.285,71</text:p>
          </table:table-cell>
        </table:table-row>
        <table:table-row table:style-name="ro2">
          <table:table-cell office:value-type="string" calcext:value-type="string">
            <text:p>Boqueixón</text:p>
          </table:table-cell>
          <table:table-cell office:value-type="float" office:value="15372.69" calcext:value-type="float">
            <text:p>15.372,69</text:p>
          </table:table-cell>
          <table:table-cell office:value-type="float" office:value="218.9" calcext:value-type="float">
            <text:p>218,90</text:p>
          </table:table-cell>
          <table:table-cell table:style-name="a0d81a1" office:value-type="float" office:value="1.1" calcext:value-type="float">
            <text:p>1,10</text:p>
          </table:table-cell>
          <table:table-cell office:value-type="float" office:value="68.2" calcext:value-type="float">
            <text:p>68,20</text:p>
          </table:table-cell>
          <table:table-cell office:value-type="float" office:value="21541.26" calcext:value-type="float">
            <text:p>21.541,26</text:p>
          </table:table-cell>
          <table:table-cell office:value-type="float" office:value="564.75" calcext:value-type="float">
            <text:p>564,75</text:p>
          </table:table-cell>
          <table:table-cell office:value-type="float" office:value="8.8" calcext:value-type="float">
            <text:p>8,80</text:p>
          </table:table-cell>
          <table:table-cell table:style-name="a0d81a1" office:value-type="float" office:value="1.1" calcext:value-type="float">
            <text:p>1,10</text:p>
          </table:table-cell>
          <table:table-cell office:value-type="float" office:value="37776.8" calcext:value-type="float">
            <text:p>37.776,80</text:p>
          </table:table-cell>
        </table:table-row>
        <table:table-row table:style-name="ro2">
          <table:table-cell office:value-type="string" calcext:value-type="string">
            <text:p>Brión</text:p>
          </table:table-cell>
          <table:table-cell office:value-type="float" office:value="4081.4" calcext:value-type="float">
            <text:p>4.081,40</text:p>
          </table:table-cell>
          <table:table-cell office:value-type="float" office:value="168" calcext:value-type="float">
            <text:p>168,00</text:p>
          </table:table-cell>
          <table:table-cell office:value-type="string" calcext:value-type="string">
            <text:p>---</text:p>
          </table:table-cell>
          <table:table-cell office:value-type="float" office:value="590.61" calcext:value-type="float">
            <text:p>590,61</text:p>
          </table:table-cell>
          <table:table-cell office:value-type="float" office:value="11432.94" calcext:value-type="float">
            <text:p>11.432,94</text:p>
          </table:table-cell>
          <table:table-cell office:value-type="float" office:value="289.16" calcext:value-type="float">
            <text:p>289,16</text:p>
          </table:table-cell>
          <table:table-cell office:value-type="float" office:value="16.5" calcext:value-type="float">
            <text:p>16,50</text:p>
          </table:table-cell>
          <table:table-cell office:value-type="string" calcext:value-type="string">
            <text:p>---</text:p>
          </table:table-cell>
          <table:table-cell office:value-type="float" office:value="16578.61" calcext:value-type="float">
            <text:p>16.578,61</text:p>
          </table:table-cell>
        </table:table-row>
        <table:table-row table:style-name="ro2">
          <table:table-cell office:value-type="string" calcext:value-type="string">
            <text:p>Cabana de Bergantiños</text:p>
          </table:table-cell>
          <table:table-cell office:value-type="float" office:value="29242.37" calcext:value-type="float">
            <text:p>29.242,37</text:p>
          </table:table-cell>
          <table:table-cell office:value-type="float" office:value="1000.4" calcext:value-type="float">
            <text:p>1.000,40</text:p>
          </table:table-cell>
          <table:table-cell office:value-type="string" calcext:value-type="string">
            <text:p>---</text:p>
          </table:table-cell>
          <table:table-cell office:value-type="float" office:value="1115" calcext:value-type="float">
            <text:p>1.115,00</text:p>
          </table:table-cell>
          <table:table-cell office:value-type="float" office:value="32061.28" calcext:value-type="float">
            <text:p>32.061,28</text:p>
          </table:table-cell>
          <table:table-cell office:value-type="float" office:value="258.18" calcext:value-type="float">
            <text:p>258,18</text:p>
          </table:table-cell>
          <table:table-cell office:value-type="float" office:value="260.05" calcext:value-type="float">
            <text:p>260,05</text:p>
          </table:table-cell>
          <table:table-cell office:value-type="string" calcext:value-type="string">
            <text:p>---</text:p>
          </table:table-cell>
          <table:table-cell office:value-type="float" office:value="63937.28" calcext:value-type="float">
            <text:p>63.937,28</text:p>
          </table:table-cell>
        </table:table-row>
        <table:table-row table:style-name="ro2">
          <table:table-cell office:value-type="string" calcext:value-type="string">
            <text:p>Cabanas</text:p>
          </table:table-cell>
          <table:table-cell office:value-type="float" office:value="1432.75" calcext:value-type="float">
            <text:p>1.432,75</text:p>
          </table:table-cell>
          <table:table-cell office:value-type="float" office:value="507.1" calcext:value-type="float">
            <text:p>507,10</text:p>
          </table:table-cell>
          <table:table-cell office:value-type="string" calcext:value-type="string">
            <text:p>---</text:p>
          </table:table-cell>
          <table:table-cell office:value-type="float" office:value="217.05" calcext:value-type="float">
            <text:p>217,05</text:p>
          </table:table-cell>
          <table:table-cell office:value-type="float" office:value="22609.77" calcext:value-type="float">
            <text:p>22.609,77</text:p>
          </table:table-cell>
          <table:table-cell office:value-type="float" office:value="325.22" calcext:value-type="float">
            <text:p>325,22</text:p>
          </table:table-cell>
          <table:table-cell office:value-type="float" office:value="31.7" calcext:value-type="float">
            <text:p>31,70</text:p>
          </table:table-cell>
          <table:table-cell table:style-name="a0d81a1" office:value-type="float" office:value="1.6" calcext:value-type="float">
            <text:p>1,60</text:p>
          </table:table-cell>
          <table:table-cell office:value-type="float" office:value="25125.19" calcext:value-type="float">
            <text:p>25.125,19</text:p>
          </table:table-cell>
        </table:table-row>
        <table:table-row table:style-name="ro2">
          <table:table-cell office:value-type="string" calcext:value-type="string">
            <text:p>Camariñas</text:p>
          </table:table-cell>
          <table:table-cell office:value-type="float" office:value="2137.85" calcext:value-type="float">
            <text:p>2.137,85</text:p>
          </table:table-cell>
          <table:table-cell office:value-type="float" office:value="407" calcext:value-type="float">
            <text:p>407,00</text:p>
          </table:table-cell>
          <table:table-cell office:value-type="string" calcext:value-type="string">
            <text:p>---</text:p>
          </table:table-cell>
          <table:table-cell office:value-type="float" office:value="11" calcext:value-type="float">
            <text:p>11,00</text:p>
          </table:table-cell>
          <table:table-cell office:value-type="float" office:value="1628" calcext:value-type="float">
            <text:p>1.628,00</text:p>
          </table:table-cell>
          <table:table-cell office:value-type="float" office:value="5.5" calcext:value-type="float">
            <text:p>5,50</text:p>
          </table:table-cell>
          <table:table-cell office:value-type="float" office:value="1" calcext:value-type="float">
            <text:p>1,00</text:p>
          </table:table-cell>
          <table:table-cell office:value-type="string" calcext:value-type="string">
            <text:p>---</text:p>
          </table:table-cell>
          <table:table-cell office:value-type="float" office:value="4190.35" calcext:value-type="float">
            <text:p>4.190,35</text:p>
          </table:table-cell>
        </table:table-row>
        <table:table-row table:style-name="ro2">
          <table:table-cell office:value-type="string" calcext:value-type="string">
            <text:p>Cambre</text:p>
          </table:table-cell>
          <table:table-cell office:value-type="float" office:value="4372.12" calcext:value-type="float">
            <text:p>4.372,12</text:p>
          </table:table-cell>
          <table:table-cell office:value-type="float" office:value="418.6" calcext:value-type="float">
            <text:p>418,60</text:p>
          </table:table-cell>
          <table:table-cell office:value-type="string" calcext:value-type="string">
            <text:p>---</text:p>
          </table:table-cell>
          <table:table-cell table:style-name="a3e15e1" office:value-type="string" calcext:value-type="string">
            <text:p>---</text:p>
          </table:table-cell>
          <table:table-cell office:value-type="float" office:value="16502.84" calcext:value-type="float">
            <text:p>16.502,84</text:p>
          </table:table-cell>
          <table:table-cell office:value-type="float" office:value="502.07" calcext:value-type="float">
            <text:p>502,07</text:p>
          </table:table-cell>
          <table:table-cell office:value-type="float" office:value="41.7" calcext:value-type="float">
            <text:p>41,70</text:p>
          </table:table-cell>
          <table:table-cell office:value-type="string" calcext:value-type="string">
            <text:p>---</text:p>
          </table:table-cell>
          <table:table-cell office:value-type="float" office:value="21837.33" calcext:value-type="float">
            <text:p>21.837,33</text:p>
          </table:table-cell>
        </table:table-row>
        <table:table-row table:style-name="ro2">
          <table:table-cell office:value-type="string" calcext:value-type="string">
            <text:p>Capela (A)</text:p>
          </table:table-cell>
          <table:table-cell office:value-type="float" office:value="3588.21" calcext:value-type="float">
            <text:p>3.588,21</text:p>
          </table:table-cell>
          <table:table-cell office:value-type="float" office:value="6468.6" calcext:value-type="float">
            <text:p>6.468,60</text:p>
          </table:table-cell>
          <table:table-cell table:style-name="a0d81a1" office:value-type="float" office:value="5.3" calcext:value-type="float">
            <text:p>5,30</text:p>
          </table:table-cell>
          <table:table-cell office:value-type="float" office:value="5678.7" calcext:value-type="float">
            <text:p>5.678,70</text:p>
          </table:table-cell>
          <table:table-cell office:value-type="float" office:value="11339.35" calcext:value-type="float">
            <text:p>11.339,35</text:p>
          </table:table-cell>
          <table:table-cell office:value-type="float" office:value="268.54" calcext:value-type="float">
            <text:p>268,54</text:p>
          </table:table-cell>
          <table:table-cell office:value-type="float" office:value="4.65" calcext:value-type="float">
            <text:p>4,65</text:p>
          </table:table-cell>
          <table:table-cell office:value-type="string" calcext:value-type="string">
            <text:p>---</text:p>
          </table:table-cell>
          <table:table-cell office:value-type="float" office:value="27353.35" calcext:value-type="float">
            <text:p>27.353,35</text:p>
          </table:table-cell>
        </table:table-row>
        <table:table-row table:style-name="ro2">
          <table:table-cell office:value-type="string" calcext:value-type="string">
            <text:p>Carballo</text:p>
          </table:table-cell>
          <table:table-cell office:value-type="float" office:value="33865.02" calcext:value-type="float">
            <text:p>33.865,02</text:p>
          </table:table-cell>
          <table:table-cell office:value-type="float" office:value="8123.56" calcext:value-type="float">
            <text:p>8.123,56</text:p>
          </table:table-cell>
          <table:table-cell table:style-name="a0d81a1" office:value-type="float" office:value="7" calcext:value-type="float">
            <text:p>7,00</text:p>
          </table:table-cell>
          <table:table-cell office:value-type="float" office:value="1123.98" calcext:value-type="float">
            <text:p>1.123,98</text:p>
          </table:table-cell>
          <table:table-cell office:value-type="float" office:value="54111.8" calcext:value-type="float">
            <text:p>54.111,80</text:p>
          </table:table-cell>
          <table:table-cell office:value-type="float" office:value="809.13" calcext:value-type="float">
            <text:p>809,13</text:p>
          </table:table-cell>
          <table:table-cell office:value-type="float" office:value="44.4" calcext:value-type="float">
            <text:p>44,40</text:p>
          </table:table-cell>
          <table:table-cell table:style-name="a0d81a1" office:value-type="float" office:value="3.3" calcext:value-type="float">
            <text:p>3,30</text:p>
          </table:table-cell>
          <table:table-cell office:value-type="float" office:value="98088.19" calcext:value-type="float">
            <text:p>98.088,19</text:p>
          </table:table-cell>
        </table:table-row>
        <table:table-row table:style-name="ro2">
          <table:table-cell office:value-type="string" calcext:value-type="string">
            <text:p>Carnota</text:p>
          </table:table-cell>
          <table:table-cell office:value-type="float" office:value="449.95" calcext:value-type="float">
            <text:p>449,95</text:p>
          </table:table-cell>
          <table:table-cell office:value-type="float" office:value="176" calcext:value-type="float">
            <text:p>176,00</text:p>
          </table:table-cell>
          <table:table-cell office:value-type="string" calcext:value-type="string">
            <text:p>---</text:p>
          </table:table-cell>
          <table:table-cell table:style-name="a3e15e1" office:value-type="string" calcext:value-type="string">
            <text:p>---</text:p>
          </table:table-cell>
          <table:table-cell office:value-type="float" office:value="2965.25" calcext:value-type="float">
            <text:p>2.965,25</text:p>
          </table:table-cell>
          <table:table-cell office:value-type="float" office:value="9.75" calcext:value-type="float">
            <text:p>9,75</text:p>
          </table:table-cell>
          <table:table-cell office:value-type="float" office:value="2460.6" calcext:value-type="float">
            <text:p>2.460,60</text:p>
          </table:table-cell>
          <table:table-cell office:value-type="string" calcext:value-type="string">
            <text:p>---</text:p>
          </table:table-cell>
          <table:table-cell office:value-type="float" office:value="6061.55" calcext:value-type="float">
            <text:p>6.061,55</text:p>
          </table:table-cell>
        </table:table-row>
        <table:table-row table:style-name="ro2">
          <table:table-cell office:value-type="string" calcext:value-type="string">
            <text:p>Carral</text:p>
          </table:table-cell>
          <table:table-cell office:value-type="float" office:value="4728.22" calcext:value-type="float">
            <text:p>4.728,22</text:p>
          </table:table-cell>
          <table:table-cell office:value-type="float" office:value="1696" calcext:value-type="float">
            <text:p>1.696,00</text:p>
          </table:table-cell>
          <table:table-cell office:value-type="string" calcext:value-type="string">
            <text:p>---</text:p>
          </table:table-cell>
          <table:table-cell office:value-type="float" office:value="6" calcext:value-type="float">
            <text:p>6,00</text:p>
          </table:table-cell>
          <table:table-cell office:value-type="float" office:value="34791.04" calcext:value-type="float">
            <text:p>34.791,04</text:p>
          </table:table-cell>
          <table:table-cell office:value-type="float" office:value="968.85" calcext:value-type="float">
            <text:p>968,85</text:p>
          </table:table-cell>
          <table:table-cell office:value-type="float" office:value="14" calcext:value-type="float">
            <text:p>14,00</text:p>
          </table:table-cell>
          <table:table-cell office:value-type="string" calcext:value-type="string">
            <text:p>---</text:p>
          </table:table-cell>
          <table:table-cell office:value-type="float" office:value="42204.11" calcext:value-type="float">
            <text:p>42.204,11</text:p>
          </table:table-cell>
        </table:table-row>
        <table:table-row table:style-name="ro2">
          <table:table-cell office:value-type="string" calcext:value-type="string">
            <text:p>Cedeira</text:p>
          </table:table-cell>
          <table:table-cell office:value-type="float" office:value="187.7" calcext:value-type="float">
            <text:p>187,70</text:p>
          </table:table-cell>
          <table:table-cell office:value-type="float" office:value="48.4" calcext:value-type="float">
            <text:p>48,40</text:p>
          </table:table-cell>
          <table:table-cell office:value-type="string" calcext:value-type="string">
            <text:p>---</text:p>
          </table:table-cell>
          <table:table-cell table:style-name="a3e15e1" office:value-type="string" calcext:value-type="string">
            <text:p>---</text:p>
          </table:table-cell>
          <table:table-cell office:value-type="float" office:value="69049.51" calcext:value-type="float">
            <text:p>69.049,51</text:p>
          </table:table-cell>
          <table:table-cell office:value-type="float" office:value="258.15" calcext:value-type="float">
            <text:p>258,15</text:p>
          </table:table-cell>
          <table:table-cell office:value-type="float" office:value="19.8" calcext:value-type="float">
            <text:p>19,80</text:p>
          </table:table-cell>
          <table:table-cell office:value-type="string" calcext:value-type="string">
            <text:p>---</text:p>
          </table:table-cell>
          <table:table-cell office:value-type="float" office:value="69563.56" calcext:value-type="float">
            <text:p>69.563,56</text:p>
          </table:table-cell>
        </table:table-row>
        <table:table-row table:style-name="ro2">
          <table:table-cell office:value-type="string" calcext:value-type="string">
            <text:p>Cee</text:p>
          </table:table-cell>
          <table:table-cell office:value-type="float" office:value="5184.86" calcext:value-type="float">
            <text:p>5.184,86</text:p>
          </table:table-cell>
          <table:table-cell office:value-type="float" office:value="176" calcext:value-type="float">
            <text:p>176,00</text:p>
          </table:table-cell>
          <table:table-cell office:value-type="string" calcext:value-type="string">
            <text:p>---</text:p>
          </table:table-cell>
          <table:table-cell office:value-type="float" office:value="970.2" calcext:value-type="float">
            <text:p>970,20</text:p>
          </table:table-cell>
          <table:table-cell office:value-type="float" office:value="6474.8" calcext:value-type="float">
            <text:p>6.474,80</text:p>
          </table:table-cell>
          <table:table-cell office:value-type="float" office:value="71.7" calcext:value-type="float">
            <text:p>71,70</text:p>
          </table:table-cell>
          <table:table-cell office:value-type="float" office:value="74.7" calcext:value-type="float">
            <text:p>74,70</text:p>
          </table:table-cell>
          <table:table-cell office:value-type="string" calcext:value-type="string">
            <text:p>---</text:p>
          </table:table-cell>
          <table:table-cell office:value-type="float" office:value="12952.26" calcext:value-type="float">
            <text:p>12.952,26</text:p>
          </table:table-cell>
        </table:table-row>
        <table:table-row table:style-name="ro2">
          <table:table-cell office:value-type="string" calcext:value-type="string">
            <text:p>Cerceda</text:p>
          </table:table-cell>
          <table:table-cell office:value-type="float" office:value="4400.9" calcext:value-type="float">
            <text:p>4.400,90</text:p>
          </table:table-cell>
          <table:table-cell office:value-type="float" office:value="2549.94" calcext:value-type="float">
            <text:p>2.549,94</text:p>
          </table:table-cell>
          <table:table-cell office:value-type="string" calcext:value-type="string">
            <text:p>---</text:p>
          </table:table-cell>
          <table:table-cell office:value-type="float" office:value="37.41" calcext:value-type="float">
            <text:p>37,41</text:p>
          </table:table-cell>
          <table:table-cell office:value-type="float" office:value="42080.21" calcext:value-type="float">
            <text:p>42.080,21</text:p>
          </table:table-cell>
          <table:table-cell office:value-type="float" office:value="871.76" calcext:value-type="float">
            <text:p>871,76</text:p>
          </table:table-cell>
          <table:table-cell office:value-type="float" office:value="12.7" calcext:value-type="float">
            <text:p>12,70</text:p>
          </table:table-cell>
          <table:table-cell office:value-type="string" calcext:value-type="string">
            <text:p>---</text:p>
          </table:table-cell>
          <table:table-cell office:value-type="float" office:value="49952.92" calcext:value-type="float">
            <text:p>49.952,92</text:p>
          </table:table-cell>
        </table:table-row>
        <table:table-row table:style-name="ro2">
          <table:table-cell office:value-type="string" calcext:value-type="string">
            <text:p>Cerdido</text:p>
          </table:table-cell>
          <table:table-cell office:value-type="float" office:value="14.3" calcext:value-type="float">
            <text:p>14,30</text:p>
          </table:table-cell>
          <table:table-cell office:value-type="float" office:value="75" calcext:value-type="float">
            <text:p>75,00</text:p>
          </table:table-cell>
          <table:table-cell office:value-type="string" calcext:value-type="string">
            <text:p>---</text:p>
          </table:table-cell>
          <table:table-cell table:style-name="a3e15e1" office:value-type="string" calcext:value-type="string">
            <text:p>---</text:p>
          </table:table-cell>
          <table:table-cell office:value-type="float" office:value="60549.3" calcext:value-type="float">
            <text:p>60.549,30</text:p>
          </table:table-cell>
          <table:table-cell office:value-type="float" office:value="43.3" calcext:value-type="float">
            <text:p>43,30</text:p>
          </table:table-cell>
          <table:table-cell office:value-type="float" office:value="25.6" calcext:value-type="float">
            <text:p>25,60</text:p>
          </table:table-cell>
          <table:table-cell table:style-name="a0d81a1" office:value-type="float" office:value="1" calcext:value-type="float">
            <text:p>1,00</text:p>
          </table:table-cell>
          <table:table-cell office:value-type="float" office:value="60708.5" calcext:value-type="float">
            <text:p>60.708,50</text:p>
          </table:table-cell>
        </table:table-row>
        <table:table-row table:style-name="ro2">
          <table:table-cell office:value-type="string" calcext:value-type="string">
            <text:p>Cesuras</text:p>
          </table:table-cell>
          <table:table-cell office:value-type="float" office:value="2450.32" calcext:value-type="float">
            <text:p>2.450,32</text:p>
          </table:table-cell>
          <table:table-cell office:value-type="float" office:value="1077" calcext:value-type="float">
            <text:p>1.077,00</text:p>
          </table:table-cell>
          <table:table-cell office:value-type="string" calcext:value-type="string">
            <text:p>---</text:p>
          </table:table-cell>
          <table:table-cell office:value-type="float" office:value="1.1" calcext:value-type="float">
            <text:p>1,10</text:p>
          </table:table-cell>
          <table:table-cell office:value-type="float" office:value="51360.41" calcext:value-type="float">
            <text:p>51.360,41</text:p>
          </table:table-cell>
          <table:table-cell office:value-type="float" office:value="601.1" calcext:value-type="float">
            <text:p>601,10</text:p>
          </table:table-cell>
          <table:table-cell office:value-type="float" office:value="27.49" calcext:value-type="float">
            <text:p>27,49</text:p>
          </table:table-cell>
          <table:table-cell office:value-type="string" calcext:value-type="string">
            <text:p>---</text:p>
          </table:table-cell>
          <table:table-cell office:value-type="float" office:value="55517.42" calcext:value-type="float">
            <text:p>55.517,42</text:p>
          </table:table-cell>
        </table:table-row>
        <table:table-row table:style-name="ro2">
          <table:table-cell office:value-type="string" calcext:value-type="string">
            <text:p>Coirós</text:p>
          </table:table-cell>
          <table:table-cell office:value-type="float" office:value="687.9" calcext:value-type="float">
            <text:p>687,90</text:p>
          </table:table-cell>
          <table:table-cell office:value-type="float" office:value="796.3" calcext:value-type="float">
            <text:p>796,30</text:p>
          </table:table-cell>
          <table:table-cell office:value-type="string" calcext:value-type="string">
            <text:p>---</text:p>
          </table:table-cell>
          <table:table-cell office:value-type="float" office:value="37.6" calcext:value-type="float">
            <text:p>37,60</text:p>
          </table:table-cell>
          <table:table-cell office:value-type="float" office:value="31381.28" calcext:value-type="float">
            <text:p>31.381,28</text:p>
          </table:table-cell>
          <table:table-cell office:value-type="float" office:value="266.22" calcext:value-type="float">
            <text:p>266,22</text:p>
          </table:table-cell>
          <table:table-cell office:value-type="float" office:value="15.5" calcext:value-type="float">
            <text:p>15,50</text:p>
          </table:table-cell>
          <table:table-cell office:value-type="string" calcext:value-type="string">
            <text:p>---</text:p>
          </table:table-cell>
          <table:table-cell office:value-type="float" office:value="33184.8" calcext:value-type="float">
            <text:p>33.184,80</text:p>
          </table:table-cell>
        </table:table-row>
        <table:table-row table:style-name="ro2">
          <table:table-cell office:value-type="string" calcext:value-type="string">
            <text:p>Corcubión</text:p>
          </table:table-cell>
          <table:table-cell office:value-type="float" office:value="739.3" calcext:value-type="float">
            <text:p>739,30</text:p>
          </table:table-cell>
          <table:table-cell table:style-name="a3e15e1" office:value-type="string" calcext:value-type="string">
            <text:p>---</text:p>
          </table:table-cell>
          <table:table-cell office:value-type="string" calcext:value-type="string">
            <text:p>---</text:p>
          </table:table-cell>
          <table:table-cell table:style-name="a3e15e1" office:value-type="string" calcext:value-type="string">
            <text:p>---</text:p>
          </table:table-cell>
          <table:table-cell office:value-type="float" office:value="1551.3" calcext:value-type="float">
            <text:p>1.551,30</text:p>
          </table:table-cell>
          <table:table-cell office:value-type="float" office:value="7.7" calcext:value-type="float">
            <text:p>7,70</text:p>
          </table:table-cell>
          <table:table-cell office:value-type="float" office:value="36.1" calcext:value-type="float">
            <text:p>36,10</text:p>
          </table:table-cell>
          <table:table-cell office:value-type="string" calcext:value-type="string">
            <text:p>---</text:p>
          </table:table-cell>
          <table:table-cell office:value-type="float" office:value="2334.4" calcext:value-type="float">
            <text:p>2.334,40</text:p>
          </table:table-cell>
        </table:table-row>
        <table:table-row table:style-name="ro2">
          <table:table-cell office:value-type="string" calcext:value-type="string">
            <text:p>Coristanco</text:p>
          </table:table-cell>
          <table:table-cell office:value-type="float" office:value="18838.73" calcext:value-type="float">
            <text:p>18.838,73</text:p>
          </table:table-cell>
          <table:table-cell office:value-type="float" office:value="4291.78" calcext:value-type="float">
            <text:p>4.291,78</text:p>
          </table:table-cell>
          <table:table-cell office:value-type="string" calcext:value-type="string">
            <text:p>---</text:p>
          </table:table-cell>
          <table:table-cell office:value-type="float" office:value="445.98" calcext:value-type="float">
            <text:p>445,98</text:p>
          </table:table-cell>
          <table:table-cell office:value-type="float" office:value="65653.78" calcext:value-type="float">
            <text:p>65.653,78</text:p>
          </table:table-cell>
          <table:table-cell office:value-type="float" office:value="1311.44" calcext:value-type="float">
            <text:p>1.311,44</text:p>
          </table:table-cell>
          <table:table-cell office:value-type="float" office:value="205.4" calcext:value-type="float">
            <text:p>205,40</text:p>
          </table:table-cell>
          <table:table-cell office:value-type="string" calcext:value-type="string">
            <text:p>---</text:p>
          </table:table-cell>
          <table:table-cell office:value-type="float" office:value="90747.11" calcext:value-type="float">
            <text:p>90.747,11</text:p>
          </table:table-cell>
        </table:table-row>
        <table:table-row table:style-name="ro2">
          <table:table-cell office:value-type="string" calcext:value-type="string">
            <text:p>Coruña (A)</text:p>
          </table:table-cell>
          <table:table-cell office:value-type="float" office:value="134.4" calcext:value-type="float">
            <text:p>134,40</text:p>
          </table:table-cell>
          <table:table-cell table:style-name="a3e15e1" office:value-type="string" calcext:value-type="string">
            <text:p>---</text:p>
          </table:table-cell>
          <table:table-cell office:value-type="string" calcext:value-type="string">
            <text:p>---</text:p>
          </table:table-cell>
          <table:table-cell office:value-type="float" office:value="10" calcext:value-type="float">
            <text:p>10,00</text:p>
          </table:table-cell>
          <table:table-cell office:value-type="float" office:value="13851.15" calcext:value-type="float">
            <text:p>13.851,15</text:p>
          </table:table-cell>
          <table:table-cell office:value-type="float" office:value="20.57" calcext:value-type="float">
            <text:p>20,57</text:p>
          </table:table-cell>
          <table:table-cell office:value-type="float" office:value="21.7" calcext:value-type="float">
            <text:p>21,70</text:p>
          </table:table-cell>
          <table:table-cell office:value-type="string" calcext:value-type="string">
            <text:p>---</text:p>
          </table:table-cell>
          <table:table-cell office:value-type="float" office:value="14037.82" calcext:value-type="float">
            <text:p>14.037,82</text:p>
          </table:table-cell>
        </table:table-row>
        <table:table-row table:style-name="ro2">
          <table:table-cell office:value-type="string" calcext:value-type="string">
            <text:p>Culleredo</text:p>
          </table:table-cell>
          <table:table-cell office:value-type="float" office:value="1722.36" calcext:value-type="float">
            <text:p>1.722,36</text:p>
          </table:table-cell>
          <table:table-cell office:value-type="float" office:value="247.5" calcext:value-type="float">
            <text:p>247,50</text:p>
          </table:table-cell>
          <table:table-cell office:value-type="string" calcext:value-type="string">
            <text:p>---</text:p>
          </table:table-cell>
          <table:table-cell table:style-name="a3e15e1" office:value-type="string" calcext:value-type="string">
            <text:p>---</text:p>
          </table:table-cell>
          <table:table-cell office:value-type="float" office:value="22814.98" calcext:value-type="float">
            <text:p>22.814,98</text:p>
          </table:table-cell>
          <table:table-cell office:value-type="float" office:value="403.25" calcext:value-type="float">
            <text:p>403,25</text:p>
          </table:table-cell>
          <table:table-cell office:value-type="float" office:value="14.3" calcext:value-type="float">
            <text:p>14,30</text:p>
          </table:table-cell>
          <table:table-cell office:value-type="string" calcext:value-type="string">
            <text:p>---</text:p>
          </table:table-cell>
          <table:table-cell office:value-type="float" office:value="25202.39" calcext:value-type="float">
            <text:p>25.202,39</text:p>
          </table:table-cell>
        </table:table-row>
        <table:table-row table:style-name="ro2">
          <table:table-cell office:value-type="string" calcext:value-type="string">
            <text:p>Curtis</text:p>
          </table:table-cell>
          <table:table-cell office:value-type="float" office:value="3795.87" calcext:value-type="float">
            <text:p>3.795,87</text:p>
          </table:table-cell>
          <table:table-cell office:value-type="float" office:value="4497.5" calcext:value-type="float">
            <text:p>4.497,50</text:p>
          </table:table-cell>
          <table:table-cell office:value-type="string" calcext:value-type="string">
            <text:p>---</text:p>
          </table:table-cell>
          <table:table-cell office:value-type="float" office:value="461.4" calcext:value-type="float">
            <text:p>461,40</text:p>
          </table:table-cell>
          <table:table-cell office:value-type="float" office:value="16801.56" calcext:value-type="float">
            <text:p>16.801,56</text:p>
          </table:table-cell>
          <table:table-cell office:value-type="float" office:value="1500.37" calcext:value-type="float">
            <text:p>1.500,37</text:p>
          </table:table-cell>
          <table:table-cell table:style-name="a3e15e1" office:value-type="string" calcext:value-type="string">
            <text:p>---</text:p>
          </table:table-cell>
          <table:table-cell office:value-type="string" calcext:value-type="string">
            <text:p>---</text:p>
          </table:table-cell>
          <table:table-cell office:value-type="float" office:value="27056.7" calcext:value-type="float">
            <text:p>27.056,70</text:p>
          </table:table-cell>
        </table:table-row>
        <table:table-row table:style-name="ro2">
          <table:table-cell office:value-type="string" calcext:value-type="string">
            <text:p>Dodro</text:p>
          </table:table-cell>
          <table:table-cell office:value-type="float" office:value="2465.83" calcext:value-type="float">
            <text:p>2.465,83</text:p>
          </table:table-cell>
          <table:table-cell office:value-type="float" office:value="395" calcext:value-type="float">
            <text:p>395,00</text:p>
          </table:table-cell>
          <table:table-cell office:value-type="string" calcext:value-type="string">
            <text:p>---</text:p>
          </table:table-cell>
          <table:table-cell office:value-type="float" office:value="23.63" calcext:value-type="float">
            <text:p>23,63</text:p>
          </table:table-cell>
          <table:table-cell office:value-type="float" office:value="4528.05" calcext:value-type="float">
            <text:p>4.528,05</text:p>
          </table:table-cell>
          <table:table-cell office:value-type="float" office:value="152.81" calcext:value-type="float">
            <text:p>152,81</text:p>
          </table:table-cell>
          <table:table-cell office:value-type="float" office:value="7.5" calcext:value-type="float">
            <text:p>7,50</text:p>
          </table:table-cell>
          <table:table-cell office:value-type="string" calcext:value-type="string">
            <text:p>---</text:p>
          </table:table-cell>
          <table:table-cell office:value-type="float" office:value="7572.82" calcext:value-type="float">
            <text:p>7.572,82</text:p>
          </table:table-cell>
        </table:table-row>
        <table:table-row table:style-name="ro2">
          <table:table-cell office:value-type="string" calcext:value-type="string">
            <text:p>Dumbría</text:p>
          </table:table-cell>
          <table:table-cell office:value-type="float" office:value="15517.05" calcext:value-type="float">
            <text:p>15.517,05</text:p>
          </table:table-cell>
          <table:table-cell office:value-type="float" office:value="755.5" calcext:value-type="float">
            <text:p>755,50</text:p>
          </table:table-cell>
          <table:table-cell office:value-type="string" calcext:value-type="string">
            <text:p>---</text:p>
          </table:table-cell>
          <table:table-cell office:value-type="float" office:value="2119.5" calcext:value-type="float">
            <text:p>2.119,50</text:p>
          </table:table-cell>
          <table:table-cell office:value-type="float" office:value="14666.63" calcext:value-type="float">
            <text:p>14.666,63</text:p>
          </table:table-cell>
          <table:table-cell office:value-type="float" office:value="86.7" calcext:value-type="float">
            <text:p>86,70</text:p>
          </table:table-cell>
          <table:table-cell office:value-type="float" office:value="24.9" calcext:value-type="float">
            <text:p>24,90</text:p>
          </table:table-cell>
          <table:table-cell office:value-type="string" calcext:value-type="string">
            <text:p>---</text:p>
          </table:table-cell>
          <table:table-cell office:value-type="float" office:value="33170.28" calcext:value-type="float">
            <text:p>33.170,28</text:p>
          </table:table-cell>
        </table:table-row>
        <table:table-row table:style-name="ro2">
          <table:table-cell office:value-type="string" calcext:value-type="string">
            <text:p>Fene</text:p>
          </table:table-cell>
          <table:table-cell office:value-type="float" office:value="2018.1" calcext:value-type="float">
            <text:p>2.018,10</text:p>
          </table:table-cell>
          <table:table-cell office:value-type="float" office:value="119.3" calcext:value-type="float">
            <text:p>119,30</text:p>
          </table:table-cell>
          <table:table-cell office:value-type="string" calcext:value-type="string">
            <text:p>---</text:p>
          </table:table-cell>
          <table:table-cell office:value-type="float" office:value="122.1" calcext:value-type="float">
            <text:p>122,10</text:p>
          </table:table-cell>
          <table:table-cell office:value-type="float" office:value="21686.88" calcext:value-type="float">
            <text:p>21.686,88</text:p>
          </table:table-cell>
          <table:table-cell office:value-type="float" office:value="588.75" calcext:value-type="float">
            <text:p>588,75</text:p>
          </table:table-cell>
          <table:table-cell office:value-type="float" office:value="17.23" calcext:value-type="float">
            <text:p>17,23</text:p>
          </table:table-cell>
          <table:table-cell table:style-name="a0d81a1" office:value-type="float" office:value="0.5" calcext:value-type="float">
            <text:p>0,50</text:p>
          </table:table-cell>
          <table:table-cell office:value-type="float" office:value="24552.86" calcext:value-type="float">
            <text:p>24.552,86</text:p>
          </table:table-cell>
        </table:table-row>
        <table:table-row table:style-name="ro2">
          <table:table-cell office:value-type="string" calcext:value-type="string">
            <text:p>Ferrol</text:p>
          </table:table-cell>
          <table:table-cell office:value-type="float" office:value="310.2" calcext:value-type="float">
            <text:p>310,20</text:p>
          </table:table-cell>
          <table:table-cell office:value-type="float" office:value="254.1" calcext:value-type="float">
            <text:p>254,10</text:p>
          </table:table-cell>
          <table:table-cell office:value-type="string" calcext:value-type="string">
            <text:p>---</text:p>
          </table:table-cell>
          <table:table-cell office:value-type="float" office:value="17.5" calcext:value-type="float">
            <text:p>17,50</text:p>
          </table:table-cell>
          <table:table-cell office:value-type="float" office:value="63169.85" calcext:value-type="float">
            <text:p>63.169,85</text:p>
          </table:table-cell>
          <table:table-cell office:value-type="float" office:value="575.79" calcext:value-type="float">
            <text:p>575,79</text:p>
          </table:table-cell>
          <table:table-cell office:value-type="float" office:value="38.5" calcext:value-type="float">
            <text:p>38,50</text:p>
          </table:table-cell>
          <table:table-cell office:value-type="string" calcext:value-type="string">
            <text:p>---</text:p>
          </table:table-cell>
          <table:table-cell office:value-type="float" office:value="64365.94" calcext:value-type="float">
            <text:p>64.365,94</text:p>
          </table:table-cell>
        </table:table-row>
        <table:table-row table:style-name="ro2">
          <table:table-cell office:value-type="string" calcext:value-type="string">
            <text:p>Fisterra</text:p>
          </table:table-cell>
          <table:table-cell office:value-type="float" office:value="2898.6" calcext:value-type="float">
            <text:p>2.898,60</text:p>
          </table:table-cell>
          <table:table-cell office:value-type="float" office:value="137.5" calcext:value-type="float">
            <text:p>137,50</text:p>
          </table:table-cell>
          <table:table-cell office:value-type="string" calcext:value-type="string">
            <text:p>---</text:p>
          </table:table-cell>
          <table:table-cell office:value-type="float" office:value="385" calcext:value-type="float">
            <text:p>385,00</text:p>
          </table:table-cell>
          <table:table-cell office:value-type="float" office:value="1016.1" calcext:value-type="float">
            <text:p>1.016,10</text:p>
          </table:table-cell>
          <table:table-cell office:value-type="float" office:value="1.65" calcext:value-type="float">
            <text:p>1,65</text:p>
          </table:table-cell>
          <table:table-cell table:style-name="a3e15e1" office:value-type="string" calcext:value-type="string">
            <text:p>---</text:p>
          </table:table-cell>
          <table:table-cell office:value-type="string" calcext:value-type="string">
            <text:p>---</text:p>
          </table:table-cell>
          <table:table-cell office:value-type="float" office:value="4438.85" calcext:value-type="float">
            <text:p>4.438,85</text:p>
          </table:table-cell>
        </table:table-row>
        <table:table-row table:style-name="ro2">
          <table:table-cell office:value-type="string" calcext:value-type="string">
            <text:p>Frades</text:p>
          </table:table-cell>
          <table:table-cell office:value-type="float" office:value="2115.7" calcext:value-type="float">
            <text:p>2.115,70</text:p>
          </table:table-cell>
          <table:table-cell office:value-type="float" office:value="2691.3" calcext:value-type="float">
            <text:p>2.691,30</text:p>
          </table:table-cell>
          <table:table-cell office:value-type="string" calcext:value-type="string">
            <text:p>---</text:p>
          </table:table-cell>
          <table:table-cell office:value-type="float" office:value="203" calcext:value-type="float">
            <text:p>203,00</text:p>
          </table:table-cell>
          <table:table-cell office:value-type="float" office:value="37902.69" calcext:value-type="float">
            <text:p>37.902,69</text:p>
          </table:table-cell>
          <table:table-cell office:value-type="float" office:value="485.52" calcext:value-type="float">
            <text:p>485,52</text:p>
          </table:table-cell>
          <table:table-cell table:style-name="a3e15e1" office:value-type="string" calcext:value-type="string">
            <text:p>---</text:p>
          </table:table-cell>
          <table:table-cell table:style-name="a0d81a1" office:value-type="float" office:value="0.33" calcext:value-type="float">
            <text:p>0,33</text:p>
          </table:table-cell>
          <table:table-cell office:value-type="float" office:value="43398.54" calcext:value-type="float">
            <text:p>43.398,54</text:p>
          </table:table-cell>
        </table:table-row>
        <table:table-row table:style-name="ro2">
          <table:table-cell office:value-type="string" calcext:value-type="string">
            <text:p>Irixoa</text:p>
          </table:table-cell>
          <table:table-cell office:value-type="float" office:value="3867.11" calcext:value-type="float">
            <text:p>3.867,11</text:p>
          </table:table-cell>
          <table:table-cell office:value-type="float" office:value="1753.7" calcext:value-type="float">
            <text:p>1.753,70</text:p>
          </table:table-cell>
          <table:table-cell table:style-name="a0d81a1" office:value-type="float" office:value="275" calcext:value-type="float">
            <text:p>275,00</text:p>
          </table:table-cell>
          <table:table-cell table:style-name="a3e15e1" office:value-type="string" calcext:value-type="string">
            <text:p>---</text:p>
          </table:table-cell>
          <table:table-cell office:value-type="float" office:value="50938.24" calcext:value-type="float">
            <text:p>50.938,24</text:p>
          </table:table-cell>
          <table:table-cell office:value-type="float" office:value="570.54" calcext:value-type="float">
            <text:p>570,54</text:p>
          </table:table-cell>
          <table:table-cell office:value-type="float" office:value="0.5" calcext:value-type="float">
            <text:p>0,50</text:p>
          </table:table-cell>
          <table:table-cell office:value-type="string" calcext:value-type="string">
            <text:p>---</text:p>
          </table:table-cell>
          <table:table-cell office:value-type="float" office:value="57405.09" calcext:value-type="float">
            <text:p>57.405,09</text:p>
          </table:table-cell>
        </table:table-row>
        <table:table-row table:style-name="ro2">
          <table:table-cell office:value-type="string" calcext:value-type="string">
            <text:p>Laxe</text:p>
          </table:table-cell>
          <table:table-cell office:value-type="float" office:value="5983.7" calcext:value-type="float">
            <text:p>5.983,70</text:p>
          </table:table-cell>
          <table:table-cell table:style-name="a3e15e1" office:value-type="string" calcext:value-type="string">
            <text:p>---</text:p>
          </table:table-cell>
          <table:table-cell office:value-type="string" calcext:value-type="string">
            <text:p>---</text:p>
          </table:table-cell>
          <table:table-cell office:value-type="float" office:value="313.55" calcext:value-type="float">
            <text:p>313,55</text:p>
          </table:table-cell>
          <table:table-cell office:value-type="float" office:value="2584.6" calcext:value-type="float">
            <text:p>2.584,60</text:p>
          </table:table-cell>
          <table:table-cell office:value-type="float" office:value="123.7" calcext:value-type="float">
            <text:p>123,70</text:p>
          </table:table-cell>
          <table:table-cell office:value-type="float" office:value="85.8" calcext:value-type="float">
            <text:p>85,80</text:p>
          </table:table-cell>
          <table:table-cell office:value-type="string" calcext:value-type="string">
            <text:p>---</text:p>
          </table:table-cell>
          <table:table-cell office:value-type="float" office:value="9091.35" calcext:value-type="float">
            <text:p>9.091,35</text:p>
          </table:table-cell>
        </table:table-row>
        <table:table-row table:style-name="ro2">
          <table:table-cell office:value-type="string" calcext:value-type="string">
            <text:p>Laracha (A)</text:p>
          </table:table-cell>
          <table:table-cell office:value-type="float" office:value="22710.74" calcext:value-type="float">
            <text:p>22.710,74</text:p>
          </table:table-cell>
          <table:table-cell office:value-type="float" office:value="3085.01" calcext:value-type="float">
            <text:p>3.085,01</text:p>
          </table:table-cell>
          <table:table-cell office:value-type="string" calcext:value-type="string">
            <text:p>---</text:p>
          </table:table-cell>
          <table:table-cell office:value-type="float" office:value="237.97" calcext:value-type="float">
            <text:p>237,97</text:p>
          </table:table-cell>
          <table:table-cell office:value-type="float" office:value="65069.26" calcext:value-type="float">
            <text:p>65.069,26</text:p>
          </table:table-cell>
          <table:table-cell office:value-type="float" office:value="1298.56" calcext:value-type="float">
            <text:p>1.298,56</text:p>
          </table:table-cell>
          <table:table-cell office:value-type="float" office:value="56.1" calcext:value-type="float">
            <text:p>56,10</text:p>
          </table:table-cell>
          <table:table-cell office:value-type="string" calcext:value-type="string">
            <text:p>---</text:p>
          </table:table-cell>
          <table:table-cell office:value-type="float" office:value="92457.64" calcext:value-type="float">
            <text:p>92.457,64</text:p>
          </table:table-cell>
        </table:table-row>
        <table:table-row table:style-name="ro2">
          <table:table-cell office:value-type="string" calcext:value-type="string">
            <text:p>Lousame</text:p>
          </table:table-cell>
          <table:table-cell office:value-type="float" office:value="8022.63" calcext:value-type="float">
            <text:p>8.022,63</text:p>
          </table:table-cell>
          <table:table-cell office:value-type="float" office:value="337.8" calcext:value-type="float">
            <text:p>337,80</text:p>
          </table:table-cell>
          <table:table-cell table:style-name="a0d81a1" office:value-type="float" office:value="11" calcext:value-type="float">
            <text:p>11,00</text:p>
          </table:table-cell>
          <table:table-cell office:value-type="float" office:value="908.12" calcext:value-type="float">
            <text:p>908,12</text:p>
          </table:table-cell>
          <table:table-cell office:value-type="float" office:value="15888.54" calcext:value-type="float">
            <text:p>15.888,54</text:p>
          </table:table-cell>
          <table:table-cell office:value-type="float" office:value="148.12" calcext:value-type="float">
            <text:p>148,12</text:p>
          </table:table-cell>
          <table:table-cell office:value-type="float" office:value="33.45" calcext:value-type="float">
            <text:p>33,45</text:p>
          </table:table-cell>
          <table:table-cell office:value-type="string" calcext:value-type="string">
            <text:p>---</text:p>
          </table:table-cell>
          <table:table-cell office:value-type="float" office:value="25349.66" calcext:value-type="float">
            <text:p>25.349,66</text:p>
          </table:table-cell>
        </table:table-row>
        <table:table-row table:style-name="ro2">
          <table:table-cell office:value-type="string" calcext:value-type="string">
            <text:p>Malpica de Bergantiños</text:p>
          </table:table-cell>
          <table:table-cell office:value-type="float" office:value="7906.15" calcext:value-type="float">
            <text:p>7.906,15</text:p>
          </table:table-cell>
          <table:table-cell office:value-type="float" office:value="3283.2" calcext:value-type="float">
            <text:p>3.283,20</text:p>
          </table:table-cell>
          <table:table-cell office:value-type="string" calcext:value-type="string">
            <text:p>---</text:p>
          </table:table-cell>
          <table:table-cell office:value-type="float" office:value="562.1" calcext:value-type="float">
            <text:p>562,10</text:p>
          </table:table-cell>
          <table:table-cell office:value-type="float" office:value="19571.9" calcext:value-type="float">
            <text:p>19.571,90</text:p>
          </table:table-cell>
          <table:table-cell office:value-type="float" office:value="46.85" calcext:value-type="float">
            <text:p>46,85</text:p>
          </table:table-cell>
          <table:table-cell office:value-type="float" office:value="0.55" calcext:value-type="float">
            <text:p>0,55</text:p>
          </table:table-cell>
          <table:table-cell office:value-type="string" calcext:value-type="string">
            <text:p>---</text:p>
          </table:table-cell>
          <table:table-cell office:value-type="float" office:value="31370.75" calcext:value-type="float">
            <text:p>31.370,75</text:p>
          </table:table-cell>
        </table:table-row>
        <table:table-row table:style-name="ro2">
          <table:table-cell office:value-type="string" calcext:value-type="string">
            <text:p>Mañón</text:p>
          </table:table-cell>
          <table:table-cell office:value-type="float" office:value="5910.2" calcext:value-type="float">
            <text:p>5.910,20</text:p>
          </table:table-cell>
          <table:table-cell office:value-type="float" office:value="8416.75" calcext:value-type="float">
            <text:p>8.416,75</text:p>
          </table:table-cell>
          <table:table-cell office:value-type="string" calcext:value-type="string">
            <text:p>---</text:p>
          </table:table-cell>
          <table:table-cell office:value-type="float" office:value="678.7" calcext:value-type="float">
            <text:p>678,70</text:p>
          </table:table-cell>
          <table:table-cell office:value-type="float" office:value="43212.09" calcext:value-type="float">
            <text:p>43.212,09</text:p>
          </table:table-cell>
          <table:table-cell office:value-type="float" office:value="842.9" calcext:value-type="float">
            <text:p>842,90</text:p>
          </table:table-cell>
          <table:table-cell office:value-type="float" office:value="61.66" calcext:value-type="float">
            <text:p>61,66</text:p>
          </table:table-cell>
          <table:table-cell table:style-name="a0d81a1" office:value-type="float" office:value="82.5" calcext:value-type="float">
            <text:p>82,50</text:p>
          </table:table-cell>
          <table:table-cell office:value-type="float" office:value="59204.8" calcext:value-type="float">
            <text:p>59.204,80</text:p>
          </table:table-cell>
        </table:table-row>
        <table:table-row table:style-name="ro2">
          <table:table-cell office:value-type="string" calcext:value-type="string">
            <text:p>Mazaricos</text:p>
          </table:table-cell>
          <table:table-cell office:value-type="float" office:value="11707.18" calcext:value-type="float">
            <text:p>11.707,18</text:p>
          </table:table-cell>
          <table:table-cell office:value-type="float" office:value="6092.3" calcext:value-type="float">
            <text:p>6.092,30</text:p>
          </table:table-cell>
          <table:table-cell table:style-name="a0d81a1" office:value-type="float" office:value="286" calcext:value-type="float">
            <text:p>286,00</text:p>
          </table:table-cell>
          <table:table-cell office:value-type="float" office:value="22.7" calcext:value-type="float">
            <text:p>22,70</text:p>
          </table:table-cell>
          <table:table-cell office:value-type="float" office:value="18756.94" calcext:value-type="float">
            <text:p>18.756,94</text:p>
          </table:table-cell>
          <table:table-cell office:value-type="float" office:value="1462.15" calcext:value-type="float">
            <text:p>1.462,15</text:p>
          </table:table-cell>
          <table:table-cell office:value-type="float" office:value="76.07" calcext:value-type="float">
            <text:p>76,07</text:p>
          </table:table-cell>
          <table:table-cell table:style-name="a0d81a1" office:value-type="float" office:value="3.8" calcext:value-type="float">
            <text:p>3,80</text:p>
          </table:table-cell>
          <table:table-cell office:value-type="float" office:value="38407.14" calcext:value-type="float">
            <text:p>38.407,14</text:p>
          </table:table-cell>
        </table:table-row>
        <table:table-row table:style-name="ro2">
          <table:table-cell office:value-type="string" calcext:value-type="string">
            <text:p>Melide</text:p>
          </table:table-cell>
          <table:table-cell office:value-type="float" office:value="2777.2" calcext:value-type="float">
            <text:p>2.777,20</text:p>
          </table:table-cell>
          <table:table-cell office:value-type="float" office:value="3458.78" calcext:value-type="float">
            <text:p>3.458,78</text:p>
          </table:table-cell>
          <table:table-cell office:value-type="string" calcext:value-type="string">
            <text:p>---</text:p>
          </table:table-cell>
          <table:table-cell office:value-type="float" office:value="154.5" calcext:value-type="float">
            <text:p>154,50</text:p>
          </table:table-cell>
          <table:table-cell office:value-type="float" office:value="55222.55" calcext:value-type="float">
            <text:p>55.222,55</text:p>
          </table:table-cell>
          <table:table-cell office:value-type="float" office:value="1757.55" calcext:value-type="float">
            <text:p>1.757,55</text:p>
          </table:table-cell>
          <table:table-cell table:style-name="a3e15e1" office:value-type="string" calcext:value-type="string">
            <text:p>---</text:p>
          </table:table-cell>
          <table:table-cell table:style-name="a0d81a1" office:value-type="float" office:value="0.64" calcext:value-type="float">
            <text:p>0,64</text:p>
          </table:table-cell>
          <table:table-cell office:value-type="float" office:value="63371.22" calcext:value-type="float">
            <text:p>63.371,22</text:p>
          </table:table-cell>
        </table:table-row>
        <table:table-row table:style-name="ro2">
          <table:table-cell office:value-type="string" calcext:value-type="string">
            <text:p>Mesía</text:p>
          </table:table-cell>
          <table:table-cell office:value-type="float" office:value="746" calcext:value-type="float">
            <text:p>746,00</text:p>
          </table:table-cell>
          <table:table-cell office:value-type="float" office:value="1832.2" calcext:value-type="float">
            <text:p>1.832,20</text:p>
          </table:table-cell>
          <table:table-cell table:style-name="a0d81a1" office:value-type="float" office:value="5.5" calcext:value-type="float">
            <text:p>5,50</text:p>
          </table:table-cell>
          <table:table-cell office:value-type="float" office:value="242" calcext:value-type="float">
            <text:p>242,00</text:p>
          </table:table-cell>
          <table:table-cell office:value-type="float" office:value="38697.42" calcext:value-type="float">
            <text:p>38.697,42</text:p>
          </table:table-cell>
          <table:table-cell office:value-type="float" office:value="1065.55" calcext:value-type="float">
            <text:p>1.065,55</text:p>
          </table:table-cell>
          <table:table-cell office:value-type="float" office:value="207.4" calcext:value-type="float">
            <text:p>207,40</text:p>
          </table:table-cell>
          <table:table-cell office:value-type="string" calcext:value-type="string">
            <text:p>---</text:p>
          </table:table-cell>
          <table:table-cell office:value-type="float" office:value="42796.07" calcext:value-type="float">
            <text:p>42.796,07</text:p>
          </table:table-cell>
        </table:table-row>
        <table:table-row table:style-name="ro2">
          <table:table-cell office:value-type="string" calcext:value-type="string">
            <text:p>Miño</text:p>
          </table:table-cell>
          <table:table-cell office:value-type="float" office:value="7323.19" calcext:value-type="float">
            <text:p>7.323,19</text:p>
          </table:table-cell>
          <table:table-cell office:value-type="float" office:value="1227.6" calcext:value-type="float">
            <text:p>1.227,60</text:p>
          </table:table-cell>
          <table:table-cell office:value-type="string" calcext:value-type="string">
            <text:p>---</text:p>
          </table:table-cell>
          <table:table-cell office:value-type="float" office:value="22" calcext:value-type="float">
            <text:p>22,00</text:p>
          </table:table-cell>
          <table:table-cell office:value-type="float" office:value="27199.09" calcext:value-type="float">
            <text:p>27.199,09</text:p>
          </table:table-cell>
          <table:table-cell office:value-type="float" office:value="563.47" calcext:value-type="float">
            <text:p>563,47</text:p>
          </table:table-cell>
          <table:table-cell table:style-name="a3e15e1" office:value-type="string" calcext:value-type="string">
            <text:p>---</text:p>
          </table:table-cell>
          <table:table-cell office:value-type="string" calcext:value-type="string">
            <text:p>---</text:p>
          </table:table-cell>
          <table:table-cell office:value-type="float" office:value="36335.35" calcext:value-type="float">
            <text:p>36.335,35</text:p>
          </table:table-cell>
        </table:table-row>
        <table:table-row table:style-name="ro2">
          <table:table-cell office:value-type="string" calcext:value-type="string">
            <text:p>Moeche</text:p>
          </table:table-cell>
          <table:table-cell office:value-type="float" office:value="665.5" calcext:value-type="float">
            <text:p>665,50</text:p>
          </table:table-cell>
          <table:table-cell office:value-type="float" office:value="408.1" calcext:value-type="float">
            <text:p>408,10</text:p>
          </table:table-cell>
          <table:table-cell office:value-type="string" calcext:value-type="string">
            <text:p>---</text:p>
          </table:table-cell>
          <table:table-cell office:value-type="float" office:value="80.3" calcext:value-type="float">
            <text:p>80,30</text:p>
          </table:table-cell>
          <table:table-cell office:value-type="float" office:value="40996.79" calcext:value-type="float">
            <text:p>40.996,79</text:p>
          </table:table-cell>
          <table:table-cell office:value-type="float" office:value="261.95" calcext:value-type="float">
            <text:p>261,95</text:p>
          </table:table-cell>
          <table:table-cell office:value-type="float" office:value="13.75" calcext:value-type="float">
            <text:p>13,75</text:p>
          </table:table-cell>
          <table:table-cell office:value-type="string" calcext:value-type="string">
            <text:p>---</text:p>
          </table:table-cell>
          <table:table-cell office:value-type="float" office:value="42426.39" calcext:value-type="float">
            <text:p>42.426,39</text:p>
          </table:table-cell>
        </table:table-row>
        <table:table-row table:style-name="ro2">
          <table:table-cell office:value-type="string" calcext:value-type="string">
            <text:p>Monfero</text:p>
          </table:table-cell>
          <table:table-cell office:value-type="float" office:value="12540.4" calcext:value-type="float">
            <text:p>12.540,40</text:p>
          </table:table-cell>
          <table:table-cell office:value-type="float" office:value="3726.2" calcext:value-type="float">
            <text:p>3.726,20</text:p>
          </table:table-cell>
          <table:table-cell table:style-name="a0d81a1" office:value-type="float" office:value="8" calcext:value-type="float">
            <text:p>8,00</text:p>
          </table:table-cell>
          <table:table-cell office:value-type="float" office:value="113.5" calcext:value-type="float">
            <text:p>113,50</text:p>
          </table:table-cell>
          <table:table-cell office:value-type="float" office:value="53442.43" calcext:value-type="float">
            <text:p>53.442,43</text:p>
          </table:table-cell>
          <table:table-cell office:value-type="float" office:value="877.06" calcext:value-type="float">
            <text:p>877,06</text:p>
          </table:table-cell>
          <table:table-cell table:style-name="a3e15e1" office:value-type="string" calcext:value-type="string">
            <text:p>---</text:p>
          </table:table-cell>
          <table:table-cell office:value-type="string" calcext:value-type="string">
            <text:p>---</text:p>
          </table:table-cell>
          <table:table-cell office:value-type="float" office:value="70707.59" calcext:value-type="float">
            <text:p>70.707,59</text:p>
          </table:table-cell>
        </table:table-row>
        <table:table-row table:style-name="ro2">
          <table:table-cell office:value-type="string" calcext:value-type="string">
            <text:p>Mugardos</text:p>
          </table:table-cell>
          <table:table-cell office:value-type="float" office:value="26.4" calcext:value-type="float">
            <text:p>26,40</text:p>
          </table:table-cell>
          <table:table-cell office:value-type="float" office:value="140.8" calcext:value-type="float">
            <text:p>140,80</text:p>
          </table:table-cell>
          <table:table-cell office:value-type="string" calcext:value-type="string">
            <text:p>---</text:p>
          </table:table-cell>
          <table:table-cell table:style-name="a3e15e1" office:value-type="string" calcext:value-type="string">
            <text:p>---</text:p>
          </table:table-cell>
          <table:table-cell office:value-type="float" office:value="7146.72" calcext:value-type="float">
            <text:p>7.146,72</text:p>
          </table:table-cell>
          <table:table-cell office:value-type="float" office:value="111.65" calcext:value-type="float">
            <text:p>111,65</text:p>
          </table:table-cell>
          <table:table-cell office:value-type="float" office:value="282.15" calcext:value-type="float">
            <text:p>282,15</text:p>
          </table:table-cell>
          <table:table-cell office:value-type="string" calcext:value-type="string">
            <text:p>---</text:p>
          </table:table-cell>
          <table:table-cell office:value-type="float" office:value="7707.72" calcext:value-type="float">
            <text:p>7.707,72</text:p>
          </table:table-cell>
        </table:table-row>
        <table:table-row table:style-name="ro2">
          <table:table-cell office:value-type="string" calcext:value-type="string">
            <text:p>Muxía</text:p>
          </table:table-cell>
          <table:table-cell office:value-type="float" office:value="47776.57" calcext:value-type="float">
            <text:p>47.776,57</text:p>
          </table:table-cell>
          <table:table-cell office:value-type="float" office:value="4482.8" calcext:value-type="float">
            <text:p>4.482,80</text:p>
          </table:table-cell>
          <table:table-cell office:value-type="string" calcext:value-type="string">
            <text:p>---</text:p>
          </table:table-cell>
          <table:table-cell office:value-type="float" office:value="227.5" calcext:value-type="float">
            <text:p>227,50</text:p>
          </table:table-cell>
          <table:table-cell office:value-type="float" office:value="59170.51" calcext:value-type="float">
            <text:p>59.170,51</text:p>
          </table:table-cell>
          <table:table-cell office:value-type="float" office:value="203.6" calcext:value-type="float">
            <text:p>203,60</text:p>
          </table:table-cell>
          <table:table-cell office:value-type="float" office:value="17.2" calcext:value-type="float">
            <text:p>17,20</text:p>
          </table:table-cell>
          <table:table-cell table:style-name="a0d81a1" office:value-type="float" office:value="0.4" calcext:value-type="float">
            <text:p>0,40</text:p>
          </table:table-cell>
          <table:table-cell office:value-type="float" office:value="111878.58" calcext:value-type="float">
            <text:p>111.878,58</text:p>
          </table:table-cell>
        </table:table-row>
        <table:table-row table:style-name="ro2">
          <table:table-cell office:value-type="string" calcext:value-type="string">
            <text:p>Muros</text:p>
          </table:table-cell>
          <table:table-cell office:value-type="float" office:value="1144.67" calcext:value-type="float">
            <text:p>1.144,67</text:p>
          </table:table-cell>
          <table:table-cell office:value-type="float" office:value="22" calcext:value-type="float">
            <text:p>22,00</text:p>
          </table:table-cell>
          <table:table-cell office:value-type="string" calcext:value-type="string">
            <text:p>---</text:p>
          </table:table-cell>
          <table:table-cell office:value-type="float" office:value="24.55" calcext:value-type="float">
            <text:p>24,55</text:p>
          </table:table-cell>
          <table:table-cell office:value-type="float" office:value="2950.15" calcext:value-type="float">
            <text:p>2.950,15</text:p>
          </table:table-cell>
          <table:table-cell office:value-type="float" office:value="9.6" calcext:value-type="float">
            <text:p>9,60</text:p>
          </table:table-cell>
          <table:table-cell office:value-type="float" office:value="0.66" calcext:value-type="float">
            <text:p>0,66</text:p>
          </table:table-cell>
          <table:table-cell office:value-type="string" calcext:value-type="string">
            <text:p>---</text:p>
          </table:table-cell>
          <table:table-cell office:value-type="float" office:value="4151.63" calcext:value-type="float">
            <text:p>4.151,63</text:p>
          </table:table-cell>
        </table:table-row>
        <table:table-row table:style-name="ro2">
          <table:table-cell office:value-type="string" calcext:value-type="string">
            <text:p>Narón</text:p>
          </table:table-cell>
          <table:table-cell office:value-type="float" office:value="891.7" calcext:value-type="float">
            <text:p>891,70</text:p>
          </table:table-cell>
          <table:table-cell office:value-type="float" office:value="84.1" calcext:value-type="float">
            <text:p>84,10</text:p>
          </table:table-cell>
          <table:table-cell office:value-type="string" calcext:value-type="string">
            <text:p>---</text:p>
          </table:table-cell>
          <table:table-cell office:value-type="float" office:value="1.1" calcext:value-type="float">
            <text:p>1,10</text:p>
          </table:table-cell>
          <table:table-cell office:value-type="float" office:value="31422.49" calcext:value-type="float">
            <text:p>31.422,49</text:p>
          </table:table-cell>
          <table:table-cell office:value-type="float" office:value="461.14" calcext:value-type="float">
            <text:p>461,14</text:p>
          </table:table-cell>
          <table:table-cell office:value-type="float" office:value="1.65" calcext:value-type="float">
            <text:p>1,65</text:p>
          </table:table-cell>
          <table:table-cell office:value-type="string" calcext:value-type="string">
            <text:p>---</text:p>
          </table:table-cell>
          <table:table-cell office:value-type="float" office:value="32862.18" calcext:value-type="float">
            <text:p>32.862,18</text:p>
          </table:table-cell>
        </table:table-row>
        <table:table-row table:style-name="ro2">
          <table:table-cell office:value-type="string" calcext:value-type="string">
            <text:p>Neda</text:p>
          </table:table-cell>
          <table:table-cell office:value-type="float" office:value="1133.8" calcext:value-type="float">
            <text:p>1.133,80</text:p>
          </table:table-cell>
          <table:table-cell office:value-type="float" office:value="93.5" calcext:value-type="float">
            <text:p>93,50</text:p>
          </table:table-cell>
          <table:table-cell office:value-type="string" calcext:value-type="string">
            <text:p>---</text:p>
          </table:table-cell>
          <table:table-cell office:value-type="float" office:value="62.7" calcext:value-type="float">
            <text:p>62,70</text:p>
          </table:table-cell>
          <table:table-cell office:value-type="float" office:value="32317.48" calcext:value-type="float">
            <text:p>32.317,48</text:p>
          </table:table-cell>
          <table:table-cell office:value-type="float" office:value="325.18" calcext:value-type="float">
            <text:p>325,18</text:p>
          </table:table-cell>
          <table:table-cell table:style-name="a3e15e1" office:value-type="string" calcext:value-type="string">
            <text:p>---</text:p>
          </table:table-cell>
          <table:table-cell office:value-type="string" calcext:value-type="string">
            <text:p>---</text:p>
          </table:table-cell>
          <table:table-cell office:value-type="float" office:value="33932.66" calcext:value-type="float">
            <text:p>33.932,66</text:p>
          </table:table-cell>
        </table:table-row>
        <table:table-row table:style-name="ro2">
          <table:table-cell office:value-type="string" calcext:value-type="string">
            <text:p>Negreira</text:p>
          </table:table-cell>
          <table:table-cell office:value-type="float" office:value="8777.91" calcext:value-type="float">
            <text:p>8.777,91</text:p>
          </table:table-cell>
          <table:table-cell office:value-type="float" office:value="1653.8" calcext:value-type="float">
            <text:p>1.653,80</text:p>
          </table:table-cell>
          <table:table-cell office:value-type="string" calcext:value-type="string">
            <text:p>---</text:p>
          </table:table-cell>
          <table:table-cell office:value-type="float" office:value="217.5" calcext:value-type="float">
            <text:p>217,50</text:p>
          </table:table-cell>
          <table:table-cell office:value-type="float" office:value="21454.82" calcext:value-type="float">
            <text:p>21.454,82</text:p>
          </table:table-cell>
          <table:table-cell office:value-type="float" office:value="1218.33" calcext:value-type="float">
            <text:p>1.218,33</text:p>
          </table:table-cell>
          <table:table-cell office:value-type="float" office:value="3" calcext:value-type="float">
            <text:p>3,00</text:p>
          </table:table-cell>
          <table:table-cell office:value-type="string" calcext:value-type="string">
            <text:p>---</text:p>
          </table:table-cell>
          <table:table-cell office:value-type="float" office:value="33325.36" calcext:value-type="float">
            <text:p>33.325,36</text:p>
          </table:table-cell>
        </table:table-row>
        <table:table-row table:style-name="ro2">
          <table:table-cell office:value-type="string" calcext:value-type="string">
            <text:p>Noia</text:p>
          </table:table-cell>
          <table:table-cell office:value-type="float" office:value="5398.79" calcext:value-type="float">
            <text:p>5.398,79</text:p>
          </table:table-cell>
          <table:table-cell office:value-type="float" office:value="110" calcext:value-type="float">
            <text:p>110,00</text:p>
          </table:table-cell>
          <table:table-cell table:style-name="a0d81a1" office:value-type="float" office:value="60.5" calcext:value-type="float">
            <text:p>60,50</text:p>
          </table:table-cell>
          <table:table-cell office:value-type="float" office:value="48.37" calcext:value-type="float">
            <text:p>48,37</text:p>
          </table:table-cell>
          <table:table-cell office:value-type="float" office:value="3216.91" calcext:value-type="float">
            <text:p>3.216,91</text:p>
          </table:table-cell>
          <table:table-cell office:value-type="float" office:value="119.04" calcext:value-type="float">
            <text:p>119,04</text:p>
          </table:table-cell>
          <table:table-cell office:value-type="float" office:value="28.23" calcext:value-type="float">
            <text:p>28,23</text:p>
          </table:table-cell>
          <table:table-cell office:value-type="string" calcext:value-type="string">
            <text:p>---</text:p>
          </table:table-cell>
          <table:table-cell office:value-type="float" office:value="8981.84" calcext:value-type="float">
            <text:p>8.981,84</text:p>
          </table:table-cell>
        </table:table-row>
        <table:table-row table:style-name="ro2">
          <table:table-cell office:value-type="string" calcext:value-type="string">
            <text:p>Oleiros</text:p>
          </table:table-cell>
          <table:table-cell office:value-type="float" office:value="455.4" calcext:value-type="float">
            <text:p>455,40</text:p>
          </table:table-cell>
          <table:table-cell table:style-name="a3e15e1" office:value-type="string" calcext:value-type="string">
            <text:p>---</text:p>
          </table:table-cell>
          <table:table-cell office:value-type="string" calcext:value-type="string">
            <text:p>---</text:p>
          </table:table-cell>
          <table:table-cell office:value-type="float" office:value="45.1" calcext:value-type="float">
            <text:p>45,10</text:p>
          </table:table-cell>
          <table:table-cell office:value-type="float" office:value="9526" calcext:value-type="float">
            <text:p>9.526,00</text:p>
          </table:table-cell>
          <table:table-cell office:value-type="float" office:value="52.8" calcext:value-type="float">
            <text:p>52,80</text:p>
          </table:table-cell>
          <table:table-cell office:value-type="float" office:value="30.8" calcext:value-type="float">
            <text:p>30,80</text:p>
          </table:table-cell>
          <table:table-cell office:value-type="string" calcext:value-type="string">
            <text:p>---</text:p>
          </table:table-cell>
          <table:table-cell office:value-type="float" office:value="10110.1" calcext:value-type="float">
            <text:p>10.110,10</text:p>
          </table:table-cell>
        </table:table-row>
        <table:table-row table:style-name="ro2">
          <table:table-cell office:value-type="string" calcext:value-type="string">
            <text:p>Ordes</text:p>
          </table:table-cell>
          <table:table-cell office:value-type="float" office:value="5795.5" calcext:value-type="float">
            <text:p>5.795,50</text:p>
          </table:table-cell>
          <table:table-cell office:value-type="float" office:value="2206.32" calcext:value-type="float">
            <text:p>2.206,32</text:p>
          </table:table-cell>
          <table:table-cell office:value-type="string" calcext:value-type="string">
            <text:p>---</text:p>
          </table:table-cell>
          <table:table-cell office:value-type="float" office:value="251.15" calcext:value-type="float">
            <text:p>251,15</text:p>
          </table:table-cell>
          <table:table-cell office:value-type="float" office:value="52094.16" calcext:value-type="float">
            <text:p>52.094,16</text:p>
          </table:table-cell>
          <table:table-cell office:value-type="float" office:value="664.45" calcext:value-type="float">
            <text:p>664,45</text:p>
          </table:table-cell>
          <table:table-cell office:value-type="float" office:value="43.42" calcext:value-type="float">
            <text:p>43,42</text:p>
          </table:table-cell>
          <table:table-cell office:value-type="string" calcext:value-type="string">
            <text:p>---</text:p>
          </table:table-cell>
          <table:table-cell office:value-type="float" office:value="61055" calcext:value-type="float">
            <text:p>61.055,00</text:p>
          </table:table-cell>
        </table:table-row>
        <table:table-row table:style-name="ro2">
          <table:table-cell office:value-type="string" calcext:value-type="string">
            <text:p>Oroso</text:p>
          </table:table-cell>
          <table:table-cell office:value-type="float" office:value="8294.46" calcext:value-type="float">
            <text:p>8.294,46</text:p>
          </table:table-cell>
          <table:table-cell office:value-type="float" office:value="4320.02" calcext:value-type="float">
            <text:p>4.320,02</text:p>
          </table:table-cell>
          <table:table-cell office:value-type="string" calcext:value-type="string">
            <text:p>---</text:p>
          </table:table-cell>
          <table:table-cell office:value-type="float" office:value="425.6" calcext:value-type="float">
            <text:p>425,60</text:p>
          </table:table-cell>
          <table:table-cell office:value-type="float" office:value="5513.4" calcext:value-type="float">
            <text:p>5.513,40</text:p>
          </table:table-cell>
          <table:table-cell office:value-type="float" office:value="393.02" calcext:value-type="float">
            <text:p>393,02</text:p>
          </table:table-cell>
          <table:table-cell table:style-name="a3e15e1" office:value-type="string" calcext:value-type="string">
            <text:p>---</text:p>
          </table:table-cell>
          <table:table-cell office:value-type="string" calcext:value-type="string">
            <text:p>---</text:p>
          </table:table-cell>
          <table:table-cell office:value-type="float" office:value="18946.5" calcext:value-type="float">
            <text:p>18.946,50</text:p>
          </table:table-cell>
        </table:table-row>
        <table:table-row table:style-name="ro2">
          <table:table-cell office:value-type="string" calcext:value-type="string">
            <text:p>Ortigueira</text:p>
          </table:table-cell>
          <table:table-cell office:value-type="float" office:value="10551.81" calcext:value-type="float">
            <text:p>10.551,81</text:p>
          </table:table-cell>
          <table:table-cell office:value-type="float" office:value="7838.8" calcext:value-type="float">
            <text:p>7.838,80</text:p>
          </table:table-cell>
          <table:table-cell office:value-type="string" calcext:value-type="string">
            <text:p>---</text:p>
          </table:table-cell>
          <table:table-cell office:value-type="float" office:value="363" calcext:value-type="float">
            <text:p>363,00</text:p>
          </table:table-cell>
          <table:table-cell office:value-type="float" office:value="172156.44" calcext:value-type="float">
            <text:p>172.156,44</text:p>
          </table:table-cell>
          <table:table-cell office:value-type="float" office:value="1972.88" calcext:value-type="float">
            <text:p>1.972,88</text:p>
          </table:table-cell>
          <table:table-cell office:value-type="float" office:value="12.55" calcext:value-type="float">
            <text:p>12,55</text:p>
          </table:table-cell>
          <table:table-cell office:value-type="string" calcext:value-type="string">
            <text:p>---</text:p>
          </table:table-cell>
          <table:table-cell office:value-type="float" office:value="192895.48" calcext:value-type="float">
            <text:p>192.895,48</text:p>
          </table:table-cell>
        </table:table-row>
        <table:table-row table:style-name="ro2">
          <table:table-cell office:value-type="string" calcext:value-type="string">
            <text:p>Outes</text:p>
          </table:table-cell>
          <table:table-cell office:value-type="float" office:value="20852.55" calcext:value-type="float">
            <text:p>20.852,55</text:p>
          </table:table-cell>
          <table:table-cell office:value-type="float" office:value="652" calcext:value-type="float">
            <text:p>652,00</text:p>
          </table:table-cell>
          <table:table-cell table:style-name="a0d81a1" office:value-type="float" office:value="3.3" calcext:value-type="float">
            <text:p>3,30</text:p>
          </table:table-cell>
          <table:table-cell office:value-type="float" office:value="285.22" calcext:value-type="float">
            <text:p>285,22</text:p>
          </table:table-cell>
          <table:table-cell office:value-type="float" office:value="15820.28" calcext:value-type="float">
            <text:p>15.820,28</text:p>
          </table:table-cell>
          <table:table-cell office:value-type="float" office:value="528.8" calcext:value-type="float">
            <text:p>528,80</text:p>
          </table:table-cell>
          <table:table-cell office:value-type="float" office:value="139.54" calcext:value-type="float">
            <text:p>139,54</text:p>
          </table:table-cell>
          <table:table-cell office:value-type="string" calcext:value-type="string">
            <text:p>---</text:p>
          </table:table-cell>
          <table:table-cell office:value-type="float" office:value="38281.69" calcext:value-type="float">
            <text:p>38.281,69</text:p>
          </table:table-cell>
        </table:table-row>
        <table:table-row table:style-name="ro2">
          <table:table-cell office:value-type="string" calcext:value-type="string">
            <text:p>Oza dos Ríos</text:p>
          </table:table-cell>
          <table:table-cell office:value-type="float" office:value="3545.39" calcext:value-type="float">
            <text:p>3.545,39</text:p>
          </table:table-cell>
          <table:table-cell office:value-type="float" office:value="4023.8" calcext:value-type="float">
            <text:p>4.023,80</text:p>
          </table:table-cell>
          <table:table-cell office:value-type="string" calcext:value-type="string">
            <text:p>---</text:p>
          </table:table-cell>
          <table:table-cell office:value-type="float" office:value="101.2" calcext:value-type="float">
            <text:p>101,20</text:p>
          </table:table-cell>
          <table:table-cell office:value-type="float" office:value="48300.28" calcext:value-type="float">
            <text:p>48.300,28</text:p>
          </table:table-cell>
          <table:table-cell office:value-type="float" office:value="622.73" calcext:value-type="float">
            <text:p>622,73</text:p>
          </table:table-cell>
          <table:table-cell office:value-type="float" office:value="78.65" calcext:value-type="float">
            <text:p>78,65</text:p>
          </table:table-cell>
          <table:table-cell office:value-type="string" calcext:value-type="string">
            <text:p>---</text:p>
          </table:table-cell>
          <table:table-cell office:value-type="float" office:value="56672.05" calcext:value-type="float">
            <text:p>56.672,05</text:p>
          </table:table-cell>
        </table:table-row>
        <table:table-row table:style-name="ro2">
          <table:table-cell office:value-type="string" calcext:value-type="string">
            <text:p>Paderne</text:p>
          </table:table-cell>
          <table:table-cell office:value-type="float" office:value="2865.2" calcext:value-type="float">
            <text:p>2.865,20</text:p>
          </table:table-cell>
          <table:table-cell office:value-type="float" office:value="587.4" calcext:value-type="float">
            <text:p>587,40</text:p>
          </table:table-cell>
          <table:table-cell office:value-type="string" calcext:value-type="string">
            <text:p>---</text:p>
          </table:table-cell>
          <table:table-cell office:value-type="float" office:value="90.2" calcext:value-type="float">
            <text:p>90,20</text:p>
          </table:table-cell>
          <table:table-cell office:value-type="float" office:value="36464.27" calcext:value-type="float">
            <text:p>36.464,27</text:p>
          </table:table-cell>
          <table:table-cell office:value-type="float" office:value="160.3" calcext:value-type="float">
            <text:p>160,30</text:p>
          </table:table-cell>
          <table:table-cell office:value-type="float" office:value="11.5" calcext:value-type="float">
            <text:p>11,50</text:p>
          </table:table-cell>
          <table:table-cell office:value-type="string" calcext:value-type="string">
            <text:p>---</text:p>
          </table:table-cell>
          <table:table-cell office:value-type="float" office:value="40178.87" calcext:value-type="float">
            <text:p>40.178,87</text:p>
          </table:table-cell>
        </table:table-row>
        <table:table-row table:style-name="ro2">
          <table:table-cell office:value-type="string" calcext:value-type="string">
            <text:p>Padrón</text:p>
          </table:table-cell>
          <table:table-cell office:value-type="float" office:value="2623.14" calcext:value-type="float">
            <text:p>2.623,14</text:p>
          </table:table-cell>
          <table:table-cell office:value-type="float" office:value="77" calcext:value-type="float">
            <text:p>77,00</text:p>
          </table:table-cell>
          <table:table-cell office:value-type="string" calcext:value-type="string">
            <text:p>---</text:p>
          </table:table-cell>
          <table:table-cell office:value-type="float" office:value="143.94" calcext:value-type="float">
            <text:p>143,94</text:p>
          </table:table-cell>
          <table:table-cell office:value-type="float" office:value="9508.21" calcext:value-type="float">
            <text:p>9.508,21</text:p>
          </table:table-cell>
          <table:table-cell office:value-type="float" office:value="260.58" calcext:value-type="float">
            <text:p>260,58</text:p>
          </table:table-cell>
          <table:table-cell office:value-type="float" office:value="32.46" calcext:value-type="float">
            <text:p>32,46</text:p>
          </table:table-cell>
          <table:table-cell office:value-type="string" calcext:value-type="string">
            <text:p>---</text:p>
          </table:table-cell>
          <table:table-cell office:value-type="float" office:value="12645.33" calcext:value-type="float">
            <text:p>12.645,33</text:p>
          </table:table-cell>
        </table:table-row>
        <table:table-row table:style-name="ro2">
          <table:table-cell office:value-type="string" calcext:value-type="string">
            <text:p>Pino (O)</text:p>
          </table:table-cell>
          <table:table-cell office:value-type="float" office:value="8515.86" calcext:value-type="float">
            <text:p>8.515,86</text:p>
          </table:table-cell>
          <table:table-cell office:value-type="float" office:value="12416.77" calcext:value-type="float">
            <text:p>12.416,77</text:p>
          </table:table-cell>
          <table:table-cell office:value-type="string" calcext:value-type="string">
            <text:p>---</text:p>
          </table:table-cell>
          <table:table-cell office:value-type="float" office:value="1909.16" calcext:value-type="float">
            <text:p>1.909,16</text:p>
          </table:table-cell>
          <table:table-cell office:value-type="float" office:value="78609.31" calcext:value-type="float">
            <text:p>78.609,31</text:p>
          </table:table-cell>
          <table:table-cell office:value-type="float" office:value="1001.45" calcext:value-type="float">
            <text:p>1.001,45</text:p>
          </table:table-cell>
          <table:table-cell table:style-name="a3e15e1" office:value-type="string" calcext:value-type="string">
            <text:p>---</text:p>
          </table:table-cell>
          <table:table-cell office:value-type="string" calcext:value-type="string">
            <text:p>---</text:p>
          </table:table-cell>
          <table:table-cell office:value-type="float" office:value="102452.55" calcext:value-type="float">
            <text:p>102.452,55</text:p>
          </table:table-cell>
        </table:table-row>
        <table:table-row table:style-name="ro2">
          <table:table-cell office:value-type="string" calcext:value-type="string">
            <text:p>Pobra do Caramiñal (A)</text:p>
          </table:table-cell>
          <table:table-cell office:value-type="float" office:value="2666.41" calcext:value-type="float">
            <text:p>2.666,41</text:p>
          </table:table-cell>
          <table:table-cell table:style-name="a3e15e1" office:value-type="string" calcext:value-type="string">
            <text:p>---</text:p>
          </table:table-cell>
          <table:table-cell office:value-type="string" calcext:value-type="string">
            <text:p>---</text:p>
          </table:table-cell>
          <table:table-cell office:value-type="float" office:value="1.1" calcext:value-type="float">
            <text:p>1,10</text:p>
          </table:table-cell>
          <table:table-cell office:value-type="float" office:value="3181.76" calcext:value-type="float">
            <text:p>3.181,76</text:p>
          </table:table-cell>
          <table:table-cell office:value-type="float" office:value="9.2" calcext:value-type="float">
            <text:p>9,20</text:p>
          </table:table-cell>
          <table:table-cell office:value-type="float" office:value="2.2" calcext:value-type="float">
            <text:p>2,20</text:p>
          </table:table-cell>
          <table:table-cell office:value-type="string" calcext:value-type="string">
            <text:p>---</text:p>
          </table:table-cell>
          <table:table-cell office:value-type="float" office:value="5860.67" calcext:value-type="float">
            <text:p>5.860,67</text:p>
          </table:table-cell>
        </table:table-row>
        <table:table-row table:style-name="ro2">
          <table:table-cell office:value-type="string" calcext:value-type="string">
            <text:p>Ponteceso</text:p>
          </table:table-cell>
          <table:table-cell office:value-type="float" office:value="24735.96" calcext:value-type="float">
            <text:p>24.735,96</text:p>
          </table:table-cell>
          <table:table-cell office:value-type="float" office:value="1959.58" calcext:value-type="float">
            <text:p>1.959,58</text:p>
          </table:table-cell>
          <table:table-cell office:value-type="string" calcext:value-type="string">
            <text:p>---</text:p>
          </table:table-cell>
          <table:table-cell office:value-type="float" office:value="439.8" calcext:value-type="float">
            <text:p>439,80</text:p>
          </table:table-cell>
          <table:table-cell office:value-type="float" office:value="18025.22" calcext:value-type="float">
            <text:p>18.025,22</text:p>
          </table:table-cell>
          <table:table-cell office:value-type="float" office:value="77.65" calcext:value-type="float">
            <text:p>77,65</text:p>
          </table:table-cell>
          <table:table-cell office:value-type="float" office:value="63.6" calcext:value-type="float">
            <text:p>63,60</text:p>
          </table:table-cell>
          <table:table-cell office:value-type="string" calcext:value-type="string">
            <text:p>---</text:p>
          </table:table-cell>
          <table:table-cell office:value-type="float" office:value="45301.81" calcext:value-type="float">
            <text:p>45.301,81</text:p>
          </table:table-cell>
        </table:table-row>
        <table:table-row table:style-name="ro2">
          <table:table-cell office:value-type="string" calcext:value-type="string">
            <text:p>Pontedeume</text:p>
          </table:table-cell>
          <table:table-cell office:value-type="float" office:value="1232.35" calcext:value-type="float">
            <text:p>1.232,35</text:p>
          </table:table-cell>
          <table:table-cell office:value-type="float" office:value="150.7" calcext:value-type="float">
            <text:p>150,70</text:p>
          </table:table-cell>
          <table:table-cell office:value-type="string" calcext:value-type="string">
            <text:p>---</text:p>
          </table:table-cell>
          <table:table-cell office:value-type="float" office:value="11.03" calcext:value-type="float">
            <text:p>11,03</text:p>
          </table:table-cell>
          <table:table-cell office:value-type="float" office:value="24125.35" calcext:value-type="float">
            <text:p>24.125,35</text:p>
          </table:table-cell>
          <table:table-cell office:value-type="float" office:value="635.47" calcext:value-type="float">
            <text:p>635,47</text:p>
          </table:table-cell>
          <table:table-cell office:value-type="float" office:value="44.88" calcext:value-type="float">
            <text:p>44,88</text:p>
          </table:table-cell>
          <table:table-cell office:value-type="string" calcext:value-type="string">
            <text:p>---</text:p>
          </table:table-cell>
          <table:table-cell office:value-type="float" office:value="26199.78" calcext:value-type="float">
            <text:p>26.199,78</text:p>
          </table:table-cell>
        </table:table-row>
        <table:table-row table:style-name="ro2">
          <table:table-cell office:value-type="string" calcext:value-type="string">
            <text:p>Pontes de García Rodríguez (As)</text:p>
          </table:table-cell>
          <table:table-cell office:value-type="float" office:value="13056.36" calcext:value-type="float">
            <text:p>13.056,36</text:p>
          </table:table-cell>
          <table:table-cell office:value-type="float" office:value="21539.52" calcext:value-type="float">
            <text:p>21.539,52</text:p>
          </table:table-cell>
          <table:table-cell office:value-type="string" calcext:value-type="string">
            <text:p>---</text:p>
          </table:table-cell>
          <table:table-cell office:value-type="float" office:value="163.9" calcext:value-type="float">
            <text:p>163,90</text:p>
          </table:table-cell>
          <table:table-cell office:value-type="float" office:value="61357.88" calcext:value-type="float">
            <text:p>61.357,88</text:p>
          </table:table-cell>
          <table:table-cell office:value-type="float" office:value="1207.15" calcext:value-type="float">
            <text:p>1.207,15</text:p>
          </table:table-cell>
          <table:table-cell office:value-type="float" office:value="4" calcext:value-type="float">
            <text:p>4,00</text:p>
          </table:table-cell>
          <table:table-cell table:style-name="a0d81a1" office:value-type="float" office:value="5.5" calcext:value-type="float">
            <text:p>5,50</text:p>
          </table:table-cell>
          <table:table-cell office:value-type="float" office:value="97334.31" calcext:value-type="float">
            <text:p>97.334,31</text:p>
          </table:table-cell>
        </table:table-row>
        <table:table-row table:style-name="ro2">
          <table:table-cell office:value-type="string" calcext:value-type="string">
            <text:p>Porto do Son</text:p>
          </table:table-cell>
          <table:table-cell office:value-type="float" office:value="6770.1" calcext:value-type="float">
            <text:p>6.770,10</text:p>
          </table:table-cell>
          <table:table-cell office:value-type="float" office:value="65.7" calcext:value-type="float">
            <text:p>65,70</text:p>
          </table:table-cell>
          <table:table-cell office:value-type="string" calcext:value-type="string">
            <text:p>---</text:p>
          </table:table-cell>
          <table:table-cell office:value-type="float" office:value="680.6" calcext:value-type="float">
            <text:p>680,60</text:p>
          </table:table-cell>
          <table:table-cell office:value-type="float" office:value="13964.75" calcext:value-type="float">
            <text:p>13.964,75</text:p>
          </table:table-cell>
          <table:table-cell office:value-type="float" office:value="132.75" calcext:value-type="float">
            <text:p>132,75</text:p>
          </table:table-cell>
          <table:table-cell office:value-type="float" office:value="30.15" calcext:value-type="float">
            <text:p>30,15</text:p>
          </table:table-cell>
          <table:table-cell office:value-type="string" calcext:value-type="string">
            <text:p>---</text:p>
          </table:table-cell>
          <table:table-cell office:value-type="float" office:value="21644.05" calcext:value-type="float">
            <text:p>21.644,05</text:p>
          </table:table-cell>
        </table:table-row>
        <table:table-row table:style-name="ro2">
          <table:table-cell office:value-type="string" calcext:value-type="string">
            <text:p>Rianxo</text:p>
          </table:table-cell>
          <table:table-cell office:value-type="float" office:value="1927.18" calcext:value-type="float">
            <text:p>1.927,18</text:p>
          </table:table-cell>
          <table:table-cell office:value-type="float" office:value="37.2" calcext:value-type="float">
            <text:p>37,20</text:p>
          </table:table-cell>
          <table:table-cell office:value-type="string" calcext:value-type="string">
            <text:p>---</text:p>
          </table:table-cell>
          <table:table-cell office:value-type="float" office:value="78.1" calcext:value-type="float">
            <text:p>78,10</text:p>
          </table:table-cell>
          <table:table-cell office:value-type="float" office:value="4125.22" calcext:value-type="float">
            <text:p>4.125,22</text:p>
          </table:table-cell>
          <table:table-cell office:value-type="float" office:value="14.09" calcext:value-type="float">
            <text:p>14,09</text:p>
          </table:table-cell>
          <table:table-cell office:value-type="float" office:value="1" calcext:value-type="float">
            <text:p>1,00</text:p>
          </table:table-cell>
          <table:table-cell office:value-type="string" calcext:value-type="string">
            <text:p>---</text:p>
          </table:table-cell>
          <table:table-cell office:value-type="float" office:value="6182.79" calcext:value-type="float">
            <text:p>6.182,79</text:p>
          </table:table-cell>
        </table:table-row>
        <table:table-row table:style-name="ro2">
          <table:table-cell office:value-type="string" calcext:value-type="string">
            <text:p>Ribeira</text:p>
          </table:table-cell>
          <table:table-cell office:value-type="float" office:value="10132" calcext:value-type="float">
            <text:p>10.132,00</text:p>
          </table:table-cell>
          <table:table-cell office:value-type="float" office:value="7.7" calcext:value-type="float">
            <text:p>7,70</text:p>
          </table:table-cell>
          <table:table-cell office:value-type="string" calcext:value-type="string">
            <text:p>---</text:p>
          </table:table-cell>
          <table:table-cell office:value-type="float" office:value="30.8" calcext:value-type="float">
            <text:p>30,80</text:p>
          </table:table-cell>
          <table:table-cell office:value-type="float" office:value="9605.74" calcext:value-type="float">
            <text:p>9.605,74</text:p>
          </table:table-cell>
          <table:table-cell office:value-type="float" office:value="29.7" calcext:value-type="float">
            <text:p>29,70</text:p>
          </table:table-cell>
          <table:table-cell office:value-type="float" office:value="67" calcext:value-type="float">
            <text:p>67,00</text:p>
          </table:table-cell>
          <table:table-cell office:value-type="string" calcext:value-type="string">
            <text:p>---</text:p>
          </table:table-cell>
          <table:table-cell office:value-type="float" office:value="19872.94" calcext:value-type="float">
            <text:p>19.872,94</text:p>
          </table:table-cell>
        </table:table-row>
        <table:table-row table:style-name="ro2">
          <table:table-cell office:value-type="string" calcext:value-type="string">
            <text:p>Rois</text:p>
          </table:table-cell>
          <table:table-cell office:value-type="float" office:value="4357.28" calcext:value-type="float">
            <text:p>4.357,28</text:p>
          </table:table-cell>
          <table:table-cell office:value-type="float" office:value="1570" calcext:value-type="float">
            <text:p>1.570,00</text:p>
          </table:table-cell>
          <table:table-cell office:value-type="string" calcext:value-type="string">
            <text:p>---</text:p>
          </table:table-cell>
          <table:table-cell office:value-type="float" office:value="88.71" calcext:value-type="float">
            <text:p>88,71</text:p>
          </table:table-cell>
          <table:table-cell office:value-type="float" office:value="40759.32" calcext:value-type="float">
            <text:p>40.759,32</text:p>
          </table:table-cell>
          <table:table-cell office:value-type="float" office:value="203.13" calcext:value-type="float">
            <text:p>203,13</text:p>
          </table:table-cell>
          <table:table-cell office:value-type="float" office:value="161.06" calcext:value-type="float">
            <text:p>161,06</text:p>
          </table:table-cell>
          <table:table-cell office:value-type="string" calcext:value-type="string">
            <text:p>---</text:p>
          </table:table-cell>
          <table:table-cell office:value-type="float" office:value="47139.5" calcext:value-type="float">
            <text:p>47.139,50</text:p>
          </table:table-cell>
        </table:table-row>
        <table:table-row table:style-name="ro2">
          <table:table-cell office:value-type="string" calcext:value-type="string">
            <text:p>Sada</text:p>
          </table:table-cell>
          <table:table-cell office:value-type="float" office:value="491.7" calcext:value-type="float">
            <text:p>491,70</text:p>
          </table:table-cell>
          <table:table-cell office:value-type="float" office:value="162.8" calcext:value-type="float">
            <text:p>162,80</text:p>
          </table:table-cell>
          <table:table-cell office:value-type="string" calcext:value-type="string">
            <text:p>---</text:p>
          </table:table-cell>
          <table:table-cell office:value-type="float" office:value="10.44" calcext:value-type="float">
            <text:p>10,44</text:p>
          </table:table-cell>
          <table:table-cell office:value-type="float" office:value="10380.45" calcext:value-type="float">
            <text:p>10.380,45</text:p>
          </table:table-cell>
          <table:table-cell office:value-type="float" office:value="192.17" calcext:value-type="float">
            <text:p>192,17</text:p>
          </table:table-cell>
          <table:table-cell office:value-type="float" office:value="162.8" calcext:value-type="float">
            <text:p>162,80</text:p>
          </table:table-cell>
          <table:table-cell office:value-type="string" calcext:value-type="string">
            <text:p>---</text:p>
          </table:table-cell>
          <table:table-cell office:value-type="float" office:value="11400.36" calcext:value-type="float">
            <text:p>11.400,36</text:p>
          </table:table-cell>
        </table:table-row>
        <table:table-row table:style-name="ro2">
          <table:table-cell office:value-type="string" calcext:value-type="string">
            <text:p>San Sadurniño</text:p>
          </table:table-cell>
          <table:table-cell office:value-type="float" office:value="3184.1" calcext:value-type="float">
            <text:p>3.184,10</text:p>
          </table:table-cell>
          <table:table-cell office:value-type="float" office:value="3342.5" calcext:value-type="float">
            <text:p>3.342,50</text:p>
          </table:table-cell>
          <table:table-cell office:value-type="string" calcext:value-type="string">
            <text:p>---</text:p>
          </table:table-cell>
          <table:table-cell office:value-type="float" office:value="1292.55" calcext:value-type="float">
            <text:p>1.292,55</text:p>
          </table:table-cell>
          <table:table-cell office:value-type="float" office:value="73905.4" calcext:value-type="float">
            <text:p>73.905,40</text:p>
          </table:table-cell>
          <table:table-cell office:value-type="float" office:value="803.7" calcext:value-type="float">
            <text:p>803,70</text:p>
          </table:table-cell>
          <table:table-cell office:value-type="float" office:value="20.15" calcext:value-type="float">
            <text:p>20,15</text:p>
          </table:table-cell>
          <table:table-cell table:style-name="a0d81a1" office:value-type="float" office:value="1.1" calcext:value-type="float">
            <text:p>1,10</text:p>
          </table:table-cell>
          <table:table-cell office:value-type="float" office:value="82549.5" calcext:value-type="float">
            <text:p>82.549,50</text:p>
          </table:table-cell>
        </table:table-row>
        <table:table-row table:style-name="ro2">
          <table:table-cell office:value-type="string" calcext:value-type="string">
            <text:p>Santa Comba</text:p>
          </table:table-cell>
          <table:table-cell office:value-type="float" office:value="8657.65" calcext:value-type="float">
            <text:p>8.657,65</text:p>
          </table:table-cell>
          <table:table-cell office:value-type="float" office:value="3238.5" calcext:value-type="float">
            <text:p>3.238,50</text:p>
          </table:table-cell>
          <table:table-cell office:value-type="string" calcext:value-type="string">
            <text:p>---</text:p>
          </table:table-cell>
          <table:table-cell office:value-type="float" office:value="101" calcext:value-type="float">
            <text:p>101,00</text:p>
          </table:table-cell>
          <table:table-cell office:value-type="float" office:value="65321.56" calcext:value-type="float">
            <text:p>65.321,56</text:p>
          </table:table-cell>
          <table:table-cell office:value-type="float" office:value="722.81" calcext:value-type="float">
            <text:p>722,81</text:p>
          </table:table-cell>
          <table:table-cell office:value-type="float" office:value="49" calcext:value-type="float">
            <text:p>49,00</text:p>
          </table:table-cell>
          <table:table-cell table:style-name="a0d81a1" office:value-type="float" office:value="3.3" calcext:value-type="float">
            <text:p>3,30</text:p>
          </table:table-cell>
          <table:table-cell office:value-type="float" office:value="78093.82" calcext:value-type="float">
            <text:p>78.093,82</text:p>
          </table:table-cell>
        </table:table-row>
        <table:table-row table:style-name="ro2">
          <table:table-cell office:value-type="string" calcext:value-type="string">
            <text:p>Santiago de Compostela</text:p>
          </table:table-cell>
          <table:table-cell office:value-type="float" office:value="20423.66" calcext:value-type="float">
            <text:p>20.423,66</text:p>
          </table:table-cell>
          <table:table-cell office:value-type="float" office:value="6155.48" calcext:value-type="float">
            <text:p>6.155,48</text:p>
          </table:table-cell>
          <table:table-cell office:value-type="string" calcext:value-type="string">
            <text:p>---</text:p>
          </table:table-cell>
          <table:table-cell office:value-type="float" office:value="397.25" calcext:value-type="float">
            <text:p>397,25</text:p>
          </table:table-cell>
          <table:table-cell office:value-type="float" office:value="59743.98" calcext:value-type="float">
            <text:p>59.743,98</text:p>
          </table:table-cell>
          <table:table-cell office:value-type="float" office:value="1646.57" calcext:value-type="float">
            <text:p>1.646,57</text:p>
          </table:table-cell>
          <table:table-cell office:value-type="float" office:value="2401.2" calcext:value-type="float">
            <text:p>2.401,20</text:p>
          </table:table-cell>
          <table:table-cell table:style-name="a0d81a1" office:value-type="float" office:value="1" calcext:value-type="float">
            <text:p>1,00</text:p>
          </table:table-cell>
          <table:table-cell office:value-type="float" office:value="90769.14" calcext:value-type="float">
            <text:p>90.769,14</text:p>
          </table:table-cell>
        </table:table-row>
        <table:table-row table:style-name="ro2">
          <table:table-cell office:value-type="string" calcext:value-type="string">
            <text:p>Santiso</text:p>
          </table:table-cell>
          <table:table-cell office:value-type="float" office:value="11823.22" calcext:value-type="float">
            <text:p>11.823,22</text:p>
          </table:table-cell>
          <table:table-cell office:value-type="float" office:value="4847.3" calcext:value-type="float">
            <text:p>4.847,30</text:p>
          </table:table-cell>
          <table:table-cell office:value-type="string" calcext:value-type="string">
            <text:p>---</text:p>
          </table:table-cell>
          <table:table-cell office:value-type="float" office:value="1075.4" calcext:value-type="float">
            <text:p>1.075,40</text:p>
          </table:table-cell>
          <table:table-cell office:value-type="float" office:value="15323.15" calcext:value-type="float">
            <text:p>15.323,15</text:p>
          </table:table-cell>
          <table:table-cell office:value-type="float" office:value="259.92" calcext:value-type="float">
            <text:p>259,92</text:p>
          </table:table-cell>
          <table:table-cell table:style-name="a3e15e1" office:value-type="string" calcext:value-type="string">
            <text:p>---</text:p>
          </table:table-cell>
          <table:table-cell office:value-type="string" calcext:value-type="string">
            <text:p>---</text:p>
          </table:table-cell>
          <table:table-cell office:value-type="float" office:value="33328.99" calcext:value-type="float">
            <text:p>33.328,99</text:p>
          </table:table-cell>
        </table:table-row>
        <table:table-row table:style-name="ro2">
          <table:table-cell office:value-type="string" calcext:value-type="string">
            <text:p>Sobrado</text:p>
          </table:table-cell>
          <table:table-cell office:value-type="float" office:value="6743.5" calcext:value-type="float">
            <text:p>6.743,50</text:p>
          </table:table-cell>
          <table:table-cell office:value-type="float" office:value="1296.4" calcext:value-type="float">
            <text:p>1.296,40</text:p>
          </table:table-cell>
          <table:table-cell office:value-type="string" calcext:value-type="string">
            <text:p>---</text:p>
          </table:table-cell>
          <table:table-cell office:value-type="float" office:value="388.5" calcext:value-type="float">
            <text:p>388,50</text:p>
          </table:table-cell>
          <table:table-cell office:value-type="float" office:value="35707.13" calcext:value-type="float">
            <text:p>35.707,13</text:p>
          </table:table-cell>
          <table:table-cell office:value-type="float" office:value="2541.47" calcext:value-type="float">
            <text:p>2.541,47</text:p>
          </table:table-cell>
          <table:table-cell table:style-name="a3e15e1" office:value-type="string" calcext:value-type="string">
            <text:p>---</text:p>
          </table:table-cell>
          <table:table-cell office:value-type="string" calcext:value-type="string">
            <text:p>---</text:p>
          </table:table-cell>
          <table:table-cell office:value-type="float" office:value="46677" calcext:value-type="float">
            <text:p>46.677,00</text:p>
          </table:table-cell>
        </table:table-row>
        <table:table-row table:style-name="ro2">
          <table:table-cell office:value-type="string" calcext:value-type="string">
            <text:p>Somozas (As)</text:p>
          </table:table-cell>
          <table:table-cell office:value-type="float" office:value="2023.86" calcext:value-type="float">
            <text:p>2.023,86</text:p>
          </table:table-cell>
          <table:table-cell office:value-type="float" office:value="536.43" calcext:value-type="float">
            <text:p>536,43</text:p>
          </table:table-cell>
          <table:table-cell office:value-type="string" calcext:value-type="string">
            <text:p>---</text:p>
          </table:table-cell>
          <table:table-cell table:style-name="a3e15e1" office:value-type="string" calcext:value-type="string">
            <text:p>---</text:p>
          </table:table-cell>
          <table:table-cell office:value-type="float" office:value="50313.69" calcext:value-type="float">
            <text:p>50.313,69</text:p>
          </table:table-cell>
          <table:table-cell office:value-type="float" office:value="1382.86" calcext:value-type="float">
            <text:p>1.382,86</text:p>
          </table:table-cell>
          <table:table-cell office:value-type="float" office:value="104.5" calcext:value-type="float">
            <text:p>104,50</text:p>
          </table:table-cell>
          <table:table-cell office:value-type="string" calcext:value-type="string">
            <text:p>---</text:p>
          </table:table-cell>
          <table:table-cell office:value-type="float" office:value="54361.34" calcext:value-type="float">
            <text:p>54.361,34</text:p>
          </table:table-cell>
        </table:table-row>
        <table:table-row table:style-name="ro2">
          <table:table-cell office:value-type="string" calcext:value-type="string">
            <text:p>Teo</text:p>
          </table:table-cell>
          <table:table-cell office:value-type="float" office:value="10909.46" calcext:value-type="float">
            <text:p>10.909,46</text:p>
          </table:table-cell>
          <table:table-cell office:value-type="float" office:value="178.2" calcext:value-type="float">
            <text:p>178,20</text:p>
          </table:table-cell>
          <table:table-cell table:style-name="a0d81a1" office:value-type="float" office:value="5" calcext:value-type="float">
            <text:p>5,00</text:p>
          </table:table-cell>
          <table:table-cell office:value-type="float" office:value="533" calcext:value-type="float">
            <text:p>533,00</text:p>
          </table:table-cell>
          <table:table-cell office:value-type="float" office:value="8282.25" calcext:value-type="float">
            <text:p>8.282,25</text:p>
          </table:table-cell>
          <table:table-cell office:value-type="float" office:value="639.3" calcext:value-type="float">
            <text:p>639,30</text:p>
          </table:table-cell>
          <table:table-cell office:value-type="float" office:value="32.3" calcext:value-type="float">
            <text:p>32,30</text:p>
          </table:table-cell>
          <table:table-cell office:value-type="string" calcext:value-type="string">
            <text:p>---</text:p>
          </table:table-cell>
          <table:table-cell office:value-type="float" office:value="20579.51" calcext:value-type="float">
            <text:p>20.579,51</text:p>
          </table:table-cell>
        </table:table-row>
        <table:table-row table:style-name="ro2">
          <table:table-cell office:value-type="string" calcext:value-type="string">
            <text:p>Toques</text:p>
          </table:table-cell>
          <table:table-cell office:value-type="float" office:value="560.3" calcext:value-type="float">
            <text:p>560,30</text:p>
          </table:table-cell>
          <table:table-cell office:value-type="float" office:value="292.2" calcext:value-type="float">
            <text:p>292,20</text:p>
          </table:table-cell>
          <table:table-cell office:value-type="string" calcext:value-type="string">
            <text:p>---</text:p>
          </table:table-cell>
          <table:table-cell office:value-type="float" office:value="190.3" calcext:value-type="float">
            <text:p>190,30</text:p>
          </table:table-cell>
          <table:table-cell office:value-type="float" office:value="11027.5" calcext:value-type="float">
            <text:p>11.027,50</text:p>
          </table:table-cell>
          <table:table-cell office:value-type="float" office:value="1653.67" calcext:value-type="float">
            <text:p>1.653,67</text:p>
          </table:table-cell>
          <table:table-cell table:style-name="a3e15e1" office:value-type="string" calcext:value-type="string">
            <text:p>---</text:p>
          </table:table-cell>
          <table:table-cell office:value-type="string" calcext:value-type="string">
            <text:p>---</text:p>
          </table:table-cell>
          <table:table-cell office:value-type="float" office:value="13723.97" calcext:value-type="float">
            <text:p>13.723,97</text:p>
          </table:table-cell>
        </table:table-row>
        <table:table-row table:style-name="ro2">
          <table:table-cell office:value-type="string" calcext:value-type="string">
            <text:p>Tordoia</text:p>
          </table:table-cell>
          <table:table-cell office:value-type="float" office:value="9219.14" calcext:value-type="float">
            <text:p>9.219,14</text:p>
          </table:table-cell>
          <table:table-cell office:value-type="float" office:value="4458.4" calcext:value-type="float">
            <text:p>4.458,40</text:p>
          </table:table-cell>
          <table:table-cell office:value-type="string" calcext:value-type="string">
            <text:p>---</text:p>
          </table:table-cell>
          <table:table-cell office:value-type="float" office:value="1980.2" calcext:value-type="float">
            <text:p>1.980,20</text:p>
          </table:table-cell>
          <table:table-cell office:value-type="float" office:value="43292.59" calcext:value-type="float">
            <text:p>43.292,59</text:p>
          </table:table-cell>
          <table:table-cell office:value-type="float" office:value="548.47" calcext:value-type="float">
            <text:p>548,47</text:p>
          </table:table-cell>
          <table:table-cell office:value-type="float" office:value="22.1" calcext:value-type="float">
            <text:p>22,10</text:p>
          </table:table-cell>
          <table:table-cell office:value-type="string" calcext:value-type="string">
            <text:p>---</text:p>
          </table:table-cell>
          <table:table-cell office:value-type="float" office:value="59520.9" calcext:value-type="float">
            <text:p>59.520,90</text:p>
          </table:table-cell>
        </table:table-row>
        <table:table-row table:style-name="ro2">
          <table:table-cell office:value-type="string" calcext:value-type="string">
            <text:p>Touro</text:p>
          </table:table-cell>
          <table:table-cell office:value-type="float" office:value="25777.32" calcext:value-type="float">
            <text:p>25.777,32</text:p>
          </table:table-cell>
          <table:table-cell office:value-type="float" office:value="2437.51" calcext:value-type="float">
            <text:p>2.437,51</text:p>
          </table:table-cell>
          <table:table-cell office:value-type="string" calcext:value-type="string">
            <text:p>---</text:p>
          </table:table-cell>
          <table:table-cell office:value-type="float" office:value="946.85" calcext:value-type="float">
            <text:p>946,85</text:p>
          </table:table-cell>
          <table:table-cell office:value-type="float" office:value="23786.81" calcext:value-type="float">
            <text:p>23.786,81</text:p>
          </table:table-cell>
          <table:table-cell office:value-type="float" office:value="1590.35" calcext:value-type="float">
            <text:p>1.590,35</text:p>
          </table:table-cell>
          <table:table-cell office:value-type="float" office:value="73.72" calcext:value-type="float">
            <text:p>73,72</text:p>
          </table:table-cell>
          <table:table-cell office:value-type="string" calcext:value-type="string">
            <text:p>---</text:p>
          </table:table-cell>
          <table:table-cell office:value-type="float" office:value="54612.56" calcext:value-type="float">
            <text:p>54.612,56</text:p>
          </table:table-cell>
        </table:table-row>
        <table:table-row table:style-name="ro2">
          <table:table-cell office:value-type="string" calcext:value-type="string">
            <text:p>Trazo</text:p>
          </table:table-cell>
          <table:table-cell office:value-type="float" office:value="15954.8" calcext:value-type="float">
            <text:p>15.954,80</text:p>
          </table:table-cell>
          <table:table-cell office:value-type="float" office:value="2648.1" calcext:value-type="float">
            <text:p>2.648,10</text:p>
          </table:table-cell>
          <table:table-cell table:style-name="a0d81a1" office:value-type="float" office:value="0.44" calcext:value-type="float">
            <text:p>0,44</text:p>
          </table:table-cell>
          <table:table-cell office:value-type="float" office:value="2434.37" calcext:value-type="float">
            <text:p>2.434,37</text:p>
          </table:table-cell>
          <table:table-cell office:value-type="float" office:value="35553.74" calcext:value-type="float">
            <text:p>35.553,74</text:p>
          </table:table-cell>
          <table:table-cell office:value-type="float" office:value="3657.13" calcext:value-type="float">
            <text:p>3.657,13</text:p>
          </table:table-cell>
          <table:table-cell office:value-type="float" office:value="2.86" calcext:value-type="float">
            <text:p>2,86</text:p>
          </table:table-cell>
          <table:table-cell office:value-type="string" calcext:value-type="string">
            <text:p>---</text:p>
          </table:table-cell>
          <table:table-cell office:value-type="float" office:value="60251.44" calcext:value-type="float">
            <text:p>60.251,44</text:p>
          </table:table-cell>
        </table:table-row>
        <table:table-row table:style-name="ro2">
          <table:table-cell office:value-type="string" calcext:value-type="string">
            <text:p>Valdoviño</text:p>
          </table:table-cell>
          <table:table-cell office:value-type="float" office:value="97.9" calcext:value-type="float">
            <text:p>97,90</text:p>
          </table:table-cell>
          <table:table-cell office:value-type="float" office:value="72.6" calcext:value-type="float">
            <text:p>72,60</text:p>
          </table:table-cell>
          <table:table-cell office:value-type="string" calcext:value-type="string">
            <text:p>---</text:p>
          </table:table-cell>
          <table:table-cell office:value-type="float" office:value="59.2" calcext:value-type="float">
            <text:p>59,20</text:p>
          </table:table-cell>
          <table:table-cell office:value-type="float" office:value="46213.18" calcext:value-type="float">
            <text:p>46.213,18</text:p>
          </table:table-cell>
          <table:table-cell office:value-type="float" office:value="61.2" calcext:value-type="float">
            <text:p>61,20</text:p>
          </table:table-cell>
          <table:table-cell office:value-type="float" office:value="30.6" calcext:value-type="float">
            <text:p>30,60</text:p>
          </table:table-cell>
          <table:table-cell office:value-type="string" calcext:value-type="string">
            <text:p>---</text:p>
          </table:table-cell>
          <table:table-cell office:value-type="float" office:value="46534.68" calcext:value-type="float">
            <text:p>46.534,68</text:p>
          </table:table-cell>
        </table:table-row>
        <table:table-row table:style-name="ro2">
          <table:table-cell office:value-type="string" calcext:value-type="string">
            <text:p>Val do Dubra</text:p>
          </table:table-cell>
          <table:table-cell office:value-type="float" office:value="8372.35" calcext:value-type="float">
            <text:p>8.372,35</text:p>
          </table:table-cell>
          <table:table-cell office:value-type="float" office:value="2475.55" calcext:value-type="float">
            <text:p>2.475,55</text:p>
          </table:table-cell>
          <table:table-cell office:value-type="string" calcext:value-type="string">
            <text:p>---</text:p>
          </table:table-cell>
          <table:table-cell office:value-type="float" office:value="1190.75" calcext:value-type="float">
            <text:p>1.190,75</text:p>
          </table:table-cell>
          <table:table-cell office:value-type="float" office:value="44841.42" calcext:value-type="float">
            <text:p>44.841,42</text:p>
          </table:table-cell>
          <table:table-cell office:value-type="float" office:value="519.15" calcext:value-type="float">
            <text:p>519,15</text:p>
          </table:table-cell>
          <table:table-cell office:value-type="float" office:value="16.5" calcext:value-type="float">
            <text:p>16,50</text:p>
          </table:table-cell>
          <table:table-cell office:value-type="string" calcext:value-type="string">
            <text:p>---</text:p>
          </table:table-cell>
          <table:table-cell office:value-type="float" office:value="57415.72" calcext:value-type="float">
            <text:p>57.415,72</text:p>
          </table:table-cell>
        </table:table-row>
        <table:table-row table:style-name="ro2">
          <table:table-cell office:value-type="string" calcext:value-type="string">
            <text:p>Vedra</text:p>
          </table:table-cell>
          <table:table-cell office:value-type="float" office:value="12450.8" calcext:value-type="float">
            <text:p>12.450,80</text:p>
          </table:table-cell>
          <table:table-cell table:style-name="a3e15e1" office:value-type="string" calcext:value-type="string">
            <text:p>---</text:p>
          </table:table-cell>
          <table:table-cell office:value-type="string" calcext:value-type="string">
            <text:p>---</text:p>
          </table:table-cell>
          <table:table-cell office:value-type="float" office:value="398.2" calcext:value-type="float">
            <text:p>398,20</text:p>
          </table:table-cell>
          <table:table-cell office:value-type="float" office:value="7497" calcext:value-type="float">
            <text:p>7.497,00</text:p>
          </table:table-cell>
          <table:table-cell office:value-type="float" office:value="811.93" calcext:value-type="float">
            <text:p>811,93</text:p>
          </table:table-cell>
          <table:table-cell office:value-type="float" office:value="25.3" calcext:value-type="float">
            <text:p>25,30</text:p>
          </table:table-cell>
          <table:table-cell office:value-type="string" calcext:value-type="string">
            <text:p>---</text:p>
          </table:table-cell>
          <table:table-cell office:value-type="float" office:value="21183.23" calcext:value-type="float">
            <text:p>21.183,23</text:p>
          </table:table-cell>
        </table:table-row>
        <table:table-row table:style-name="ro2">
          <table:table-cell office:value-type="string" calcext:value-type="string">
            <text:p>Vilasantar</text:p>
          </table:table-cell>
          <table:table-cell office:value-type="float" office:value="1070.8" calcext:value-type="float">
            <text:p>1.070,80</text:p>
          </table:table-cell>
          <table:table-cell office:value-type="float" office:value="636.7" calcext:value-type="float">
            <text:p>636,70</text:p>
          </table:table-cell>
          <table:table-cell office:value-type="string" calcext:value-type="string">
            <text:p>---</text:p>
          </table:table-cell>
          <table:table-cell office:value-type="float" office:value="89.1" calcext:value-type="float">
            <text:p>89,10</text:p>
          </table:table-cell>
          <table:table-cell office:value-type="float" office:value="33479.36" calcext:value-type="float">
            <text:p>33.479,36</text:p>
          </table:table-cell>
          <table:table-cell office:value-type="float" office:value="3583.88" calcext:value-type="float">
            <text:p>3.583,88</text:p>
          </table:table-cell>
          <table:table-cell office:value-type="float" office:value="161.7" calcext:value-type="float">
            <text:p>161,70</text:p>
          </table:table-cell>
          <table:table-cell table:style-name="a0d81a1" office:value-type="float" office:value="2" calcext:value-type="float">
            <text:p>2,00</text:p>
          </table:table-cell>
          <table:table-cell office:value-type="float" office:value="39023.54" calcext:value-type="float">
            <text:p>39.023,54</text:p>
          </table:table-cell>
        </table:table-row>
        <table:table-row table:style-name="ro2">
          <table:table-cell office:value-type="string" calcext:value-type="string">
            <text:p>Vilarmaior</text:p>
          </table:table-cell>
          <table:table-cell office:value-type="float" office:value="3603.4" calcext:value-type="float">
            <text:p>3.603,40</text:p>
          </table:table-cell>
          <table:table-cell office:value-type="float" office:value="1299.1" calcext:value-type="float">
            <text:p>1.299,10</text:p>
          </table:table-cell>
          <table:table-cell office:value-type="string" calcext:value-type="string">
            <text:p>---</text:p>
          </table:table-cell>
          <table:table-cell office:value-type="float" office:value="9.9" calcext:value-type="float">
            <text:p>9,90</text:p>
          </table:table-cell>
          <table:table-cell office:value-type="float" office:value="25349.87" calcext:value-type="float">
            <text:p>25.349,87</text:p>
          </table:table-cell>
          <table:table-cell office:value-type="float" office:value="439.87" calcext:value-type="float">
            <text:p>439,87</text:p>
          </table:table-cell>
          <table:table-cell office:value-type="float" office:value="5.5" calcext:value-type="float">
            <text:p>5,50</text:p>
          </table:table-cell>
          <table:table-cell office:value-type="string" calcext:value-type="string">
            <text:p>---</text:p>
          </table:table-cell>
          <table:table-cell office:value-type="float" office:value="30707.64" calcext:value-type="float">
            <text:p>30.707,64</text:p>
          </table:table-cell>
        </table:table-row>
        <table:table-row table:style-name="ro2">
          <table:table-cell office:value-type="string" calcext:value-type="string">
            <text:p>Vimianzo</text:p>
          </table:table-cell>
          <table:table-cell office:value-type="float" office:value="17893.12" calcext:value-type="float">
            <text:p>17.893,12</text:p>
          </table:table-cell>
          <table:table-cell office:value-type="float" office:value="2819.9" calcext:value-type="float">
            <text:p>2.819,90</text:p>
          </table:table-cell>
          <table:table-cell office:value-type="string" calcext:value-type="string">
            <text:p>---</text:p>
          </table:table-cell>
          <table:table-cell office:value-type="float" office:value="113.6" calcext:value-type="float">
            <text:p>113,60</text:p>
          </table:table-cell>
          <table:table-cell office:value-type="float" office:value="41572.28" calcext:value-type="float">
            <text:p>41.572,28</text:p>
          </table:table-cell>
          <table:table-cell office:value-type="float" office:value="419.35" calcext:value-type="float">
            <text:p>419,35</text:p>
          </table:table-cell>
          <table:table-cell office:value-type="float" office:value="188.1" calcext:value-type="float">
            <text:p>188,10</text:p>
          </table:table-cell>
          <table:table-cell office:value-type="string" calcext:value-type="string">
            <text:p>---</text:p>
          </table:table-cell>
          <table:table-cell office:value-type="float" office:value="63006.35" calcext:value-type="float">
            <text:p>63.006,35</text:p>
          </table:table-cell>
        </table:table-row>
        <table:table-row table:style-name="ro2">
          <table:table-cell office:value-type="string" calcext:value-type="string">
            <text:p>Zas</text:p>
          </table:table-cell>
          <table:table-cell office:value-type="float" office:value="20695.18" calcext:value-type="float">
            <text:p>20.695,18</text:p>
          </table:table-cell>
          <table:table-cell office:value-type="float" office:value="370.2" calcext:value-type="float">
            <text:p>370,20</text:p>
          </table:table-cell>
          <table:table-cell office:value-type="string" calcext:value-type="string">
            <text:p>---</text:p>
          </table:table-cell>
          <table:table-cell office:value-type="float" office:value="121" calcext:value-type="float">
            <text:p>121,00</text:p>
          </table:table-cell>
          <table:table-cell office:value-type="float" office:value="50005.64" calcext:value-type="float">
            <text:p>50.005,64</text:p>
          </table:table-cell>
          <table:table-cell office:value-type="float" office:value="1196.24" calcext:value-type="float">
            <text:p>1.196,24</text:p>
          </table:table-cell>
          <table:table-cell office:value-type="float" office:value="189" calcext:value-type="float">
            <text:p>189,00</text:p>
          </table:table-cell>
          <table:table-cell office:value-type="string" calcext:value-type="string">
            <text:p>---</text:p>
          </table:table-cell>
          <table:table-cell office:value-type="float" office:value="72577.26" calcext:value-type="float">
            <text:p>72.577,26</text:p>
          </table:table-cell>
        </table:table-row>
        <table:table-row table:style-name="ro2">
          <table:table-cell office:value-type="string" calcext:value-type="string">
            <text:p>Cariño</text:p>
          </table:table-cell>
          <table:table-cell office:value-type="float" office:value="220" calcext:value-type="float">
            <text:p>220,00</text:p>
          </table:table-cell>
          <table:table-cell office:value-type="float" office:value="27.5" calcext:value-type="float">
            <text:p>27,50</text:p>
          </table:table-cell>
          <table:table-cell office:value-type="string" calcext:value-type="string">
            <text:p>---</text:p>
          </table:table-cell>
          <table:table-cell table:style-name="a3e15e1" office:value-type="string" calcext:value-type="string">
            <text:p>---</text:p>
          </table:table-cell>
          <table:table-cell office:value-type="float" office:value="17458.12" calcext:value-type="float">
            <text:p>17.458,12</text:p>
          </table:table-cell>
          <table:table-cell office:value-type="float" office:value="1.1" calcext:value-type="float">
            <text:p>1,10</text:p>
          </table:table-cell>
          <table:table-cell table:style-name="a3e15e1" office:value-type="string" calcext:value-type="string">
            <text:p>---</text:p>
          </table:table-cell>
          <table:table-cell office:value-type="string" calcext:value-type="string">
            <text:p>---</text:p>
          </table:table-cell>
          <table:table-cell office:value-type="float" office:value="17706.72" calcext:value-type="float">
            <text:p>17.706,72</text:p>
          </table:table-cell>
        </table:table-row>
        <table:table-row table:style-name="ro2">
          <table:table-cell office:value-type="string" calcext:value-type="string">
            <text:p>Abadín</text:p>
          </table:table-cell>
          <table:table-cell office:value-type="float" office:value="3758.46" calcext:value-type="float">
            <text:p>3.758,46</text:p>
          </table:table-cell>
          <table:table-cell office:value-type="float" office:value="14866.3" calcext:value-type="float">
            <text:p>14.866,30</text:p>
          </table:table-cell>
          <table:table-cell office:value-type="string" calcext:value-type="string">
            <text:p>---</text:p>
          </table:table-cell>
          <table:table-cell office:value-type="float" office:value="659.34" calcext:value-type="float">
            <text:p>659,34</text:p>
          </table:table-cell>
          <table:table-cell office:value-type="float" office:value="83548.86" calcext:value-type="float">
            <text:p>83.548,86</text:p>
          </table:table-cell>
          <table:table-cell office:value-type="float" office:value="947.37" calcext:value-type="float">
            <text:p>947,37</text:p>
          </table:table-cell>
          <table:table-cell office:value-type="float" office:value="4.99" calcext:value-type="float">
            <text:p>4,99</text:p>
          </table:table-cell>
          <table:table-cell office:value-type="string" calcext:value-type="string">
            <text:p>---</text:p>
          </table:table-cell>
          <table:table-cell office:value-type="float" office:value="103785.32" calcext:value-type="float">
            <text:p>103.785,32</text:p>
          </table:table-cell>
        </table:table-row>
        <table:table-row table:style-name="ro2">
          <table:table-cell office:value-type="string" calcext:value-type="string">
            <text:p>Alfoz</text:p>
          </table:table-cell>
          <table:table-cell office:value-type="float" office:value="6039.79" calcext:value-type="float">
            <text:p>6.039,79</text:p>
          </table:table-cell>
          <table:table-cell office:value-type="float" office:value="951.2" calcext:value-type="float">
            <text:p>951,20</text:p>
          </table:table-cell>
          <table:table-cell office:value-type="string" calcext:value-type="string">
            <text:p>---</text:p>
          </table:table-cell>
          <table:table-cell office:value-type="float" office:value="26.25" calcext:value-type="float">
            <text:p>26,25</text:p>
          </table:table-cell>
          <table:table-cell office:value-type="float" office:value="40140.43" calcext:value-type="float">
            <text:p>40.140,43</text:p>
          </table:table-cell>
          <table:table-cell office:value-type="float" office:value="1161.31" calcext:value-type="float">
            <text:p>1.161,31</text:p>
          </table:table-cell>
          <table:table-cell office:value-type="float" office:value="26.74" calcext:value-type="float">
            <text:p>26,74</text:p>
          </table:table-cell>
          <table:table-cell office:value-type="string" calcext:value-type="string">
            <text:p>---</text:p>
          </table:table-cell>
          <table:table-cell office:value-type="float" office:value="48345.72" calcext:value-type="float">
            <text:p>48.345,72</text:p>
          </table:table-cell>
        </table:table-row>
        <table:table-row table:style-name="ro2">
          <table:table-cell office:value-type="string" calcext:value-type="string">
            <text:p>Antas de Ulla</text:p>
          </table:table-cell>
          <table:table-cell office:value-type="float" office:value="4465.75" calcext:value-type="float">
            <text:p>4.465,75</text:p>
          </table:table-cell>
          <table:table-cell office:value-type="float" office:value="26111.48" calcext:value-type="float">
            <text:p>26.111,48</text:p>
          </table:table-cell>
          <table:table-cell office:value-type="string" calcext:value-type="string">
            <text:p>---</text:p>
          </table:table-cell>
          <table:table-cell office:value-type="float" office:value="181.5" calcext:value-type="float">
            <text:p>181,50</text:p>
          </table:table-cell>
          <table:table-cell office:value-type="float" office:value="11228.42" calcext:value-type="float">
            <text:p>11.228,42</text:p>
          </table:table-cell>
          <table:table-cell office:value-type="float" office:value="1966.7" calcext:value-type="float">
            <text:p>1.966,70</text:p>
          </table:table-cell>
          <table:table-cell table:style-name="a3e15e1" office:value-type="string" calcext:value-type="string">
            <text:p>---</text:p>
          </table:table-cell>
          <table:table-cell office:value-type="string" calcext:value-type="string">
            <text:p>---</text:p>
          </table:table-cell>
          <table:table-cell office:value-type="float" office:value="43953.85" calcext:value-type="float">
            <text:p>43.953,85</text:p>
          </table:table-cell>
        </table:table-row>
        <table:table-row table:style-name="ro2">
          <table:table-cell office:value-type="string" calcext:value-type="string">
            <text:p>Baleira</text:p>
          </table:table-cell>
          <table:table-cell office:value-type="float" office:value="273" calcext:value-type="float">
            <text:p>273,00</text:p>
          </table:table-cell>
          <table:table-cell office:value-type="float" office:value="14493.04" calcext:value-type="float">
            <text:p>14.493,04</text:p>
          </table:table-cell>
          <table:table-cell table:style-name="a0d81a1" office:value-type="float" office:value="1789" calcext:value-type="float">
            <text:p>1.789,00</text:p>
          </table:table-cell>
          <table:table-cell office:value-type="float" office:value="5.55" calcext:value-type="float">
            <text:p>5,55</text:p>
          </table:table-cell>
          <table:table-cell office:value-type="float" office:value="4005.8" calcext:value-type="float">
            <text:p>4.005,80</text:p>
          </table:table-cell>
          <table:table-cell office:value-type="float" office:value="460.26" calcext:value-type="float">
            <text:p>460,26</text:p>
          </table:table-cell>
          <table:table-cell table:style-name="a3e15e1" office:value-type="string" calcext:value-type="string">
            <text:p>---</text:p>
          </table:table-cell>
          <table:table-cell office:value-type="string" calcext:value-type="string">
            <text:p>---</text:p>
          </table:table-cell>
          <table:table-cell office:value-type="float" office:value="21026.65" calcext:value-type="float">
            <text:p>21.026,65</text:p>
          </table:table-cell>
        </table:table-row>
        <table:table-row table:style-name="ro2">
          <table:table-cell office:value-type="string" calcext:value-type="string">
            <text:p>Barreiros</text:p>
          </table:table-cell>
          <table:table-cell office:value-type="float" office:value="1399.93" calcext:value-type="float">
            <text:p>1.399,93</text:p>
          </table:table-cell>
          <table:table-cell office:value-type="float" office:value="931.7" calcext:value-type="float">
            <text:p>931,70</text:p>
          </table:table-cell>
          <table:table-cell office:value-type="string" calcext:value-type="string">
            <text:p>---</text:p>
          </table:table-cell>
          <table:table-cell office:value-type="float" office:value="34.1" calcext:value-type="float">
            <text:p>34,10</text:p>
          </table:table-cell>
          <table:table-cell office:value-type="float" office:value="42633.04" calcext:value-type="float">
            <text:p>42.633,04</text:p>
          </table:table-cell>
          <table:table-cell office:value-type="float" office:value="76.78" calcext:value-type="float">
            <text:p>76,78</text:p>
          </table:table-cell>
          <table:table-cell office:value-type="float" office:value="272.8" calcext:value-type="float">
            <text:p>272,80</text:p>
          </table:table-cell>
          <table:table-cell office:value-type="string" calcext:value-type="string">
            <text:p>---</text:p>
          </table:table-cell>
          <table:table-cell office:value-type="float" office:value="45348.35" calcext:value-type="float">
            <text:p>45.348,35</text:p>
          </table:table-cell>
        </table:table-row>
        <table:table-row table:style-name="ro2">
          <table:table-cell office:value-type="string" calcext:value-type="string">
            <text:p>Becerreá</text:p>
          </table:table-cell>
          <table:table-cell office:value-type="float" office:value="2343.65" calcext:value-type="float">
            <text:p>2.343,65</text:p>
          </table:table-cell>
          <table:table-cell office:value-type="float" office:value="15948.68" calcext:value-type="float">
            <text:p>15.948,68</text:p>
          </table:table-cell>
          <table:table-cell table:style-name="a0d81a1" office:value-type="float" office:value="8602.47" calcext:value-type="float">
            <text:p>8.602,47</text:p>
          </table:table-cell>
          <table:table-cell office:value-type="float" office:value="633.62" calcext:value-type="float">
            <text:p>633,62</text:p>
          </table:table-cell>
          <table:table-cell office:value-type="float" office:value="8331.7" calcext:value-type="float">
            <text:p>8.331,70</text:p>
          </table:table-cell>
          <table:table-cell office:value-type="float" office:value="1592.51" calcext:value-type="float">
            <text:p>1.592,51</text:p>
          </table:table-cell>
          <table:table-cell office:value-type="float" office:value="1" calcext:value-type="float">
            <text:p>1,00</text:p>
          </table:table-cell>
          <table:table-cell table:style-name="a0d81a1" office:value-type="float" office:value="0.33" calcext:value-type="float">
            <text:p>0,33</text:p>
          </table:table-cell>
          <table:table-cell office:value-type="float" office:value="37453.96" calcext:value-type="float">
            <text:p>37.453,96</text:p>
          </table:table-cell>
        </table:table-row>
        <table:table-row table:style-name="ro2">
          <table:table-cell office:value-type="string" calcext:value-type="string">
            <text:p>Begonte</text:p>
          </table:table-cell>
          <table:table-cell office:value-type="float" office:value="4358.47" calcext:value-type="float">
            <text:p>4.358,47</text:p>
          </table:table-cell>
          <table:table-cell office:value-type="float" office:value="40181.42" calcext:value-type="float">
            <text:p>40.181,42</text:p>
          </table:table-cell>
          <table:table-cell office:value-type="string" calcext:value-type="string">
            <text:p>---</text:p>
          </table:table-cell>
          <table:table-cell office:value-type="float" office:value="52.4" calcext:value-type="float">
            <text:p>52,40</text:p>
          </table:table-cell>
          <table:table-cell office:value-type="float" office:value="18752.41" calcext:value-type="float">
            <text:p>18.752,41</text:p>
          </table:table-cell>
          <table:table-cell office:value-type="float" office:value="1844.67" calcext:value-type="float">
            <text:p>1.844,67</text:p>
          </table:table-cell>
          <table:table-cell table:style-name="a3e15e1" office:value-type="string" calcext:value-type="string">
            <text:p>---</text:p>
          </table:table-cell>
          <table:table-cell office:value-type="string" calcext:value-type="string">
            <text:p>---</text:p>
          </table:table-cell>
          <table:table-cell office:value-type="float" office:value="65189.37" calcext:value-type="float">
            <text:p>65.189,37</text:p>
          </table:table-cell>
        </table:table-row>
        <table:table-row table:style-name="ro2">
          <table:table-cell office:value-type="string" calcext:value-type="string">
            <text:p>Bóveda</text:p>
          </table:table-cell>
          <table:table-cell office:value-type="float" office:value="1166.3" calcext:value-type="float">
            <text:p>1.166,30</text:p>
          </table:table-cell>
          <table:table-cell office:value-type="float" office:value="17400" calcext:value-type="float">
            <text:p>17.400,00</text:p>
          </table:table-cell>
          <table:table-cell office:value-type="string" calcext:value-type="string">
            <text:p>---</text:p>
          </table:table-cell>
          <table:table-cell office:value-type="float" office:value="768.7" calcext:value-type="float">
            <text:p>768,70</text:p>
          </table:table-cell>
          <table:table-cell office:value-type="float" office:value="488.33" calcext:value-type="float">
            <text:p>488,33</text:p>
          </table:table-cell>
          <table:table-cell office:value-type="float" office:value="1461.02" calcext:value-type="float">
            <text:p>1.461,02</text:p>
          </table:table-cell>
          <table:table-cell table:style-name="a3e15e1" office:value-type="string" calcext:value-type="string">
            <text:p>---</text:p>
          </table:table-cell>
          <table:table-cell office:value-type="string" calcext:value-type="string">
            <text:p>---</text:p>
          </table:table-cell>
          <table:table-cell office:value-type="float" office:value="21284.35" calcext:value-type="float">
            <text:p>21.284,35</text:p>
          </table:table-cell>
        </table:table-row>
        <table:table-row table:style-name="ro2">
          <table:table-cell office:value-type="string" calcext:value-type="string">
            <text:p>Carballedo</text:p>
          </table:table-cell>
          <table:table-cell office:value-type="float" office:value="7202.6" calcext:value-type="float">
            <text:p>7.202,60</text:p>
          </table:table-cell>
          <table:table-cell office:value-type="float" office:value="865.1" calcext:value-type="float">
            <text:p>865,10</text:p>
          </table:table-cell>
          <table:table-cell office:value-type="string" calcext:value-type="string">
            <text:p>---</text:p>
          </table:table-cell>
          <table:table-cell office:value-type="float" office:value="4" calcext:value-type="float">
            <text:p>4,00</text:p>
          </table:table-cell>
          <table:table-cell office:value-type="float" office:value="772.7" calcext:value-type="float">
            <text:p>772,70</text:p>
          </table:table-cell>
          <table:table-cell office:value-type="float" office:value="913.35" calcext:value-type="float">
            <text:p>913,35</text:p>
          </table:table-cell>
          <table:table-cell table:style-name="a3e15e1" office:value-type="string" calcext:value-type="string">
            <text:p>---</text:p>
          </table:table-cell>
          <table:table-cell office:value-type="string" calcext:value-type="string">
            <text:p>---</text:p>
          </table:table-cell>
          <table:table-cell office:value-type="float" office:value="9757.75" calcext:value-type="float">
            <text:p>9.757,75</text:p>
          </table:table-cell>
        </table:table-row>
        <table:table-row table:style-name="ro2">
          <table:table-cell office:value-type="string" calcext:value-type="string">
            <text:p>Castro de Rei</text:p>
          </table:table-cell>
          <table:table-cell office:value-type="float" office:value="1139" calcext:value-type="float">
            <text:p>1.139,00</text:p>
          </table:table-cell>
          <table:table-cell office:value-type="float" office:value="43213.49" calcext:value-type="float">
            <text:p>43.213,49</text:p>
          </table:table-cell>
          <table:table-cell office:value-type="string" calcext:value-type="string">
            <text:p>---</text:p>
          </table:table-cell>
          <table:table-cell office:value-type="float" office:value="54.91" calcext:value-type="float">
            <text:p>54,91</text:p>
          </table:table-cell>
          <table:table-cell office:value-type="float" office:value="28081.97" calcext:value-type="float">
            <text:p>28.081,97</text:p>
          </table:table-cell>
          <table:table-cell office:value-type="float" office:value="956.71" calcext:value-type="float">
            <text:p>956,71</text:p>
          </table:table-cell>
          <table:table-cell table:style-name="a3e15e1" office:value-type="string" calcext:value-type="string">
            <text:p>---</text:p>
          </table:table-cell>
          <table:table-cell table:style-name="a0d81a1" office:value-type="float" office:value="2" calcext:value-type="float">
            <text:p>2,00</text:p>
          </table:table-cell>
          <table:table-cell office:value-type="float" office:value="73448.08" calcext:value-type="float">
            <text:p>73.448,08</text:p>
          </table:table-cell>
        </table:table-row>
        <table:table-row table:style-name="ro2">
          <table:table-cell office:value-type="string" calcext:value-type="string">
            <text:p>Castroverde</text:p>
          </table:table-cell>
          <table:table-cell office:value-type="float" office:value="2259.71" calcext:value-type="float">
            <text:p>2.259,71</text:p>
          </table:table-cell>
          <table:table-cell office:value-type="float" office:value="47257.65" calcext:value-type="float">
            <text:p>47.257,65</text:p>
          </table:table-cell>
          <table:table-cell table:style-name="a0d81a1" office:value-type="float" office:value="64.9" calcext:value-type="float">
            <text:p>64,90</text:p>
          </table:table-cell>
          <table:table-cell office:value-type="float" office:value="155.07" calcext:value-type="float">
            <text:p>155,07</text:p>
          </table:table-cell>
          <table:table-cell office:value-type="float" office:value="71074.79" calcext:value-type="float">
            <text:p>71.074,79</text:p>
          </table:table-cell>
          <table:table-cell office:value-type="float" office:value="3540.07" calcext:value-type="float">
            <text:p>3.540,07</text:p>
          </table:table-cell>
          <table:table-cell table:style-name="a3e15e1" office:value-type="string" calcext:value-type="string">
            <text:p>---</text:p>
          </table:table-cell>
          <table:table-cell table:style-name="a0d81a1" office:value-type="float" office:value="2" calcext:value-type="float">
            <text:p>2,00</text:p>
          </table:table-cell>
          <table:table-cell office:value-type="float" office:value="124354.19" calcext:value-type="float">
            <text:p>124.354,19</text:p>
          </table:table-cell>
        </table:table-row>
        <table:table-row table:style-name="ro2">
          <table:table-cell office:value-type="string" calcext:value-type="string">
            <text:p>Cervantes</text:p>
          </table:table-cell>
          <table:table-cell office:value-type="float" office:value="936.1" calcext:value-type="float">
            <text:p>936,10</text:p>
          </table:table-cell>
          <table:table-cell office:value-type="float" office:value="18070.7" calcext:value-type="float">
            <text:p>18.070,70</text:p>
          </table:table-cell>
          <table:table-cell table:style-name="a0d81a1" office:value-type="float" office:value="1.5" calcext:value-type="float">
            <text:p>1,50</text:p>
          </table:table-cell>
          <table:table-cell table:style-name="a3e15e1" office:value-type="string" calcext:value-type="string">
            <text:p>---</text:p>
          </table:table-cell>
          <table:table-cell office:value-type="float" office:value="132" calcext:value-type="float">
            <text:p>132,00</text:p>
          </table:table-cell>
          <table:table-cell office:value-type="float" office:value="464.2" calcext:value-type="float">
            <text:p>464,20</text:p>
          </table:table-cell>
          <table:table-cell table:style-name="a3e15e1" office:value-type="string" calcext:value-type="string">
            <text:p>---</text:p>
          </table:table-cell>
          <table:table-cell table:style-name="a0d81a1" office:value-type="float" office:value="0.5" calcext:value-type="float">
            <text:p>0,50</text:p>
          </table:table-cell>
          <table:table-cell office:value-type="float" office:value="19605" calcext:value-type="float">
            <text:p>19.605,00</text:p>
          </table:table-cell>
        </table:table-row>
        <table:table-row table:style-name="ro2">
          <table:table-cell office:value-type="string" calcext:value-type="string">
            <text:p>Cervo</text:p>
          </table:table-cell>
          <table:table-cell office:value-type="float" office:value="5876.8" calcext:value-type="float">
            <text:p>5.876,80</text:p>
          </table:table-cell>
          <table:table-cell office:value-type="float" office:value="1174.8" calcext:value-type="float">
            <text:p>1.174,80</text:p>
          </table:table-cell>
          <table:table-cell office:value-type="string" calcext:value-type="string">
            <text:p>---</text:p>
          </table:table-cell>
          <table:table-cell table:style-name="a3e15e1" office:value-type="string" calcext:value-type="string">
            <text:p>---</text:p>
          </table:table-cell>
          <table:table-cell office:value-type="float" office:value="67196.4" calcext:value-type="float">
            <text:p>67.196,40</text:p>
          </table:table-cell>
          <table:table-cell office:value-type="float" office:value="8.85" calcext:value-type="float">
            <text:p>8,85</text:p>
          </table:table-cell>
          <table:table-cell office:value-type="float" office:value="20" calcext:value-type="float">
            <text:p>20,00</text:p>
          </table:table-cell>
          <table:table-cell office:value-type="string" calcext:value-type="string">
            <text:p>---</text:p>
          </table:table-cell>
          <table:table-cell office:value-type="float" office:value="74276.85" calcext:value-type="float">
            <text:p>74.276,85</text:p>
          </table:table-cell>
        </table:table-row>
        <table:table-row table:style-name="ro2">
          <table:table-cell office:value-type="string" calcext:value-type="string">
            <text:p>Corgo (O)</text:p>
          </table:table-cell>
          <table:table-cell office:value-type="float" office:value="5781.1" calcext:value-type="float">
            <text:p>5.781,10</text:p>
          </table:table-cell>
          <table:table-cell office:value-type="float" office:value="80965.77" calcext:value-type="float">
            <text:p>80.965,77</text:p>
          </table:table-cell>
          <table:table-cell office:value-type="string" calcext:value-type="string">
            <text:p>---</text:p>
          </table:table-cell>
          <table:table-cell office:value-type="float" office:value="313.5" calcext:value-type="float">
            <text:p>313,50</text:p>
          </table:table-cell>
          <table:table-cell office:value-type="float" office:value="2683" calcext:value-type="float">
            <text:p>2.683,00</text:p>
          </table:table-cell>
          <table:table-cell office:value-type="float" office:value="3950.44" calcext:value-type="float">
            <text:p>3.950,44</text:p>
          </table:table-cell>
          <table:table-cell office:value-type="float" office:value="5" calcext:value-type="float">
            <text:p>5,00</text:p>
          </table:table-cell>
          <table:table-cell office:value-type="string" calcext:value-type="string">
            <text:p>---</text:p>
          </table:table-cell>
          <table:table-cell office:value-type="float" office:value="93698.81" calcext:value-type="float">
            <text:p>93.698,81</text:p>
          </table:table-cell>
        </table:table-row>
        <table:table-row table:style-name="ro2">
          <table:table-cell office:value-type="string" calcext:value-type="string">
            <text:p>Cospeito</text:p>
          </table:table-cell>
          <table:table-cell office:value-type="float" office:value="3021.15" calcext:value-type="float">
            <text:p>3.021,15</text:p>
          </table:table-cell>
          <table:table-cell office:value-type="float" office:value="26549.86" calcext:value-type="float">
            <text:p>26.549,86</text:p>
          </table:table-cell>
          <table:table-cell office:value-type="string" calcext:value-type="string">
            <text:p>---</text:p>
          </table:table-cell>
          <table:table-cell office:value-type="float" office:value="123.9" calcext:value-type="float">
            <text:p>123,90</text:p>
          </table:table-cell>
          <table:table-cell office:value-type="float" office:value="10893.86" calcext:value-type="float">
            <text:p>10.893,86</text:p>
          </table:table-cell>
          <table:table-cell office:value-type="float" office:value="1853.14" calcext:value-type="float">
            <text:p>1.853,14</text:p>
          </table:table-cell>
          <table:table-cell table:style-name="a3e15e1" office:value-type="string" calcext:value-type="string">
            <text:p>---</text:p>
          </table:table-cell>
          <table:table-cell table:style-name="a0d81a1" office:value-type="float" office:value="3.12" calcext:value-type="float">
            <text:p>3,12</text:p>
          </table:table-cell>
          <table:table-cell office:value-type="float" office:value="42445.03" calcext:value-type="float">
            <text:p>42.445,03</text:p>
          </table:table-cell>
        </table:table-row>
        <table:table-row table:style-name="ro2">
          <table:table-cell office:value-type="string" calcext:value-type="string">
            <text:p>Chantada</text:p>
          </table:table-cell>
          <table:table-cell office:value-type="float" office:value="10258.74" calcext:value-type="float">
            <text:p>10.258,74</text:p>
          </table:table-cell>
          <table:table-cell office:value-type="float" office:value="2377.1" calcext:value-type="float">
            <text:p>2.377,10</text:p>
          </table:table-cell>
          <table:table-cell office:value-type="string" calcext:value-type="string">
            <text:p>---</text:p>
          </table:table-cell>
          <table:table-cell office:value-type="float" office:value="117.2" calcext:value-type="float">
            <text:p>117,20</text:p>
          </table:table-cell>
          <table:table-cell office:value-type="float" office:value="439.5" calcext:value-type="float">
            <text:p>439,50</text:p>
          </table:table-cell>
          <table:table-cell office:value-type="float" office:value="1235.77" calcext:value-type="float">
            <text:p>1.235,77</text:p>
          </table:table-cell>
          <table:table-cell table:style-name="a3e15e1" office:value-type="string" calcext:value-type="string">
            <text:p>---</text:p>
          </table:table-cell>
          <table:table-cell table:style-name="a0d81a1" office:value-type="float" office:value="5" calcext:value-type="float">
            <text:p>5,00</text:p>
          </table:table-cell>
          <table:table-cell office:value-type="float" office:value="14433.31" calcext:value-type="float">
            <text:p>14.433,31</text:p>
          </table:table-cell>
        </table:table-row>
        <table:table-row table:style-name="ro2">
          <table:table-cell office:value-type="string" calcext:value-type="string">
            <text:p>Folgoso do Courel</text:p>
          </table:table-cell>
          <table:table-cell table:number-columns-repeated="2" table:style-name="a3e15e1" office:value-type="string" calcext:value-type="string">
            <text:p>---</text:p>
          </table:table-cell>
          <table:table-cell table:style-name="a0d81a1" office:value-type="float" office:value="3310" calcext:value-type="float">
            <text:p>3.310,00</text:p>
          </table:table-cell>
          <table:table-cell table:number-columns-repeated="2" table:style-name="a3e15e1" office:value-type="string" calcext:value-type="string">
            <text:p>---</text:p>
          </table:table-cell>
          <table:table-cell office:value-type="float" office:value="16.8" calcext:value-type="float">
            <text:p>16,80</text:p>
          </table:table-cell>
          <table:table-cell table:style-name="a3e15e1" office:value-type="string" calcext:value-type="string">
            <text:p>---</text:p>
          </table:table-cell>
          <table:table-cell office:value-type="string" calcext:value-type="string">
            <text:p>---</text:p>
          </table:table-cell>
          <table:table-cell office:value-type="float" office:value="3326.8" calcext:value-type="float">
            <text:p>3.326,80</text:p>
          </table:table-cell>
        </table:table-row>
        <table:table-row table:style-name="ro2">
          <table:table-cell office:value-type="string" calcext:value-type="string">
            <text:p>Fonsagrada (A)</text:p>
          </table:table-cell>
          <table:table-cell office:value-type="float" office:value="7500.25" calcext:value-type="float">
            <text:p>7.500,25</text:p>
          </table:table-cell>
          <table:table-cell office:value-type="float" office:value="75713.83" calcext:value-type="float">
            <text:p>75.713,83</text:p>
          </table:table-cell>
          <table:table-cell table:style-name="a0d81a1" office:value-type="float" office:value="70841.08" calcext:value-type="float">
            <text:p>70.841,08</text:p>
          </table:table-cell>
          <table:table-cell office:value-type="float" office:value="180" calcext:value-type="float">
            <text:p>180,00</text:p>
          </table:table-cell>
          <table:table-cell office:value-type="float" office:value="16178.04" calcext:value-type="float">
            <text:p>16.178,04</text:p>
          </table:table-cell>
          <table:table-cell office:value-type="float" office:value="5274.19" calcext:value-type="float">
            <text:p>5.274,19</text:p>
          </table:table-cell>
          <table:table-cell table:style-name="a3e15e1" office:value-type="string" calcext:value-type="string">
            <text:p>---</text:p>
          </table:table-cell>
          <table:table-cell table:style-name="a0d81a1" office:value-type="float" office:value="3.5" calcext:value-type="float">
            <text:p>3,50</text:p>
          </table:table-cell>
          <table:table-cell office:value-type="float" office:value="175690.89" calcext:value-type="float">
            <text:p>175.690,89</text:p>
          </table:table-cell>
        </table:table-row>
        <table:table-row table:style-name="ro2">
          <table:table-cell office:value-type="string" calcext:value-type="string">
            <text:p>Foz</text:p>
          </table:table-cell>
          <table:table-cell office:value-type="float" office:value="11202.05" calcext:value-type="float">
            <text:p>11.202,05</text:p>
          </table:table-cell>
          <table:table-cell office:value-type="float" office:value="3250.02" calcext:value-type="float">
            <text:p>3.250,02</text:p>
          </table:table-cell>
          <table:table-cell office:value-type="string" calcext:value-type="string">
            <text:p>---</text:p>
          </table:table-cell>
          <table:table-cell table:style-name="a3e15e1" office:value-type="string" calcext:value-type="string">
            <text:p>---</text:p>
          </table:table-cell>
          <table:table-cell office:value-type="float" office:value="87342.38" calcext:value-type="float">
            <text:p>87.342,38</text:p>
          </table:table-cell>
          <table:table-cell office:value-type="float" office:value="140.1" calcext:value-type="float">
            <text:p>140,10</text:p>
          </table:table-cell>
          <table:table-cell office:value-type="float" office:value="241.87" calcext:value-type="float">
            <text:p>241,87</text:p>
          </table:table-cell>
          <table:table-cell office:value-type="string" calcext:value-type="string">
            <text:p>---</text:p>
          </table:table-cell>
          <table:table-cell office:value-type="float" office:value="102176.42" calcext:value-type="float">
            <text:p>102.176,42</text:p>
          </table:table-cell>
        </table:table-row>
        <table:table-row table:style-name="ro2">
          <table:table-cell office:value-type="string" calcext:value-type="string">
            <text:p>Friol</text:p>
          </table:table-cell>
          <table:table-cell office:value-type="float" office:value="5916.56" calcext:value-type="float">
            <text:p>5.916,56</text:p>
          </table:table-cell>
          <table:table-cell office:value-type="float" office:value="62269.08" calcext:value-type="float">
            <text:p>62.269,08</text:p>
          </table:table-cell>
          <table:table-cell table:style-name="a0d81a1" office:value-type="float" office:value="79" calcext:value-type="float">
            <text:p>79,00</text:p>
          </table:table-cell>
          <table:table-cell office:value-type="float" office:value="2106.24" calcext:value-type="float">
            <text:p>2.106,24</text:p>
          </table:table-cell>
          <table:table-cell office:value-type="float" office:value="36568.74" calcext:value-type="float">
            <text:p>36.568,74</text:p>
          </table:table-cell>
          <table:table-cell office:value-type="float" office:value="3325.25" calcext:value-type="float">
            <text:p>3.325,25</text:p>
          </table:table-cell>
          <table:table-cell table:style-name="a3e15e1" office:value-type="string" calcext:value-type="string">
            <text:p>---</text:p>
          </table:table-cell>
          <table:table-cell table:style-name="a0d81a1" office:value-type="float" office:value="0.42" calcext:value-type="float">
            <text:p>0,42</text:p>
          </table:table-cell>
          <table:table-cell office:value-type="float" office:value="110265.29" calcext:value-type="float">
            <text:p>110.265,29</text:p>
          </table:table-cell>
        </table:table-row>
        <table:table-row table:style-name="ro2">
          <table:table-cell office:value-type="string" calcext:value-type="string">
            <text:p>Xermade</text:p>
          </table:table-cell>
          <table:table-cell office:value-type="float" office:value="8891.84" calcext:value-type="float">
            <text:p>8.891,84</text:p>
          </table:table-cell>
          <table:table-cell office:value-type="float" office:value="6788.02" calcext:value-type="float">
            <text:p>6.788,02</text:p>
          </table:table-cell>
          <table:table-cell office:value-type="string" calcext:value-type="string">
            <text:p>---</text:p>
          </table:table-cell>
          <table:table-cell office:value-type="float" office:value="753.35" calcext:value-type="float">
            <text:p>753,35</text:p>
          </table:table-cell>
          <table:table-cell office:value-type="float" office:value="46422.57" calcext:value-type="float">
            <text:p>46.422,57</text:p>
          </table:table-cell>
          <table:table-cell office:value-type="float" office:value="1543.52" calcext:value-type="float">
            <text:p>1.543,52</text:p>
          </table:table-cell>
          <table:table-cell table:style-name="a3e15e1" office:value-type="string" calcext:value-type="string">
            <text:p>---</text:p>
          </table:table-cell>
          <table:table-cell office:value-type="string" calcext:value-type="string">
            <text:p>---</text:p>
          </table:table-cell>
          <table:table-cell office:value-type="float" office:value="64399.3" calcext:value-type="float">
            <text:p>64.399,30</text:p>
          </table:table-cell>
        </table:table-row>
        <table:table-row table:style-name="ro2">
          <table:table-cell office:value-type="string" calcext:value-type="string">
            <text:p>Guitiriz</text:p>
          </table:table-cell>
          <table:table-cell office:value-type="float" office:value="13612.15" calcext:value-type="float">
            <text:p>13.612,15</text:p>
          </table:table-cell>
          <table:table-cell office:value-type="float" office:value="32611.81" calcext:value-type="float">
            <text:p>32.611,81</text:p>
          </table:table-cell>
          <table:table-cell office:value-type="string" calcext:value-type="string">
            <text:p>---</text:p>
          </table:table-cell>
          <table:table-cell office:value-type="float" office:value="1712.59" calcext:value-type="float">
            <text:p>1.712,59</text:p>
          </table:table-cell>
          <table:table-cell office:value-type="float" office:value="39782.72" calcext:value-type="float">
            <text:p>39.782,72</text:p>
          </table:table-cell>
          <table:table-cell office:value-type="float" office:value="4141.56" calcext:value-type="float">
            <text:p>4.141,56</text:p>
          </table:table-cell>
          <table:table-cell table:style-name="a3e15e1" office:value-type="string" calcext:value-type="string">
            <text:p>---</text:p>
          </table:table-cell>
          <table:table-cell table:style-name="a0d81a1" office:value-type="float" office:value="0.8" calcext:value-type="float">
            <text:p>0,80</text:p>
          </table:table-cell>
          <table:table-cell office:value-type="float" office:value="91861.63" calcext:value-type="float">
            <text:p>91.861,63</text:p>
          </table:table-cell>
        </table:table-row>
        <table:table-row table:style-name="ro2">
          <table:table-cell office:value-type="string" calcext:value-type="string">
            <text:p>Guntín</text:p>
          </table:table-cell>
          <table:table-cell office:value-type="float" office:value="1561.22" calcext:value-type="float">
            <text:p>1.561,22</text:p>
          </table:table-cell>
          <table:table-cell office:value-type="float" office:value="43316.91" calcext:value-type="float">
            <text:p>43.316,91</text:p>
          </table:table-cell>
          <table:table-cell office:value-type="string" calcext:value-type="string">
            <text:p>---</text:p>
          </table:table-cell>
          <table:table-cell office:value-type="float" office:value="2769.6" calcext:value-type="float">
            <text:p>2.769,60</text:p>
          </table:table-cell>
          <table:table-cell office:value-type="float" office:value="15973.84" calcext:value-type="float">
            <text:p>15.973,84</text:p>
          </table:table-cell>
          <table:table-cell office:value-type="float" office:value="2469.54" calcext:value-type="float">
            <text:p>2.469,54</text:p>
          </table:table-cell>
          <table:table-cell table:style-name="a3e15e1" office:value-type="string" calcext:value-type="string">
            <text:p>---</text:p>
          </table:table-cell>
          <table:table-cell office:value-type="string" calcext:value-type="string">
            <text:p>---</text:p>
          </table:table-cell>
          <table:table-cell office:value-type="float" office:value="66091.11" calcext:value-type="float">
            <text:p>66.091,11</text:p>
          </table:table-cell>
        </table:table-row>
        <table:table-row table:style-name="ro2">
          <table:table-cell office:value-type="string" calcext:value-type="string">
            <text:p>Incio (O)</text:p>
          </table:table-cell>
          <table:table-cell office:value-type="float" office:value="3388.35" calcext:value-type="float">
            <text:p>3.388,35</text:p>
          </table:table-cell>
          <table:table-cell office:value-type="float" office:value="9535.7" calcext:value-type="float">
            <text:p>9.535,70</text:p>
          </table:table-cell>
          <table:table-cell office:value-type="string" calcext:value-type="string">
            <text:p>---</text:p>
          </table:table-cell>
          <table:table-cell office:value-type="float" office:value="49.5" calcext:value-type="float">
            <text:p>49,50</text:p>
          </table:table-cell>
          <table:table-cell office:value-type="float" office:value="479.6" calcext:value-type="float">
            <text:p>479,60</text:p>
          </table:table-cell>
          <table:table-cell office:value-type="float" office:value="1469.93" calcext:value-type="float">
            <text:p>1.469,93</text:p>
          </table:table-cell>
          <table:table-cell table:style-name="a3e15e1" office:value-type="string" calcext:value-type="string">
            <text:p>---</text:p>
          </table:table-cell>
          <table:table-cell office:value-type="string" calcext:value-type="string">
            <text:p>---</text:p>
          </table:table-cell>
          <table:table-cell office:value-type="float" office:value="14923.08" calcext:value-type="float">
            <text:p>14.923,08</text:p>
          </table:table-cell>
        </table:table-row>
        <table:table-row table:style-name="ro2">
          <table:table-cell office:value-type="string" calcext:value-type="string">
            <text:p>Xove</text:p>
          </table:table-cell>
          <table:table-cell office:value-type="float" office:value="983.35" calcext:value-type="float">
            <text:p>983,35</text:p>
          </table:table-cell>
          <table:table-cell office:value-type="float" office:value="102.3" calcext:value-type="float">
            <text:p>102,30</text:p>
          </table:table-cell>
          <table:table-cell office:value-type="string" calcext:value-type="string">
            <text:p>---</text:p>
          </table:table-cell>
          <table:table-cell office:value-type="float" office:value="3.3" calcext:value-type="float">
            <text:p>3,30</text:p>
          </table:table-cell>
          <table:table-cell office:value-type="float" office:value="80124.57" calcext:value-type="float">
            <text:p>80.124,57</text:p>
          </table:table-cell>
          <table:table-cell office:value-type="float" office:value="174.1" calcext:value-type="float">
            <text:p>174,10</text:p>
          </table:table-cell>
          <table:table-cell office:value-type="float" office:value="103.4" calcext:value-type="float">
            <text:p>103,40</text:p>
          </table:table-cell>
          <table:table-cell office:value-type="string" calcext:value-type="string">
            <text:p>---</text:p>
          </table:table-cell>
          <table:table-cell office:value-type="float" office:value="81491.02" calcext:value-type="float">
            <text:p>81.491,02</text:p>
          </table:table-cell>
        </table:table-row>
        <table:table-row table:style-name="ro2">
          <table:table-cell office:value-type="string" calcext:value-type="string">
            <text:p>Láncara</text:p>
          </table:table-cell>
          <table:table-cell office:value-type="float" office:value="62.9" calcext:value-type="float">
            <text:p>62,90</text:p>
          </table:table-cell>
          <table:table-cell office:value-type="float" office:value="19679.1" calcext:value-type="float">
            <text:p>19.679,10</text:p>
          </table:table-cell>
          <table:table-cell table:style-name="a0d81a1" office:value-type="float" office:value="5.5" calcext:value-type="float">
            <text:p>5,50</text:p>
          </table:table-cell>
          <table:table-cell office:value-type="float" office:value="143" calcext:value-type="float">
            <text:p>143,00</text:p>
          </table:table-cell>
          <table:table-cell office:value-type="float" office:value="814" calcext:value-type="float">
            <text:p>814,00</text:p>
          </table:table-cell>
          <table:table-cell office:value-type="float" office:value="2050.08" calcext:value-type="float">
            <text:p>2.050,08</text:p>
          </table:table-cell>
          <table:table-cell table:style-name="a3e15e1" office:value-type="string" calcext:value-type="string">
            <text:p>---</text:p>
          </table:table-cell>
          <table:table-cell office:value-type="string" calcext:value-type="string">
            <text:p>---</text:p>
          </table:table-cell>
          <table:table-cell office:value-type="float" office:value="22754.58" calcext:value-type="float">
            <text:p>22.754,58</text:p>
          </table:table-cell>
        </table:table-row>
        <table:table-row table:style-name="ro2">
          <table:table-cell office:value-type="string" calcext:value-type="string">
            <text:p>Lourenzá</text:p>
          </table:table-cell>
          <table:table-cell office:value-type="float" office:value="1983.52" calcext:value-type="float">
            <text:p>1.983,52</text:p>
          </table:table-cell>
          <table:table-cell office:value-type="float" office:value="1965.7" calcext:value-type="float">
            <text:p>1.965,70</text:p>
          </table:table-cell>
          <table:table-cell office:value-type="string" calcext:value-type="string">
            <text:p>---</text:p>
          </table:table-cell>
          <table:table-cell table:style-name="a3e15e1" office:value-type="string" calcext:value-type="string">
            <text:p>---</text:p>
          </table:table-cell>
          <table:table-cell office:value-type="float" office:value="45598.63" calcext:value-type="float">
            <text:p>45.598,63</text:p>
          </table:table-cell>
          <table:table-cell office:value-type="float" office:value="709.68" calcext:value-type="float">
            <text:p>709,68</text:p>
          </table:table-cell>
          <table:table-cell office:value-type="float" office:value="185.69" calcext:value-type="float">
            <text:p>185,69</text:p>
          </table:table-cell>
          <table:table-cell office:value-type="string" calcext:value-type="string">
            <text:p>---</text:p>
          </table:table-cell>
          <table:table-cell office:value-type="float" office:value="50443.22" calcext:value-type="float">
            <text:p>50.443,22</text:p>
          </table:table-cell>
        </table:table-row>
        <table:table-row table:style-name="ro2">
          <table:table-cell office:value-type="string" calcext:value-type="string">
            <text:p>Lugo</text:p>
          </table:table-cell>
          <table:table-cell office:value-type="float" office:value="6094.6" calcext:value-type="float">
            <text:p>6.094,60</text:p>
          </table:table-cell>
          <table:table-cell office:value-type="float" office:value="88066.71" calcext:value-type="float">
            <text:p>88.066,71</text:p>
          </table:table-cell>
          <table:table-cell office:value-type="string" calcext:value-type="string">
            <text:p>---</text:p>
          </table:table-cell>
          <table:table-cell office:value-type="float" office:value="146.36" calcext:value-type="float">
            <text:p>146,36</text:p>
          </table:table-cell>
          <table:table-cell office:value-type="float" office:value="19850.26" calcext:value-type="float">
            <text:p>19.850,26</text:p>
          </table:table-cell>
          <table:table-cell office:value-type="float" office:value="8037.59" calcext:value-type="float">
            <text:p>8.037,59</text:p>
          </table:table-cell>
          <table:table-cell office:value-type="float" office:value="2.55" calcext:value-type="float">
            <text:p>2,55</text:p>
          </table:table-cell>
          <table:table-cell table:style-name="a0d81a1" office:value-type="float" office:value="4.4" calcext:value-type="float">
            <text:p>4,40</text:p>
          </table:table-cell>
          <table:table-cell office:value-type="float" office:value="122202.47" calcext:value-type="float">
            <text:p>122.202,47</text:p>
          </table:table-cell>
        </table:table-row>
        <table:table-row table:style-name="ro2">
          <table:table-cell office:value-type="string" calcext:value-type="string">
            <text:p>Meira</text:p>
          </table:table-cell>
          <table:table-cell office:value-type="float" office:value="1008.1" calcext:value-type="float">
            <text:p>1.008,10</text:p>
          </table:table-cell>
          <table:table-cell office:value-type="float" office:value="10492.9" calcext:value-type="float">
            <text:p>10.492,90</text:p>
          </table:table-cell>
          <table:table-cell office:value-type="string" calcext:value-type="string">
            <text:p>---</text:p>
          </table:table-cell>
          <table:table-cell office:value-type="float" office:value="0.5" calcext:value-type="float">
            <text:p>0,50</text:p>
          </table:table-cell>
          <table:table-cell office:value-type="float" office:value="25066.54" calcext:value-type="float">
            <text:p>25.066,54</text:p>
          </table:table-cell>
          <table:table-cell office:value-type="float" office:value="100.28" calcext:value-type="float">
            <text:p>100,28</text:p>
          </table:table-cell>
          <table:table-cell office:value-type="float" office:value="1" calcext:value-type="float">
            <text:p>1,00</text:p>
          </table:table-cell>
          <table:table-cell table:style-name="a0d81a1" office:value-type="float" office:value="2.01" calcext:value-type="float">
            <text:p>2,01</text:p>
          </table:table-cell>
          <table:table-cell office:value-type="float" office:value="36671.33" calcext:value-type="float">
            <text:p>36.671,33</text:p>
          </table:table-cell>
        </table:table-row>
        <table:table-row table:style-name="ro2">
          <table:table-cell office:value-type="string" calcext:value-type="string">
            <text:p>Mondoñedo</text:p>
          </table:table-cell>
          <table:table-cell office:value-type="float" office:value="3446.34" calcext:value-type="float">
            <text:p>3.446,34</text:p>
          </table:table-cell>
          <table:table-cell office:value-type="float" office:value="18737.75" calcext:value-type="float">
            <text:p>18.737,75</text:p>
          </table:table-cell>
          <table:table-cell table:style-name="a0d81a1" office:value-type="float" office:value="839.3" calcext:value-type="float">
            <text:p>839,30</text:p>
          </table:table-cell>
          <table:table-cell office:value-type="float" office:value="14.86" calcext:value-type="float">
            <text:p>14,86</text:p>
          </table:table-cell>
          <table:table-cell office:value-type="float" office:value="84764.35" calcext:value-type="float">
            <text:p>84.764,35</text:p>
          </table:table-cell>
          <table:table-cell office:value-type="float" office:value="1097.61" calcext:value-type="float">
            <text:p>1.097,61</text:p>
          </table:table-cell>
          <table:table-cell office:value-type="float" office:value="22.45" calcext:value-type="float">
            <text:p>22,45</text:p>
          </table:table-cell>
          <table:table-cell office:value-type="string" calcext:value-type="string">
            <text:p>---</text:p>
          </table:table-cell>
          <table:table-cell office:value-type="float" office:value="108922.66" calcext:value-type="float">
            <text:p>108.922,66</text:p>
          </table:table-cell>
        </table:table-row>
        <table:table-row table:style-name="ro2">
          <table:table-cell office:value-type="string" calcext:value-type="string">
            <text:p>Monforte de Lemos</text:p>
          </table:table-cell>
          <table:table-cell office:value-type="float" office:value="13890.5" calcext:value-type="float">
            <text:p>13.890,50</text:p>
          </table:table-cell>
          <table:table-cell office:value-type="float" office:value="31239.18" calcext:value-type="float">
            <text:p>31.239,18</text:p>
          </table:table-cell>
          <table:table-cell office:value-type="string" calcext:value-type="string">
            <text:p>---</text:p>
          </table:table-cell>
          <table:table-cell office:value-type="float" office:value="3765.16" calcext:value-type="float">
            <text:p>3.765,16</text:p>
          </table:table-cell>
          <table:table-cell office:value-type="float" office:value="205" calcext:value-type="float">
            <text:p>205,00</text:p>
          </table:table-cell>
          <table:table-cell office:value-type="float" office:value="2064.5" calcext:value-type="float">
            <text:p>2.064,50</text:p>
          </table:table-cell>
          <table:table-cell office:value-type="float" office:value="7" calcext:value-type="float">
            <text:p>7,00</text:p>
          </table:table-cell>
          <table:table-cell office:value-type="string" calcext:value-type="string">
            <text:p>---</text:p>
          </table:table-cell>
          <table:table-cell office:value-type="float" office:value="51171.34" calcext:value-type="float">
            <text:p>51.171,34</text:p>
          </table:table-cell>
        </table:table-row>
        <table:table-row table:style-name="ro2">
          <table:table-cell office:value-type="string" calcext:value-type="string">
            <text:p>Monterroso</text:p>
          </table:table-cell>
          <table:table-cell office:value-type="float" office:value="4480.9" calcext:value-type="float">
            <text:p>4.480,90</text:p>
          </table:table-cell>
          <table:table-cell office:value-type="float" office:value="31259.13" calcext:value-type="float">
            <text:p>31.259,13</text:p>
          </table:table-cell>
          <table:table-cell office:value-type="string" calcext:value-type="string">
            <text:p>---</text:p>
          </table:table-cell>
          <table:table-cell office:value-type="float" office:value="517" calcext:value-type="float">
            <text:p>517,00</text:p>
          </table:table-cell>
          <table:table-cell office:value-type="float" office:value="7454.5" calcext:value-type="float">
            <text:p>7.454,50</text:p>
          </table:table-cell>
          <table:table-cell office:value-type="float" office:value="1487.47" calcext:value-type="float">
            <text:p>1.487,47</text:p>
          </table:table-cell>
          <table:table-cell table:style-name="a3e15e1" office:value-type="string" calcext:value-type="string">
            <text:p>---</text:p>
          </table:table-cell>
          <table:table-cell office:value-type="string" calcext:value-type="string">
            <text:p>---</text:p>
          </table:table-cell>
          <table:table-cell office:value-type="float" office:value="45199" calcext:value-type="float">
            <text:p>45.199,00</text:p>
          </table:table-cell>
        </table:table-row>
        <table:table-row table:style-name="ro2">
          <table:table-cell office:value-type="string" calcext:value-type="string">
            <text:p>Muras</text:p>
          </table:table-cell>
          <table:table-cell office:value-type="float" office:value="658.4" calcext:value-type="float">
            <text:p>658,40</text:p>
          </table:table-cell>
          <table:table-cell office:value-type="float" office:value="4246.5" calcext:value-type="float">
            <text:p>4.246,50</text:p>
          </table:table-cell>
          <table:table-cell table:style-name="a0d81a1" office:value-type="float" office:value="2164.2" calcext:value-type="float">
            <text:p>2.164,20</text:p>
          </table:table-cell>
          <table:table-cell office:value-type="float" office:value="1.1" calcext:value-type="float">
            <text:p>1,10</text:p>
          </table:table-cell>
          <table:table-cell office:value-type="float" office:value="14654.92" calcext:value-type="float">
            <text:p>14.654,92</text:p>
          </table:table-cell>
          <table:table-cell office:value-type="float" office:value="316.4" calcext:value-type="float">
            <text:p>316,40</text:p>
          </table:table-cell>
          <table:table-cell table:style-name="a3e15e1" office:value-type="string" calcext:value-type="string">
            <text:p>---</text:p>
          </table:table-cell>
          <table:table-cell office:value-type="string" calcext:value-type="string">
            <text:p>---</text:p>
          </table:table-cell>
          <table:table-cell office:value-type="float" office:value="22041.52" calcext:value-type="float">
            <text:p>22.041,52</text:p>
          </table:table-cell>
        </table:table-row>
        <table:table-row table:style-name="ro2">
          <table:table-cell office:value-type="string" calcext:value-type="string">
            <text:p>Navia de Suarna</text:p>
          </table:table-cell>
          <table:table-cell office:value-type="float" office:value="82.5" calcext:value-type="float">
            <text:p>82,50</text:p>
          </table:table-cell>
          <table:table-cell office:value-type="float" office:value="22933.07" calcext:value-type="float">
            <text:p>22.933,07</text:p>
          </table:table-cell>
          <table:table-cell table:style-name="a0d81a1" office:value-type="float" office:value="4547.84" calcext:value-type="float">
            <text:p>4.547,84</text:p>
          </table:table-cell>
          <table:table-cell office:value-type="float" office:value="2522.3" calcext:value-type="float">
            <text:p>2.522,30</text:p>
          </table:table-cell>
          <table:table-cell office:value-type="float" office:value="4225.9" calcext:value-type="float">
            <text:p>4.225,90</text:p>
          </table:table-cell>
          <table:table-cell office:value-type="float" office:value="336.47" calcext:value-type="float">
            <text:p>336,47</text:p>
          </table:table-cell>
          <table:table-cell table:style-name="a3e15e1" office:value-type="string" calcext:value-type="string">
            <text:p>---</text:p>
          </table:table-cell>
          <table:table-cell office:value-type="string" calcext:value-type="string">
            <text:p>---</text:p>
          </table:table-cell>
          <table:table-cell office:value-type="float" office:value="34648.08" calcext:value-type="float">
            <text:p>34.648,08</text:p>
          </table:table-cell>
        </table:table-row>
        <table:table-row table:style-name="ro2">
          <table:table-cell office:value-type="string" calcext:value-type="string">
            <text:p>Negueira de Muñiz</text:p>
          </table:table-cell>
          <table:table-cell table:style-name="a3e15e1" office:value-type="string" calcext:value-type="string">
            <text:p>---</text:p>
          </table:table-cell>
          <table:table-cell office:value-type="float" office:value="1527.5" calcext:value-type="float">
            <text:p>1.527,50</text:p>
          </table:table-cell>
          <table:table-cell office:value-type="string" calcext:value-type="string">
            <text:p>---</text:p>
          </table:table-cell>
          <table:table-cell table:style-name="a3e15e1" office:value-type="string" calcext:value-type="string">
            <text:p>---</text:p>
          </table:table-cell>
          <table:table-cell office:value-type="float" office:value="755.5" calcext:value-type="float">
            <text:p>755,50</text:p>
          </table:table-cell>
          <table:table-cell table:number-columns-repeated="2" table:style-name="a3e15e1" office:value-type="string" calcext:value-type="string">
            <text:p>---</text:p>
          </table:table-cell>
          <table:table-cell office:value-type="string" calcext:value-type="string">
            <text:p>---</text:p>
          </table:table-cell>
          <table:table-cell office:value-type="float" office:value="2283" calcext:value-type="float">
            <text:p>2.283,00</text:p>
          </table:table-cell>
        </table:table-row>
        <table:table-row table:style-name="ro2">
          <table:table-cell office:value-type="string" calcext:value-type="string">
            <text:p>Nogais (As)</text:p>
          </table:table-cell>
          <table:table-cell table:style-name="a3e15e1" office:value-type="string" calcext:value-type="string">
            <text:p>---</text:p>
          </table:table-cell>
          <table:table-cell office:value-type="float" office:value="4909.8" calcext:value-type="float">
            <text:p>4.909,80</text:p>
          </table:table-cell>
          <table:table-cell office:value-type="string" calcext:value-type="string">
            <text:p>---</text:p>
          </table:table-cell>
          <table:table-cell office:value-type="float" office:value="0.3" calcext:value-type="float">
            <text:p>0,30</text:p>
          </table:table-cell>
          <table:table-cell office:value-type="float" office:value="3307.8" calcext:value-type="float">
            <text:p>3.307,80</text:p>
          </table:table-cell>
          <table:table-cell office:value-type="float" office:value="629.07" calcext:value-type="float">
            <text:p>629,07</text:p>
          </table:table-cell>
          <table:table-cell table:style-name="a3e15e1" office:value-type="string" calcext:value-type="string">
            <text:p>---</text:p>
          </table:table-cell>
          <table:table-cell office:value-type="string" calcext:value-type="string">
            <text:p>---</text:p>
          </table:table-cell>
          <table:table-cell office:value-type="float" office:value="8846.97" calcext:value-type="float">
            <text:p>8.846,97</text:p>
          </table:table-cell>
        </table:table-row>
        <table:table-row table:style-name="ro2">
          <table:table-cell office:value-type="string" calcext:value-type="string">
            <text:p>Ourol</text:p>
          </table:table-cell>
          <table:table-cell office:value-type="float" office:value="7911.97" calcext:value-type="float">
            <text:p>7.911,97</text:p>
          </table:table-cell>
          <table:table-cell office:value-type="float" office:value="17903.32" calcext:value-type="float">
            <text:p>17.903,32</text:p>
          </table:table-cell>
          <table:table-cell table:style-name="a0d81a1" office:value-type="float" office:value="406.7" calcext:value-type="float">
            <text:p>406,70</text:p>
          </table:table-cell>
          <table:table-cell office:value-type="float" office:value="230.45" calcext:value-type="float">
            <text:p>230,45</text:p>
          </table:table-cell>
          <table:table-cell office:value-type="float" office:value="75769.33" calcext:value-type="float">
            <text:p>75.769,33</text:p>
          </table:table-cell>
          <table:table-cell office:value-type="float" office:value="925.47" calcext:value-type="float">
            <text:p>925,47</text:p>
          </table:table-cell>
          <table:table-cell office:value-type="float" office:value="12.7" calcext:value-type="float">
            <text:p>12,70</text:p>
          </table:table-cell>
          <table:table-cell table:style-name="a0d81a1" office:value-type="float" office:value="20.9" calcext:value-type="float">
            <text:p>20,90</text:p>
          </table:table-cell>
          <table:table-cell office:value-type="float" office:value="103180.84" calcext:value-type="float">
            <text:p>103.180,84</text:p>
          </table:table-cell>
        </table:table-row>
        <table:table-row table:style-name="ro2">
          <table:table-cell office:value-type="string" calcext:value-type="string">
            <text:p>Outeiro de Rei</text:p>
          </table:table-cell>
          <table:table-cell office:value-type="float" office:value="4109.46" calcext:value-type="float">
            <text:p>4.109,46</text:p>
          </table:table-cell>
          <table:table-cell office:value-type="float" office:value="49099.39" calcext:value-type="float">
            <text:p>49.099,39</text:p>
          </table:table-cell>
          <table:table-cell office:value-type="string" calcext:value-type="string">
            <text:p>---</text:p>
          </table:table-cell>
          <table:table-cell office:value-type="float" office:value="366.1" calcext:value-type="float">
            <text:p>366,10</text:p>
          </table:table-cell>
          <table:table-cell office:value-type="float" office:value="31893.06" calcext:value-type="float">
            <text:p>31.893,06</text:p>
          </table:table-cell>
          <table:table-cell office:value-type="float" office:value="1076" calcext:value-type="float">
            <text:p>1.076,00</text:p>
          </table:table-cell>
          <table:table-cell office:value-type="float" office:value="2.2" calcext:value-type="float">
            <text:p>2,20</text:p>
          </table:table-cell>
          <table:table-cell office:value-type="string" calcext:value-type="string">
            <text:p>---</text:p>
          </table:table-cell>
          <table:table-cell office:value-type="float" office:value="86546.21" calcext:value-type="float">
            <text:p>86.546,21</text:p>
          </table:table-cell>
        </table:table-row>
        <table:table-row table:style-name="ro2">
          <table:table-cell office:value-type="string" calcext:value-type="string">
            <text:p>Palas de Rei</text:p>
          </table:table-cell>
          <table:table-cell office:value-type="float" office:value="3885.31" calcext:value-type="float">
            <text:p>3.885,31</text:p>
          </table:table-cell>
          <table:table-cell office:value-type="float" office:value="14439.8" calcext:value-type="float">
            <text:p>14.439,80</text:p>
          </table:table-cell>
          <table:table-cell office:value-type="string" calcext:value-type="string">
            <text:p>---</text:p>
          </table:table-cell>
          <table:table-cell office:value-type="float" office:value="385.93" calcext:value-type="float">
            <text:p>385,93</text:p>
          </table:table-cell>
          <table:table-cell office:value-type="float" office:value="33470.06" calcext:value-type="float">
            <text:p>33.470,06</text:p>
          </table:table-cell>
          <table:table-cell office:value-type="float" office:value="3651.27" calcext:value-type="float">
            <text:p>3.651,27</text:p>
          </table:table-cell>
          <table:table-cell office:value-type="float" office:value="0.04" calcext:value-type="float">
            <text:p>0,04</text:p>
          </table:table-cell>
          <table:table-cell office:value-type="string" calcext:value-type="string">
            <text:p>---</text:p>
          </table:table-cell>
          <table:table-cell office:value-type="float" office:value="55832.41" calcext:value-type="float">
            <text:p>55.832,41</text:p>
          </table:table-cell>
        </table:table-row>
        <table:table-row table:style-name="ro2">
          <table:table-cell office:value-type="string" calcext:value-type="string">
            <text:p>Pantón</text:p>
          </table:table-cell>
          <table:table-cell office:value-type="float" office:value="3975.85" calcext:value-type="float">
            <text:p>3.975,85</text:p>
          </table:table-cell>
          <table:table-cell office:value-type="float" office:value="4442.4" calcext:value-type="float">
            <text:p>4.442,40</text:p>
          </table:table-cell>
          <table:table-cell office:value-type="string" calcext:value-type="string">
            <text:p>---</text:p>
          </table:table-cell>
          <table:table-cell office:value-type="float" office:value="440.96" calcext:value-type="float">
            <text:p>440,96</text:p>
          </table:table-cell>
          <table:table-cell office:value-type="float" office:value="12.64" calcext:value-type="float">
            <text:p>12,64</text:p>
          </table:table-cell>
          <table:table-cell office:value-type="float" office:value="585.42" calcext:value-type="float">
            <text:p>585,42</text:p>
          </table:table-cell>
          <table:table-cell office:value-type="float" office:value="0.73" calcext:value-type="float">
            <text:p>0,73</text:p>
          </table:table-cell>
          <table:table-cell office:value-type="string" calcext:value-type="string">
            <text:p>---</text:p>
          </table:table-cell>
          <table:table-cell office:value-type="float" office:value="9458" calcext:value-type="float">
            <text:p>9.458,00</text:p>
          </table:table-cell>
        </table:table-row>
        <table:table-row table:style-name="ro2">
          <table:table-cell office:value-type="string" calcext:value-type="string">
            <text:p>Paradela</text:p>
          </table:table-cell>
          <table:table-cell office:value-type="float" office:value="1726.9" calcext:value-type="float">
            <text:p>1.726,90</text:p>
          </table:table-cell>
          <table:table-cell office:value-type="float" office:value="15458.32" calcext:value-type="float">
            <text:p>15.458,32</text:p>
          </table:table-cell>
          <table:table-cell office:value-type="string" calcext:value-type="string">
            <text:p>---</text:p>
          </table:table-cell>
          <table:table-cell office:value-type="float" office:value="175.84" calcext:value-type="float">
            <text:p>175,84</text:p>
          </table:table-cell>
          <table:table-cell office:value-type="float" office:value="212.76" calcext:value-type="float">
            <text:p>212,76</text:p>
          </table:table-cell>
          <table:table-cell office:value-type="float" office:value="1045.35" calcext:value-type="float">
            <text:p>1.045,35</text:p>
          </table:table-cell>
          <table:table-cell table:style-name="a3e15e1" office:value-type="string" calcext:value-type="string">
            <text:p>---</text:p>
          </table:table-cell>
          <table:table-cell office:value-type="string" calcext:value-type="string">
            <text:p>---</text:p>
          </table:table-cell>
          <table:table-cell office:value-type="float" office:value="18619.17" calcext:value-type="float">
            <text:p>18.619,17</text:p>
          </table:table-cell>
        </table:table-row>
        <table:table-row table:style-name="ro2">
          <table:table-cell office:value-type="string" calcext:value-type="string">
            <text:p>Páramo (O)</text:p>
          </table:table-cell>
          <table:table-cell office:value-type="float" office:value="1688" calcext:value-type="float">
            <text:p>1.688,00</text:p>
          </table:table-cell>
          <table:table-cell office:value-type="float" office:value="22384.1" calcext:value-type="float">
            <text:p>22.384,10</text:p>
          </table:table-cell>
          <table:table-cell office:value-type="string" calcext:value-type="string">
            <text:p>---</text:p>
          </table:table-cell>
          <table:table-cell office:value-type="float" office:value="126.85" calcext:value-type="float">
            <text:p>126,85</text:p>
          </table:table-cell>
          <table:table-cell office:value-type="float" office:value="195.5" calcext:value-type="float">
            <text:p>195,50</text:p>
          </table:table-cell>
          <table:table-cell office:value-type="float" office:value="1888.25" calcext:value-type="float">
            <text:p>1.888,25</text:p>
          </table:table-cell>
          <table:table-cell table:style-name="a3e15e1" office:value-type="string" calcext:value-type="string">
            <text:p>---</text:p>
          </table:table-cell>
          <table:table-cell office:value-type="string" calcext:value-type="string">
            <text:p>---</text:p>
          </table:table-cell>
          <table:table-cell office:value-type="float" office:value="26282.7" calcext:value-type="float">
            <text:p>26.282,70</text:p>
          </table:table-cell>
        </table:table-row>
        <table:table-row table:style-name="ro2">
          <table:table-cell office:value-type="string" calcext:value-type="string">
            <text:p>Pastoriza (A)</text:p>
          </table:table-cell>
          <table:table-cell office:value-type="float" office:value="542.3" calcext:value-type="float">
            <text:p>542,30</text:p>
          </table:table-cell>
          <table:table-cell office:value-type="float" office:value="8461.65" calcext:value-type="float">
            <text:p>8.461,65</text:p>
          </table:table-cell>
          <table:table-cell office:value-type="string" calcext:value-type="string">
            <text:p>---</text:p>
          </table:table-cell>
          <table:table-cell table:style-name="a3e15e1" office:value-type="string" calcext:value-type="string">
            <text:p>---</text:p>
          </table:table-cell>
          <table:table-cell office:value-type="float" office:value="65422.85" calcext:value-type="float">
            <text:p>65.422,85</text:p>
          </table:table-cell>
          <table:table-cell office:value-type="float" office:value="705.17" calcext:value-type="float">
            <text:p>705,17</text:p>
          </table:table-cell>
          <table:table-cell table:style-name="a3e15e1" office:value-type="string" calcext:value-type="string">
            <text:p>---</text:p>
          </table:table-cell>
          <table:table-cell table:style-name="a0d81a1" office:value-type="float" office:value="3.3" calcext:value-type="float">
            <text:p>3,30</text:p>
          </table:table-cell>
          <table:table-cell office:value-type="float" office:value="75135.27" calcext:value-type="float">
            <text:p>75.135,27</text:p>
          </table:table-cell>
        </table:table-row>
        <table:table-row table:style-name="ro2">
          <table:table-cell office:value-type="string" calcext:value-type="string">
            <text:p>Pedrafita do Cebreiro</text:p>
          </table:table-cell>
          <table:table-cell table:number-columns-repeated="2" table:style-name="a3e15e1" office:value-type="string" calcext:value-type="string">
            <text:p>---</text:p>
          </table:table-cell>
          <table:table-cell office:value-type="string" calcext:value-type="string">
            <text:p>---</text:p>
          </table:table-cell>
          <table:table-cell office:value-type="float" office:value="33" calcext:value-type="float">
            <text:p>33,00</text:p>
          </table:table-cell>
          <table:table-cell table:style-name="a3e15e1" office:value-type="string" calcext:value-type="string">
            <text:p>---</text:p>
          </table:table-cell>
          <table:table-cell office:value-type="float" office:value="19.73" calcext:value-type="float">
            <text:p>19,73</text:p>
          </table:table-cell>
          <table:table-cell table:style-name="a3e15e1" office:value-type="string" calcext:value-type="string">
            <text:p>---</text:p>
          </table:table-cell>
          <table:table-cell office:value-type="string" calcext:value-type="string">
            <text:p>---</text:p>
          </table:table-cell>
          <table:table-cell office:value-type="float" office:value="52.73" calcext:value-type="float">
            <text:p>52,73</text:p>
          </table:table-cell>
        </table:table-row>
        <table:table-row table:style-name="ro2">
          <table:table-cell office:value-type="string" calcext:value-type="string">
            <text:p>Pol</text:p>
          </table:table-cell>
          <table:table-cell office:value-type="float" office:value="372" calcext:value-type="float">
            <text:p>372,00</text:p>
          </table:table-cell>
          <table:table-cell office:value-type="float" office:value="41556.79" calcext:value-type="float">
            <text:p>41.556,79</text:p>
          </table:table-cell>
          <table:table-cell office:value-type="string" calcext:value-type="string">
            <text:p>---</text:p>
          </table:table-cell>
          <table:table-cell office:value-type="float" office:value="871.2" calcext:value-type="float">
            <text:p>871,20</text:p>
          </table:table-cell>
          <table:table-cell office:value-type="float" office:value="60138.61" calcext:value-type="float">
            <text:p>60.138,61</text:p>
          </table:table-cell>
          <table:table-cell office:value-type="float" office:value="2323.23" calcext:value-type="float">
            <text:p>2.323,23</text:p>
          </table:table-cell>
          <table:table-cell office:value-type="float" office:value="4" calcext:value-type="float">
            <text:p>4,00</text:p>
          </table:table-cell>
          <table:table-cell table:style-name="a0d81a1" office:value-type="float" office:value="0.5" calcext:value-type="float">
            <text:p>0,50</text:p>
          </table:table-cell>
          <table:table-cell office:value-type="float" office:value="105266.33" calcext:value-type="float">
            <text:p>105.266,33</text:p>
          </table:table-cell>
        </table:table-row>
        <table:table-row table:style-name="ro2">
          <table:table-cell office:value-type="string" calcext:value-type="string">
            <text:p>Pobra do Brollón (A)</text:p>
          </table:table-cell>
          <table:table-cell office:value-type="float" office:value="15247.41" calcext:value-type="float">
            <text:p>15.247,41</text:p>
          </table:table-cell>
          <table:table-cell office:value-type="float" office:value="30668.79" calcext:value-type="float">
            <text:p>30.668,79</text:p>
          </table:table-cell>
          <table:table-cell table:style-name="a0d81a1" office:value-type="float" office:value="3371.05" calcext:value-type="float">
            <text:p>3.371,05</text:p>
          </table:table-cell>
          <table:table-cell office:value-type="float" office:value="1732.4" calcext:value-type="float">
            <text:p>1.732,40</text:p>
          </table:table-cell>
          <table:table-cell office:value-type="float" office:value="2000.15" calcext:value-type="float">
            <text:p>2.000,15</text:p>
          </table:table-cell>
          <table:table-cell office:value-type="float" office:value="1196.66" calcext:value-type="float">
            <text:p>1.196,66</text:p>
          </table:table-cell>
          <table:table-cell table:style-name="a3e15e1" office:value-type="string" calcext:value-type="string">
            <text:p>---</text:p>
          </table:table-cell>
          <table:table-cell office:value-type="string" calcext:value-type="string">
            <text:p>---</text:p>
          </table:table-cell>
          <table:table-cell office:value-type="float" office:value="54216.46" calcext:value-type="float">
            <text:p>54.216,46</text:p>
          </table:table-cell>
        </table:table-row>
        <table:table-row table:style-name="ro2">
          <table:table-cell office:value-type="string" calcext:value-type="string">
            <text:p>Pontenova (A)</text:p>
          </table:table-cell>
          <table:table-cell office:value-type="float" office:value="5235.35" calcext:value-type="float">
            <text:p>5.235,35</text:p>
          </table:table-cell>
          <table:table-cell office:value-type="float" office:value="49433.88" calcext:value-type="float">
            <text:p>49.433,88</text:p>
          </table:table-cell>
          <table:table-cell table:style-name="a0d81a1" office:value-type="float" office:value="11732.9" calcext:value-type="float">
            <text:p>11.732,90</text:p>
          </table:table-cell>
          <table:table-cell office:value-type="float" office:value="433.71" calcext:value-type="float">
            <text:p>433,71</text:p>
          </table:table-cell>
          <table:table-cell office:value-type="float" office:value="71086.93" calcext:value-type="float">
            <text:p>71.086,93</text:p>
          </table:table-cell>
          <table:table-cell office:value-type="float" office:value="1859.26" calcext:value-type="float">
            <text:p>1.859,26</text:p>
          </table:table-cell>
          <table:table-cell office:value-type="float" office:value="83.4" calcext:value-type="float">
            <text:p>83,40</text:p>
          </table:table-cell>
          <table:table-cell office:value-type="string" calcext:value-type="string">
            <text:p>---</text:p>
          </table:table-cell>
          <table:table-cell office:value-type="float" office:value="139865.43" calcext:value-type="float">
            <text:p>139.865,43</text:p>
          </table:table-cell>
        </table:table-row>
        <table:table-row table:style-name="ro2">
          <table:table-cell office:value-type="string" calcext:value-type="string">
            <text:p>Portomarín</text:p>
          </table:table-cell>
          <table:table-cell office:value-type="float" office:value="2924.5" calcext:value-type="float">
            <text:p>2.924,50</text:p>
          </table:table-cell>
          <table:table-cell office:value-type="float" office:value="17700.5" calcext:value-type="float">
            <text:p>17.700,50</text:p>
          </table:table-cell>
          <table:table-cell office:value-type="string" calcext:value-type="string">
            <text:p>---</text:p>
          </table:table-cell>
          <table:table-cell office:value-type="float" office:value="56.1" calcext:value-type="float">
            <text:p>56,10</text:p>
          </table:table-cell>
          <table:table-cell office:value-type="float" office:value="15121.8" calcext:value-type="float">
            <text:p>15.121,80</text:p>
          </table:table-cell>
          <table:table-cell office:value-type="float" office:value="693.3" calcext:value-type="float">
            <text:p>693,30</text:p>
          </table:table-cell>
          <table:table-cell table:style-name="a3e15e1" office:value-type="string" calcext:value-type="string">
            <text:p>---</text:p>
          </table:table-cell>
          <table:table-cell office:value-type="string" calcext:value-type="string">
            <text:p>---</text:p>
          </table:table-cell>
          <table:table-cell office:value-type="float" office:value="36496.2" calcext:value-type="float">
            <text:p>36.496,20</text:p>
          </table:table-cell>
        </table:table-row>
        <table:table-row table:style-name="ro2">
          <table:table-cell office:value-type="string" calcext:value-type="string">
            <text:p>Quiroga</text:p>
          </table:table-cell>
          <table:table-cell office:value-type="float" office:value="2300.23" calcext:value-type="float">
            <text:p>2.300,23</text:p>
          </table:table-cell>
          <table:table-cell office:value-type="float" office:value="3976.46" calcext:value-type="float">
            <text:p>3.976,46</text:p>
          </table:table-cell>
          <table:table-cell office:value-type="string" calcext:value-type="string">
            <text:p>---</text:p>
          </table:table-cell>
          <table:table-cell office:value-type="float" office:value="3.08" calcext:value-type="float">
            <text:p>3,08</text:p>
          </table:table-cell>
          <table:table-cell office:value-type="float" office:value="72.05" calcext:value-type="float">
            <text:p>72,05</text:p>
          </table:table-cell>
          <table:table-cell office:value-type="float" office:value="558.31" calcext:value-type="float">
            <text:p>558,31</text:p>
          </table:table-cell>
          <table:table-cell office:value-type="float" office:value="81.49" calcext:value-type="float">
            <text:p>81,49</text:p>
          </table:table-cell>
          <table:table-cell office:value-type="string" calcext:value-type="string">
            <text:p>---</text:p>
          </table:table-cell>
          <table:table-cell office:value-type="float" office:value="6991.62" calcext:value-type="float">
            <text:p>6.991,62</text:p>
          </table:table-cell>
        </table:table-row>
        <table:table-row table:style-name="ro2">
          <table:table-cell office:value-type="string" calcext:value-type="string">
            <text:p>Ribadeo</text:p>
          </table:table-cell>
          <table:table-cell office:value-type="float" office:value="524.75" calcext:value-type="float">
            <text:p>524,75</text:p>
          </table:table-cell>
          <table:table-cell office:value-type="float" office:value="4541.32" calcext:value-type="float">
            <text:p>4.541,32</text:p>
          </table:table-cell>
          <table:table-cell office:value-type="string" calcext:value-type="string">
            <text:p>---</text:p>
          </table:table-cell>
          <table:table-cell table:style-name="a3e15e1" office:value-type="string" calcext:value-type="string">
            <text:p>---</text:p>
          </table:table-cell>
          <table:table-cell office:value-type="float" office:value="51630.02" calcext:value-type="float">
            <text:p>51.630,02</text:p>
          </table:table-cell>
          <table:table-cell office:value-type="float" office:value="148.4" calcext:value-type="float">
            <text:p>148,40</text:p>
          </table:table-cell>
          <table:table-cell office:value-type="float" office:value="88" calcext:value-type="float">
            <text:p>88,00</text:p>
          </table:table-cell>
          <table:table-cell office:value-type="string" calcext:value-type="string">
            <text:p>---</text:p>
          </table:table-cell>
          <table:table-cell office:value-type="float" office:value="56932.49" calcext:value-type="float">
            <text:p>56.932,49</text:p>
          </table:table-cell>
        </table:table-row>
        <table:table-row table:style-name="ro2">
          <table:table-cell office:value-type="string" calcext:value-type="string">
            <text:p>Ribas de Sil</text:p>
          </table:table-cell>
          <table:table-cell office:value-type="float" office:value="11.55" calcext:value-type="float">
            <text:p>11,55</text:p>
          </table:table-cell>
          <table:table-cell table:style-name="a3e15e1" office:value-type="string" calcext:value-type="string">
            <text:p>---</text:p>
          </table:table-cell>
          <table:table-cell office:value-type="string" calcext:value-type="string">
            <text:p>---</text:p>
          </table:table-cell>
          <table:table-cell office:value-type="float" office:value="29.3" calcext:value-type="float">
            <text:p>29,30</text:p>
          </table:table-cell>
          <table:table-cell office:value-type="float" office:value="2.2" calcext:value-type="float">
            <text:p>2,20</text:p>
          </table:table-cell>
          <table:table-cell office:value-type="float" office:value="8.91" calcext:value-type="float">
            <text:p>8,91</text:p>
          </table:table-cell>
          <table:table-cell office:value-type="float" office:value="5.72" calcext:value-type="float">
            <text:p>5,72</text:p>
          </table:table-cell>
          <table:table-cell office:value-type="string" calcext:value-type="string">
            <text:p>---</text:p>
          </table:table-cell>
          <table:table-cell office:value-type="float" office:value="57.68" calcext:value-type="float">
            <text:p>57,68</text:p>
          </table:table-cell>
        </table:table-row>
        <table:table-row table:style-name="ro2">
          <table:table-cell office:value-type="string" calcext:value-type="string">
            <text:p>Ribeira de Piquín</text:p>
          </table:table-cell>
          <table:table-cell office:value-type="float" office:value="2153.8" calcext:value-type="float">
            <text:p>2.153,80</text:p>
          </table:table-cell>
          <table:table-cell office:value-type="float" office:value="28183.81" calcext:value-type="float">
            <text:p>28.183,81</text:p>
          </table:table-cell>
          <table:table-cell table:style-name="a0d81a1" office:value-type="float" office:value="24.2" calcext:value-type="float">
            <text:p>24,20</text:p>
          </table:table-cell>
          <table:table-cell office:value-type="float" office:value="2" calcext:value-type="float">
            <text:p>2,00</text:p>
          </table:table-cell>
          <table:table-cell office:value-type="float" office:value="25878.66" calcext:value-type="float">
            <text:p>25.878,66</text:p>
          </table:table-cell>
          <table:table-cell office:value-type="float" office:value="75" calcext:value-type="float">
            <text:p>75,00</text:p>
          </table:table-cell>
          <table:table-cell table:style-name="a3e15e1" office:value-type="string" calcext:value-type="string">
            <text:p>---</text:p>
          </table:table-cell>
          <table:table-cell table:style-name="a0d81a1" office:value-type="float" office:value="25.3" calcext:value-type="float">
            <text:p>25,30</text:p>
          </table:table-cell>
          <table:table-cell office:value-type="float" office:value="56342.77" calcext:value-type="float">
            <text:p>56.342,77</text:p>
          </table:table-cell>
        </table:table-row>
        <table:table-row table:style-name="ro2">
          <table:table-cell office:value-type="string" calcext:value-type="string">
            <text:p>Riotorto</text:p>
          </table:table-cell>
          <table:table-cell office:value-type="float" office:value="3376.97" calcext:value-type="float">
            <text:p>3.376,97</text:p>
          </table:table-cell>
          <table:table-cell office:value-type="float" office:value="17403.34" calcext:value-type="float">
            <text:p>17.403,34</text:p>
          </table:table-cell>
          <table:table-cell office:value-type="string" calcext:value-type="string">
            <text:p>---</text:p>
          </table:table-cell>
          <table:table-cell office:value-type="float" office:value="28.9" calcext:value-type="float">
            <text:p>28,90</text:p>
          </table:table-cell>
          <table:table-cell office:value-type="float" office:value="34036.17" calcext:value-type="float">
            <text:p>34.036,17</text:p>
          </table:table-cell>
          <table:table-cell office:value-type="float" office:value="2568.29" calcext:value-type="float">
            <text:p>2.568,29</text:p>
          </table:table-cell>
          <table:table-cell office:value-type="float" office:value="176.9" calcext:value-type="float">
            <text:p>176,90</text:p>
          </table:table-cell>
          <table:table-cell office:value-type="string" calcext:value-type="string">
            <text:p>---</text:p>
          </table:table-cell>
          <table:table-cell office:value-type="float" office:value="57590.57" calcext:value-type="float">
            <text:p>57.590,57</text:p>
          </table:table-cell>
        </table:table-row>
        <table:table-row table:style-name="ro2">
          <table:table-cell office:value-type="string" calcext:value-type="string">
            <text:p>Samos</text:p>
          </table:table-cell>
          <table:table-cell table:style-name="a3e15e1" office:value-type="string" calcext:value-type="string">
            <text:p>---</text:p>
          </table:table-cell>
          <table:table-cell office:value-type="float" office:value="1861.2" calcext:value-type="float">
            <text:p>1.861,20</text:p>
          </table:table-cell>
          <table:table-cell office:value-type="string" calcext:value-type="string">
            <text:p>---</text:p>
          </table:table-cell>
          <table:table-cell table:number-columns-repeated="2" table:style-name="a3e15e1" office:value-type="string" calcext:value-type="string">
            <text:p>---</text:p>
          </table:table-cell>
          <table:table-cell office:value-type="float" office:value="249.53" calcext:value-type="float">
            <text:p>249,53</text:p>
          </table:table-cell>
          <table:table-cell office:value-type="float" office:value="1.34" calcext:value-type="float">
            <text:p>1,34</text:p>
          </table:table-cell>
          <table:table-cell office:value-type="string" calcext:value-type="string">
            <text:p>---</text:p>
          </table:table-cell>
          <table:table-cell office:value-type="float" office:value="2112.07" calcext:value-type="float">
            <text:p>2.112,07</text:p>
          </table:table-cell>
        </table:table-row>
        <table:table-row table:style-name="ro2">
          <table:table-cell office:value-type="string" calcext:value-type="string">
            <text:p>Rábade</text:p>
          </table:table-cell>
          <table:table-cell office:value-type="float" office:value="99" calcext:value-type="float">
            <text:p>99,00</text:p>
          </table:table-cell>
          <table:table-cell office:value-type="float" office:value="611.5" calcext:value-type="float">
            <text:p>611,50</text:p>
          </table:table-cell>
          <table:table-cell table:style-name="a0d81a1" office:value-type="float" office:value="7.41" calcext:value-type="float">
            <text:p>7,41</text:p>
          </table:table-cell>
          <table:table-cell table:style-name="a3e15e1" office:value-type="string" calcext:value-type="string">
            <text:p>---</text:p>
          </table:table-cell>
          <table:table-cell office:value-type="float" office:value="792.65" calcext:value-type="float">
            <text:p>792,65</text:p>
          </table:table-cell>
          <table:table-cell office:value-type="float" office:value="55.98" calcext:value-type="float">
            <text:p>55,98</text:p>
          </table:table-cell>
          <table:table-cell table:style-name="a3e15e1" office:value-type="string" calcext:value-type="string">
            <text:p>---</text:p>
          </table:table-cell>
          <table:table-cell office:value-type="string" calcext:value-type="string">
            <text:p>---</text:p>
          </table:table-cell>
          <table:table-cell office:value-type="float" office:value="1566.54" calcext:value-type="float">
            <text:p>1.566,54</text:p>
          </table:table-cell>
        </table:table-row>
        <table:table-row table:style-name="ro2">
          <table:table-cell office:value-type="string" calcext:value-type="string">
            <text:p>Sarria</text:p>
          </table:table-cell>
          <table:table-cell office:value-type="float" office:value="757.7" calcext:value-type="float">
            <text:p>757,70</text:p>
          </table:table-cell>
          <table:table-cell office:value-type="float" office:value="7956.4" calcext:value-type="float">
            <text:p>7.956,40</text:p>
          </table:table-cell>
          <table:table-cell office:value-type="string" calcext:value-type="string">
            <text:p>---</text:p>
          </table:table-cell>
          <table:table-cell office:value-type="float" office:value="2.8" calcext:value-type="float">
            <text:p>2,80</text:p>
          </table:table-cell>
          <table:table-cell office:value-type="float" office:value="1404.32" calcext:value-type="float">
            <text:p>1.404,32</text:p>
          </table:table-cell>
          <table:table-cell office:value-type="float" office:value="1956.63" calcext:value-type="float">
            <text:p>1.956,63</text:p>
          </table:table-cell>
          <table:table-cell table:style-name="a3e15e1" office:value-type="string" calcext:value-type="string">
            <text:p>---</text:p>
          </table:table-cell>
          <table:table-cell office:value-type="string" calcext:value-type="string">
            <text:p>---</text:p>
          </table:table-cell>
          <table:table-cell office:value-type="float" office:value="12077.85" calcext:value-type="float">
            <text:p>12.077,85</text:p>
          </table:table-cell>
        </table:table-row>
        <table:table-row table:style-name="ro2">
          <table:table-cell office:value-type="string" calcext:value-type="string">
            <text:p>Saviñao (O)</text:p>
          </table:table-cell>
          <table:table-cell office:value-type="float" office:value="3476.1" calcext:value-type="float">
            <text:p>3.476,10</text:p>
          </table:table-cell>
          <table:table-cell office:value-type="float" office:value="16116.2" calcext:value-type="float">
            <text:p>16.116,20</text:p>
          </table:table-cell>
          <table:table-cell office:value-type="string" calcext:value-type="string">
            <text:p>---</text:p>
          </table:table-cell>
          <table:table-cell office:value-type="float" office:value="923.91" calcext:value-type="float">
            <text:p>923,91</text:p>
          </table:table-cell>
          <table:table-cell office:value-type="float" office:value="1305" calcext:value-type="float">
            <text:p>1.305,00</text:p>
          </table:table-cell>
          <table:table-cell office:value-type="float" office:value="916.16" calcext:value-type="float">
            <text:p>916,16</text:p>
          </table:table-cell>
          <table:table-cell office:value-type="float" office:value="1.65" calcext:value-type="float">
            <text:p>1,65</text:p>
          </table:table-cell>
          <table:table-cell office:value-type="string" calcext:value-type="string">
            <text:p>---</text:p>
          </table:table-cell>
          <table:table-cell office:value-type="float" office:value="22739.02" calcext:value-type="float">
            <text:p>22.739,02</text:p>
          </table:table-cell>
        </table:table-row>
        <table:table-row table:style-name="ro2">
          <table:table-cell office:value-type="string" calcext:value-type="string">
            <text:p>Sober</text:p>
          </table:table-cell>
          <table:table-cell office:value-type="float" office:value="1838.35" calcext:value-type="float">
            <text:p>1.838,35</text:p>
          </table:table-cell>
          <table:table-cell office:value-type="float" office:value="8704.7" calcext:value-type="float">
            <text:p>8.704,70</text:p>
          </table:table-cell>
          <table:table-cell office:value-type="string" calcext:value-type="string">
            <text:p>---</text:p>
          </table:table-cell>
          <table:table-cell office:value-type="float" office:value="145" calcext:value-type="float">
            <text:p>145,00</text:p>
          </table:table-cell>
          <table:table-cell office:value-type="float" office:value="250.8" calcext:value-type="float">
            <text:p>250,80</text:p>
          </table:table-cell>
          <table:table-cell office:value-type="float" office:value="1033.16" calcext:value-type="float">
            <text:p>1.033,16</text:p>
          </table:table-cell>
          <table:table-cell office:value-type="float" office:value="7.08" calcext:value-type="float">
            <text:p>7,08</text:p>
          </table:table-cell>
          <table:table-cell office:value-type="string" calcext:value-type="string">
            <text:p>---</text:p>
          </table:table-cell>
          <table:table-cell office:value-type="float" office:value="11979.09" calcext:value-type="float">
            <text:p>11.979,09</text:p>
          </table:table-cell>
        </table:table-row>
        <table:table-row table:style-name="ro2">
          <table:table-cell office:value-type="string" calcext:value-type="string">
            <text:p>Taboada</text:p>
          </table:table-cell>
          <table:table-cell office:value-type="float" office:value="4181.45" calcext:value-type="float">
            <text:p>4.181,45</text:p>
          </table:table-cell>
          <table:table-cell office:value-type="float" office:value="16822.4" calcext:value-type="float">
            <text:p>16.822,40</text:p>
          </table:table-cell>
          <table:table-cell office:value-type="string" calcext:value-type="string">
            <text:p>---</text:p>
          </table:table-cell>
          <table:table-cell office:value-type="float" office:value="6" calcext:value-type="float">
            <text:p>6,00</text:p>
          </table:table-cell>
          <table:table-cell office:value-type="float" office:value="5782.6" calcext:value-type="float">
            <text:p>5.782,60</text:p>
          </table:table-cell>
          <table:table-cell office:value-type="float" office:value="1307.1" calcext:value-type="float">
            <text:p>1.307,10</text:p>
          </table:table-cell>
          <table:table-cell table:style-name="a3e15e1" office:value-type="string" calcext:value-type="string">
            <text:p>---</text:p>
          </table:table-cell>
          <table:table-cell office:value-type="string" calcext:value-type="string">
            <text:p>---</text:p>
          </table:table-cell>
          <table:table-cell office:value-type="float" office:value="28099.55" calcext:value-type="float">
            <text:p>28.099,55</text:p>
          </table:table-cell>
        </table:table-row>
        <table:table-row table:style-name="ro2">
          <table:table-cell office:value-type="string" calcext:value-type="string">
            <text:p>Trabada</text:p>
          </table:table-cell>
          <table:table-cell office:value-type="float" office:value="1152.6" calcext:value-type="float">
            <text:p>1.152,60</text:p>
          </table:table-cell>
          <table:table-cell office:value-type="float" office:value="182.9" calcext:value-type="float">
            <text:p>182,90</text:p>
          </table:table-cell>
          <table:table-cell office:value-type="string" calcext:value-type="string">
            <text:p>---</text:p>
          </table:table-cell>
          <table:table-cell table:style-name="a3e15e1" office:value-type="string" calcext:value-type="string">
            <text:p>---</text:p>
          </table:table-cell>
          <table:table-cell office:value-type="float" office:value="41729.9" calcext:value-type="float">
            <text:p>41.729,90</text:p>
          </table:table-cell>
          <table:table-cell office:value-type="float" office:value="65.25" calcext:value-type="float">
            <text:p>65,25</text:p>
          </table:table-cell>
          <table:table-cell office:value-type="float" office:value="20.9" calcext:value-type="float">
            <text:p>20,90</text:p>
          </table:table-cell>
          <table:table-cell office:value-type="string" calcext:value-type="string">
            <text:p>---</text:p>
          </table:table-cell>
          <table:table-cell office:value-type="float" office:value="43151.55" calcext:value-type="float">
            <text:p>43.151,55</text:p>
          </table:table-cell>
        </table:table-row>
        <table:table-row table:style-name="ro2">
          <table:table-cell office:value-type="string" calcext:value-type="string">
            <text:p>Triacastela</text:p>
          </table:table-cell>
          <table:table-cell table:number-columns-repeated="2" table:style-name="a3e15e1" office:value-type="string" calcext:value-type="string">
            <text:p>---</text:p>
          </table:table-cell>
          <table:table-cell office:value-type="string" calcext:value-type="string">
            <text:p>---</text:p>
          </table:table-cell>
          <table:table-cell table:number-columns-repeated="2" table:style-name="a3e15e1" office:value-type="string" calcext:value-type="string">
            <text:p>---</text:p>
          </table:table-cell>
          <table:table-cell office:value-type="float" office:value="325.26" calcext:value-type="float">
            <text:p>325,26</text:p>
          </table:table-cell>
          <table:table-cell table:style-name="a3e15e1" office:value-type="string" calcext:value-type="string">
            <text:p>---</text:p>
          </table:table-cell>
          <table:table-cell office:value-type="string" calcext:value-type="string">
            <text:p>---</text:p>
          </table:table-cell>
          <table:table-cell office:value-type="float" office:value="325.26" calcext:value-type="float">
            <text:p>325,26</text:p>
          </table:table-cell>
        </table:table-row>
        <table:table-row table:style-name="ro2">
          <table:table-cell office:value-type="string" calcext:value-type="string">
            <text:p>Valadouro (O)</text:p>
          </table:table-cell>
          <table:table-cell office:value-type="float" office:value="2162.65" calcext:value-type="float">
            <text:p>2.162,65</text:p>
          </table:table-cell>
          <table:table-cell office:value-type="float" office:value="1639.31" calcext:value-type="float">
            <text:p>1.639,31</text:p>
          </table:table-cell>
          <table:table-cell office:value-type="string" calcext:value-type="string">
            <text:p>---</text:p>
          </table:table-cell>
          <table:table-cell office:value-type="float" office:value="27.5" calcext:value-type="float">
            <text:p>27,50</text:p>
          </table:table-cell>
          <table:table-cell office:value-type="float" office:value="58948.37" calcext:value-type="float">
            <text:p>58.948,37</text:p>
          </table:table-cell>
          <table:table-cell office:value-type="float" office:value="520.78" calcext:value-type="float">
            <text:p>520,78</text:p>
          </table:table-cell>
          <table:table-cell office:value-type="float" office:value="16.5" calcext:value-type="float">
            <text:p>16,50</text:p>
          </table:table-cell>
          <table:table-cell office:value-type="string" calcext:value-type="string">
            <text:p>---</text:p>
          </table:table-cell>
          <table:table-cell office:value-type="float" office:value="63315.11" calcext:value-type="float">
            <text:p>63.315,11</text:p>
          </table:table-cell>
        </table:table-row>
        <table:table-row table:style-name="ro2">
          <table:table-cell office:value-type="string" calcext:value-type="string">
            <text:p>Vicedo (O)</text:p>
          </table:table-cell>
          <table:table-cell office:value-type="float" office:value="302.1" calcext:value-type="float">
            <text:p>302,10</text:p>
          </table:table-cell>
          <table:table-cell office:value-type="float" office:value="4547.9" calcext:value-type="float">
            <text:p>4.547,90</text:p>
          </table:table-cell>
          <table:table-cell office:value-type="string" calcext:value-type="string">
            <text:p>---</text:p>
          </table:table-cell>
          <table:table-cell office:value-type="float" office:value="6.6" calcext:value-type="float">
            <text:p>6,60</text:p>
          </table:table-cell>
          <table:table-cell office:value-type="float" office:value="50259.17" calcext:value-type="float">
            <text:p>50.259,17</text:p>
          </table:table-cell>
          <table:table-cell office:value-type="float" office:value="174.74" calcext:value-type="float">
            <text:p>174,74</text:p>
          </table:table-cell>
          <table:table-cell office:value-type="float" office:value="31.9" calcext:value-type="float">
            <text:p>31,90</text:p>
          </table:table-cell>
          <table:table-cell office:value-type="string" calcext:value-type="string">
            <text:p>---</text:p>
          </table:table-cell>
          <table:table-cell office:value-type="float" office:value="55322.41" calcext:value-type="float">
            <text:p>55.322,41</text:p>
          </table:table-cell>
        </table:table-row>
        <table:table-row table:style-name="ro2">
          <table:table-cell office:value-type="string" calcext:value-type="string">
            <text:p>Vilalba</text:p>
          </table:table-cell>
          <table:table-cell office:value-type="float" office:value="9319.52" calcext:value-type="float">
            <text:p>9.319,52</text:p>
          </table:table-cell>
          <table:table-cell office:value-type="float" office:value="33967.02" calcext:value-type="float">
            <text:p>33.967,02</text:p>
          </table:table-cell>
          <table:table-cell office:value-type="string" calcext:value-type="string">
            <text:p>---</text:p>
          </table:table-cell>
          <table:table-cell office:value-type="float" office:value="616.35" calcext:value-type="float">
            <text:p>616,35</text:p>
          </table:table-cell>
          <table:table-cell office:value-type="float" office:value="47384.77" calcext:value-type="float">
            <text:p>47.384,77</text:p>
          </table:table-cell>
          <table:table-cell office:value-type="float" office:value="7748.94" calcext:value-type="float">
            <text:p>7.748,94</text:p>
          </table:table-cell>
          <table:table-cell office:value-type="float" office:value="0.11" calcext:value-type="float">
            <text:p>0,11</text:p>
          </table:table-cell>
          <table:table-cell table:style-name="a0d81a1" office:value-type="float" office:value="1.51" calcext:value-type="float">
            <text:p>1,51</text:p>
          </table:table-cell>
          <table:table-cell office:value-type="float" office:value="99038.22" calcext:value-type="float">
            <text:p>99.038,22</text:p>
          </table:table-cell>
        </table:table-row>
        <table:table-row table:style-name="ro2">
          <table:table-cell office:value-type="string" calcext:value-type="string">
            <text:p>Viveiro</text:p>
          </table:table-cell>
          <table:table-cell office:value-type="float" office:value="1633.7" calcext:value-type="float">
            <text:p>1.633,70</text:p>
          </table:table-cell>
          <table:table-cell office:value-type="float" office:value="4294.3" calcext:value-type="float">
            <text:p>4.294,30</text:p>
          </table:table-cell>
          <table:table-cell office:value-type="string" calcext:value-type="string">
            <text:p>---</text:p>
          </table:table-cell>
          <table:table-cell table:style-name="a3e15e1" office:value-type="string" calcext:value-type="string">
            <text:p>---</text:p>
          </table:table-cell>
          <table:table-cell office:value-type="float" office:value="60421.18" calcext:value-type="float">
            <text:p>60.421,18</text:p>
          </table:table-cell>
          <table:table-cell office:value-type="float" office:value="338.45" calcext:value-type="float">
            <text:p>338,45</text:p>
          </table:table-cell>
          <table:table-cell office:value-type="float" office:value="38.04" calcext:value-type="float">
            <text:p>38,04</text:p>
          </table:table-cell>
          <table:table-cell office:value-type="string" calcext:value-type="string">
            <text:p>---</text:p>
          </table:table-cell>
          <table:table-cell office:value-type="float" office:value="66725.67" calcext:value-type="float">
            <text:p>66.725,67</text:p>
          </table:table-cell>
        </table:table-row>
        <table:table-row table:style-name="ro2">
          <table:table-cell office:value-type="string" calcext:value-type="string">
            <text:p>Baralla</text:p>
          </table:table-cell>
          <table:table-cell office:value-type="float" office:value="1120.5" calcext:value-type="float">
            <text:p>1.120,50</text:p>
          </table:table-cell>
          <table:table-cell office:value-type="float" office:value="43053.6" calcext:value-type="float">
            <text:p>43.053,60</text:p>
          </table:table-cell>
          <table:table-cell office:value-type="string" calcext:value-type="string">
            <text:p>---</text:p>
          </table:table-cell>
          <table:table-cell office:value-type="float" office:value="2311.76" calcext:value-type="float">
            <text:p>2.311,76</text:p>
          </table:table-cell>
          <table:table-cell office:value-type="float" office:value="13796.42" calcext:value-type="float">
            <text:p>13.796,42</text:p>
          </table:table-cell>
          <table:table-cell office:value-type="float" office:value="4538.51" calcext:value-type="float">
            <text:p>4.538,51</text:p>
          </table:table-cell>
          <table:table-cell office:value-type="float" office:value="1.22" calcext:value-type="float">
            <text:p>1,22</text:p>
          </table:table-cell>
          <table:table-cell table:style-name="a0d81a1" office:value-type="float" office:value="2.22" calcext:value-type="float">
            <text:p>2,22</text:p>
          </table:table-cell>
          <table:table-cell office:value-type="float" office:value="64824.23" calcext:value-type="float">
            <text:p>64.824,23</text:p>
          </table:table-cell>
        </table:table-row>
        <table:table-row table:style-name="ro2">
          <table:table-cell office:value-type="string" calcext:value-type="string">
            <text:p>Burela</text:p>
          </table:table-cell>
          <table:table-cell office:value-type="float" office:value="515.3" calcext:value-type="float">
            <text:p>515,30</text:p>
          </table:table-cell>
          <table:table-cell office:value-type="float" office:value="13.2" calcext:value-type="float">
            <text:p>13,20</text:p>
          </table:table-cell>
          <table:table-cell office:value-type="string" calcext:value-type="string">
            <text:p>---</text:p>
          </table:table-cell>
          <table:table-cell table:style-name="a3e15e1" office:value-type="string" calcext:value-type="string">
            <text:p>---</text:p>
          </table:table-cell>
          <table:table-cell office:value-type="float" office:value="3119.4" calcext:value-type="float">
            <text:p>3.119,40</text:p>
          </table:table-cell>
          <table:table-cell table:number-columns-repeated="2" table:style-name="a3e15e1" office:value-type="string" calcext:value-type="string">
            <text:p>---</text:p>
          </table:table-cell>
          <table:table-cell office:value-type="string" calcext:value-type="string">
            <text:p>---</text:p>
          </table:table-cell>
          <table:table-cell office:value-type="float" office:value="3647.9" calcext:value-type="float">
            <text:p>3.647,90</text:p>
          </table:table-cell>
        </table:table-row>
        <table:table-row table:style-name="ro2">
          <table:table-cell office:value-type="string" calcext:value-type="string">
            <text:p>Allariz</text:p>
          </table:table-cell>
          <table:table-cell office:value-type="float" office:value="377.8" calcext:value-type="float">
            <text:p>377,80</text:p>
          </table:table-cell>
          <table:table-cell office:value-type="float" office:value="275" calcext:value-type="float">
            <text:p>275,00</text:p>
          </table:table-cell>
          <table:table-cell office:value-type="string" calcext:value-type="string">
            <text:p>---</text:p>
          </table:table-cell>
          <table:table-cell table:style-name="a3e15e1" office:value-type="string" calcext:value-type="string">
            <text:p>---</text:p>
          </table:table-cell>
          <table:table-cell office:value-type="float" office:value="7.5" calcext:value-type="float">
            <text:p>7,50</text:p>
          </table:table-cell>
          <table:table-cell office:value-type="float" office:value="862.35" calcext:value-type="float">
            <text:p>862,35</text:p>
          </table:table-cell>
          <table:table-cell table:style-name="a3e15e1" office:value-type="string" calcext:value-type="string">
            <text:p>---</text:p>
          </table:table-cell>
          <table:table-cell office:value-type="string" calcext:value-type="string">
            <text:p>---</text:p>
          </table:table-cell>
          <table:table-cell office:value-type="float" office:value="1522.65" calcext:value-type="float">
            <text:p>1.522,65</text:p>
          </table:table-cell>
        </table:table-row>
        <table:table-row table:style-name="ro2">
          <table:table-cell office:value-type="string" calcext:value-type="string">
            <text:p>Amoeiro</text:p>
          </table:table-cell>
          <table:table-cell office:value-type="float" office:value="2889.1" calcext:value-type="float">
            <text:p>2.889,10</text:p>
          </table:table-cell>
          <table:table-cell office:value-type="float" office:value="242" calcext:value-type="float">
            <text:p>242,00</text:p>
          </table:table-cell>
          <table:table-cell office:value-type="string" calcext:value-type="string">
            <text:p>---</text:p>
          </table:table-cell>
          <table:table-cell table:style-name="a3e15e1" office:value-type="string" calcext:value-type="string">
            <text:p>---</text:p>
          </table:table-cell>
          <table:table-cell office:value-type="float" office:value="1688.5" calcext:value-type="float">
            <text:p>1.688,50</text:p>
          </table:table-cell>
          <table:table-cell office:value-type="float" office:value="533.6" calcext:value-type="float">
            <text:p>533,60</text:p>
          </table:table-cell>
          <table:table-cell table:style-name="a3e15e1" office:value-type="string" calcext:value-type="string">
            <text:p>---</text:p>
          </table:table-cell>
          <table:table-cell office:value-type="string" calcext:value-type="string">
            <text:p>---</text:p>
          </table:table-cell>
          <table:table-cell office:value-type="float" office:value="5353.2" calcext:value-type="float">
            <text:p>5.353,20</text:p>
          </table:table-cell>
        </table:table-row>
        <table:table-row table:style-name="ro2">
          <table:table-cell office:value-type="string" calcext:value-type="string">
            <text:p>Arnoia (A)</text:p>
          </table:table-cell>
          <table:table-cell office:value-type="float" office:value="5184.4" calcext:value-type="float">
            <text:p>5.184,40</text:p>
          </table:table-cell>
          <table:table-cell table:style-name="a3e15e1" office:value-type="string" calcext:value-type="string">
            <text:p>---</text:p>
          </table:table-cell>
          <table:table-cell office:value-type="string" calcext:value-type="string">
            <text:p>---</text:p>
          </table:table-cell>
          <table:table-cell office:value-type="float" office:value="0.06" calcext:value-type="float">
            <text:p>0,06</text:p>
          </table:table-cell>
          <table:table-cell table:style-name="a3e15e1" office:value-type="string" calcext:value-type="string">
            <text:p>---</text:p>
          </table:table-cell>
          <table:table-cell office:value-type="float" office:value="28.47" calcext:value-type="float">
            <text:p>28,47</text:p>
          </table:table-cell>
          <table:table-cell table:style-name="a3e15e1" office:value-type="string" calcext:value-type="string">
            <text:p>---</text:p>
          </table:table-cell>
          <table:table-cell office:value-type="string" calcext:value-type="string">
            <text:p>---</text:p>
          </table:table-cell>
          <table:table-cell office:value-type="float" office:value="5212.93" calcext:value-type="float">
            <text:p>5.212,93</text:p>
          </table:table-cell>
        </table:table-row>
        <table:table-row table:style-name="ro2">
          <table:table-cell office:value-type="string" calcext:value-type="string">
            <text:p>Avión</text:p>
          </table:table-cell>
          <table:table-cell office:value-type="float" office:value="125.52" calcext:value-type="float">
            <text:p>125,52</text:p>
          </table:table-cell>
          <table:table-cell table:style-name="a3e15e1" office:value-type="string" calcext:value-type="string">
            <text:p>---</text:p>
          </table:table-cell>
          <table:table-cell office:value-type="string" calcext:value-type="string">
            <text:p>---</text:p>
          </table:table-cell>
          <table:table-cell office:value-type="float" office:value="3.4" calcext:value-type="float">
            <text:p>3,40</text:p>
          </table:table-cell>
          <table:table-cell office:value-type="float" office:value="74.2" calcext:value-type="float">
            <text:p>74,20</text:p>
          </table:table-cell>
          <table:table-cell office:value-type="float" office:value="104.6" calcext:value-type="float">
            <text:p>104,60</text:p>
          </table:table-cell>
          <table:table-cell table:style-name="a3e15e1" office:value-type="string" calcext:value-type="string">
            <text:p>---</text:p>
          </table:table-cell>
          <table:table-cell office:value-type="string" calcext:value-type="string">
            <text:p>---</text:p>
          </table:table-cell>
          <table:table-cell office:value-type="float" office:value="307.72" calcext:value-type="float">
            <text:p>307,72</text:p>
          </table:table-cell>
        </table:table-row>
        <table:table-row table:style-name="ro2">
          <table:table-cell office:value-type="string" calcext:value-type="string">
            <text:p>Baltar</text:p>
          </table:table-cell>
          <table:table-cell office:value-type="float" office:value="3.8" calcext:value-type="float">
            <text:p>3,80</text:p>
          </table:table-cell>
          <table:table-cell office:value-type="float" office:value="22" calcext:value-type="float">
            <text:p>22,00</text:p>
          </table:table-cell>
          <table:table-cell office:value-type="string" calcext:value-type="string">
            <text:p>---</text:p>
          </table:table-cell>
          <table:table-cell table:number-columns-repeated="2" table:style-name="a3e15e1" office:value-type="string" calcext:value-type="string">
            <text:p>---</text:p>
          </table:table-cell>
          <table:table-cell office:value-type="float" office:value="361.15" calcext:value-type="float">
            <text:p>361,15</text:p>
          </table:table-cell>
          <table:table-cell table:style-name="a3e15e1" office:value-type="string" calcext:value-type="string">
            <text:p>---</text:p>
          </table:table-cell>
          <table:table-cell office:value-type="string" calcext:value-type="string">
            <text:p>---</text:p>
          </table:table-cell>
          <table:table-cell office:value-type="float" office:value="386.95" calcext:value-type="float">
            <text:p>386,95</text:p>
          </table:table-cell>
        </table:table-row>
        <table:table-row table:style-name="ro2">
          <table:table-cell office:value-type="string" calcext:value-type="string">
            <text:p>Bande</text:p>
          </table:table-cell>
          <table:table-cell office:value-type="float" office:value="136.5" calcext:value-type="float">
            <text:p>136,50</text:p>
          </table:table-cell>
          <table:table-cell table:style-name="a3e15e1" office:value-type="string" calcext:value-type="string">
            <text:p>---</text:p>
          </table:table-cell>
          <table:table-cell table:style-name="a0d81a1" office:value-type="float" office:value="1586.03" calcext:value-type="float">
            <text:p>1.586,03</text:p>
          </table:table-cell>
          <table:table-cell office:value-type="float" office:value="7" calcext:value-type="float">
            <text:p>7,00</text:p>
          </table:table-cell>
          <table:table-cell office:value-type="float" office:value="2613.5" calcext:value-type="float">
            <text:p>2.613,50</text:p>
          </table:table-cell>
          <table:table-cell office:value-type="float" office:value="611.72" calcext:value-type="float">
            <text:p>611,72</text:p>
          </table:table-cell>
          <table:table-cell table:style-name="a3e15e1" office:value-type="string" calcext:value-type="string">
            <text:p>---</text:p>
          </table:table-cell>
          <table:table-cell table:style-name="a0d81a1" office:value-type="float" office:value="0.2" calcext:value-type="float">
            <text:p>0,20</text:p>
          </table:table-cell>
          <table:table-cell office:value-type="float" office:value="4954.95" calcext:value-type="float">
            <text:p>4.954,95</text:p>
          </table:table-cell>
        </table:table-row>
        <table:table-row table:style-name="ro2">
          <table:table-cell office:value-type="string" calcext:value-type="string">
            <text:p>Baños de Molgas</text:p>
          </table:table-cell>
          <table:table-cell office:value-type="float" office:value="659.6" calcext:value-type="float">
            <text:p>659,60</text:p>
          </table:table-cell>
          <table:table-cell table:style-name="a3e15e1" office:value-type="string" calcext:value-type="string">
            <text:p>---</text:p>
          </table:table-cell>
          <table:table-cell table:style-name="a0d81a1" office:value-type="float" office:value="100" calcext:value-type="float">
            <text:p>100,00</text:p>
          </table:table-cell>
          <table:table-cell office:value-type="float" office:value="3000.5" calcext:value-type="float">
            <text:p>3.000,50</text:p>
          </table:table-cell>
          <table:table-cell office:value-type="float" office:value="77.6" calcext:value-type="float">
            <text:p>77,60</text:p>
          </table:table-cell>
          <table:table-cell office:value-type="float" office:value="1271.13" calcext:value-type="float">
            <text:p>1.271,13</text:p>
          </table:table-cell>
          <table:table-cell table:style-name="a3e15e1" office:value-type="string" calcext:value-type="string">
            <text:p>---</text:p>
          </table:table-cell>
          <table:table-cell table:style-name="a0d81a1" office:value-type="float" office:value="2" calcext:value-type="float">
            <text:p>2,00</text:p>
          </table:table-cell>
          <table:table-cell office:value-type="float" office:value="5110.83" calcext:value-type="float">
            <text:p>5.110,83</text:p>
          </table:table-cell>
        </table:table-row>
        <table:table-row table:style-name="ro2">
          <table:table-cell office:value-type="string" calcext:value-type="string">
            <text:p>Barbadás</text:p>
          </table:table-cell>
          <table:table-cell office:value-type="float" office:value="1500.9" calcext:value-type="float">
            <text:p>1.500,90</text:p>
          </table:table-cell>
          <table:table-cell office:value-type="float" office:value="154" calcext:value-type="float">
            <text:p>154,00</text:p>
          </table:table-cell>
          <table:table-cell table:style-name="a0d81a1" office:value-type="float" office:value="3" calcext:value-type="float">
            <text:p>3,00</text:p>
          </table:table-cell>
          <table:table-cell office:value-type="float" office:value="15.5" calcext:value-type="float">
            <text:p>15,50</text:p>
          </table:table-cell>
          <table:table-cell office:value-type="float" office:value="0.33" calcext:value-type="float">
            <text:p>0,33</text:p>
          </table:table-cell>
          <table:table-cell office:value-type="float" office:value="58.03" calcext:value-type="float">
            <text:p>58,03</text:p>
          </table:table-cell>
          <table:table-cell table:style-name="a3e15e1" office:value-type="string" calcext:value-type="string">
            <text:p>---</text:p>
          </table:table-cell>
          <table:table-cell office:value-type="string" calcext:value-type="string">
            <text:p>---</text:p>
          </table:table-cell>
          <table:table-cell office:value-type="float" office:value="1731.76" calcext:value-type="float">
            <text:p>1.731,76</text:p>
          </table:table-cell>
        </table:table-row>
        <table:table-row table:style-name="ro2">
          <table:table-cell office:value-type="string" calcext:value-type="string">
            <text:p>Barco de Valdeorras (O)</text:p>
          </table:table-cell>
          <table:table-cell office:value-type="float" office:value="543.7" calcext:value-type="float">
            <text:p>543,70</text:p>
          </table:table-cell>
          <table:table-cell table:style-name="a3e15e1" office:value-type="string" calcext:value-type="string">
            <text:p>---</text:p>
          </table:table-cell>
          <table:table-cell table:style-name="a0d81a1" office:value-type="float" office:value="0.9" calcext:value-type="float">
            <text:p>0,90</text:p>
          </table:table-cell>
          <table:table-cell office:value-type="float" office:value="6.5" calcext:value-type="float">
            <text:p>6,50</text:p>
          </table:table-cell>
          <table:table-cell office:value-type="float" office:value="8.2" calcext:value-type="float">
            <text:p>8,20</text:p>
          </table:table-cell>
          <table:table-cell office:value-type="float" office:value="116.65" calcext:value-type="float">
            <text:p>116,65</text:p>
          </table:table-cell>
          <table:table-cell office:value-type="float" office:value="14.93" calcext:value-type="float">
            <text:p>14,93</text:p>
          </table:table-cell>
          <table:table-cell office:value-type="string" calcext:value-type="string">
            <text:p>---</text:p>
          </table:table-cell>
          <table:table-cell office:value-type="float" office:value="690.88" calcext:value-type="float">
            <text:p>690,88</text:p>
          </table:table-cell>
        </table:table-row>
        <table:table-row table:style-name="ro2">
          <table:table-cell office:value-type="string" calcext:value-type="string">
            <text:p>Beade</text:p>
          </table:table-cell>
          <table:table-cell office:value-type="float" office:value="27.5" calcext:value-type="float">
            <text:p>27,50</text:p>
          </table:table-cell>
          <table:table-cell table:style-name="a3e15e1" office:value-type="string" calcext:value-type="string">
            <text:p>---</text:p>
          </table:table-cell>
          <table:table-cell office:value-type="string" calcext:value-type="string">
            <text:p>---</text:p>
          </table:table-cell>
          <table:table-cell table:number-columns-repeated="2" table:style-name="a3e15e1" office:value-type="string" calcext:value-type="string">
            <text:p>---</text:p>
          </table:table-cell>
          <table:table-cell office:value-type="float" office:value="11.5" calcext:value-type="float">
            <text:p>11,50</text:p>
          </table:table-cell>
          <table:table-cell table:style-name="a3e15e1" office:value-type="string" calcext:value-type="string">
            <text:p>---</text:p>
          </table:table-cell>
          <table:table-cell office:value-type="string" calcext:value-type="string">
            <text:p>---</text:p>
          </table:table-cell>
          <table:table-cell office:value-type="float" office:value="39" calcext:value-type="float">
            <text:p>39,00</text:p>
          </table:table-cell>
        </table:table-row>
        <table:table-row table:style-name="ro2">
          <table:table-cell office:value-type="string" calcext:value-type="string">
            <text:p>Beariz</text:p>
          </table:table-cell>
          <table:table-cell office:value-type="float" office:value="257.2" calcext:value-type="float">
            <text:p>257,20</text:p>
          </table:table-cell>
          <table:table-cell table:style-name="a3e15e1" office:value-type="string" calcext:value-type="string">
            <text:p>---</text:p>
          </table:table-cell>
          <table:table-cell office:value-type="string" calcext:value-type="string">
            <text:p>---</text:p>
          </table:table-cell>
          <table:table-cell table:style-name="a3e15e1" office:value-type="string" calcext:value-type="string">
            <text:p>---</text:p>
          </table:table-cell>
          <table:table-cell office:value-type="float" office:value="345.7" calcext:value-type="float">
            <text:p>345,70</text:p>
          </table:table-cell>
          <table:table-cell office:value-type="float" office:value="90.95" calcext:value-type="float">
            <text:p>90,95</text:p>
          </table:table-cell>
          <table:table-cell table:style-name="a3e15e1" office:value-type="string" calcext:value-type="string">
            <text:p>---</text:p>
          </table:table-cell>
          <table:table-cell office:value-type="string" calcext:value-type="string">
            <text:p>---</text:p>
          </table:table-cell>
          <table:table-cell office:value-type="float" office:value="693.85" calcext:value-type="float">
            <text:p>693,85</text:p>
          </table:table-cell>
        </table:table-row>
        <table:table-row table:style-name="ro2">
          <table:table-cell office:value-type="string" calcext:value-type="string">
            <text:p>Blancos (Os)</text:p>
          </table:table-cell>
          <table:table-cell table:number-columns-repeated="2" table:style-name="a3e15e1" office:value-type="string" calcext:value-type="string">
            <text:p>---</text:p>
          </table:table-cell>
          <table:table-cell office:value-type="string" calcext:value-type="string">
            <text:p>---</text:p>
          </table:table-cell>
          <table:table-cell table:number-columns-repeated="2" table:style-name="a3e15e1" office:value-type="string" calcext:value-type="string">
            <text:p>---</text:p>
          </table:table-cell>
          <table:table-cell office:value-type="float" office:value="746.3" calcext:value-type="float">
            <text:p>746,30</text:p>
          </table:table-cell>
          <table:table-cell table:style-name="a3e15e1" office:value-type="string" calcext:value-type="string">
            <text:p>---</text:p>
          </table:table-cell>
          <table:table-cell office:value-type="string" calcext:value-type="string">
            <text:p>---</text:p>
          </table:table-cell>
          <table:table-cell office:value-type="float" office:value="746.3" calcext:value-type="float">
            <text:p>746,30</text:p>
          </table:table-cell>
        </table:table-row>
        <table:table-row table:style-name="ro2">
          <table:table-cell office:value-type="string" calcext:value-type="string">
            <text:p>Boborás</text:p>
          </table:table-cell>
          <table:table-cell office:value-type="float" office:value="2786.75" calcext:value-type="float">
            <text:p>2.786,75</text:p>
          </table:table-cell>
          <table:table-cell table:style-name="a3e15e1" office:value-type="string" calcext:value-type="string">
            <text:p>---</text:p>
          </table:table-cell>
          <table:table-cell office:value-type="string" calcext:value-type="string">
            <text:p>---</text:p>
          </table:table-cell>
          <table:table-cell office:value-type="float" office:value="33.2" calcext:value-type="float">
            <text:p>33,20</text:p>
          </table:table-cell>
          <table:table-cell office:value-type="float" office:value="819.65" calcext:value-type="float">
            <text:p>819,65</text:p>
          </table:table-cell>
          <table:table-cell office:value-type="float" office:value="53.3" calcext:value-type="float">
            <text:p>53,30</text:p>
          </table:table-cell>
          <table:table-cell office:value-type="float" office:value="1.1" calcext:value-type="float">
            <text:p>1,10</text:p>
          </table:table-cell>
          <table:table-cell office:value-type="string" calcext:value-type="string">
            <text:p>---</text:p>
          </table:table-cell>
          <table:table-cell office:value-type="float" office:value="3694" calcext:value-type="float">
            <text:p>3.694,00</text:p>
          </table:table-cell>
        </table:table-row>
        <table:table-row table:style-name="ro2">
          <table:table-cell office:value-type="string" calcext:value-type="string">
            <text:p>Bola (A)</text:p>
          </table:table-cell>
          <table:table-cell office:value-type="float" office:value="5.4" calcext:value-type="float">
            <text:p>5,40</text:p>
          </table:table-cell>
          <table:table-cell table:style-name="a3e15e1" office:value-type="string" calcext:value-type="string">
            <text:p>---</text:p>
          </table:table-cell>
          <table:table-cell office:value-type="string" calcext:value-type="string">
            <text:p>---</text:p>
          </table:table-cell>
          <table:table-cell office:value-type="float" office:value="23.1" calcext:value-type="float">
            <text:p>23,10</text:p>
          </table:table-cell>
          <table:table-cell office:value-type="float" office:value="3" calcext:value-type="float">
            <text:p>3,00</text:p>
          </table:table-cell>
          <table:table-cell office:value-type="float" office:value="410" calcext:value-type="float">
            <text:p>410,00</text:p>
          </table:table-cell>
          <table:table-cell table:style-name="a3e15e1" office:value-type="string" calcext:value-type="string">
            <text:p>---</text:p>
          </table:table-cell>
          <table:table-cell office:value-type="string" calcext:value-type="string">
            <text:p>---</text:p>
          </table:table-cell>
          <table:table-cell office:value-type="float" office:value="441.5" calcext:value-type="float">
            <text:p>441,50</text:p>
          </table:table-cell>
        </table:table-row>
        <table:table-row table:style-name="ro2">
          <table:table-cell office:value-type="string" calcext:value-type="string">
            <text:p>Bolo (O)</text:p>
          </table:table-cell>
          <table:table-cell office:value-type="float" office:value="100" calcext:value-type="float">
            <text:p>100,00</text:p>
          </table:table-cell>
          <table:table-cell table:style-name="a3e15e1" office:value-type="string" calcext:value-type="string">
            <text:p>---</text:p>
          </table:table-cell>
          <table:table-cell office:value-type="string" calcext:value-type="string">
            <text:p>---</text:p>
          </table:table-cell>
          <table:table-cell table:number-columns-repeated="2" table:style-name="a3e15e1" office:value-type="string" calcext:value-type="string">
            <text:p>---</text:p>
          </table:table-cell>
          <table:table-cell office:value-type="float" office:value="282.41" calcext:value-type="float">
            <text:p>282,41</text:p>
          </table:table-cell>
          <table:table-cell office:value-type="float" office:value="0.7" calcext:value-type="float">
            <text:p>0,70</text:p>
          </table:table-cell>
          <table:table-cell office:value-type="string" calcext:value-type="string">
            <text:p>---</text:p>
          </table:table-cell>
          <table:table-cell office:value-type="float" office:value="383.11" calcext:value-type="float">
            <text:p>383,11</text:p>
          </table:table-cell>
        </table:table-row>
        <table:table-row table:style-name="ro2">
          <table:table-cell office:value-type="string" calcext:value-type="string">
            <text:p>Calvos de Randín</text:p>
          </table:table-cell>
          <table:table-cell table:number-columns-repeated="2" table:style-name="a3e15e1" office:value-type="string" calcext:value-type="string">
            <text:p>---</text:p>
          </table:table-cell>
          <table:table-cell office:value-type="string" calcext:value-type="string">
            <text:p>---</text:p>
          </table:table-cell>
          <table:table-cell table:number-columns-repeated="2" table:style-name="a3e15e1" office:value-type="string" calcext:value-type="string">
            <text:p>---</text:p>
          </table:table-cell>
          <table:table-cell office:value-type="float" office:value="518.04" calcext:value-type="float">
            <text:p>518,04</text:p>
          </table:table-cell>
          <table:table-cell table:style-name="a3e15e1" office:value-type="string" calcext:value-type="string">
            <text:p>---</text:p>
          </table:table-cell>
          <table:table-cell office:value-type="string" calcext:value-type="string">
            <text:p>---</text:p>
          </table:table-cell>
          <table:table-cell office:value-type="float" office:value="518.04" calcext:value-type="float">
            <text:p>518,04</text:p>
          </table:table-cell>
        </table:table-row>
        <table:table-row table:style-name="ro2">
          <table:table-cell office:value-type="string" calcext:value-type="string">
            <text:p>Carballeda de Valdeorras</text:p>
          </table:table-cell>
          <table:table-cell table:number-columns-repeated="2" table:style-name="a3e15e1" office:value-type="string" calcext:value-type="string">
            <text:p>---</text:p>
          </table:table-cell>
          <table:table-cell office:value-type="string" calcext:value-type="string">
            <text:p>---</text:p>
          </table:table-cell>
          <table:table-cell table:number-columns-repeated="2" table:style-name="a3e15e1" office:value-type="string" calcext:value-type="string">
            <text:p>---</text:p>
          </table:table-cell>
          <table:table-cell office:value-type="float" office:value="74.34" calcext:value-type="float">
            <text:p>74,34</text:p>
          </table:table-cell>
          <table:table-cell office:value-type="float" office:value="27.9" calcext:value-type="float">
            <text:p>27,90</text:p>
          </table:table-cell>
          <table:table-cell office:value-type="string" calcext:value-type="string">
            <text:p>---</text:p>
          </table:table-cell>
          <table:table-cell office:value-type="float" office:value="102.24" calcext:value-type="float">
            <text:p>102,24</text:p>
          </table:table-cell>
        </table:table-row>
        <table:table-row table:style-name="ro2">
          <table:table-cell office:value-type="string" calcext:value-type="string">
            <text:p>Carballeda de Avia</text:p>
          </table:table-cell>
          <table:table-cell office:value-type="float" office:value="89.52" calcext:value-type="float">
            <text:p>89,52</text:p>
          </table:table-cell>
          <table:table-cell office:value-type="float" office:value="10" calcext:value-type="float">
            <text:p>10,00</text:p>
          </table:table-cell>
          <table:table-cell office:value-type="string" calcext:value-type="string">
            <text:p>---</text:p>
          </table:table-cell>
          <table:table-cell table:style-name="a3e15e1" office:value-type="string" calcext:value-type="string">
            <text:p>---</text:p>
          </table:table-cell>
          <table:table-cell office:value-type="float" office:value="2274.8" calcext:value-type="float">
            <text:p>2.274,80</text:p>
          </table:table-cell>
          <table:table-cell office:value-type="float" office:value="49.7" calcext:value-type="float">
            <text:p>49,70</text:p>
          </table:table-cell>
          <table:table-cell office:value-type="float" office:value="0.48" calcext:value-type="float">
            <text:p>0,48</text:p>
          </table:table-cell>
          <table:table-cell office:value-type="string" calcext:value-type="string">
            <text:p>---</text:p>
          </table:table-cell>
          <table:table-cell office:value-type="float" office:value="2424.5" calcext:value-type="float">
            <text:p>2.424,50</text:p>
          </table:table-cell>
        </table:table-row>
        <table:table-row table:style-name="ro2">
          <table:table-cell office:value-type="string" calcext:value-type="string">
            <text:p>Carballiño (O)</text:p>
          </table:table-cell>
          <table:table-cell office:value-type="float" office:value="4663.71" calcext:value-type="float">
            <text:p>4.663,71</text:p>
          </table:table-cell>
          <table:table-cell office:value-type="float" office:value="55" calcext:value-type="float">
            <text:p>55,00</text:p>
          </table:table-cell>
          <table:table-cell office:value-type="string" calcext:value-type="string">
            <text:p>---</text:p>
          </table:table-cell>
          <table:table-cell office:value-type="float" office:value="36.2" calcext:value-type="float">
            <text:p>36,20</text:p>
          </table:table-cell>
          <table:table-cell office:value-type="float" office:value="2351.85" calcext:value-type="float">
            <text:p>2.351,85</text:p>
          </table:table-cell>
          <table:table-cell office:value-type="float" office:value="214.25" calcext:value-type="float">
            <text:p>214,25</text:p>
          </table:table-cell>
          <table:table-cell table:style-name="a3e15e1" office:value-type="string" calcext:value-type="string">
            <text:p>---</text:p>
          </table:table-cell>
          <table:table-cell office:value-type="string" calcext:value-type="string">
            <text:p>---</text:p>
          </table:table-cell>
          <table:table-cell office:value-type="float" office:value="7321.01" calcext:value-type="float">
            <text:p>7.321,01</text:p>
          </table:table-cell>
        </table:table-row>
        <table:table-row table:style-name="ro2">
          <table:table-cell office:value-type="string" calcext:value-type="string">
            <text:p>Cartelle</text:p>
          </table:table-cell>
          <table:table-cell office:value-type="float" office:value="6340.56" calcext:value-type="float">
            <text:p>6.340,56</text:p>
          </table:table-cell>
          <table:table-cell office:value-type="float" office:value="4" calcext:value-type="float">
            <text:p>4,00</text:p>
          </table:table-cell>
          <table:table-cell office:value-type="string" calcext:value-type="string">
            <text:p>---</text:p>
          </table:table-cell>
          <table:table-cell office:value-type="float" office:value="79" calcext:value-type="float">
            <text:p>79,00</text:p>
          </table:table-cell>
          <table:table-cell office:value-type="float" office:value="768" calcext:value-type="float">
            <text:p>768,00</text:p>
          </table:table-cell>
          <table:table-cell office:value-type="float" office:value="249.95" calcext:value-type="float">
            <text:p>249,95</text:p>
          </table:table-cell>
          <table:table-cell office:value-type="float" office:value="10" calcext:value-type="float">
            <text:p>10,00</text:p>
          </table:table-cell>
          <table:table-cell office:value-type="string" calcext:value-type="string">
            <text:p>---</text:p>
          </table:table-cell>
          <table:table-cell office:value-type="float" office:value="7451.51" calcext:value-type="float">
            <text:p>7.451,51</text:p>
          </table:table-cell>
        </table:table-row>
        <table:table-row table:style-name="ro2">
          <table:table-cell office:value-type="string" calcext:value-type="string">
            <text:p>Castrelo do Val</text:p>
          </table:table-cell>
          <table:table-cell office:value-type="float" office:value="10494.16" calcext:value-type="float">
            <text:p>10.494,16</text:p>
          </table:table-cell>
          <table:table-cell office:value-type="float" office:value="1012" calcext:value-type="float">
            <text:p>1.012,00</text:p>
          </table:table-cell>
          <table:table-cell office:value-type="string" calcext:value-type="string">
            <text:p>---</text:p>
          </table:table-cell>
          <table:table-cell office:value-type="float" office:value="305" calcext:value-type="float">
            <text:p>305,00</text:p>
          </table:table-cell>
          <table:table-cell office:value-type="float" office:value="407.32" calcext:value-type="float">
            <text:p>407,32</text:p>
          </table:table-cell>
          <table:table-cell office:value-type="float" office:value="679.91" calcext:value-type="float">
            <text:p>679,91</text:p>
          </table:table-cell>
          <table:table-cell table:style-name="a3e15e1" office:value-type="string" calcext:value-type="string">
            <text:p>---</text:p>
          </table:table-cell>
          <table:table-cell office:value-type="string" calcext:value-type="string">
            <text:p>---</text:p>
          </table:table-cell>
          <table:table-cell office:value-type="float" office:value="12898.39" calcext:value-type="float">
            <text:p>12.898,39</text:p>
          </table:table-cell>
        </table:table-row>
        <table:table-row table:style-name="ro2">
          <table:table-cell office:value-type="string" calcext:value-type="string">
            <text:p>Castrelo de Miño</text:p>
          </table:table-cell>
          <table:table-cell office:value-type="float" office:value="3683.8" calcext:value-type="float">
            <text:p>3.683,80</text:p>
          </table:table-cell>
          <table:table-cell table:style-name="a3e15e1" office:value-type="string" calcext:value-type="string">
            <text:p>---</text:p>
          </table:table-cell>
          <table:table-cell table:style-name="a0d81a1" office:value-type="float" office:value="66" calcext:value-type="float">
            <text:p>66,00</text:p>
          </table:table-cell>
          <table:table-cell office:value-type="float" office:value="4.4" calcext:value-type="float">
            <text:p>4,40</text:p>
          </table:table-cell>
          <table:table-cell table:style-name="a3e15e1" office:value-type="string" calcext:value-type="string">
            <text:p>---</text:p>
          </table:table-cell>
          <table:table-cell office:value-type="float" office:value="8.6" calcext:value-type="float">
            <text:p>8,60</text:p>
          </table:table-cell>
          <table:table-cell office:value-type="float" office:value="2.2" calcext:value-type="float">
            <text:p>2,20</text:p>
          </table:table-cell>
          <table:table-cell office:value-type="string" calcext:value-type="string">
            <text:p>---</text:p>
          </table:table-cell>
          <table:table-cell office:value-type="float" office:value="3765" calcext:value-type="float">
            <text:p>3.765,00</text:p>
          </table:table-cell>
        </table:table-row>
        <table:table-row table:style-name="ro2">
          <table:table-cell office:value-type="string" calcext:value-type="string">
            <text:p>Castro Caldelas</text:p>
          </table:table-cell>
          <table:table-cell office:value-type="float" office:value="70.3" calcext:value-type="float">
            <text:p>70,30</text:p>
          </table:table-cell>
          <table:table-cell table:style-name="a3e15e1" office:value-type="string" calcext:value-type="string">
            <text:p>---</text:p>
          </table:table-cell>
          <table:table-cell table:style-name="a0d81a1" office:value-type="float" office:value="51" calcext:value-type="float">
            <text:p>51,00</text:p>
          </table:table-cell>
          <table:table-cell office:value-type="float" office:value="17" calcext:value-type="float">
            <text:p>17,00</text:p>
          </table:table-cell>
          <table:table-cell office:value-type="float" office:value="2" calcext:value-type="float">
            <text:p>2,00</text:p>
          </table:table-cell>
          <table:table-cell office:value-type="float" office:value="3753.88" calcext:value-type="float">
            <text:p>3.753,88</text:p>
          </table:table-cell>
          <table:table-cell table:style-name="a3e15e1" office:value-type="string" calcext:value-type="string">
            <text:p>---</text:p>
          </table:table-cell>
          <table:table-cell office:value-type="string" calcext:value-type="string">
            <text:p>---</text:p>
          </table:table-cell>
          <table:table-cell office:value-type="float" office:value="3894.18" calcext:value-type="float">
            <text:p>3.894,18</text:p>
          </table:table-cell>
        </table:table-row>
        <table:table-row table:style-name="ro2">
          <table:table-cell office:value-type="string" calcext:value-type="string">
            <text:p>Celanova</text:p>
          </table:table-cell>
          <table:table-cell office:value-type="float" office:value="674.44" calcext:value-type="float">
            <text:p>674,44</text:p>
          </table:table-cell>
          <table:table-cell office:value-type="float" office:value="44" calcext:value-type="float">
            <text:p>44,00</text:p>
          </table:table-cell>
          <table:table-cell office:value-type="string" calcext:value-type="string">
            <text:p>---</text:p>
          </table:table-cell>
          <table:table-cell office:value-type="float" office:value="4.3" calcext:value-type="float">
            <text:p>4,30</text:p>
          </table:table-cell>
          <table:table-cell table:style-name="a3e15e1" office:value-type="string" calcext:value-type="string">
            <text:p>---</text:p>
          </table:table-cell>
          <table:table-cell office:value-type="float" office:value="755.42" calcext:value-type="float">
            <text:p>755,42</text:p>
          </table:table-cell>
          <table:table-cell office:value-type="float" office:value="0.02" calcext:value-type="float">
            <text:p>0,02</text:p>
          </table:table-cell>
          <table:table-cell table:style-name="a0d81a1" office:value-type="float" office:value="2" calcext:value-type="float">
            <text:p>2,00</text:p>
          </table:table-cell>
          <table:table-cell office:value-type="float" office:value="1480.18" calcext:value-type="float">
            <text:p>1.480,18</text:p>
          </table:table-cell>
        </table:table-row>
        <table:table-row table:style-name="ro2">
          <table:table-cell office:value-type="string" calcext:value-type="string">
            <text:p>Cenlle</text:p>
          </table:table-cell>
          <table:table-cell office:value-type="float" office:value="489.1" calcext:value-type="float">
            <text:p>489,10</text:p>
          </table:table-cell>
          <table:table-cell table:style-name="a3e15e1" office:value-type="string" calcext:value-type="string">
            <text:p>---</text:p>
          </table:table-cell>
          <table:table-cell table:style-name="a0d81a1" office:value-type="float" office:value="77" calcext:value-type="float">
            <text:p>77,00</text:p>
          </table:table-cell>
          <table:table-cell table:style-name="a3e15e1" office:value-type="string" calcext:value-type="string">
            <text:p>---</text:p>
          </table:table-cell>
          <table:table-cell office:value-type="float" office:value="163.9" calcext:value-type="float">
            <text:p>163,90</text:p>
          </table:table-cell>
          <table:table-cell office:value-type="float" office:value="27.07" calcext:value-type="float">
            <text:p>27,07</text:p>
          </table:table-cell>
          <table:table-cell office:value-type="float" office:value="1" calcext:value-type="float">
            <text:p>1,00</text:p>
          </table:table-cell>
          <table:table-cell office:value-type="string" calcext:value-type="string">
            <text:p>---</text:p>
          </table:table-cell>
          <table:table-cell office:value-type="float" office:value="758.07" calcext:value-type="float">
            <text:p>758,07</text:p>
          </table:table-cell>
        </table:table-row>
        <table:table-row table:style-name="ro2">
          <table:table-cell office:value-type="string" calcext:value-type="string">
            <text:p>Coles</text:p>
          </table:table-cell>
          <table:table-cell office:value-type="float" office:value="2123.2" calcext:value-type="float">
            <text:p>2.123,20</text:p>
          </table:table-cell>
          <table:table-cell table:style-name="a3e15e1" office:value-type="string" calcext:value-type="string">
            <text:p>---</text:p>
          </table:table-cell>
          <table:table-cell office:value-type="string" calcext:value-type="string">
            <text:p>---</text:p>
          </table:table-cell>
          <table:table-cell office:value-type="float" office:value="62.6" calcext:value-type="float">
            <text:p>62,60</text:p>
          </table:table-cell>
          <table:table-cell office:value-type="float" office:value="70.9" calcext:value-type="float">
            <text:p>70,90</text:p>
          </table:table-cell>
          <table:table-cell office:value-type="float" office:value="165.92" calcext:value-type="float">
            <text:p>165,92</text:p>
          </table:table-cell>
          <table:table-cell office:value-type="float" office:value="2.2" calcext:value-type="float">
            <text:p>2,20</text:p>
          </table:table-cell>
          <table:table-cell office:value-type="string" calcext:value-type="string">
            <text:p>---</text:p>
          </table:table-cell>
          <table:table-cell office:value-type="float" office:value="2424.82" calcext:value-type="float">
            <text:p>2.424,82</text:p>
          </table:table-cell>
        </table:table-row>
        <table:table-row table:style-name="ro2">
          <table:table-cell office:value-type="string" calcext:value-type="string">
            <text:p>Cortegada</text:p>
          </table:table-cell>
          <table:table-cell office:value-type="float" office:value="9827.5" calcext:value-type="float">
            <text:p>9.827,50</text:p>
          </table:table-cell>
          <table:table-cell table:style-name="a3e15e1" office:value-type="string" calcext:value-type="string">
            <text:p>---</text:p>
          </table:table-cell>
          <table:table-cell office:value-type="string" calcext:value-type="string">
            <text:p>---</text:p>
          </table:table-cell>
          <table:table-cell office:value-type="float" office:value="286" calcext:value-type="float">
            <text:p>286,00</text:p>
          </table:table-cell>
          <table:table-cell office:value-type="float" office:value="2313.41" calcext:value-type="float">
            <text:p>2.313,41</text:p>
          </table:table-cell>
          <table:table-cell office:value-type="float" office:value="22.05" calcext:value-type="float">
            <text:p>22,05</text:p>
          </table:table-cell>
          <table:table-cell office:value-type="float" office:value="2" calcext:value-type="float">
            <text:p>2,00</text:p>
          </table:table-cell>
          <table:table-cell office:value-type="string" calcext:value-type="string">
            <text:p>---</text:p>
          </table:table-cell>
          <table:table-cell office:value-type="float" office:value="12450.96" calcext:value-type="float">
            <text:p>12.450,96</text:p>
          </table:table-cell>
        </table:table-row>
        <table:table-row table:style-name="ro2">
          <table:table-cell office:value-type="string" calcext:value-type="string">
            <text:p>Cualedro</text:p>
          </table:table-cell>
          <table:table-cell office:value-type="float" office:value="133" calcext:value-type="float">
            <text:p>133,00</text:p>
          </table:table-cell>
          <table:table-cell office:value-type="float" office:value="120.8" calcext:value-type="float">
            <text:p>120,80</text:p>
          </table:table-cell>
          <table:table-cell table:style-name="a0d81a1" office:value-type="float" office:value="96.8" calcext:value-type="float">
            <text:p>96,80</text:p>
          </table:table-cell>
          <table:table-cell office:value-type="float" office:value="1.65" calcext:value-type="float">
            <text:p>1,65</text:p>
          </table:table-cell>
          <table:table-cell office:value-type="float" office:value="472.1" calcext:value-type="float">
            <text:p>472,10</text:p>
          </table:table-cell>
          <table:table-cell office:value-type="float" office:value="337.45" calcext:value-type="float">
            <text:p>337,45</text:p>
          </table:table-cell>
          <table:table-cell office:value-type="float" office:value="0.2" calcext:value-type="float">
            <text:p>0,20</text:p>
          </table:table-cell>
          <table:table-cell table:style-name="a0d81a1" office:value-type="float" office:value="2.5" calcext:value-type="float">
            <text:p>2,50</text:p>
          </table:table-cell>
          <table:table-cell office:value-type="float" office:value="1164.5" calcext:value-type="float">
            <text:p>1.164,50</text:p>
          </table:table-cell>
        </table:table-row>
        <table:table-row table:style-name="ro2">
          <table:table-cell office:value-type="string" calcext:value-type="string">
            <text:p>Chandrexa de Queixa</text:p>
          </table:table-cell>
          <table:table-cell table:number-columns-repeated="2" table:style-name="a3e15e1" office:value-type="string" calcext:value-type="string">
            <text:p>---</text:p>
          </table:table-cell>
          <table:table-cell office:value-type="string" calcext:value-type="string">
            <text:p>---</text:p>
          </table:table-cell>
          <table:table-cell table:number-columns-repeated="2" table:style-name="a3e15e1" office:value-type="string" calcext:value-type="string">
            <text:p>---</text:p>
          </table:table-cell>
          <table:table-cell office:value-type="float" office:value="404.9" calcext:value-type="float">
            <text:p>404,90</text:p>
          </table:table-cell>
          <table:table-cell table:style-name="a3e15e1" office:value-type="string" calcext:value-type="string">
            <text:p>---</text:p>
          </table:table-cell>
          <table:table-cell office:value-type="string" calcext:value-type="string">
            <text:p>---</text:p>
          </table:table-cell>
          <table:table-cell office:value-type="float" office:value="404.9" calcext:value-type="float">
            <text:p>404,90</text:p>
          </table:table-cell>
        </table:table-row>
        <table:table-row table:style-name="ro2">
          <table:table-cell office:value-type="string" calcext:value-type="string">
            <text:p>Entrimo</text:p>
          </table:table-cell>
          <table:table-cell office:value-type="float" office:value="4641.64" calcext:value-type="float">
            <text:p>4.641,64</text:p>
          </table:table-cell>
          <table:table-cell table:style-name="a3e15e1" office:value-type="string" calcext:value-type="string">
            <text:p>---</text:p>
          </table:table-cell>
          <table:table-cell office:value-type="string" calcext:value-type="string">
            <text:p>---</text:p>
          </table:table-cell>
          <table:table-cell table:style-name="a3e15e1" office:value-type="string" calcext:value-type="string">
            <text:p>---</text:p>
          </table:table-cell>
          <table:table-cell office:value-type="float" office:value="7.7" calcext:value-type="float">
            <text:p>7,70</text:p>
          </table:table-cell>
          <table:table-cell office:value-type="float" office:value="48.7" calcext:value-type="float">
            <text:p>48,70</text:p>
          </table:table-cell>
          <table:table-cell table:style-name="a3e15e1" office:value-type="string" calcext:value-type="string">
            <text:p>---</text:p>
          </table:table-cell>
          <table:table-cell office:value-type="string" calcext:value-type="string">
            <text:p>---</text:p>
          </table:table-cell>
          <table:table-cell office:value-type="float" office:value="4698.04" calcext:value-type="float">
            <text:p>4.698,04</text:p>
          </table:table-cell>
        </table:table-row>
        <table:table-row table:style-name="ro2">
          <table:table-cell office:value-type="string" calcext:value-type="string">
            <text:p>Esgos</text:p>
          </table:table-cell>
          <table:table-cell office:value-type="float" office:value="704" calcext:value-type="float">
            <text:p>704,00</text:p>
          </table:table-cell>
          <table:table-cell table:style-name="a3e15e1" office:value-type="string" calcext:value-type="string">
            <text:p>---</text:p>
          </table:table-cell>
          <table:table-cell office:value-type="string" calcext:value-type="string">
            <text:p>---</text:p>
          </table:table-cell>
          <table:table-cell table:style-name="a3e15e1" office:value-type="string" calcext:value-type="string">
            <text:p>---</text:p>
          </table:table-cell>
          <table:table-cell office:value-type="float" office:value="4" calcext:value-type="float">
            <text:p>4,00</text:p>
          </table:table-cell>
          <table:table-cell office:value-type="float" office:value="493.3" calcext:value-type="float">
            <text:p>493,30</text:p>
          </table:table-cell>
          <table:table-cell table:style-name="a3e15e1" office:value-type="string" calcext:value-type="string">
            <text:p>---</text:p>
          </table:table-cell>
          <table:table-cell office:value-type="string" calcext:value-type="string">
            <text:p>---</text:p>
          </table:table-cell>
          <table:table-cell office:value-type="float" office:value="1201.3" calcext:value-type="float">
            <text:p>1.201,30</text:p>
          </table:table-cell>
        </table:table-row>
        <table:table-row table:style-name="ro2">
          <table:table-cell office:value-type="string" calcext:value-type="string">
            <text:p>Xinzo de Limia</text:p>
          </table:table-cell>
          <table:table-cell office:value-type="float" office:value="40.23" calcext:value-type="float">
            <text:p>40,23</text:p>
          </table:table-cell>
          <table:table-cell office:value-type="float" office:value="412.5" calcext:value-type="float">
            <text:p>412,50</text:p>
          </table:table-cell>
          <table:table-cell office:value-type="string" calcext:value-type="string">
            <text:p>---</text:p>
          </table:table-cell>
          <table:table-cell office:value-type="float" office:value="67.36" calcext:value-type="float">
            <text:p>67,36</text:p>
          </table:table-cell>
          <table:table-cell office:value-type="float" office:value="22" calcext:value-type="float">
            <text:p>22,00</text:p>
          </table:table-cell>
          <table:table-cell office:value-type="float" office:value="525.29" calcext:value-type="float">
            <text:p>525,29</text:p>
          </table:table-cell>
          <table:table-cell table:style-name="a3e15e1" office:value-type="string" calcext:value-type="string">
            <text:p>---</text:p>
          </table:table-cell>
          <table:table-cell office:value-type="string" calcext:value-type="string">
            <text:p>---</text:p>
          </table:table-cell>
          <table:table-cell office:value-type="float" office:value="1067.38" calcext:value-type="float">
            <text:p>1.067,38</text:p>
          </table:table-cell>
        </table:table-row>
        <table:table-row table:style-name="ro2">
          <table:table-cell office:value-type="string" calcext:value-type="string">
            <text:p>Gomesende</text:p>
          </table:table-cell>
          <table:table-cell office:value-type="float" office:value="3275.91" calcext:value-type="float">
            <text:p>3.275,91</text:p>
          </table:table-cell>
          <table:table-cell table:style-name="a3e15e1" office:value-type="string" calcext:value-type="string">
            <text:p>---</text:p>
          </table:table-cell>
          <table:table-cell office:value-type="string" calcext:value-type="string">
            <text:p>---</text:p>
          </table:table-cell>
          <table:table-cell office:value-type="float" office:value="1.5" calcext:value-type="float">
            <text:p>1,50</text:p>
          </table:table-cell>
          <table:table-cell office:value-type="float" office:value="158.95" calcext:value-type="float">
            <text:p>158,95</text:p>
          </table:table-cell>
          <table:table-cell office:value-type="float" office:value="51.46" calcext:value-type="float">
            <text:p>51,46</text:p>
          </table:table-cell>
          <table:table-cell table:style-name="a3e15e1" office:value-type="string" calcext:value-type="string">
            <text:p>---</text:p>
          </table:table-cell>
          <table:table-cell office:value-type="string" calcext:value-type="string">
            <text:p>---</text:p>
          </table:table-cell>
          <table:table-cell office:value-type="float" office:value="3487.82" calcext:value-type="float">
            <text:p>3.487,82</text:p>
          </table:table-cell>
        </table:table-row>
        <table:table-row table:style-name="ro2">
          <table:table-cell office:value-type="string" calcext:value-type="string">
            <text:p>Gudiña (A)</text:p>
          </table:table-cell>
          <table:table-cell office:value-type="float" office:value="6122.35" calcext:value-type="float">
            <text:p>6.122,35</text:p>
          </table:table-cell>
          <table:table-cell office:value-type="float" office:value="0" calcext:value-type="float">
            <text:p>0,00</text:p>
          </table:table-cell>
          <table:table-cell office:value-type="string" calcext:value-type="string">
            <text:p>---</text:p>
          </table:table-cell>
          <table:table-cell office:value-type="float" office:value="38" calcext:value-type="float">
            <text:p>38,00</text:p>
          </table:table-cell>
          <table:table-cell office:value-type="float" office:value="593.4" calcext:value-type="float">
            <text:p>593,40</text:p>
          </table:table-cell>
          <table:table-cell office:value-type="float" office:value="250.31" calcext:value-type="float">
            <text:p>250,31</text:p>
          </table:table-cell>
          <table:table-cell table:style-name="a3e15e1" office:value-type="string" calcext:value-type="string">
            <text:p>---</text:p>
          </table:table-cell>
          <table:table-cell office:value-type="string" calcext:value-type="string">
            <text:p>---</text:p>
          </table:table-cell>
          <table:table-cell office:value-type="float" office:value="7004.06" calcext:value-type="float">
            <text:p>7.004,06</text:p>
          </table:table-cell>
        </table:table-row>
        <table:table-row table:style-name="ro2">
          <table:table-cell office:value-type="string" calcext:value-type="string">
            <text:p>Irixo (O)</text:p>
          </table:table-cell>
          <table:table-cell office:value-type="float" office:value="6266.82" calcext:value-type="float">
            <text:p>6.266,82</text:p>
          </table:table-cell>
          <table:table-cell office:value-type="float" office:value="313.5" calcext:value-type="float">
            <text:p>313,50</text:p>
          </table:table-cell>
          <table:table-cell office:value-type="string" calcext:value-type="string">
            <text:p>---</text:p>
          </table:table-cell>
          <table:table-cell office:value-type="float" office:value="1562.65" calcext:value-type="float">
            <text:p>1.562,65</text:p>
          </table:table-cell>
          <table:table-cell office:value-type="float" office:value="2944.44" calcext:value-type="float">
            <text:p>2.944,44</text:p>
          </table:table-cell>
          <table:table-cell office:value-type="float" office:value="587.27" calcext:value-type="float">
            <text:p>587,27</text:p>
          </table:table-cell>
          <table:table-cell table:style-name="a3e15e1" office:value-type="string" calcext:value-type="string">
            <text:p>---</text:p>
          </table:table-cell>
          <table:table-cell table:style-name="a0d81a1" office:value-type="float" office:value="0.66" calcext:value-type="float">
            <text:p>0,66</text:p>
          </table:table-cell>
          <table:table-cell office:value-type="float" office:value="11675.34" calcext:value-type="float">
            <text:p>11.675,34</text:p>
          </table:table-cell>
        </table:table-row>
        <table:table-row table:style-name="ro2">
          <table:table-cell office:value-type="string" calcext:value-type="string">
            <text:p>Xunqueira de Ambía</text:p>
          </table:table-cell>
          <table:table-cell office:value-type="float" office:value="612.5" calcext:value-type="float">
            <text:p>612,50</text:p>
          </table:table-cell>
          <table:table-cell table:style-name="a3e15e1" office:value-type="string" calcext:value-type="string">
            <text:p>---</text:p>
          </table:table-cell>
          <table:table-cell office:value-type="string" calcext:value-type="string">
            <text:p>---</text:p>
          </table:table-cell>
          <table:table-cell office:value-type="float" office:value="2" calcext:value-type="float">
            <text:p>2,00</text:p>
          </table:table-cell>
          <table:table-cell office:value-type="float" office:value="16.5" calcext:value-type="float">
            <text:p>16,50</text:p>
          </table:table-cell>
          <table:table-cell office:value-type="float" office:value="536.75" calcext:value-type="float">
            <text:p>536,75</text:p>
          </table:table-cell>
          <table:table-cell table:style-name="a3e15e1" office:value-type="string" calcext:value-type="string">
            <text:p>---</text:p>
          </table:table-cell>
          <table:table-cell table:style-name="a0d81a1" office:value-type="float" office:value="4" calcext:value-type="float">
            <text:p>4,00</text:p>
          </table:table-cell>
          <table:table-cell office:value-type="float" office:value="1171.75" calcext:value-type="float">
            <text:p>1.171,75</text:p>
          </table:table-cell>
        </table:table-row>
        <table:table-row table:style-name="ro2">
          <table:table-cell office:value-type="string" calcext:value-type="string">
            <text:p>Xunqueira de Espadanedo</text:p>
          </table:table-cell>
          <table:table-cell office:value-type="float" office:value="753" calcext:value-type="float">
            <text:p>753,00</text:p>
          </table:table-cell>
          <table:table-cell office:value-type="float" office:value="79" calcext:value-type="float">
            <text:p>79,00</text:p>
          </table:table-cell>
          <table:table-cell office:value-type="string" calcext:value-type="string">
            <text:p>---</text:p>
          </table:table-cell>
          <table:table-cell office:value-type="float" office:value="4.5" calcext:value-type="float">
            <text:p>4,50</text:p>
          </table:table-cell>
          <table:table-cell table:style-name="a3e15e1" office:value-type="string" calcext:value-type="string">
            <text:p>---</text:p>
          </table:table-cell>
          <table:table-cell office:value-type="float" office:value="91.46" calcext:value-type="float">
            <text:p>91,46</text:p>
          </table:table-cell>
          <table:table-cell table:style-name="a3e15e1" office:value-type="string" calcext:value-type="string">
            <text:p>---</text:p>
          </table:table-cell>
          <table:table-cell office:value-type="string" calcext:value-type="string">
            <text:p>---</text:p>
          </table:table-cell>
          <table:table-cell office:value-type="float" office:value="927.96" calcext:value-type="float">
            <text:p>927,96</text:p>
          </table:table-cell>
        </table:table-row>
        <table:table-row table:style-name="ro2">
          <table:table-cell office:value-type="string" calcext:value-type="string">
            <text:p>Larouco</text:p>
          </table:table-cell>
          <table:table-cell office:value-type="float" office:value="26.7" calcext:value-type="float">
            <text:p>26,70</text:p>
          </table:table-cell>
          <table:table-cell table:style-name="a3e15e1" office:value-type="string" calcext:value-type="string">
            <text:p>---</text:p>
          </table:table-cell>
          <table:table-cell office:value-type="string" calcext:value-type="string">
            <text:p>---</text:p>
          </table:table-cell>
          <table:table-cell office:value-type="float" office:value="5.5" calcext:value-type="float">
            <text:p>5,50</text:p>
          </table:table-cell>
          <table:table-cell table:style-name="a3e15e1" office:value-type="string" calcext:value-type="string">
            <text:p>---</text:p>
          </table:table-cell>
          <table:table-cell office:value-type="float" office:value="108.7" calcext:value-type="float">
            <text:p>108,70</text:p>
          </table:table-cell>
          <table:table-cell table:style-name="a3e15e1" office:value-type="string" calcext:value-type="string">
            <text:p>---</text:p>
          </table:table-cell>
          <table:table-cell office:value-type="string" calcext:value-type="string">
            <text:p>---</text:p>
          </table:table-cell>
          <table:table-cell office:value-type="float" office:value="140.9" calcext:value-type="float">
            <text:p>140,90</text:p>
          </table:table-cell>
        </table:table-row>
        <table:table-row table:style-name="ro2">
          <table:table-cell office:value-type="string" calcext:value-type="string">
            <text:p>Laza</text:p>
          </table:table-cell>
          <table:table-cell office:value-type="float" office:value="37384.32" calcext:value-type="float">
            <text:p>37.384,32</text:p>
          </table:table-cell>
          <table:table-cell office:value-type="float" office:value="6512.2" calcext:value-type="float">
            <text:p>6.512,20</text:p>
          </table:table-cell>
          <table:table-cell office:value-type="string" calcext:value-type="string">
            <text:p>---</text:p>
          </table:table-cell>
          <table:table-cell office:value-type="float" office:value="24.16" calcext:value-type="float">
            <text:p>24,16</text:p>
          </table:table-cell>
          <table:table-cell office:value-type="float" office:value="1059.1" calcext:value-type="float">
            <text:p>1.059,10</text:p>
          </table:table-cell>
          <table:table-cell office:value-type="float" office:value="318.7" calcext:value-type="float">
            <text:p>318,70</text:p>
          </table:table-cell>
          <table:table-cell office:value-type="float" office:value="2.1" calcext:value-type="float">
            <text:p>2,10</text:p>
          </table:table-cell>
          <table:table-cell office:value-type="string" calcext:value-type="string">
            <text:p>---</text:p>
          </table:table-cell>
          <table:table-cell office:value-type="float" office:value="45300.58" calcext:value-type="float">
            <text:p>45.300,58</text:p>
          </table:table-cell>
        </table:table-row>
        <table:table-row table:style-name="ro2">
          <table:table-cell office:value-type="string" calcext:value-type="string">
            <text:p>Leiro</text:p>
          </table:table-cell>
          <table:table-cell office:value-type="float" office:value="3910.9" calcext:value-type="float">
            <text:p>3.910,90</text:p>
          </table:table-cell>
          <table:table-cell office:value-type="float" office:value="2.2" calcext:value-type="float">
            <text:p>2,20</text:p>
          </table:table-cell>
          <table:table-cell table:style-name="a0d81a1" office:value-type="float" office:value="13.2" calcext:value-type="float">
            <text:p>13,20</text:p>
          </table:table-cell>
          <table:table-cell office:value-type="float" office:value="3.3" calcext:value-type="float">
            <text:p>3,30</text:p>
          </table:table-cell>
          <table:table-cell office:value-type="float" office:value="1952.5" calcext:value-type="float">
            <text:p>1.952,50</text:p>
          </table:table-cell>
          <table:table-cell office:value-type="float" office:value="81.6" calcext:value-type="float">
            <text:p>81,60</text:p>
          </table:table-cell>
          <table:table-cell table:style-name="a3e15e1" office:value-type="string" calcext:value-type="string">
            <text:p>---</text:p>
          </table:table-cell>
          <table:table-cell office:value-type="string" calcext:value-type="string">
            <text:p>---</text:p>
          </table:table-cell>
          <table:table-cell office:value-type="float" office:value="5963.7" calcext:value-type="float">
            <text:p>5.963,70</text:p>
          </table:table-cell>
        </table:table-row>
        <table:table-row table:style-name="ro2">
          <table:table-cell office:value-type="string" calcext:value-type="string">
            <text:p>Lobeira</text:p>
          </table:table-cell>
          <table:table-cell office:value-type="float" office:value="508.5" calcext:value-type="float">
            <text:p>508,50</text:p>
          </table:table-cell>
          <table:table-cell table:style-name="a3e15e1" office:value-type="string" calcext:value-type="string">
            <text:p>---</text:p>
          </table:table-cell>
          <table:table-cell office:value-type="string" calcext:value-type="string">
            <text:p>---</text:p>
          </table:table-cell>
          <table:table-cell table:style-name="a3e15e1" office:value-type="string" calcext:value-type="string">
            <text:p>---</text:p>
          </table:table-cell>
          <table:table-cell office:value-type="float" office:value="1221" calcext:value-type="float">
            <text:p>1.221,00</text:p>
          </table:table-cell>
          <table:table-cell office:value-type="float" office:value="226.3" calcext:value-type="float">
            <text:p>226,30</text:p>
          </table:table-cell>
          <table:table-cell table:style-name="a3e15e1" office:value-type="string" calcext:value-type="string">
            <text:p>---</text:p>
          </table:table-cell>
          <table:table-cell office:value-type="string" calcext:value-type="string">
            <text:p>---</text:p>
          </table:table-cell>
          <table:table-cell office:value-type="float" office:value="1955.8" calcext:value-type="float">
            <text:p>1.955,80</text:p>
          </table:table-cell>
        </table:table-row>
        <table:table-row table:style-name="ro2">
          <table:table-cell office:value-type="string" calcext:value-type="string">
            <text:p>Lobios</text:p>
          </table:table-cell>
          <table:table-cell office:value-type="float" office:value="2165.3" calcext:value-type="float">
            <text:p>2.165,30</text:p>
          </table:table-cell>
          <table:table-cell office:value-type="float" office:value="55" calcext:value-type="float">
            <text:p>55,00</text:p>
          </table:table-cell>
          <table:table-cell office:value-type="string" calcext:value-type="string">
            <text:p>---</text:p>
          </table:table-cell>
          <table:table-cell table:style-name="a3e15e1" office:value-type="string" calcext:value-type="string">
            <text:p>---</text:p>
          </table:table-cell>
          <table:table-cell office:value-type="float" office:value="1186.5" calcext:value-type="float">
            <text:p>1.186,50</text:p>
          </table:table-cell>
          <table:table-cell office:value-type="float" office:value="79.8" calcext:value-type="float">
            <text:p>79,80</text:p>
          </table:table-cell>
          <table:table-cell table:style-name="a3e15e1" office:value-type="string" calcext:value-type="string">
            <text:p>---</text:p>
          </table:table-cell>
          <table:table-cell office:value-type="string" calcext:value-type="string">
            <text:p>---</text:p>
          </table:table-cell>
          <table:table-cell office:value-type="float" office:value="3486.6" calcext:value-type="float">
            <text:p>3.486,60</text:p>
          </table:table-cell>
        </table:table-row>
        <table:table-row table:style-name="ro2">
          <table:table-cell office:value-type="string" calcext:value-type="string">
            <text:p>Maceda</text:p>
          </table:table-cell>
          <table:table-cell office:value-type="float" office:value="810.71" calcext:value-type="float">
            <text:p>810,71</text:p>
          </table:table-cell>
          <table:table-cell table:style-name="a3e15e1" office:value-type="string" calcext:value-type="string">
            <text:p>---</text:p>
          </table:table-cell>
          <table:table-cell office:value-type="string" calcext:value-type="string">
            <text:p>---</text:p>
          </table:table-cell>
          <table:table-cell office:value-type="float" office:value="56" calcext:value-type="float">
            <text:p>56,00</text:p>
          </table:table-cell>
          <table:table-cell office:value-type="float" office:value="1028.8" calcext:value-type="float">
            <text:p>1.028,80</text:p>
          </table:table-cell>
          <table:table-cell office:value-type="float" office:value="867.36" calcext:value-type="float">
            <text:p>867,36</text:p>
          </table:table-cell>
          <table:table-cell office:value-type="float" office:value="0.01" calcext:value-type="float">
            <text:p>0,01</text:p>
          </table:table-cell>
          <table:table-cell table:style-name="a0d81a1" office:value-type="float" office:value="1.1" calcext:value-type="float">
            <text:p>1,10</text:p>
          </table:table-cell>
          <table:table-cell office:value-type="float" office:value="2763.98" calcext:value-type="float">
            <text:p>2.763,98</text:p>
          </table:table-cell>
        </table:table-row>
        <table:table-row table:style-name="ro2">
          <table:table-cell office:value-type="string" calcext:value-type="string">
            <text:p>Manzaneda</text:p>
          </table:table-cell>
          <table:table-cell table:number-columns-repeated="2" table:style-name="a3e15e1" office:value-type="string" calcext:value-type="string">
            <text:p>---</text:p>
          </table:table-cell>
          <table:table-cell office:value-type="string" calcext:value-type="string">
            <text:p>---</text:p>
          </table:table-cell>
          <table:table-cell table:number-columns-repeated="2" table:style-name="a3e15e1" office:value-type="string" calcext:value-type="string">
            <text:p>---</text:p>
          </table:table-cell>
          <table:table-cell office:value-type="float" office:value="360.7" calcext:value-type="float">
            <text:p>360,70</text:p>
          </table:table-cell>
          <table:table-cell office:value-type="float" office:value="13.9" calcext:value-type="float">
            <text:p>13,90</text:p>
          </table:table-cell>
          <table:table-cell office:value-type="string" calcext:value-type="string">
            <text:p>---</text:p>
          </table:table-cell>
          <table:table-cell office:value-type="float" office:value="374.6" calcext:value-type="float">
            <text:p>374,60</text:p>
          </table:table-cell>
        </table:table-row>
        <table:table-row table:style-name="ro2">
          <table:table-cell office:value-type="string" calcext:value-type="string">
            <text:p>Maside</text:p>
          </table:table-cell>
          <table:table-cell office:value-type="float" office:value="5876.5" calcext:value-type="float">
            <text:p>5.876,50</text:p>
          </table:table-cell>
          <table:table-cell office:value-type="float" office:value="112.2" calcext:value-type="float">
            <text:p>112,20</text:p>
          </table:table-cell>
          <table:table-cell office:value-type="string" calcext:value-type="string">
            <text:p>---</text:p>
          </table:table-cell>
          <table:table-cell office:value-type="float" office:value="37.5" calcext:value-type="float">
            <text:p>37,50</text:p>
          </table:table-cell>
          <table:table-cell office:value-type="float" office:value="902.1" calcext:value-type="float">
            <text:p>902,10</text:p>
          </table:table-cell>
          <table:table-cell office:value-type="float" office:value="124.48" calcext:value-type="float">
            <text:p>124,48</text:p>
          </table:table-cell>
          <table:table-cell table:style-name="a3e15e1" office:value-type="string" calcext:value-type="string">
            <text:p>---</text:p>
          </table:table-cell>
          <table:table-cell office:value-type="string" calcext:value-type="string">
            <text:p>---</text:p>
          </table:table-cell>
          <table:table-cell office:value-type="float" office:value="7052.78" calcext:value-type="float">
            <text:p>7.052,78</text:p>
          </table:table-cell>
        </table:table-row>
        <table:table-row table:style-name="ro2">
          <table:table-cell office:value-type="string" calcext:value-type="string">
            <text:p>Melón</text:p>
          </table:table-cell>
          <table:table-cell office:value-type="float" office:value="1196.47" calcext:value-type="float">
            <text:p>1.196,47</text:p>
          </table:table-cell>
          <table:table-cell table:style-name="a3e15e1" office:value-type="string" calcext:value-type="string">
            <text:p>---</text:p>
          </table:table-cell>
          <table:table-cell office:value-type="string" calcext:value-type="string">
            <text:p>---</text:p>
          </table:table-cell>
          <table:table-cell office:value-type="float" office:value="3.6" calcext:value-type="float">
            <text:p>3,60</text:p>
          </table:table-cell>
          <table:table-cell office:value-type="float" office:value="674.1" calcext:value-type="float">
            <text:p>674,10</text:p>
          </table:table-cell>
          <table:table-cell office:value-type="float" office:value="37.65" calcext:value-type="float">
            <text:p>37,65</text:p>
          </table:table-cell>
          <table:table-cell table:style-name="a3e15e1" office:value-type="string" calcext:value-type="string">
            <text:p>---</text:p>
          </table:table-cell>
          <table:table-cell office:value-type="string" calcext:value-type="string">
            <text:p>---</text:p>
          </table:table-cell>
          <table:table-cell office:value-type="float" office:value="1911.82" calcext:value-type="float">
            <text:p>1.911,82</text:p>
          </table:table-cell>
        </table:table-row>
        <table:table-row table:style-name="ro2">
          <table:table-cell office:value-type="string" calcext:value-type="string">
            <text:p>Merca (A)</text:p>
          </table:table-cell>
          <table:table-cell office:value-type="float" office:value="475.95" calcext:value-type="float">
            <text:p>475,95</text:p>
          </table:table-cell>
          <table:table-cell table:style-name="a3e15e1" office:value-type="string" calcext:value-type="string">
            <text:p>---</text:p>
          </table:table-cell>
          <table:table-cell table:style-name="a0d81a1" office:value-type="float" office:value="5.5" calcext:value-type="float">
            <text:p>5,50</text:p>
          </table:table-cell>
          <table:table-cell office:value-type="float" office:value="21.5" calcext:value-type="float">
            <text:p>21,50</text:p>
          </table:table-cell>
          <table:table-cell table:style-name="a3e15e1" office:value-type="string" calcext:value-type="string">
            <text:p>---</text:p>
          </table:table-cell>
          <table:table-cell office:value-type="float" office:value="481.73" calcext:value-type="float">
            <text:p>481,73</text:p>
          </table:table-cell>
          <table:table-cell table:style-name="a3e15e1" office:value-type="string" calcext:value-type="string">
            <text:p>---</text:p>
          </table:table-cell>
          <table:table-cell office:value-type="string" calcext:value-type="string">
            <text:p>---</text:p>
          </table:table-cell>
          <table:table-cell office:value-type="float" office:value="984.68" calcext:value-type="float">
            <text:p>984,68</text:p>
          </table:table-cell>
        </table:table-row>
        <table:table-row table:style-name="ro2">
          <table:table-cell office:value-type="string" calcext:value-type="string">
            <text:p>Mezquita (A)</text:p>
          </table:table-cell>
          <table:table-cell table:number-columns-repeated="2" table:style-name="a3e15e1" office:value-type="string" calcext:value-type="string">
            <text:p>---</text:p>
          </table:table-cell>
          <table:table-cell office:value-type="string" calcext:value-type="string">
            <text:p>---</text:p>
          </table:table-cell>
          <table:table-cell table:number-columns-repeated="2" table:style-name="a3e15e1" office:value-type="string" calcext:value-type="string">
            <text:p>---</text:p>
          </table:table-cell>
          <table:table-cell office:value-type="float" office:value="436.52" calcext:value-type="float">
            <text:p>436,52</text:p>
          </table:table-cell>
          <table:table-cell table:style-name="a3e15e1" office:value-type="string" calcext:value-type="string">
            <text:p>---</text:p>
          </table:table-cell>
          <table:table-cell office:value-type="string" calcext:value-type="string">
            <text:p>---</text:p>
          </table:table-cell>
          <table:table-cell office:value-type="float" office:value="436.52" calcext:value-type="float">
            <text:p>436,52</text:p>
          </table:table-cell>
        </table:table-row>
        <table:table-row table:style-name="ro2">
          <table:table-cell office:value-type="string" calcext:value-type="string">
            <text:p>Montederramo</text:p>
          </table:table-cell>
          <table:table-cell office:value-type="float" office:value="49.5" calcext:value-type="float">
            <text:p>49,50</text:p>
          </table:table-cell>
          <table:table-cell table:style-name="a3e15e1" office:value-type="string" calcext:value-type="string">
            <text:p>---</text:p>
          </table:table-cell>
          <table:table-cell office:value-type="string" calcext:value-type="string">
            <text:p>---</text:p>
          </table:table-cell>
          <table:table-cell table:number-columns-repeated="2" table:style-name="a3e15e1" office:value-type="string" calcext:value-type="string">
            <text:p>---</text:p>
          </table:table-cell>
          <table:table-cell office:value-type="float" office:value="3750.3" calcext:value-type="float">
            <text:p>3.750,30</text:p>
          </table:table-cell>
          <table:table-cell table:style-name="a3e15e1" office:value-type="string" calcext:value-type="string">
            <text:p>---</text:p>
          </table:table-cell>
          <table:table-cell office:value-type="string" calcext:value-type="string">
            <text:p>---</text:p>
          </table:table-cell>
          <table:table-cell office:value-type="float" office:value="3799.8" calcext:value-type="float">
            <text:p>3.799,80</text:p>
          </table:table-cell>
        </table:table-row>
        <table:table-row table:style-name="ro2">
          <table:table-cell office:value-type="string" calcext:value-type="string">
            <text:p>Monterrei</text:p>
          </table:table-cell>
          <table:table-cell office:value-type="float" office:value="654.13" calcext:value-type="float">
            <text:p>654,13</text:p>
          </table:table-cell>
          <table:table-cell office:value-type="float" office:value="75" calcext:value-type="float">
            <text:p>75,00</text:p>
          </table:table-cell>
          <table:table-cell office:value-type="string" calcext:value-type="string">
            <text:p>---</text:p>
          </table:table-cell>
          <table:table-cell office:value-type="float" office:value="9.07" calcext:value-type="float">
            <text:p>9,07</text:p>
          </table:table-cell>
          <table:table-cell office:value-type="float" office:value="71.5" calcext:value-type="float">
            <text:p>71,50</text:p>
          </table:table-cell>
          <table:table-cell office:value-type="float" office:value="961.94" calcext:value-type="float">
            <text:p>961,94</text:p>
          </table:table-cell>
          <table:table-cell office:value-type="float" office:value="1.65" calcext:value-type="float">
            <text:p>1,65</text:p>
          </table:table-cell>
          <table:table-cell table:style-name="a0d81a1" office:value-type="float" office:value="1.65" calcext:value-type="float">
            <text:p>1,65</text:p>
          </table:table-cell>
          <table:table-cell office:value-type="float" office:value="1774.94" calcext:value-type="float">
            <text:p>1.774,94</text:p>
          </table:table-cell>
        </table:table-row>
        <table:table-row table:style-name="ro2">
          <table:table-cell office:value-type="string" calcext:value-type="string">
            <text:p>Muíños</text:p>
          </table:table-cell>
          <table:table-cell office:value-type="float" office:value="1034.44" calcext:value-type="float">
            <text:p>1.034,44</text:p>
          </table:table-cell>
          <table:table-cell table:style-name="a3e15e1" office:value-type="string" calcext:value-type="string">
            <text:p>---</text:p>
          </table:table-cell>
          <table:table-cell office:value-type="string" calcext:value-type="string">
            <text:p>---</text:p>
          </table:table-cell>
          <table:table-cell table:style-name="a3e15e1" office:value-type="string" calcext:value-type="string">
            <text:p>---</text:p>
          </table:table-cell>
          <table:table-cell office:value-type="float" office:value="913.1" calcext:value-type="float">
            <text:p>913,10</text:p>
          </table:table-cell>
          <table:table-cell office:value-type="float" office:value="593.67" calcext:value-type="float">
            <text:p>593,67</text:p>
          </table:table-cell>
          <table:table-cell table:style-name="a3e15e1" office:value-type="string" calcext:value-type="string">
            <text:p>---</text:p>
          </table:table-cell>
          <table:table-cell office:value-type="string" calcext:value-type="string">
            <text:p>---</text:p>
          </table:table-cell>
          <table:table-cell office:value-type="float" office:value="2541.21" calcext:value-type="float">
            <text:p>2.541,21</text:p>
          </table:table-cell>
        </table:table-row>
        <table:table-row table:style-name="ro2">
          <table:table-cell office:value-type="string" calcext:value-type="string">
            <text:p>Nogueira de Ramuín</text:p>
          </table:table-cell>
          <table:table-cell office:value-type="float" office:value="4378.95" calcext:value-type="float">
            <text:p>4.378,95</text:p>
          </table:table-cell>
          <table:table-cell office:value-type="float" office:value="2810.6" calcext:value-type="float">
            <text:p>2.810,60</text:p>
          </table:table-cell>
          <table:table-cell office:value-type="string" calcext:value-type="string">
            <text:p>---</text:p>
          </table:table-cell>
          <table:table-cell office:value-type="float" office:value="77" calcext:value-type="float">
            <text:p>77,00</text:p>
          </table:table-cell>
          <table:table-cell office:value-type="float" office:value="673.15" calcext:value-type="float">
            <text:p>673,15</text:p>
          </table:table-cell>
          <table:table-cell office:value-type="float" office:value="594.01" calcext:value-type="float">
            <text:p>594,01</text:p>
          </table:table-cell>
          <table:table-cell office:value-type="float" office:value="4" calcext:value-type="float">
            <text:p>4,00</text:p>
          </table:table-cell>
          <table:table-cell table:style-name="a0d81a1" office:value-type="float" office:value="2.6" calcext:value-type="float">
            <text:p>2,60</text:p>
          </table:table-cell>
          <table:table-cell office:value-type="float" office:value="8540.31" calcext:value-type="float">
            <text:p>8.540,31</text:p>
          </table:table-cell>
        </table:table-row>
        <table:table-row table:style-name="ro2">
          <table:table-cell office:value-type="string" calcext:value-type="string">
            <text:p>Oímbra</text:p>
          </table:table-cell>
          <table:table-cell office:value-type="float" office:value="780.06" calcext:value-type="float">
            <text:p>780,06</text:p>
          </table:table-cell>
          <table:table-cell table:style-name="a3e15e1" office:value-type="string" calcext:value-type="string">
            <text:p>---</text:p>
          </table:table-cell>
          <table:table-cell office:value-type="string" calcext:value-type="string">
            <text:p>---</text:p>
          </table:table-cell>
          <table:table-cell office:value-type="float" office:value="3.4" calcext:value-type="float">
            <text:p>3,40</text:p>
          </table:table-cell>
          <table:table-cell office:value-type="float" office:value="0.65" calcext:value-type="float">
            <text:p>0,65</text:p>
          </table:table-cell>
          <table:table-cell office:value-type="float" office:value="99.31" calcext:value-type="float">
            <text:p>99,31</text:p>
          </table:table-cell>
          <table:table-cell office:value-type="float" office:value="0.03" calcext:value-type="float">
            <text:p>0,03</text:p>
          </table:table-cell>
          <table:table-cell office:value-type="string" calcext:value-type="string">
            <text:p>---</text:p>
          </table:table-cell>
          <table:table-cell office:value-type="float" office:value="883.45" calcext:value-type="float">
            <text:p>883,45</text:p>
          </table:table-cell>
        </table:table-row>
        <table:table-row table:style-name="ro2">
          <table:table-cell office:value-type="string" calcext:value-type="string">
            <text:p>Ourense</text:p>
          </table:table-cell>
          <table:table-cell office:value-type="float" office:value="2481.84" calcext:value-type="float">
            <text:p>2.481,84</text:p>
          </table:table-cell>
          <table:table-cell office:value-type="float" office:value="236.5" calcext:value-type="float">
            <text:p>236,50</text:p>
          </table:table-cell>
          <table:table-cell office:value-type="string" calcext:value-type="string">
            <text:p>---</text:p>
          </table:table-cell>
          <table:table-cell office:value-type="float" office:value="6.6" calcext:value-type="float">
            <text:p>6,60</text:p>
          </table:table-cell>
          <table:table-cell office:value-type="float" office:value="99" calcext:value-type="float">
            <text:p>99,00</text:p>
          </table:table-cell>
          <table:table-cell office:value-type="float" office:value="207.6" calcext:value-type="float">
            <text:p>207,60</text:p>
          </table:table-cell>
          <table:table-cell office:value-type="float" office:value="3.1" calcext:value-type="float">
            <text:p>3,10</text:p>
          </table:table-cell>
          <table:table-cell office:value-type="string" calcext:value-type="string">
            <text:p>---</text:p>
          </table:table-cell>
          <table:table-cell office:value-type="float" office:value="3034.64" calcext:value-type="float">
            <text:p>3.034,64</text:p>
          </table:table-cell>
        </table:table-row>
        <table:table-row table:style-name="ro2">
          <table:table-cell office:value-type="string" calcext:value-type="string">
            <text:p>Paderne de Allariz</text:p>
          </table:table-cell>
          <table:table-cell office:value-type="float" office:value="1503.8" calcext:value-type="float">
            <text:p>1.503,80</text:p>
          </table:table-cell>
          <table:table-cell office:value-type="float" office:value="239.8" calcext:value-type="float">
            <text:p>239,80</text:p>
          </table:table-cell>
          <table:table-cell office:value-type="string" calcext:value-type="string">
            <text:p>---</text:p>
          </table:table-cell>
          <table:table-cell office:value-type="float" office:value="66" calcext:value-type="float">
            <text:p>66,00</text:p>
          </table:table-cell>
          <table:table-cell office:value-type="float" office:value="97.9" calcext:value-type="float">
            <text:p>97,90</text:p>
          </table:table-cell>
          <table:table-cell office:value-type="float" office:value="315.1" calcext:value-type="float">
            <text:p>315,10</text:p>
          </table:table-cell>
          <table:table-cell table:style-name="a3e15e1" office:value-type="string" calcext:value-type="string">
            <text:p>---</text:p>
          </table:table-cell>
          <table:table-cell office:value-type="string" calcext:value-type="string">
            <text:p>---</text:p>
          </table:table-cell>
          <table:table-cell office:value-type="float" office:value="2222.6" calcext:value-type="float">
            <text:p>2.222,60</text:p>
          </table:table-cell>
        </table:table-row>
        <table:table-row table:style-name="ro2">
          <table:table-cell office:value-type="string" calcext:value-type="string">
            <text:p>Padrenda</text:p>
          </table:table-cell>
          <table:table-cell office:value-type="float" office:value="4674.74" calcext:value-type="float">
            <text:p>4.674,74</text:p>
          </table:table-cell>
          <table:table-cell table:style-name="a3e15e1" office:value-type="string" calcext:value-type="string">
            <text:p>---</text:p>
          </table:table-cell>
          <table:table-cell table:style-name="a0d81a1" office:value-type="float" office:value="6" calcext:value-type="float">
            <text:p>6,00</text:p>
          </table:table-cell>
          <table:table-cell office:value-type="float" office:value="54.37" calcext:value-type="float">
            <text:p>54,37</text:p>
          </table:table-cell>
          <table:table-cell office:value-type="float" office:value="94.29" calcext:value-type="float">
            <text:p>94,29</text:p>
          </table:table-cell>
          <table:table-cell office:value-type="float" office:value="59.48" calcext:value-type="float">
            <text:p>59,48</text:p>
          </table:table-cell>
          <table:table-cell table:style-name="a3e15e1" office:value-type="string" calcext:value-type="string">
            <text:p>---</text:p>
          </table:table-cell>
          <table:table-cell office:value-type="string" calcext:value-type="string">
            <text:p>---</text:p>
          </table:table-cell>
          <table:table-cell office:value-type="float" office:value="4888.88" calcext:value-type="float">
            <text:p>4.888,88</text:p>
          </table:table-cell>
        </table:table-row>
        <table:table-row table:style-name="ro2">
          <table:table-cell office:value-type="string" calcext:value-type="string">
            <text:p>Parada de Sil</text:p>
          </table:table-cell>
          <table:table-cell office:value-type="float" office:value="236.5" calcext:value-type="float">
            <text:p>236,50</text:p>
          </table:table-cell>
          <table:table-cell table:style-name="a3e15e1" office:value-type="string" calcext:value-type="string">
            <text:p>---</text:p>
          </table:table-cell>
          <table:table-cell office:value-type="string" calcext:value-type="string">
            <text:p>---</text:p>
          </table:table-cell>
          <table:table-cell table:number-columns-repeated="2" table:style-name="a3e15e1" office:value-type="string" calcext:value-type="string">
            <text:p>---</text:p>
          </table:table-cell>
          <table:table-cell office:value-type="float" office:value="4290.3" calcext:value-type="float">
            <text:p>4.290,30</text:p>
          </table:table-cell>
          <table:table-cell table:style-name="a3e15e1" office:value-type="string" calcext:value-type="string">
            <text:p>---</text:p>
          </table:table-cell>
          <table:table-cell table:style-name="a0d81a1" office:value-type="float" office:value="4" calcext:value-type="float">
            <text:p>4,00</text:p>
          </table:table-cell>
          <table:table-cell office:value-type="float" office:value="4530.8" calcext:value-type="float">
            <text:p>4.530,80</text:p>
          </table:table-cell>
        </table:table-row>
        <table:table-row table:style-name="ro2">
          <table:table-cell office:value-type="string" calcext:value-type="string">
            <text:p>Pereiro de Aguiar (O)</text:p>
          </table:table-cell>
          <table:table-cell office:value-type="float" office:value="1542.38" calcext:value-type="float">
            <text:p>1.542,38</text:p>
          </table:table-cell>
          <table:table-cell office:value-type="float" office:value="160" calcext:value-type="float">
            <text:p>160,00</text:p>
          </table:table-cell>
          <table:table-cell table:style-name="a0d81a1" office:value-type="float" office:value="7.56" calcext:value-type="float">
            <text:p>7,56</text:p>
          </table:table-cell>
          <table:table-cell office:value-type="float" office:value="86.6" calcext:value-type="float">
            <text:p>86,60</text:p>
          </table:table-cell>
          <table:table-cell office:value-type="float" office:value="11.7" calcext:value-type="float">
            <text:p>11,70</text:p>
          </table:table-cell>
          <table:table-cell office:value-type="float" office:value="623.76" calcext:value-type="float">
            <text:p>623,76</text:p>
          </table:table-cell>
          <table:table-cell table:style-name="a3e15e1" office:value-type="string" calcext:value-type="string">
            <text:p>---</text:p>
          </table:table-cell>
          <table:table-cell office:value-type="string" calcext:value-type="string">
            <text:p>---</text:p>
          </table:table-cell>
          <table:table-cell office:value-type="float" office:value="2432" calcext:value-type="float">
            <text:p>2.432,00</text:p>
          </table:table-cell>
        </table:table-row>
        <table:table-row table:style-name="ro2">
          <table:table-cell office:value-type="string" calcext:value-type="string">
            <text:p>Peroxa (A)</text:p>
          </table:table-cell>
          <table:table-cell office:value-type="float" office:value="2854.5" calcext:value-type="float">
            <text:p>2.854,50</text:p>
          </table:table-cell>
          <table:table-cell office:value-type="float" office:value="139.7" calcext:value-type="float">
            <text:p>139,70</text:p>
          </table:table-cell>
          <table:table-cell table:style-name="a0d81a1" office:value-type="float" office:value="77" calcext:value-type="float">
            <text:p>77,00</text:p>
          </table:table-cell>
          <table:table-cell office:value-type="float" office:value="132.8" calcext:value-type="float">
            <text:p>132,80</text:p>
          </table:table-cell>
          <table:table-cell office:value-type="float" office:value="338.8" calcext:value-type="float">
            <text:p>338,80</text:p>
          </table:table-cell>
          <table:table-cell office:value-type="float" office:value="378.35" calcext:value-type="float">
            <text:p>378,35</text:p>
          </table:table-cell>
          <table:table-cell table:style-name="a3e15e1" office:value-type="string" calcext:value-type="string">
            <text:p>---</text:p>
          </table:table-cell>
          <table:table-cell office:value-type="string" calcext:value-type="string">
            <text:p>---</text:p>
          </table:table-cell>
          <table:table-cell office:value-type="float" office:value="3921.15" calcext:value-type="float">
            <text:p>3.921,15</text:p>
          </table:table-cell>
        </table:table-row>
        <table:table-row table:style-name="ro2">
          <table:table-cell office:value-type="string" calcext:value-type="string">
            <text:p>Petín</text:p>
          </table:table-cell>
          <table:table-cell office:value-type="float" office:value="17" calcext:value-type="float">
            <text:p>17,00</text:p>
          </table:table-cell>
          <table:table-cell table:style-name="a3e15e1" office:value-type="string" calcext:value-type="string">
            <text:p>---</text:p>
          </table:table-cell>
          <table:table-cell office:value-type="string" calcext:value-type="string">
            <text:p>---</text:p>
          </table:table-cell>
          <table:table-cell table:style-name="a3e15e1" office:value-type="string" calcext:value-type="string">
            <text:p>---</text:p>
          </table:table-cell>
          <table:table-cell office:value-type="float" office:value="39.5" calcext:value-type="float">
            <text:p>39,50</text:p>
          </table:table-cell>
          <table:table-cell office:value-type="float" office:value="110" calcext:value-type="float">
            <text:p>110,00</text:p>
          </table:table-cell>
          <table:table-cell office:value-type="float" office:value="2" calcext:value-type="float">
            <text:p>2,00</text:p>
          </table:table-cell>
          <table:table-cell office:value-type="string" calcext:value-type="string">
            <text:p>---</text:p>
          </table:table-cell>
          <table:table-cell office:value-type="float" office:value="168.5" calcext:value-type="float">
            <text:p>168,50</text:p>
          </table:table-cell>
        </table:table-row>
        <table:table-row table:style-name="ro2">
          <table:table-cell office:value-type="string" calcext:value-type="string">
            <text:p>Piñor</text:p>
          </table:table-cell>
          <table:table-cell office:value-type="float" office:value="2579.95" calcext:value-type="float">
            <text:p>2.579,95</text:p>
          </table:table-cell>
          <table:table-cell office:value-type="float" office:value="0.54" calcext:value-type="float">
            <text:p>0,54</text:p>
          </table:table-cell>
          <table:table-cell office:value-type="string" calcext:value-type="string">
            <text:p>---</text:p>
          </table:table-cell>
          <table:table-cell office:value-type="float" office:value="145.06" calcext:value-type="float">
            <text:p>145,06</text:p>
          </table:table-cell>
          <table:table-cell office:value-type="float" office:value="1243.85" calcext:value-type="float">
            <text:p>1.243,85</text:p>
          </table:table-cell>
          <table:table-cell office:value-type="float" office:value="641.18" calcext:value-type="float">
            <text:p>641,18</text:p>
          </table:table-cell>
          <table:table-cell table:style-name="a3e15e1" office:value-type="string" calcext:value-type="string">
            <text:p>---</text:p>
          </table:table-cell>
          <table:table-cell table:style-name="a0d81a1" office:value-type="float" office:value="0.01" calcext:value-type="float">
            <text:p>0,01</text:p>
          </table:table-cell>
          <table:table-cell office:value-type="float" office:value="4610.59" calcext:value-type="float">
            <text:p>4.610,59</text:p>
          </table:table-cell>
        </table:table-row>
        <table:table-row table:style-name="ro2">
          <table:table-cell office:value-type="string" calcext:value-type="string">
            <text:p>Porqueira</text:p>
          </table:table-cell>
          <table:table-cell table:number-columns-repeated="2" table:style-name="a3e15e1" office:value-type="string" calcext:value-type="string">
            <text:p>---</text:p>
          </table:table-cell>
          <table:table-cell office:value-type="string" calcext:value-type="string">
            <text:p>---</text:p>
          </table:table-cell>
          <table:table-cell table:number-columns-repeated="2" table:style-name="a3e15e1" office:value-type="string" calcext:value-type="string">
            <text:p>---</text:p>
          </table:table-cell>
          <table:table-cell office:value-type="float" office:value="250" calcext:value-type="float">
            <text:p>250,00</text:p>
          </table:table-cell>
          <table:table-cell table:style-name="a3e15e1" office:value-type="string" calcext:value-type="string">
            <text:p>---</text:p>
          </table:table-cell>
          <table:table-cell office:value-type="string" calcext:value-type="string">
            <text:p>---</text:p>
          </table:table-cell>
          <table:table-cell office:value-type="float" office:value="250" calcext:value-type="float">
            <text:p>250,00</text:p>
          </table:table-cell>
        </table:table-row>
        <table:table-row table:style-name="ro2">
          <table:table-cell office:value-type="string" calcext:value-type="string">
            <text:p>Pobra de Trives (A)</text:p>
          </table:table-cell>
          <table:table-cell office:value-type="float" office:value="1" calcext:value-type="float">
            <text:p>1,00</text:p>
          </table:table-cell>
          <table:table-cell table:style-name="a3e15e1" office:value-type="string" calcext:value-type="string">
            <text:p>---</text:p>
          </table:table-cell>
          <table:table-cell office:value-type="string" calcext:value-type="string">
            <text:p>---</text:p>
          </table:table-cell>
          <table:table-cell table:number-columns-repeated="2" table:style-name="a3e15e1" office:value-type="string" calcext:value-type="string">
            <text:p>---</text:p>
          </table:table-cell>
          <table:table-cell office:value-type="float" office:value="808.28" calcext:value-type="float">
            <text:p>808,28</text:p>
          </table:table-cell>
          <table:table-cell table:style-name="a3e15e1" office:value-type="string" calcext:value-type="string">
            <text:p>---</text:p>
          </table:table-cell>
          <table:table-cell office:value-type="string" calcext:value-type="string">
            <text:p>---</text:p>
          </table:table-cell>
          <table:table-cell office:value-type="float" office:value="809.28" calcext:value-type="float">
            <text:p>809,28</text:p>
          </table:table-cell>
        </table:table-row>
        <table:table-row table:style-name="ro2">
          <table:table-cell office:value-type="string" calcext:value-type="string">
            <text:p>Pontedeva</text:p>
          </table:table-cell>
          <table:table-cell office:value-type="float" office:value="112" calcext:value-type="float">
            <text:p>112,00</text:p>
          </table:table-cell>
          <table:table-cell office:value-type="float" office:value="1" calcext:value-type="float">
            <text:p>1,00</text:p>
          </table:table-cell>
          <table:table-cell office:value-type="string" calcext:value-type="string">
            <text:p>---</text:p>
          </table:table-cell>
          <table:table-cell office:value-type="float" office:value="1" calcext:value-type="float">
            <text:p>1,00</text:p>
          </table:table-cell>
          <table:table-cell table:style-name="a3e15e1" office:value-type="string" calcext:value-type="string">
            <text:p>---</text:p>
          </table:table-cell>
          <table:table-cell office:value-type="float" office:value="11" calcext:value-type="float">
            <text:p>11,00</text:p>
          </table:table-cell>
          <table:table-cell table:style-name="a3e15e1" office:value-type="string" calcext:value-type="string">
            <text:p>---</text:p>
          </table:table-cell>
          <table:table-cell office:value-type="string" calcext:value-type="string">
            <text:p>---</text:p>
          </table:table-cell>
          <table:table-cell office:value-type="float" office:value="125" calcext:value-type="float">
            <text:p>125,00</text:p>
          </table:table-cell>
        </table:table-row>
        <table:table-row table:style-name="ro2">
          <table:table-cell office:value-type="string" calcext:value-type="string">
            <text:p>Punxín</text:p>
          </table:table-cell>
          <table:table-cell office:value-type="float" office:value="294.95" calcext:value-type="float">
            <text:p>294,95</text:p>
          </table:table-cell>
          <table:table-cell table:style-name="a3e15e1" office:value-type="string" calcext:value-type="string">
            <text:p>---</text:p>
          </table:table-cell>
          <table:table-cell office:value-type="string" calcext:value-type="string">
            <text:p>---</text:p>
          </table:table-cell>
          <table:table-cell office:value-type="float" office:value="4.4" calcext:value-type="float">
            <text:p>4,40</text:p>
          </table:table-cell>
          <table:table-cell office:value-type="float" office:value="108.5" calcext:value-type="float">
            <text:p>108,50</text:p>
          </table:table-cell>
          <table:table-cell office:value-type="float" office:value="61.96" calcext:value-type="float">
            <text:p>61,96</text:p>
          </table:table-cell>
          <table:table-cell table:style-name="a3e15e1" office:value-type="string" calcext:value-type="string">
            <text:p>---</text:p>
          </table:table-cell>
          <table:table-cell office:value-type="string" calcext:value-type="string">
            <text:p>---</text:p>
          </table:table-cell>
          <table:table-cell office:value-type="float" office:value="469.81" calcext:value-type="float">
            <text:p>469,81</text:p>
          </table:table-cell>
        </table:table-row>
        <table:table-row table:style-name="ro2">
          <table:table-cell office:value-type="string" calcext:value-type="string">
            <text:p>Quintela de Leirado</text:p>
          </table:table-cell>
          <table:table-cell office:value-type="float" office:value="2346.37" calcext:value-type="float">
            <text:p>2.346,37</text:p>
          </table:table-cell>
          <table:table-cell table:style-name="a3e15e1" office:value-type="string" calcext:value-type="string">
            <text:p>---</text:p>
          </table:table-cell>
          <table:table-cell office:value-type="string" calcext:value-type="string">
            <text:p>---</text:p>
          </table:table-cell>
          <table:table-cell table:style-name="a3e15e1" office:value-type="string" calcext:value-type="string">
            <text:p>---</text:p>
          </table:table-cell>
          <table:table-cell office:value-type="float" office:value="695.9" calcext:value-type="float">
            <text:p>695,90</text:p>
          </table:table-cell>
          <table:table-cell office:value-type="float" office:value="135.6" calcext:value-type="float">
            <text:p>135,60</text:p>
          </table:table-cell>
          <table:table-cell table:style-name="a3e15e1" office:value-type="string" calcext:value-type="string">
            <text:p>---</text:p>
          </table:table-cell>
          <table:table-cell office:value-type="string" calcext:value-type="string">
            <text:p>---</text:p>
          </table:table-cell>
          <table:table-cell office:value-type="float" office:value="3177.87" calcext:value-type="float">
            <text:p>3.177,87</text:p>
          </table:table-cell>
        </table:table-row>
        <table:table-row table:style-name="ro2">
          <table:table-cell office:value-type="string" calcext:value-type="string">
            <text:p>Rairiz de Veiga</text:p>
          </table:table-cell>
          <table:table-cell office:value-type="float" office:value="442" calcext:value-type="float">
            <text:p>442,00</text:p>
          </table:table-cell>
          <table:table-cell office:value-type="float" office:value="27.5" calcext:value-type="float">
            <text:p>27,50</text:p>
          </table:table-cell>
          <table:table-cell office:value-type="string" calcext:value-type="string">
            <text:p>---</text:p>
          </table:table-cell>
          <table:table-cell table:number-columns-repeated="2" table:style-name="a3e15e1" office:value-type="string" calcext:value-type="string">
            <text:p>---</text:p>
          </table:table-cell>
          <table:table-cell office:value-type="float" office:value="575.5" calcext:value-type="float">
            <text:p>575,50</text:p>
          </table:table-cell>
          <table:table-cell table:style-name="a3e15e1" office:value-type="string" calcext:value-type="string">
            <text:p>---</text:p>
          </table:table-cell>
          <table:table-cell office:value-type="string" calcext:value-type="string">
            <text:p>---</text:p>
          </table:table-cell>
          <table:table-cell office:value-type="float" office:value="1045" calcext:value-type="float">
            <text:p>1.045,00</text:p>
          </table:table-cell>
        </table:table-row>
        <table:table-row table:style-name="ro2">
          <table:table-cell office:value-type="string" calcext:value-type="string">
            <text:p>Ramirás</text:p>
          </table:table-cell>
          <table:table-cell office:value-type="float" office:value="3752.48" calcext:value-type="float">
            <text:p>3.752,48</text:p>
          </table:table-cell>
          <table:table-cell office:value-type="float" office:value="93.5" calcext:value-type="float">
            <text:p>93,50</text:p>
          </table:table-cell>
          <table:table-cell office:value-type="string" calcext:value-type="string">
            <text:p>---</text:p>
          </table:table-cell>
          <table:table-cell office:value-type="float" office:value="14" calcext:value-type="float">
            <text:p>14,00</text:p>
          </table:table-cell>
          <table:table-cell office:value-type="float" office:value="109.02" calcext:value-type="float">
            <text:p>109,02</text:p>
          </table:table-cell>
          <table:table-cell office:value-type="float" office:value="180.04" calcext:value-type="float">
            <text:p>180,04</text:p>
          </table:table-cell>
          <table:table-cell table:style-name="a3e15e1" office:value-type="string" calcext:value-type="string">
            <text:p>---</text:p>
          </table:table-cell>
          <table:table-cell office:value-type="string" calcext:value-type="string">
            <text:p>---</text:p>
          </table:table-cell>
          <table:table-cell office:value-type="float" office:value="4149.04" calcext:value-type="float">
            <text:p>4.149,04</text:p>
          </table:table-cell>
        </table:table-row>
        <table:table-row table:style-name="ro2">
          <table:table-cell office:value-type="string" calcext:value-type="string">
            <text:p>Ribadavia</text:p>
          </table:table-cell>
          <table:table-cell office:value-type="float" office:value="2359.1" calcext:value-type="float">
            <text:p>2.359,10</text:p>
          </table:table-cell>
          <table:table-cell table:style-name="a3e15e1" office:value-type="string" calcext:value-type="string">
            <text:p>---</text:p>
          </table:table-cell>
          <table:table-cell table:style-name="a0d81a1" office:value-type="float" office:value="165" calcext:value-type="float">
            <text:p>165,00</text:p>
          </table:table-cell>
          <table:table-cell table:style-name="a3e15e1" office:value-type="string" calcext:value-type="string">
            <text:p>---</text:p>
          </table:table-cell>
          <table:table-cell office:value-type="float" office:value="3" calcext:value-type="float">
            <text:p>3,00</text:p>
          </table:table-cell>
          <table:table-cell office:value-type="float" office:value="191.55" calcext:value-type="float">
            <text:p>191,55</text:p>
          </table:table-cell>
          <table:table-cell table:style-name="a3e15e1" office:value-type="string" calcext:value-type="string">
            <text:p>---</text:p>
          </table:table-cell>
          <table:table-cell office:value-type="string" calcext:value-type="string">
            <text:p>---</text:p>
          </table:table-cell>
          <table:table-cell office:value-type="float" office:value="2718.65" calcext:value-type="float">
            <text:p>2.718,65</text:p>
          </table:table-cell>
        </table:table-row>
        <table:table-row table:style-name="ro2">
          <table:table-cell office:value-type="string" calcext:value-type="string">
            <text:p>San Xoán de Río</text:p>
          </table:table-cell>
          <table:table-cell office:value-type="float" office:value="284" calcext:value-type="float">
            <text:p>284,00</text:p>
          </table:table-cell>
          <table:table-cell table:style-name="a3e15e1" office:value-type="string" calcext:value-type="string">
            <text:p>---</text:p>
          </table:table-cell>
          <table:table-cell office:value-type="string" calcext:value-type="string">
            <text:p>---</text:p>
          </table:table-cell>
          <table:table-cell table:number-columns-repeated="2" table:style-name="a3e15e1" office:value-type="string" calcext:value-type="string">
            <text:p>---</text:p>
          </table:table-cell>
          <table:table-cell office:value-type="float" office:value="649.51" calcext:value-type="float">
            <text:p>649,51</text:p>
          </table:table-cell>
          <table:table-cell table:style-name="a3e15e1" office:value-type="string" calcext:value-type="string">
            <text:p>---</text:p>
          </table:table-cell>
          <table:table-cell table:style-name="a0d81a1" office:value-type="float" office:value="1" calcext:value-type="float">
            <text:p>1,00</text:p>
          </table:table-cell>
          <table:table-cell office:value-type="float" office:value="934.51" calcext:value-type="float">
            <text:p>934,51</text:p>
          </table:table-cell>
        </table:table-row>
        <table:table-row table:style-name="ro2">
          <table:table-cell office:value-type="string" calcext:value-type="string">
            <text:p>Riós</text:p>
          </table:table-cell>
          <table:table-cell office:value-type="float" office:value="739.21" calcext:value-type="float">
            <text:p>739,21</text:p>
          </table:table-cell>
          <table:table-cell office:value-type="float" office:value="2351.44" calcext:value-type="float">
            <text:p>2.351,44</text:p>
          </table:table-cell>
          <table:table-cell table:style-name="a0d81a1" office:value-type="float" office:value="41" calcext:value-type="float">
            <text:p>41,00</text:p>
          </table:table-cell>
          <table:table-cell office:value-type="float" office:value="79.72" calcext:value-type="float">
            <text:p>79,72</text:p>
          </table:table-cell>
          <table:table-cell office:value-type="float" office:value="1239.06" calcext:value-type="float">
            <text:p>1.239,06</text:p>
          </table:table-cell>
          <table:table-cell office:value-type="float" office:value="1330.03" calcext:value-type="float">
            <text:p>1.330,03</text:p>
          </table:table-cell>
          <table:table-cell table:style-name="a3e15e1" office:value-type="string" calcext:value-type="string">
            <text:p>---</text:p>
          </table:table-cell>
          <table:table-cell office:value-type="string" calcext:value-type="string">
            <text:p>---</text:p>
          </table:table-cell>
          <table:table-cell office:value-type="float" office:value="5780.46" calcext:value-type="float">
            <text:p>5.780,46</text:p>
          </table:table-cell>
        </table:table-row>
        <table:table-row table:style-name="ro2">
          <table:table-cell office:value-type="string" calcext:value-type="string">
            <text:p>Rúa (A)</text:p>
          </table:table-cell>
          <table:table-cell office:value-type="float" office:value="7442.59" calcext:value-type="float">
            <text:p>7.442,59</text:p>
          </table:table-cell>
          <table:table-cell table:style-name="a3e15e1" office:value-type="string" calcext:value-type="string">
            <text:p>---</text:p>
          </table:table-cell>
          <table:table-cell office:value-type="string" calcext:value-type="string">
            <text:p>---</text:p>
          </table:table-cell>
          <table:table-cell table:number-columns-repeated="2" table:style-name="a3e15e1" office:value-type="string" calcext:value-type="string">
            <text:p>---</text:p>
          </table:table-cell>
          <table:table-cell office:value-type="float" office:value="10.5" calcext:value-type="float">
            <text:p>10,50</text:p>
          </table:table-cell>
          <table:table-cell table:style-name="a3e15e1" office:value-type="string" calcext:value-type="string">
            <text:p>---</text:p>
          </table:table-cell>
          <table:table-cell office:value-type="string" calcext:value-type="string">
            <text:p>---</text:p>
          </table:table-cell>
          <table:table-cell office:value-type="float" office:value="7453.09" calcext:value-type="float">
            <text:p>7.453,09</text:p>
          </table:table-cell>
        </table:table-row>
        <table:table-row table:style-name="ro2">
          <table:table-cell office:value-type="string" calcext:value-type="string">
            <text:p>Rubiá</text:p>
          </table:table-cell>
          <table:table-cell office:value-type="float" office:value="78.6" calcext:value-type="float">
            <text:p>78,60</text:p>
          </table:table-cell>
          <table:table-cell table:style-name="a3e15e1" office:value-type="string" calcext:value-type="string">
            <text:p>---</text:p>
          </table:table-cell>
          <table:table-cell office:value-type="string" calcext:value-type="string">
            <text:p>---</text:p>
          </table:table-cell>
          <table:table-cell table:number-columns-repeated="2" table:style-name="a3e15e1" office:value-type="string" calcext:value-type="string">
            <text:p>---</text:p>
          </table:table-cell>
          <table:table-cell office:value-type="float" office:value="368.8" calcext:value-type="float">
            <text:p>368,80</text:p>
          </table:table-cell>
          <table:table-cell office:value-type="float" office:value="112" calcext:value-type="float">
            <text:p>112,00</text:p>
          </table:table-cell>
          <table:table-cell office:value-type="string" calcext:value-type="string">
            <text:p>---</text:p>
          </table:table-cell>
          <table:table-cell office:value-type="float" office:value="559.4" calcext:value-type="float">
            <text:p>559,40</text:p>
          </table:table-cell>
        </table:table-row>
        <table:table-row table:style-name="ro2">
          <table:table-cell office:value-type="string" calcext:value-type="string">
            <text:p>San Amaro</text:p>
          </table:table-cell>
          <table:table-cell office:value-type="float" office:value="2849.35" calcext:value-type="float">
            <text:p>2.849,35</text:p>
          </table:table-cell>
          <table:table-cell office:value-type="float" office:value="22" calcext:value-type="float">
            <text:p>22,00</text:p>
          </table:table-cell>
          <table:table-cell office:value-type="string" calcext:value-type="string">
            <text:p>---</text:p>
          </table:table-cell>
          <table:table-cell office:value-type="float" office:value="35.33" calcext:value-type="float">
            <text:p>35,33</text:p>
          </table:table-cell>
          <table:table-cell office:value-type="float" office:value="501.5" calcext:value-type="float">
            <text:p>501,50</text:p>
          </table:table-cell>
          <table:table-cell office:value-type="float" office:value="233.61" calcext:value-type="float">
            <text:p>233,61</text:p>
          </table:table-cell>
          <table:table-cell table:style-name="a3e15e1" office:value-type="string" calcext:value-type="string">
            <text:p>---</text:p>
          </table:table-cell>
          <table:table-cell office:value-type="string" calcext:value-type="string">
            <text:p>---</text:p>
          </table:table-cell>
          <table:table-cell office:value-type="float" office:value="3641.79" calcext:value-type="float">
            <text:p>3.641,79</text:p>
          </table:table-cell>
        </table:table-row>
        <table:table-row table:style-name="ro2">
          <table:table-cell office:value-type="string" calcext:value-type="string">
            <text:p>San Cibrao das Viñas</text:p>
          </table:table-cell>
          <table:table-cell office:value-type="float" office:value="2108.4" calcext:value-type="float">
            <text:p>2.108,40</text:p>
          </table:table-cell>
          <table:table-cell table:style-name="a3e15e1" office:value-type="string" calcext:value-type="string">
            <text:p>---</text:p>
          </table:table-cell>
          <table:table-cell table:style-name="a0d81a1" office:value-type="float" office:value="2.2" calcext:value-type="float">
            <text:p>2,20</text:p>
          </table:table-cell>
          <table:table-cell table:number-columns-repeated="2" table:style-name="a3e15e1" office:value-type="string" calcext:value-type="string">
            <text:p>---</text:p>
          </table:table-cell>
          <table:table-cell office:value-type="float" office:value="105.25" calcext:value-type="float">
            <text:p>105,25</text:p>
          </table:table-cell>
          <table:table-cell table:style-name="a3e15e1" office:value-type="string" calcext:value-type="string">
            <text:p>---</text:p>
          </table:table-cell>
          <table:table-cell office:value-type="string" calcext:value-type="string">
            <text:p>---</text:p>
          </table:table-cell>
          <table:table-cell office:value-type="float" office:value="2215.85" calcext:value-type="float">
            <text:p>2.215,85</text:p>
          </table:table-cell>
        </table:table-row>
        <table:table-row table:style-name="ro2">
          <table:table-cell office:value-type="string" calcext:value-type="string">
            <text:p>San Cristovo de Cea</text:p>
          </table:table-cell>
          <table:table-cell office:value-type="float" office:value="5191.97" calcext:value-type="float">
            <text:p>5.191,97</text:p>
          </table:table-cell>
          <table:table-cell office:value-type="float" office:value="162.6" calcext:value-type="float">
            <text:p>162,60</text:p>
          </table:table-cell>
          <table:table-cell office:value-type="string" calcext:value-type="string">
            <text:p>---</text:p>
          </table:table-cell>
          <table:table-cell table:style-name="a3e15e1" office:value-type="string" calcext:value-type="string">
            <text:p>---</text:p>
          </table:table-cell>
          <table:table-cell office:value-type="float" office:value="1041.4" calcext:value-type="float">
            <text:p>1.041,40</text:p>
          </table:table-cell>
          <table:table-cell office:value-type="float" office:value="301.4" calcext:value-type="float">
            <text:p>301,40</text:p>
          </table:table-cell>
          <table:table-cell table:style-name="a3e15e1" office:value-type="string" calcext:value-type="string">
            <text:p>---</text:p>
          </table:table-cell>
          <table:table-cell office:value-type="string" calcext:value-type="string">
            <text:p>---</text:p>
          </table:table-cell>
          <table:table-cell office:value-type="float" office:value="6697.37" calcext:value-type="float">
            <text:p>6.697,37</text:p>
          </table:table-cell>
        </table:table-row>
        <table:table-row table:style-name="ro2">
          <table:table-cell office:value-type="string" calcext:value-type="string">
            <text:p>Sandiás</text:p>
          </table:table-cell>
          <table:table-cell office:value-type="float" office:value="332" calcext:value-type="float">
            <text:p>332,00</text:p>
          </table:table-cell>
          <table:table-cell office:value-type="float" office:value="37" calcext:value-type="float">
            <text:p>37,00</text:p>
          </table:table-cell>
          <table:table-cell office:value-type="string" calcext:value-type="string">
            <text:p>---</text:p>
          </table:table-cell>
          <table:table-cell office:value-type="float" office:value="1" calcext:value-type="float">
            <text:p>1,00</text:p>
          </table:table-cell>
          <table:table-cell table:style-name="a3e15e1" office:value-type="string" calcext:value-type="string">
            <text:p>---</text:p>
          </table:table-cell>
          <table:table-cell office:value-type="float" office:value="277.73" calcext:value-type="float">
            <text:p>277,73</text:p>
          </table:table-cell>
          <table:table-cell table:style-name="a3e15e1" office:value-type="string" calcext:value-type="string">
            <text:p>---</text:p>
          </table:table-cell>
          <table:table-cell office:value-type="string" calcext:value-type="string">
            <text:p>---</text:p>
          </table:table-cell>
          <table:table-cell office:value-type="float" office:value="647.73" calcext:value-type="float">
            <text:p>647,73</text:p>
          </table:table-cell>
        </table:table-row>
        <table:table-row table:style-name="ro2">
          <table:table-cell office:value-type="string" calcext:value-type="string">
            <text:p>Sarreaus</text:p>
          </table:table-cell>
          <table:table-cell office:value-type="float" office:value="1502.8" calcext:value-type="float">
            <text:p>1.502,80</text:p>
          </table:table-cell>
          <table:table-cell office:value-type="float" office:value="834.55" calcext:value-type="float">
            <text:p>834,55</text:p>
          </table:table-cell>
          <table:table-cell table:style-name="a0d81a1" office:value-type="float" office:value="66" calcext:value-type="float">
            <text:p>66,00</text:p>
          </table:table-cell>
          <table:table-cell office:value-type="float" office:value="143" calcext:value-type="float">
            <text:p>143,00</text:p>
          </table:table-cell>
          <table:table-cell office:value-type="float" office:value="660.1" calcext:value-type="float">
            <text:p>660,10</text:p>
          </table:table-cell>
          <table:table-cell office:value-type="float" office:value="978.67" calcext:value-type="float">
            <text:p>978,67</text:p>
          </table:table-cell>
          <table:table-cell office:value-type="float" office:value="4" calcext:value-type="float">
            <text:p>4,00</text:p>
          </table:table-cell>
          <table:table-cell office:value-type="string" calcext:value-type="string">
            <text:p>---</text:p>
          </table:table-cell>
          <table:table-cell office:value-type="float" office:value="4189.12" calcext:value-type="float">
            <text:p>4.189,12</text:p>
          </table:table-cell>
        </table:table-row>
        <table:table-row table:style-name="ro2">
          <table:table-cell office:value-type="string" calcext:value-type="string">
            <text:p>Taboadela</text:p>
          </table:table-cell>
          <table:table-cell office:value-type="float" office:value="118" calcext:value-type="float">
            <text:p>118,00</text:p>
          </table:table-cell>
          <table:table-cell table:style-name="a3e15e1" office:value-type="string" calcext:value-type="string">
            <text:p>---</text:p>
          </table:table-cell>
          <table:table-cell office:value-type="string" calcext:value-type="string">
            <text:p>---</text:p>
          </table:table-cell>
          <table:table-cell table:number-columns-repeated="2" table:style-name="a3e15e1" office:value-type="string" calcext:value-type="string">
            <text:p>---</text:p>
          </table:table-cell>
          <table:table-cell office:value-type="float" office:value="112.91" calcext:value-type="float">
            <text:p>112,91</text:p>
          </table:table-cell>
          <table:table-cell table:style-name="a3e15e1" office:value-type="string" calcext:value-type="string">
            <text:p>---</text:p>
          </table:table-cell>
          <table:table-cell office:value-type="string" calcext:value-type="string">
            <text:p>---</text:p>
          </table:table-cell>
          <table:table-cell office:value-type="float" office:value="230.91" calcext:value-type="float">
            <text:p>230,91</text:p>
          </table:table-cell>
        </table:table-row>
        <table:table-row table:style-name="ro2">
          <table:table-cell office:value-type="string" calcext:value-type="string">
            <text:p>Teixeira (A)</text:p>
          </table:table-cell>
          <table:table-cell office:value-type="float" office:value="33" calcext:value-type="float">
            <text:p>33,00</text:p>
          </table:table-cell>
          <table:table-cell table:style-name="a3e15e1" office:value-type="string" calcext:value-type="string">
            <text:p>---</text:p>
          </table:table-cell>
          <table:table-cell office:value-type="string" calcext:value-type="string">
            <text:p>---</text:p>
          </table:table-cell>
          <table:table-cell office:value-type="float" office:value="0.34" calcext:value-type="float">
            <text:p>0,34</text:p>
          </table:table-cell>
          <table:table-cell table:style-name="a3e15e1" office:value-type="string" calcext:value-type="string">
            <text:p>---</text:p>
          </table:table-cell>
          <table:table-cell office:value-type="float" office:value="156.6" calcext:value-type="float">
            <text:p>156,60</text:p>
          </table:table-cell>
          <table:table-cell table:style-name="a3e15e1" office:value-type="string" calcext:value-type="string">
            <text:p>---</text:p>
          </table:table-cell>
          <table:table-cell office:value-type="string" calcext:value-type="string">
            <text:p>---</text:p>
          </table:table-cell>
          <table:table-cell office:value-type="float" office:value="189.94" calcext:value-type="float">
            <text:p>189,94</text:p>
          </table:table-cell>
        </table:table-row>
        <table:table-row table:style-name="ro2">
          <table:table-cell office:value-type="string" calcext:value-type="string">
            <text:p>Toén</text:p>
          </table:table-cell>
          <table:table-cell office:value-type="float" office:value="1638.85" calcext:value-type="float">
            <text:p>1.638,85</text:p>
          </table:table-cell>
          <table:table-cell office:value-type="float" office:value="27.5" calcext:value-type="float">
            <text:p>27,50</text:p>
          </table:table-cell>
          <table:table-cell office:value-type="string" calcext:value-type="string">
            <text:p>---</text:p>
          </table:table-cell>
          <table:table-cell office:value-type="float" office:value="1.1" calcext:value-type="float">
            <text:p>1,10</text:p>
          </table:table-cell>
          <table:table-cell office:value-type="float" office:value="236.8" calcext:value-type="float">
            <text:p>236,80</text:p>
          </table:table-cell>
          <table:table-cell office:value-type="float" office:value="18.91" calcext:value-type="float">
            <text:p>18,91</text:p>
          </table:table-cell>
          <table:table-cell office:value-type="float" office:value="6.7" calcext:value-type="float">
            <text:p>6,70</text:p>
          </table:table-cell>
          <table:table-cell office:value-type="string" calcext:value-type="string">
            <text:p>---</text:p>
          </table:table-cell>
          <table:table-cell office:value-type="float" office:value="1929.86" calcext:value-type="float">
            <text:p>1.929,86</text:p>
          </table:table-cell>
        </table:table-row>
        <table:table-row table:style-name="ro2">
          <table:table-cell office:value-type="string" calcext:value-type="string">
            <text:p>Trasmiras</text:p>
          </table:table-cell>
          <table:table-cell office:value-type="float" office:value="64" calcext:value-type="float">
            <text:p>64,00</text:p>
          </table:table-cell>
          <table:table-cell office:value-type="float" office:value="818.02" calcext:value-type="float">
            <text:p>818,02</text:p>
          </table:table-cell>
          <table:table-cell office:value-type="string" calcext:value-type="string">
            <text:p>---</text:p>
          </table:table-cell>
          <table:table-cell table:style-name="a3e15e1" office:value-type="string" calcext:value-type="string">
            <text:p>---</text:p>
          </table:table-cell>
          <table:table-cell office:value-type="float" office:value="750.6" calcext:value-type="float">
            <text:p>750,60</text:p>
          </table:table-cell>
          <table:table-cell office:value-type="float" office:value="636.11" calcext:value-type="float">
            <text:p>636,11</text:p>
          </table:table-cell>
          <table:table-cell table:style-name="a3e15e1" office:value-type="string" calcext:value-type="string">
            <text:p>---</text:p>
          </table:table-cell>
          <table:table-cell office:value-type="string" calcext:value-type="string">
            <text:p>---</text:p>
          </table:table-cell>
          <table:table-cell office:value-type="float" office:value="2268.73" calcext:value-type="float">
            <text:p>2.268,73</text:p>
          </table:table-cell>
        </table:table-row>
        <table:table-row table:style-name="ro2">
          <table:table-cell office:value-type="string" calcext:value-type="string">
            <text:p>Veiga (A)</text:p>
          </table:table-cell>
          <table:table-cell office:value-type="float" office:value="27" calcext:value-type="float">
            <text:p>27,00</text:p>
          </table:table-cell>
          <table:table-cell table:style-name="a3e15e1" office:value-type="string" calcext:value-type="string">
            <text:p>---</text:p>
          </table:table-cell>
          <table:table-cell office:value-type="string" calcext:value-type="string">
            <text:p>---</text:p>
          </table:table-cell>
          <table:table-cell office:value-type="float" office:value="6" calcext:value-type="float">
            <text:p>6,00</text:p>
          </table:table-cell>
          <table:table-cell table:style-name="a3e15e1" office:value-type="string" calcext:value-type="string">
            <text:p>---</text:p>
          </table:table-cell>
          <table:table-cell office:value-type="float" office:value="2293.52" calcext:value-type="float">
            <text:p>2.293,52</text:p>
          </table:table-cell>
          <table:table-cell office:value-type="float" office:value="0.2" calcext:value-type="float">
            <text:p>0,20</text:p>
          </table:table-cell>
          <table:table-cell table:style-name="a0d81a1" office:value-type="float" office:value="7" calcext:value-type="float">
            <text:p>7,00</text:p>
          </table:table-cell>
          <table:table-cell office:value-type="float" office:value="2333.72" calcext:value-type="float">
            <text:p>2.333,72</text:p>
          </table:table-cell>
        </table:table-row>
        <table:table-row table:style-name="ro2">
          <table:table-cell office:value-type="string" calcext:value-type="string">
            <text:p>Verea</text:p>
          </table:table-cell>
          <table:table-cell office:value-type="float" office:value="1847.56" calcext:value-type="float">
            <text:p>1.847,56</text:p>
          </table:table-cell>
          <table:table-cell table:style-name="a3e15e1" office:value-type="string" calcext:value-type="string">
            <text:p>---</text:p>
          </table:table-cell>
          <table:table-cell table:style-name="a0d81a1" office:value-type="float" office:value="819" calcext:value-type="float">
            <text:p>819,00</text:p>
          </table:table-cell>
          <table:table-cell table:number-columns-repeated="2" table:style-name="a3e15e1" office:value-type="string" calcext:value-type="string">
            <text:p>---</text:p>
          </table:table-cell>
          <table:table-cell office:value-type="float" office:value="419.25" calcext:value-type="float">
            <text:p>419,25</text:p>
          </table:table-cell>
          <table:table-cell table:style-name="a3e15e1" office:value-type="string" calcext:value-type="string">
            <text:p>---</text:p>
          </table:table-cell>
          <table:table-cell office:value-type="string" calcext:value-type="string">
            <text:p>---</text:p>
          </table:table-cell>
          <table:table-cell office:value-type="float" office:value="3085.81" calcext:value-type="float">
            <text:p>3.085,81</text:p>
          </table:table-cell>
        </table:table-row>
        <table:table-row table:style-name="ro2">
          <table:table-cell office:value-type="string" calcext:value-type="string">
            <text:p>Verín</text:p>
          </table:table-cell>
          <table:table-cell office:value-type="float" office:value="645.47" calcext:value-type="float">
            <text:p>645,47</text:p>
          </table:table-cell>
          <table:table-cell office:value-type="float" office:value="309.21" calcext:value-type="float">
            <text:p>309,21</text:p>
          </table:table-cell>
          <table:table-cell table:style-name="a0d81a1" office:value-type="float" office:value="2.75" calcext:value-type="float">
            <text:p>2,75</text:p>
          </table:table-cell>
          <table:table-cell office:value-type="float" office:value="50.23" calcext:value-type="float">
            <text:p>50,23</text:p>
          </table:table-cell>
          <table:table-cell office:value-type="float" office:value="32.96" calcext:value-type="float">
            <text:p>32,96</text:p>
          </table:table-cell>
          <table:table-cell office:value-type="float" office:value="551.07" calcext:value-type="float">
            <text:p>551,07</text:p>
          </table:table-cell>
          <table:table-cell table:style-name="a3e15e1" office:value-type="string" calcext:value-type="string">
            <text:p>---</text:p>
          </table:table-cell>
          <table:table-cell table:style-name="a0d81a1" office:value-type="float" office:value="1.3" calcext:value-type="float">
            <text:p>1,30</text:p>
          </table:table-cell>
          <table:table-cell office:value-type="float" office:value="1592.99" calcext:value-type="float">
            <text:p>1.592,99</text:p>
          </table:table-cell>
        </table:table-row>
        <table:table-row table:style-name="ro2">
          <table:table-cell office:value-type="string" calcext:value-type="string">
            <text:p>Viana do Bolo</text:p>
          </table:table-cell>
          <table:table-cell office:value-type="float" office:value="275" calcext:value-type="float">
            <text:p>275,00</text:p>
          </table:table-cell>
          <table:table-cell office:value-type="float" office:value="55" calcext:value-type="float">
            <text:p>55,00</text:p>
          </table:table-cell>
          <table:table-cell office:value-type="string" calcext:value-type="string">
            <text:p>---</text:p>
          </table:table-cell>
          <table:table-cell table:style-name="a3e15e1" office:value-type="string" calcext:value-type="string">
            <text:p>---</text:p>
          </table:table-cell>
          <table:table-cell office:value-type="float" office:value="132" calcext:value-type="float">
            <text:p>132,00</text:p>
          </table:table-cell>
          <table:table-cell office:value-type="float" office:value="814.61" calcext:value-type="float">
            <text:p>814,61</text:p>
          </table:table-cell>
          <table:table-cell table:style-name="a3e15e1" office:value-type="string" calcext:value-type="string">
            <text:p>---</text:p>
          </table:table-cell>
          <table:table-cell office:value-type="string" calcext:value-type="string">
            <text:p>---</text:p>
          </table:table-cell>
          <table:table-cell office:value-type="float" office:value="1276.61" calcext:value-type="float">
            <text:p>1.276,61</text:p>
          </table:table-cell>
        </table:table-row>
        <table:table-row table:style-name="ro2">
          <table:table-cell office:value-type="string" calcext:value-type="string">
            <text:p>Vilamarín</text:p>
          </table:table-cell>
          <table:table-cell office:value-type="float" office:value="4012.3" calcext:value-type="float">
            <text:p>4.012,30</text:p>
          </table:table-cell>
          <table:table-cell office:value-type="float" office:value="333.3" calcext:value-type="float">
            <text:p>333,30</text:p>
          </table:table-cell>
          <table:table-cell office:value-type="string" calcext:value-type="string">
            <text:p>---</text:p>
          </table:table-cell>
          <table:table-cell office:value-type="float" office:value="2" calcext:value-type="float">
            <text:p>2,00</text:p>
          </table:table-cell>
          <table:table-cell office:value-type="float" office:value="222.2" calcext:value-type="float">
            <text:p>222,20</text:p>
          </table:table-cell>
          <table:table-cell office:value-type="float" office:value="591.96" calcext:value-type="float">
            <text:p>591,96</text:p>
          </table:table-cell>
          <table:table-cell table:style-name="a3e15e1" office:value-type="string" calcext:value-type="string">
            <text:p>---</text:p>
          </table:table-cell>
          <table:table-cell office:value-type="string" calcext:value-type="string">
            <text:p>---</text:p>
          </table:table-cell>
          <table:table-cell office:value-type="float" office:value="5161.76" calcext:value-type="float">
            <text:p>5.161,76</text:p>
          </table:table-cell>
        </table:table-row>
        <table:table-row table:style-name="ro2">
          <table:table-cell office:value-type="string" calcext:value-type="string">
            <text:p>Vilamartín de Valdeorras</text:p>
          </table:table-cell>
          <table:table-cell office:value-type="float" office:value="2010.4" calcext:value-type="float">
            <text:p>2.010,40</text:p>
          </table:table-cell>
          <table:table-cell office:value-type="float" office:value="56.8" calcext:value-type="float">
            <text:p>56,80</text:p>
          </table:table-cell>
          <table:table-cell table:style-name="a0d81a1" office:value-type="float" office:value="6.5" calcext:value-type="float">
            <text:p>6,50</text:p>
          </table:table-cell>
          <table:table-cell office:value-type="float" office:value="7" calcext:value-type="float">
            <text:p>7,00</text:p>
          </table:table-cell>
          <table:table-cell office:value-type="float" office:value="1" calcext:value-type="float">
            <text:p>1,00</text:p>
          </table:table-cell>
          <table:table-cell office:value-type="float" office:value="1697.73" calcext:value-type="float">
            <text:p>1.697,73</text:p>
          </table:table-cell>
          <table:table-cell office:value-type="float" office:value="5.4" calcext:value-type="float">
            <text:p>5,40</text:p>
          </table:table-cell>
          <table:table-cell office:value-type="string" calcext:value-type="string">
            <text:p>---</text:p>
          </table:table-cell>
          <table:table-cell office:value-type="float" office:value="3784.83" calcext:value-type="float">
            <text:p>3.784,83</text:p>
          </table:table-cell>
        </table:table-row>
        <table:table-row table:style-name="ro2">
          <table:table-cell office:value-type="string" calcext:value-type="string">
            <text:p>Vilar de Barrio</text:p>
          </table:table-cell>
          <table:table-cell office:value-type="float" office:value="1428.8" calcext:value-type="float">
            <text:p>1.428,80</text:p>
          </table:table-cell>
          <table:table-cell office:value-type="float" office:value="236" calcext:value-type="float">
            <text:p>236,00</text:p>
          </table:table-cell>
          <table:table-cell office:value-type="string" calcext:value-type="string">
            <text:p>---</text:p>
          </table:table-cell>
          <table:table-cell office:value-type="float" office:value="10.9" calcext:value-type="float">
            <text:p>10,90</text:p>
          </table:table-cell>
          <table:table-cell office:value-type="float" office:value="637.8" calcext:value-type="float">
            <text:p>637,80</text:p>
          </table:table-cell>
          <table:table-cell office:value-type="float" office:value="395.1" calcext:value-type="float">
            <text:p>395,10</text:p>
          </table:table-cell>
          <table:table-cell table:style-name="a3e15e1" office:value-type="string" calcext:value-type="string">
            <text:p>---</text:p>
          </table:table-cell>
          <table:table-cell office:value-type="string" calcext:value-type="string">
            <text:p>---</text:p>
          </table:table-cell>
          <table:table-cell office:value-type="float" office:value="2708.6" calcext:value-type="float">
            <text:p>2.708,60</text:p>
          </table:table-cell>
        </table:table-row>
        <table:table-row table:style-name="ro2">
          <table:table-cell office:value-type="string" calcext:value-type="string">
            <text:p>Vilar de Santos</text:p>
          </table:table-cell>
          <table:table-cell table:number-columns-repeated="2" office:value-type="float" office:value="27.5" calcext:value-type="float">
            <text:p>27,50</text:p>
          </table:table-cell>
          <table:table-cell office:value-type="string" calcext:value-type="string">
            <text:p>---</text:p>
          </table:table-cell>
          <table:table-cell table:number-columns-repeated="2" table:style-name="a3e15e1" office:value-type="string" calcext:value-type="string">
            <text:p>---</text:p>
          </table:table-cell>
          <table:table-cell office:value-type="float" office:value="98.3" calcext:value-type="float">
            <text:p>98,30</text:p>
          </table:table-cell>
          <table:table-cell table:style-name="a3e15e1" office:value-type="string" calcext:value-type="string">
            <text:p>---</text:p>
          </table:table-cell>
          <table:table-cell office:value-type="string" calcext:value-type="string">
            <text:p>---</text:p>
          </table:table-cell>
          <table:table-cell office:value-type="float" office:value="153.3" calcext:value-type="float">
            <text:p>153,30</text:p>
          </table:table-cell>
        </table:table-row>
        <table:table-row table:style-name="ro2">
          <table:table-cell office:value-type="string" calcext:value-type="string">
            <text:p>Vilardevós</text:p>
          </table:table-cell>
          <table:table-cell office:value-type="float" office:value="1447.6" calcext:value-type="float">
            <text:p>1.447,60</text:p>
          </table:table-cell>
          <table:table-cell office:value-type="float" office:value="799.8" calcext:value-type="float">
            <text:p>799,80</text:p>
          </table:table-cell>
          <table:table-cell office:value-type="string" calcext:value-type="string">
            <text:p>---</text:p>
          </table:table-cell>
          <table:table-cell office:value-type="float" office:value="771" calcext:value-type="float">
            <text:p>771,00</text:p>
          </table:table-cell>
          <table:table-cell office:value-type="float" office:value="386.9" calcext:value-type="float">
            <text:p>386,90</text:p>
          </table:table-cell>
          <table:table-cell office:value-type="float" office:value="499.3" calcext:value-type="float">
            <text:p>499,30</text:p>
          </table:table-cell>
          <table:table-cell office:value-type="float" office:value="0.3" calcext:value-type="float">
            <text:p>0,30</text:p>
          </table:table-cell>
          <table:table-cell office:value-type="string" calcext:value-type="string">
            <text:p>---</text:p>
          </table:table-cell>
          <table:table-cell office:value-type="float" office:value="3904.9" calcext:value-type="float">
            <text:p>3.904,90</text:p>
          </table:table-cell>
        </table:table-row>
        <table:table-row table:style-name="ro2">
          <table:table-cell office:value-type="string" calcext:value-type="string">
            <text:p>Vilariño de Conso</text:p>
          </table:table-cell>
          <table:table-cell table:number-columns-repeated="2" table:style-name="a3e15e1" office:value-type="string" calcext:value-type="string">
            <text:p>---</text:p>
          </table:table-cell>
          <table:table-cell office:value-type="string" calcext:value-type="string">
            <text:p>---</text:p>
          </table:table-cell>
          <table:table-cell table:number-columns-repeated="2" table:style-name="a3e15e1" office:value-type="string" calcext:value-type="string">
            <text:p>---</text:p>
          </table:table-cell>
          <table:table-cell office:value-type="float" office:value="358.55" calcext:value-type="float">
            <text:p>358,55</text:p>
          </table:table-cell>
          <table:table-cell table:style-name="a3e15e1" office:value-type="string" calcext:value-type="string">
            <text:p>---</text:p>
          </table:table-cell>
          <table:table-cell office:value-type="string" calcext:value-type="string">
            <text:p>---</text:p>
          </table:table-cell>
          <table:table-cell office:value-type="float" office:value="358.55" calcext:value-type="float">
            <text:p>358,55</text:p>
          </table:table-cell>
        </table:table-row>
        <table:table-row table:style-name="ro2">
          <table:table-cell office:value-type="string" calcext:value-type="string">
            <text:p>Arbo</text:p>
          </table:table-cell>
          <table:table-cell office:value-type="float" office:value="1792.8" calcext:value-type="float">
            <text:p>1.792,80</text:p>
          </table:table-cell>
          <table:table-cell table:style-name="a3e15e1" office:value-type="string" calcext:value-type="string">
            <text:p>---</text:p>
          </table:table-cell>
          <table:table-cell office:value-type="string" calcext:value-type="string">
            <text:p>---</text:p>
          </table:table-cell>
          <table:table-cell table:style-name="a3e15e1" office:value-type="string" calcext:value-type="string">
            <text:p>---</text:p>
          </table:table-cell>
          <table:table-cell office:value-type="float" office:value="2459.2" calcext:value-type="float">
            <text:p>2.459,20</text:p>
          </table:table-cell>
          <table:table-cell office:value-type="float" office:value="4.43" calcext:value-type="float">
            <text:p>4,43</text:p>
          </table:table-cell>
          <table:table-cell office:value-type="float" office:value="7.6" calcext:value-type="float">
            <text:p>7,60</text:p>
          </table:table-cell>
          <table:table-cell office:value-type="string" calcext:value-type="string">
            <text:p>---</text:p>
          </table:table-cell>
          <table:table-cell office:value-type="float" office:value="4264.03" calcext:value-type="float">
            <text:p>4.264,03</text:p>
          </table:table-cell>
        </table:table-row>
        <table:table-row table:style-name="ro2">
          <table:table-cell office:value-type="string" calcext:value-type="string">
            <text:p>Barro</text:p>
          </table:table-cell>
          <table:table-cell office:value-type="float" office:value="3989.1" calcext:value-type="float">
            <text:p>3.989,10</text:p>
          </table:table-cell>
          <table:table-cell office:value-type="float" office:value="979" calcext:value-type="float">
            <text:p>979,00</text:p>
          </table:table-cell>
          <table:table-cell office:value-type="string" calcext:value-type="string">
            <text:p>---</text:p>
          </table:table-cell>
          <table:table-cell office:value-type="float" office:value="8.8" calcext:value-type="float">
            <text:p>8,80</text:p>
          </table:table-cell>
          <table:table-cell office:value-type="float" office:value="6868.87" calcext:value-type="float">
            <text:p>6.868,87</text:p>
          </table:table-cell>
          <table:table-cell office:value-type="float" office:value="430.87" calcext:value-type="float">
            <text:p>430,87</text:p>
          </table:table-cell>
          <table:table-cell office:value-type="float" office:value="36.62" calcext:value-type="float">
            <text:p>36,62</text:p>
          </table:table-cell>
          <table:table-cell office:value-type="string" calcext:value-type="string">
            <text:p>---</text:p>
          </table:table-cell>
          <table:table-cell office:value-type="float" office:value="12313.26" calcext:value-type="float">
            <text:p>12.313,26</text:p>
          </table:table-cell>
        </table:table-row>
        <table:table-row table:style-name="ro2">
          <table:table-cell office:value-type="string" calcext:value-type="string">
            <text:p>Baiona</text:p>
          </table:table-cell>
          <table:table-cell office:value-type="float" office:value="6523.49" calcext:value-type="float">
            <text:p>6.523,49</text:p>
          </table:table-cell>
          <table:table-cell office:value-type="float" office:value="1506.2" calcext:value-type="float">
            <text:p>1.506,20</text:p>
          </table:table-cell>
          <table:table-cell table:style-name="a0d81a1" office:value-type="float" office:value="49.5" calcext:value-type="float">
            <text:p>49,50</text:p>
          </table:table-cell>
          <table:table-cell office:value-type="float" office:value="7.7" calcext:value-type="float">
            <text:p>7,70</text:p>
          </table:table-cell>
          <table:table-cell office:value-type="float" office:value="9197.18" calcext:value-type="float">
            <text:p>9.197,18</text:p>
          </table:table-cell>
          <table:table-cell office:value-type="float" office:value="0.8" calcext:value-type="float">
            <text:p>0,80</text:p>
          </table:table-cell>
          <table:table-cell table:style-name="a3e15e1" office:value-type="string" calcext:value-type="string">
            <text:p>---</text:p>
          </table:table-cell>
          <table:table-cell office:value-type="string" calcext:value-type="string">
            <text:p>---</text:p>
          </table:table-cell>
          <table:table-cell office:value-type="float" office:value="17284.87" calcext:value-type="float">
            <text:p>17.284,87</text:p>
          </table:table-cell>
        </table:table-row>
        <table:table-row table:style-name="ro2">
          <table:table-cell office:value-type="string" calcext:value-type="string">
            <text:p>Bueu</text:p>
          </table:table-cell>
          <table:table-cell office:value-type="float" office:value="590.65" calcext:value-type="float">
            <text:p>590,65</text:p>
          </table:table-cell>
          <table:table-cell table:style-name="a3e15e1" office:value-type="string" calcext:value-type="string">
            <text:p>---</text:p>
          </table:table-cell>
          <table:table-cell office:value-type="string" calcext:value-type="string">
            <text:p>---</text:p>
          </table:table-cell>
          <table:table-cell office:value-type="float" office:value="8" calcext:value-type="float">
            <text:p>8,00</text:p>
          </table:table-cell>
          <table:table-cell office:value-type="float" office:value="9991.4" calcext:value-type="float">
            <text:p>9.991,40</text:p>
          </table:table-cell>
          <table:table-cell office:value-type="float" office:value="150.4" calcext:value-type="float">
            <text:p>150,40</text:p>
          </table:table-cell>
          <table:table-cell office:value-type="float" office:value="20.25" calcext:value-type="float">
            <text:p>20,25</text:p>
          </table:table-cell>
          <table:table-cell office:value-type="string" calcext:value-type="string">
            <text:p>---</text:p>
          </table:table-cell>
          <table:table-cell office:value-type="float" office:value="10760.7" calcext:value-type="float">
            <text:p>10.760,70</text:p>
          </table:table-cell>
        </table:table-row>
        <table:table-row table:style-name="ro2">
          <table:table-cell office:value-type="string" calcext:value-type="string">
            <text:p>Caldas de Reis</text:p>
          </table:table-cell>
          <table:table-cell office:value-type="float" office:value="9377.07" calcext:value-type="float">
            <text:p>9.377,07</text:p>
          </table:table-cell>
          <table:table-cell office:value-type="float" office:value="2744.62" calcext:value-type="float">
            <text:p>2.744,62</text:p>
          </table:table-cell>
          <table:table-cell office:value-type="string" calcext:value-type="string">
            <text:p>---</text:p>
          </table:table-cell>
          <table:table-cell office:value-type="float" office:value="2.8" calcext:value-type="float">
            <text:p>2,80</text:p>
          </table:table-cell>
          <table:table-cell office:value-type="float" office:value="9922.91" calcext:value-type="float">
            <text:p>9.922,91</text:p>
          </table:table-cell>
          <table:table-cell office:value-type="float" office:value="421.6" calcext:value-type="float">
            <text:p>421,60</text:p>
          </table:table-cell>
          <table:table-cell office:value-type="float" office:value="93.45" calcext:value-type="float">
            <text:p>93,45</text:p>
          </table:table-cell>
          <table:table-cell office:value-type="string" calcext:value-type="string">
            <text:p>---</text:p>
          </table:table-cell>
          <table:table-cell office:value-type="float" office:value="22562.45" calcext:value-type="float">
            <text:p>22.562,45</text:p>
          </table:table-cell>
        </table:table-row>
        <table:table-row table:style-name="ro2">
          <table:table-cell office:value-type="string" calcext:value-type="string">
            <text:p>Cambados</text:p>
          </table:table-cell>
          <table:table-cell office:value-type="float" office:value="765.66" calcext:value-type="float">
            <text:p>765,66</text:p>
          </table:table-cell>
          <table:table-cell table:style-name="a3e15e1" office:value-type="string" calcext:value-type="string">
            <text:p>---</text:p>
          </table:table-cell>
          <table:table-cell office:value-type="string" calcext:value-type="string">
            <text:p>---</text:p>
          </table:table-cell>
          <table:table-cell office:value-type="float" office:value="2.8" calcext:value-type="float">
            <text:p>2,80</text:p>
          </table:table-cell>
          <table:table-cell office:value-type="float" office:value="5372.12" calcext:value-type="float">
            <text:p>5.372,12</text:p>
          </table:table-cell>
          <table:table-cell office:value-type="float" office:value="34.6" calcext:value-type="float">
            <text:p>34,60</text:p>
          </table:table-cell>
          <table:table-cell office:value-type="float" office:value="11" calcext:value-type="float">
            <text:p>11,00</text:p>
          </table:table-cell>
          <table:table-cell office:value-type="string" calcext:value-type="string">
            <text:p>---</text:p>
          </table:table-cell>
          <table:table-cell office:value-type="float" office:value="6186.18" calcext:value-type="float">
            <text:p>6.186,18</text:p>
          </table:table-cell>
        </table:table-row>
        <table:table-row table:style-name="ro2">
          <table:table-cell office:value-type="string" calcext:value-type="string">
            <text:p>Campo Lameiro</text:p>
          </table:table-cell>
          <table:table-cell office:value-type="float" office:value="2290.3" calcext:value-type="float">
            <text:p>2.290,30</text:p>
          </table:table-cell>
          <table:table-cell office:value-type="float" office:value="999.9" calcext:value-type="float">
            <text:p>999,90</text:p>
          </table:table-cell>
          <table:table-cell office:value-type="string" calcext:value-type="string">
            <text:p>---</text:p>
          </table:table-cell>
          <table:table-cell office:value-type="float" office:value="2118.36" calcext:value-type="float">
            <text:p>2.118,36</text:p>
          </table:table-cell>
          <table:table-cell office:value-type="float" office:value="12681.14" calcext:value-type="float">
            <text:p>12.681,14</text:p>
          </table:table-cell>
          <table:table-cell office:value-type="float" office:value="514.92" calcext:value-type="float">
            <text:p>514,92</text:p>
          </table:table-cell>
          <table:table-cell office:value-type="float" office:value="0.5" calcext:value-type="float">
            <text:p>0,50</text:p>
          </table:table-cell>
          <table:table-cell office:value-type="string" calcext:value-type="string">
            <text:p>---</text:p>
          </table:table-cell>
          <table:table-cell office:value-type="float" office:value="18605.12" calcext:value-type="float">
            <text:p>18.605,12</text:p>
          </table:table-cell>
        </table:table-row>
        <table:table-row table:style-name="ro2">
          <table:table-cell office:value-type="string" calcext:value-type="string">
            <text:p>Cangas</text:p>
          </table:table-cell>
          <table:table-cell office:value-type="float" office:value="560.85" calcext:value-type="float">
            <text:p>560,85</text:p>
          </table:table-cell>
          <table:table-cell table:style-name="a3e15e1" office:value-type="string" calcext:value-type="string">
            <text:p>---</text:p>
          </table:table-cell>
          <table:table-cell office:value-type="string" calcext:value-type="string">
            <text:p>---</text:p>
          </table:table-cell>
          <table:table-cell office:value-type="float" office:value="5.85" calcext:value-type="float">
            <text:p>5,85</text:p>
          </table:table-cell>
          <table:table-cell office:value-type="float" office:value="11590.88" calcext:value-type="float">
            <text:p>11.590,88</text:p>
          </table:table-cell>
          <table:table-cell office:value-type="float" office:value="89.18" calcext:value-type="float">
            <text:p>89,18</text:p>
          </table:table-cell>
          <table:table-cell office:value-type="float" office:value="18.22" calcext:value-type="float">
            <text:p>18,22</text:p>
          </table:table-cell>
          <table:table-cell office:value-type="string" calcext:value-type="string">
            <text:p>---</text:p>
          </table:table-cell>
          <table:table-cell office:value-type="float" office:value="12264.98" calcext:value-type="float">
            <text:p>12.264,98</text:p>
          </table:table-cell>
        </table:table-row>
        <table:table-row table:style-name="ro2">
          <table:table-cell office:value-type="string" calcext:value-type="string">
            <text:p>Cañiza (A)</text:p>
          </table:table-cell>
          <table:table-cell office:value-type="float" office:value="12364.22" calcext:value-type="float">
            <text:p>12.364,22</text:p>
          </table:table-cell>
          <table:table-cell table:style-name="a3e15e1" office:value-type="string" calcext:value-type="string">
            <text:p>---</text:p>
          </table:table-cell>
          <table:table-cell table:style-name="a0d81a1" office:value-type="float" office:value="5.5" calcext:value-type="float">
            <text:p>5,50</text:p>
          </table:table-cell>
          <table:table-cell office:value-type="float" office:value="5.5" calcext:value-type="float">
            <text:p>5,50</text:p>
          </table:table-cell>
          <table:table-cell office:value-type="float" office:value="14437.07" calcext:value-type="float">
            <text:p>14.437,07</text:p>
          </table:table-cell>
          <table:table-cell office:value-type="float" office:value="87.71" calcext:value-type="float">
            <text:p>87,71</text:p>
          </table:table-cell>
          <table:table-cell office:value-type="float" office:value="16.5" calcext:value-type="float">
            <text:p>16,50</text:p>
          </table:table-cell>
          <table:table-cell office:value-type="string" calcext:value-type="string">
            <text:p>---</text:p>
          </table:table-cell>
          <table:table-cell office:value-type="float" office:value="26916.5" calcext:value-type="float">
            <text:p>26.916,50</text:p>
          </table:table-cell>
        </table:table-row>
        <table:table-row table:style-name="ro2">
          <table:table-cell office:value-type="string" calcext:value-type="string">
            <text:p>Catoira</text:p>
          </table:table-cell>
          <table:table-cell office:value-type="float" office:value="1190.8" calcext:value-type="float">
            <text:p>1.190,80</text:p>
          </table:table-cell>
          <table:table-cell office:value-type="float" office:value="2.2" calcext:value-type="float">
            <text:p>2,20</text:p>
          </table:table-cell>
          <table:table-cell office:value-type="string" calcext:value-type="string">
            <text:p>---</text:p>
          </table:table-cell>
          <table:table-cell office:value-type="float" office:value="15.5" calcext:value-type="float">
            <text:p>15,50</text:p>
          </table:table-cell>
          <table:table-cell office:value-type="float" office:value="2111.04" calcext:value-type="float">
            <text:p>2.111,04</text:p>
          </table:table-cell>
          <table:table-cell office:value-type="float" office:value="35.83" calcext:value-type="float">
            <text:p>35,83</text:p>
          </table:table-cell>
          <table:table-cell office:value-type="float" office:value="1.1" calcext:value-type="float">
            <text:p>1,10</text:p>
          </table:table-cell>
          <table:table-cell office:value-type="string" calcext:value-type="string">
            <text:p>---</text:p>
          </table:table-cell>
          <table:table-cell office:value-type="float" office:value="3356.47" calcext:value-type="float">
            <text:p>3.356,47</text:p>
          </table:table-cell>
        </table:table-row>
        <table:table-row table:style-name="ro2">
          <table:table-cell office:value-type="string" calcext:value-type="string">
            <text:p>Cerdedo</text:p>
          </table:table-cell>
          <table:table-cell office:value-type="float" office:value="11776.49" calcext:value-type="float">
            <text:p>11.776,49</text:p>
          </table:table-cell>
          <table:table-cell office:value-type="float" office:value="1234.2" calcext:value-type="float">
            <text:p>1.234,20</text:p>
          </table:table-cell>
          <table:table-cell office:value-type="string" calcext:value-type="string">
            <text:p>---</text:p>
          </table:table-cell>
          <table:table-cell table:style-name="a3e15e1" office:value-type="string" calcext:value-type="string">
            <text:p>---</text:p>
          </table:table-cell>
          <table:table-cell office:value-type="float" office:value="8518.44" calcext:value-type="float">
            <text:p>8.518,44</text:p>
          </table:table-cell>
          <table:table-cell office:value-type="float" office:value="322.99" calcext:value-type="float">
            <text:p>322,99</text:p>
          </table:table-cell>
          <table:table-cell office:value-type="float" office:value="0.1" calcext:value-type="float">
            <text:p>0,10</text:p>
          </table:table-cell>
          <table:table-cell office:value-type="string" calcext:value-type="string">
            <text:p>---</text:p>
          </table:table-cell>
          <table:table-cell office:value-type="float" office:value="21852.22" calcext:value-type="float">
            <text:p>21.852,22</text:p>
          </table:table-cell>
        </table:table-row>
        <table:table-row table:style-name="ro2">
          <table:table-cell office:value-type="string" calcext:value-type="string">
            <text:p>Cotobade</text:p>
          </table:table-cell>
          <table:table-cell office:value-type="float" office:value="4470.27" calcext:value-type="float">
            <text:p>4.470,27</text:p>
          </table:table-cell>
          <table:table-cell office:value-type="float" office:value="466.5" calcext:value-type="float">
            <text:p>466,50</text:p>
          </table:table-cell>
          <table:table-cell office:value-type="string" calcext:value-type="string">
            <text:p>---</text:p>
          </table:table-cell>
          <table:table-cell office:value-type="float" office:value="0.7" calcext:value-type="float">
            <text:p>0,70</text:p>
          </table:table-cell>
          <table:table-cell office:value-type="float" office:value="11968.51" calcext:value-type="float">
            <text:p>11.968,51</text:p>
          </table:table-cell>
          <table:table-cell office:value-type="float" office:value="465.87" calcext:value-type="float">
            <text:p>465,87</text:p>
          </table:table-cell>
          <table:table-cell office:value-type="float" office:value="453" calcext:value-type="float">
            <text:p>453,00</text:p>
          </table:table-cell>
          <table:table-cell office:value-type="string" calcext:value-type="string">
            <text:p>---</text:p>
          </table:table-cell>
          <table:table-cell office:value-type="float" office:value="17824.85" calcext:value-type="float">
            <text:p>17.824,85</text:p>
          </table:table-cell>
        </table:table-row>
        <table:table-row table:style-name="ro2">
          <table:table-cell office:value-type="string" calcext:value-type="string">
            <text:p>Covelo</text:p>
          </table:table-cell>
          <table:table-cell office:value-type="float" office:value="5793.21" calcext:value-type="float">
            <text:p>5.793,21</text:p>
          </table:table-cell>
          <table:table-cell table:style-name="a3e15e1" office:value-type="string" calcext:value-type="string">
            <text:p>---</text:p>
          </table:table-cell>
          <table:table-cell office:value-type="string" calcext:value-type="string">
            <text:p>---</text:p>
          </table:table-cell>
          <table:table-cell office:value-type="float" office:value="604.89" calcext:value-type="float">
            <text:p>604,89</text:p>
          </table:table-cell>
          <table:table-cell office:value-type="float" office:value="6237.73" calcext:value-type="float">
            <text:p>6.237,73</text:p>
          </table:table-cell>
          <table:table-cell office:value-type="float" office:value="206.66" calcext:value-type="float">
            <text:p>206,66</text:p>
          </table:table-cell>
          <table:table-cell office:value-type="float" office:value="77.44" calcext:value-type="float">
            <text:p>77,44</text:p>
          </table:table-cell>
          <table:table-cell office:value-type="string" calcext:value-type="string">
            <text:p>---</text:p>
          </table:table-cell>
          <table:table-cell office:value-type="float" office:value="12919.93" calcext:value-type="float">
            <text:p>12.919,93</text:p>
          </table:table-cell>
        </table:table-row>
        <table:table-row table:style-name="ro2">
          <table:table-cell office:value-type="string" calcext:value-type="string">
            <text:p>Crecente</text:p>
          </table:table-cell>
          <table:table-cell office:value-type="float" office:value="4611.69" calcext:value-type="float">
            <text:p>4.611,69</text:p>
          </table:table-cell>
          <table:table-cell office:value-type="float" office:value="1401.65" calcext:value-type="float">
            <text:p>1.401,65</text:p>
          </table:table-cell>
          <table:table-cell office:value-type="string" calcext:value-type="string">
            <text:p>---</text:p>
          </table:table-cell>
          <table:table-cell table:style-name="a3e15e1" office:value-type="string" calcext:value-type="string">
            <text:p>---</text:p>
          </table:table-cell>
          <table:table-cell office:value-type="float" office:value="8392.17" calcext:value-type="float">
            <text:p>8.392,17</text:p>
          </table:table-cell>
          <table:table-cell office:value-type="float" office:value="35.32" calcext:value-type="float">
            <text:p>35,32</text:p>
          </table:table-cell>
          <table:table-cell office:value-type="float" office:value="7.5" calcext:value-type="float">
            <text:p>7,50</text:p>
          </table:table-cell>
          <table:table-cell office:value-type="string" calcext:value-type="string">
            <text:p>---</text:p>
          </table:table-cell>
          <table:table-cell office:value-type="float" office:value="14448.33" calcext:value-type="float">
            <text:p>14.448,33</text:p>
          </table:table-cell>
        </table:table-row>
        <table:table-row table:style-name="ro2">
          <table:table-cell office:value-type="string" calcext:value-type="string">
            <text:p>Cuntis</text:p>
          </table:table-cell>
          <table:table-cell office:value-type="float" office:value="14347.63" calcext:value-type="float">
            <text:p>14.347,63</text:p>
          </table:table-cell>
          <table:table-cell office:value-type="float" office:value="2150.44" calcext:value-type="float">
            <text:p>2.150,44</text:p>
          </table:table-cell>
          <table:table-cell office:value-type="string" calcext:value-type="string">
            <text:p>---</text:p>
          </table:table-cell>
          <table:table-cell office:value-type="float" office:value="1155.55" calcext:value-type="float">
            <text:p>1.155,55</text:p>
          </table:table-cell>
          <table:table-cell office:value-type="float" office:value="21954.49" calcext:value-type="float">
            <text:p>21.954,49</text:p>
          </table:table-cell>
          <table:table-cell office:value-type="float" office:value="975.16" calcext:value-type="float">
            <text:p>975,16</text:p>
          </table:table-cell>
          <table:table-cell office:value-type="float" office:value="123.98" calcext:value-type="float">
            <text:p>123,98</text:p>
          </table:table-cell>
          <table:table-cell office:value-type="string" calcext:value-type="string">
            <text:p>---</text:p>
          </table:table-cell>
          <table:table-cell office:value-type="float" office:value="40707.25" calcext:value-type="float">
            <text:p>40.707,25</text:p>
          </table:table-cell>
        </table:table-row>
        <table:table-row table:style-name="ro2">
          <table:table-cell office:value-type="string" calcext:value-type="string">
            <text:p>Dozón</text:p>
          </table:table-cell>
          <table:table-cell office:value-type="float" office:value="2865" calcext:value-type="float">
            <text:p>2.865,00</text:p>
          </table:table-cell>
          <table:table-cell office:value-type="float" office:value="114" calcext:value-type="float">
            <text:p>114,00</text:p>
          </table:table-cell>
          <table:table-cell office:value-type="string" calcext:value-type="string">
            <text:p>---</text:p>
          </table:table-cell>
          <table:table-cell office:value-type="float" office:value="1.65" calcext:value-type="float">
            <text:p>1,65</text:p>
          </table:table-cell>
          <table:table-cell office:value-type="float" office:value="5726.1" calcext:value-type="float">
            <text:p>5.726,10</text:p>
          </table:table-cell>
          <table:table-cell office:value-type="float" office:value="229.69" calcext:value-type="float">
            <text:p>229,69</text:p>
          </table:table-cell>
          <table:table-cell table:style-name="a3e15e1" office:value-type="string" calcext:value-type="string">
            <text:p>---</text:p>
          </table:table-cell>
          <table:table-cell office:value-type="string" calcext:value-type="string">
            <text:p>---</text:p>
          </table:table-cell>
          <table:table-cell office:value-type="float" office:value="8936.44" calcext:value-type="float">
            <text:p>8.936,44</text:p>
          </table:table-cell>
        </table:table-row>
        <table:table-row table:style-name="ro2">
          <table:table-cell office:value-type="string" calcext:value-type="string">
            <text:p>Estrada (A)</text:p>
          </table:table-cell>
          <table:table-cell office:value-type="float" office:value="43921.93" calcext:value-type="float">
            <text:p>43.921,93</text:p>
          </table:table-cell>
          <table:table-cell office:value-type="float" office:value="3203.1" calcext:value-type="float">
            <text:p>3.203,10</text:p>
          </table:table-cell>
          <table:table-cell table:style-name="a0d81a1" office:value-type="float" office:value="29.7" calcext:value-type="float">
            <text:p>29,70</text:p>
          </table:table-cell>
          <table:table-cell office:value-type="float" office:value="623.45" calcext:value-type="float">
            <text:p>623,45</text:p>
          </table:table-cell>
          <table:table-cell office:value-type="float" office:value="31512.31" calcext:value-type="float">
            <text:p>31.512,31</text:p>
          </table:table-cell>
          <table:table-cell office:value-type="float" office:value="4306.8" calcext:value-type="float">
            <text:p>4.306,80</text:p>
          </table:table-cell>
          <table:table-cell office:value-type="float" office:value="115.7" calcext:value-type="float">
            <text:p>115,70</text:p>
          </table:table-cell>
          <table:table-cell office:value-type="string" calcext:value-type="string">
            <text:p>---</text:p>
          </table:table-cell>
          <table:table-cell office:value-type="float" office:value="83712.99" calcext:value-type="float">
            <text:p>83.712,99</text:p>
          </table:table-cell>
        </table:table-row>
        <table:table-row table:style-name="ro2">
          <table:table-cell office:value-type="string" calcext:value-type="string">
            <text:p>Forcarei</text:p>
          </table:table-cell>
          <table:table-cell office:value-type="float" office:value="1002.15" calcext:value-type="float">
            <text:p>1.002,15</text:p>
          </table:table-cell>
          <table:table-cell office:value-type="float" office:value="334" calcext:value-type="float">
            <text:p>334,00</text:p>
          </table:table-cell>
          <table:table-cell office:value-type="string" calcext:value-type="string">
            <text:p>---</text:p>
          </table:table-cell>
          <table:table-cell office:value-type="float" office:value="297" calcext:value-type="float">
            <text:p>297,00</text:p>
          </table:table-cell>
          <table:table-cell office:value-type="float" office:value="6073.55" calcext:value-type="float">
            <text:p>6.073,55</text:p>
          </table:table-cell>
          <table:table-cell office:value-type="float" office:value="385.78" calcext:value-type="float">
            <text:p>385,78</text:p>
          </table:table-cell>
          <table:table-cell table:style-name="a3e15e1" office:value-type="string" calcext:value-type="string">
            <text:p>---</text:p>
          </table:table-cell>
          <table:table-cell office:value-type="string" calcext:value-type="string">
            <text:p>---</text:p>
          </table:table-cell>
          <table:table-cell office:value-type="float" office:value="8092.48" calcext:value-type="float">
            <text:p>8.092,48</text:p>
          </table:table-cell>
        </table:table-row>
        <table:table-row table:style-name="ro2">
          <table:table-cell office:value-type="string" calcext:value-type="string">
            <text:p>Fornelos de Montes</text:p>
          </table:table-cell>
          <table:table-cell office:value-type="float" office:value="4875.7" calcext:value-type="float">
            <text:p>4.875,70</text:p>
          </table:table-cell>
          <table:table-cell office:value-type="float" office:value="5.5" calcext:value-type="float">
            <text:p>5,50</text:p>
          </table:table-cell>
          <table:table-cell office:value-type="string" calcext:value-type="string">
            <text:p>---</text:p>
          </table:table-cell>
          <table:table-cell office:value-type="float" office:value="17.6" calcext:value-type="float">
            <text:p>17,60</text:p>
          </table:table-cell>
          <table:table-cell office:value-type="float" office:value="1605.77" calcext:value-type="float">
            <text:p>1.605,77</text:p>
          </table:table-cell>
          <table:table-cell office:value-type="float" office:value="73.9" calcext:value-type="float">
            <text:p>73,90</text:p>
          </table:table-cell>
          <table:table-cell office:value-type="float" office:value="10.53" calcext:value-type="float">
            <text:p>10,53</text:p>
          </table:table-cell>
          <table:table-cell office:value-type="string" calcext:value-type="string">
            <text:p>---</text:p>
          </table:table-cell>
          <table:table-cell office:value-type="float" office:value="6589" calcext:value-type="float">
            <text:p>6.589,00</text:p>
          </table:table-cell>
        </table:table-row>
        <table:table-row table:style-name="ro2">
          <table:table-cell office:value-type="string" calcext:value-type="string">
            <text:p>Agolada</text:p>
          </table:table-cell>
          <table:table-cell office:value-type="float" office:value="23357.16" calcext:value-type="float">
            <text:p>23.357,16</text:p>
          </table:table-cell>
          <table:table-cell office:value-type="float" office:value="9420.55" calcext:value-type="float">
            <text:p>9.420,55</text:p>
          </table:table-cell>
          <table:table-cell office:value-type="string" calcext:value-type="string">
            <text:p>---</text:p>
          </table:table-cell>
          <table:table-cell office:value-type="float" office:value="394.4" calcext:value-type="float">
            <text:p>394,40</text:p>
          </table:table-cell>
          <table:table-cell office:value-type="float" office:value="21463.47" calcext:value-type="float">
            <text:p>21.463,47</text:p>
          </table:table-cell>
          <table:table-cell office:value-type="float" office:value="1392.05" calcext:value-type="float">
            <text:p>1.392,05</text:p>
          </table:table-cell>
          <table:table-cell office:value-type="float" office:value="11" calcext:value-type="float">
            <text:p>11,00</text:p>
          </table:table-cell>
          <table:table-cell office:value-type="string" calcext:value-type="string">
            <text:p>---</text:p>
          </table:table-cell>
          <table:table-cell office:value-type="float" office:value="56038.63" calcext:value-type="float">
            <text:p>56.038,63</text:p>
          </table:table-cell>
        </table:table-row>
        <table:table-row table:style-name="ro2">
          <table:table-cell office:value-type="string" calcext:value-type="string">
            <text:p>Gondomar</text:p>
          </table:table-cell>
          <table:table-cell office:value-type="float" office:value="5947.43" calcext:value-type="float">
            <text:p>5.947,43</text:p>
          </table:table-cell>
          <table:table-cell office:value-type="float" office:value="648.53" calcext:value-type="float">
            <text:p>648,53</text:p>
          </table:table-cell>
          <table:table-cell office:value-type="string" calcext:value-type="string">
            <text:p>---</text:p>
          </table:table-cell>
          <table:table-cell office:value-type="float" office:value="253.68" calcext:value-type="float">
            <text:p>253,68</text:p>
          </table:table-cell>
          <table:table-cell office:value-type="float" office:value="6822.58" calcext:value-type="float">
            <text:p>6.822,58</text:p>
          </table:table-cell>
          <table:table-cell office:value-type="float" office:value="124.24" calcext:value-type="float">
            <text:p>124,24</text:p>
          </table:table-cell>
          <table:table-cell office:value-type="float" office:value="123.2" calcext:value-type="float">
            <text:p>123,20</text:p>
          </table:table-cell>
          <table:table-cell office:value-type="string" calcext:value-type="string">
            <text:p>---</text:p>
          </table:table-cell>
          <table:table-cell office:value-type="float" office:value="13919.66" calcext:value-type="float">
            <text:p>13.919,66</text:p>
          </table:table-cell>
        </table:table-row>
        <table:table-row table:style-name="ro2">
          <table:table-cell office:value-type="string" calcext:value-type="string">
            <text:p>Grove (O)</text:p>
          </table:table-cell>
          <table:table-cell office:value-type="float" office:value="2328.66" calcext:value-type="float">
            <text:p>2.328,66</text:p>
          </table:table-cell>
          <table:table-cell table:style-name="a3e15e1" office:value-type="string" calcext:value-type="string">
            <text:p>---</text:p>
          </table:table-cell>
          <table:table-cell table:style-name="a0d81a1" office:value-type="float" office:value="2.2" calcext:value-type="float">
            <text:p>2,20</text:p>
          </table:table-cell>
          <table:table-cell office:value-type="float" office:value="162.8" calcext:value-type="float">
            <text:p>162,80</text:p>
          </table:table-cell>
          <table:table-cell office:value-type="float" office:value="987.13" calcext:value-type="float">
            <text:p>987,13</text:p>
          </table:table-cell>
          <table:table-cell table:style-name="a3e15e1" office:value-type="string" calcext:value-type="string">
            <text:p>---</text:p>
          </table:table-cell>
          <table:table-cell office:value-type="float" office:value="143" calcext:value-type="float">
            <text:p>143,00</text:p>
          </table:table-cell>
          <table:table-cell office:value-type="string" calcext:value-type="string">
            <text:p>---</text:p>
          </table:table-cell>
          <table:table-cell office:value-type="float" office:value="3623.79" calcext:value-type="float">
            <text:p>3.623,79</text:p>
          </table:table-cell>
        </table:table-row>
        <table:table-row table:style-name="ro2">
          <table:table-cell office:value-type="string" calcext:value-type="string">
            <text:p>Guarda (A)</text:p>
          </table:table-cell>
          <table:table-cell office:value-type="float" office:value="4.75" calcext:value-type="float">
            <text:p>4,75</text:p>
          </table:table-cell>
          <table:table-cell table:style-name="a3e15e1" office:value-type="string" calcext:value-type="string">
            <text:p>---</text:p>
          </table:table-cell>
          <table:table-cell office:value-type="string" calcext:value-type="string">
            <text:p>---</text:p>
          </table:table-cell>
          <table:table-cell office:value-type="float" office:value="10" calcext:value-type="float">
            <text:p>10,00</text:p>
          </table:table-cell>
          <table:table-cell office:value-type="float" office:value="173.05" calcext:value-type="float">
            <text:p>173,05</text:p>
          </table:table-cell>
          <table:table-cell office:value-type="float" office:value="2.5" calcext:value-type="float">
            <text:p>2,50</text:p>
          </table:table-cell>
          <table:table-cell office:value-type="float" office:value="1.43" calcext:value-type="float">
            <text:p>1,43</text:p>
          </table:table-cell>
          <table:table-cell office:value-type="string" calcext:value-type="string">
            <text:p>---</text:p>
          </table:table-cell>
          <table:table-cell office:value-type="float" office:value="191.73" calcext:value-type="float">
            <text:p>191,73</text:p>
          </table:table-cell>
        </table:table-row>
        <table:table-row table:style-name="ro2">
          <table:table-cell office:value-type="string" calcext:value-type="string">
            <text:p>Lalín</text:p>
          </table:table-cell>
          <table:table-cell office:value-type="float" office:value="37658.13" calcext:value-type="float">
            <text:p>37.658,13</text:p>
          </table:table-cell>
          <table:table-cell office:value-type="float" office:value="8988.29" calcext:value-type="float">
            <text:p>8.988,29</text:p>
          </table:table-cell>
          <table:table-cell table:style-name="a0d81a1" office:value-type="float" office:value="1" calcext:value-type="float">
            <text:p>1,00</text:p>
          </table:table-cell>
          <table:table-cell office:value-type="float" office:value="8.9" calcext:value-type="float">
            <text:p>8,90</text:p>
          </table:table-cell>
          <table:table-cell office:value-type="float" office:value="11812.27" calcext:value-type="float">
            <text:p>11.812,27</text:p>
          </table:table-cell>
          <table:table-cell office:value-type="float" office:value="3478.8" calcext:value-type="float">
            <text:p>3.478,80</text:p>
          </table:table-cell>
          <table:table-cell office:value-type="float" office:value="3.3" calcext:value-type="float">
            <text:p>3,30</text:p>
          </table:table-cell>
          <table:table-cell office:value-type="string" calcext:value-type="string">
            <text:p>---</text:p>
          </table:table-cell>
          <table:table-cell office:value-type="float" office:value="61950.69" calcext:value-type="float">
            <text:p>61.950,69</text:p>
          </table:table-cell>
        </table:table-row>
        <table:table-row table:style-name="ro2">
          <table:table-cell office:value-type="string" calcext:value-type="string">
            <text:p>Lama (A)</text:p>
          </table:table-cell>
          <table:table-cell office:value-type="float" office:value="2679.31" calcext:value-type="float">
            <text:p>2.679,31</text:p>
          </table:table-cell>
          <table:table-cell table:style-name="a3e15e1" office:value-type="string" calcext:value-type="string">
            <text:p>---</text:p>
          </table:table-cell>
          <table:table-cell office:value-type="string" calcext:value-type="string">
            <text:p>---</text:p>
          </table:table-cell>
          <table:table-cell table:style-name="a3e15e1" office:value-type="string" calcext:value-type="string">
            <text:p>---</text:p>
          </table:table-cell>
          <table:table-cell office:value-type="float" office:value="3124.63" calcext:value-type="float">
            <text:p>3.124,63</text:p>
          </table:table-cell>
          <table:table-cell office:value-type="float" office:value="273.18" calcext:value-type="float">
            <text:p>273,18</text:p>
          </table:table-cell>
          <table:table-cell table:style-name="a3e15e1" office:value-type="string" calcext:value-type="string">
            <text:p>---</text:p>
          </table:table-cell>
          <table:table-cell office:value-type="string" calcext:value-type="string">
            <text:p>---</text:p>
          </table:table-cell>
          <table:table-cell office:value-type="float" office:value="6077.12" calcext:value-type="float">
            <text:p>6.077,12</text:p>
          </table:table-cell>
        </table:table-row>
        <table:table-row table:style-name="ro2">
          <table:table-cell office:value-type="string" calcext:value-type="string">
            <text:p>Marín</text:p>
          </table:table-cell>
          <table:table-cell office:value-type="float" office:value="1469.51" calcext:value-type="float">
            <text:p>1.469,51</text:p>
          </table:table-cell>
          <table:table-cell office:value-type="float" office:value="1.9" calcext:value-type="float">
            <text:p>1,90</text:p>
          </table:table-cell>
          <table:table-cell office:value-type="string" calcext:value-type="string">
            <text:p>---</text:p>
          </table:table-cell>
          <table:table-cell table:style-name="a3e15e1" office:value-type="string" calcext:value-type="string">
            <text:p>---</text:p>
          </table:table-cell>
          <table:table-cell office:value-type="float" office:value="3978.09" calcext:value-type="float">
            <text:p>3.978,09</text:p>
          </table:table-cell>
          <table:table-cell office:value-type="float" office:value="53.41" calcext:value-type="float">
            <text:p>53,41</text:p>
          </table:table-cell>
          <table:table-cell office:value-type="float" office:value="1475.84" calcext:value-type="float">
            <text:p>1.475,84</text:p>
          </table:table-cell>
          <table:table-cell office:value-type="string" calcext:value-type="string">
            <text:p>---</text:p>
          </table:table-cell>
          <table:table-cell office:value-type="float" office:value="6978.75" calcext:value-type="float">
            <text:p>6.978,75</text:p>
          </table:table-cell>
        </table:table-row>
        <table:table-row table:style-name="ro2">
          <table:table-cell office:value-type="string" calcext:value-type="string">
            <text:p>Meaño</text:p>
          </table:table-cell>
          <table:table-cell office:value-type="float" office:value="200.6" calcext:value-type="float">
            <text:p>200,60</text:p>
          </table:table-cell>
          <table:table-cell table:style-name="a3e15e1" office:value-type="string" calcext:value-type="string">
            <text:p>---</text:p>
          </table:table-cell>
          <table:table-cell office:value-type="string" calcext:value-type="string">
            <text:p>---</text:p>
          </table:table-cell>
          <table:table-cell office:value-type="float" office:value="19.8" calcext:value-type="float">
            <text:p>19,80</text:p>
          </table:table-cell>
          <table:table-cell office:value-type="float" office:value="11977.52" calcext:value-type="float">
            <text:p>11.977,52</text:p>
          </table:table-cell>
          <table:table-cell office:value-type="float" office:value="104.5" calcext:value-type="float">
            <text:p>104,50</text:p>
          </table:table-cell>
          <table:table-cell office:value-type="float" office:value="124.3" calcext:value-type="float">
            <text:p>124,30</text:p>
          </table:table-cell>
          <table:table-cell office:value-type="string" calcext:value-type="string">
            <text:p>---</text:p>
          </table:table-cell>
          <table:table-cell office:value-type="float" office:value="12426.72" calcext:value-type="float">
            <text:p>12.426,72</text:p>
          </table:table-cell>
        </table:table-row>
        <table:table-row table:style-name="ro2">
          <table:table-cell office:value-type="string" calcext:value-type="string">
            <text:p>Meis</text:p>
          </table:table-cell>
          <table:table-cell office:value-type="float" office:value="3847.72" calcext:value-type="float">
            <text:p>3.847,72</text:p>
          </table:table-cell>
          <table:table-cell office:value-type="float" office:value="7.95" calcext:value-type="float">
            <text:p>7,95</text:p>
          </table:table-cell>
          <table:table-cell office:value-type="string" calcext:value-type="string">
            <text:p>---</text:p>
          </table:table-cell>
          <table:table-cell office:value-type="float" office:value="4.1" calcext:value-type="float">
            <text:p>4,10</text:p>
          </table:table-cell>
          <table:table-cell office:value-type="float" office:value="16768.93" calcext:value-type="float">
            <text:p>16.768,93</text:p>
          </table:table-cell>
          <table:table-cell office:value-type="float" office:value="198.34" calcext:value-type="float">
            <text:p>198,34</text:p>
          </table:table-cell>
          <table:table-cell office:value-type="float" office:value="30.7" calcext:value-type="float">
            <text:p>30,70</text:p>
          </table:table-cell>
          <table:table-cell office:value-type="string" calcext:value-type="string">
            <text:p>---</text:p>
          </table:table-cell>
          <table:table-cell office:value-type="float" office:value="20857.74" calcext:value-type="float">
            <text:p>20.857,74</text:p>
          </table:table-cell>
        </table:table-row>
        <table:table-row table:style-name="ro2">
          <table:table-cell office:value-type="string" calcext:value-type="string">
            <text:p>Moaña</text:p>
          </table:table-cell>
          <table:table-cell office:value-type="float" office:value="1667.04" calcext:value-type="float">
            <text:p>1.667,04</text:p>
          </table:table-cell>
          <table:table-cell table:style-name="a3e15e1" office:value-type="string" calcext:value-type="string">
            <text:p>---</text:p>
          </table:table-cell>
          <table:table-cell table:style-name="a0d81a1" office:value-type="float" office:value="2.2" calcext:value-type="float">
            <text:p>2,20</text:p>
          </table:table-cell>
          <table:table-cell table:style-name="a3e15e1" office:value-type="string" calcext:value-type="string">
            <text:p>---</text:p>
          </table:table-cell>
          <table:table-cell office:value-type="float" office:value="4921.01" calcext:value-type="float">
            <text:p>4.921,01</text:p>
          </table:table-cell>
          <table:table-cell office:value-type="float" office:value="16.85" calcext:value-type="float">
            <text:p>16,85</text:p>
          </table:table-cell>
          <table:table-cell office:value-type="float" office:value="105.4" calcext:value-type="float">
            <text:p>105,40</text:p>
          </table:table-cell>
          <table:table-cell table:style-name="a0d81a1" office:value-type="float" office:value="14.3" calcext:value-type="float">
            <text:p>14,30</text:p>
          </table:table-cell>
          <table:table-cell office:value-type="float" office:value="6726.8" calcext:value-type="float">
            <text:p>6.726,80</text:p>
          </table:table-cell>
        </table:table-row>
        <table:table-row table:style-name="ro2">
          <table:table-cell office:value-type="string" calcext:value-type="string">
            <text:p>Mondariz</text:p>
          </table:table-cell>
          <table:table-cell office:value-type="float" office:value="8175.09" calcext:value-type="float">
            <text:p>8.175,09</text:p>
          </table:table-cell>
          <table:table-cell table:style-name="a3e15e1" office:value-type="string" calcext:value-type="string">
            <text:p>---</text:p>
          </table:table-cell>
          <table:table-cell office:value-type="string" calcext:value-type="string">
            <text:p>---</text:p>
          </table:table-cell>
          <table:table-cell office:value-type="float" office:value="2" calcext:value-type="float">
            <text:p>2,00</text:p>
          </table:table-cell>
          <table:table-cell office:value-type="float" office:value="28274.93" calcext:value-type="float">
            <text:p>28.274,93</text:p>
          </table:table-cell>
          <table:table-cell office:value-type="float" office:value="251.6" calcext:value-type="float">
            <text:p>251,60</text:p>
          </table:table-cell>
          <table:table-cell office:value-type="float" office:value="43.5" calcext:value-type="float">
            <text:p>43,50</text:p>
          </table:table-cell>
          <table:table-cell office:value-type="string" calcext:value-type="string">
            <text:p>---</text:p>
          </table:table-cell>
          <table:table-cell office:value-type="float" office:value="36747.12" calcext:value-type="float">
            <text:p>36.747,12</text:p>
          </table:table-cell>
        </table:table-row>
        <table:table-row table:style-name="ro2">
          <table:table-cell office:value-type="string" calcext:value-type="string">
            <text:p>Mondariz-Balneario</text:p>
          </table:table-cell>
          <table:table-cell table:number-columns-repeated="2" table:style-name="a3e15e1" office:value-type="string" calcext:value-type="string">
            <text:p>---</text:p>
          </table:table-cell>
          <table:table-cell office:value-type="string" calcext:value-type="string">
            <text:p>---</text:p>
          </table:table-cell>
          <table:table-cell table:style-name="a3e15e1" office:value-type="string" calcext:value-type="string">
            <text:p>---</text:p>
          </table:table-cell>
          <table:table-cell office:value-type="float" office:value="10" calcext:value-type="float">
            <text:p>10,00</text:p>
          </table:table-cell>
          <table:table-cell office:value-type="float" office:value="4" calcext:value-type="float">
            <text:p>4,00</text:p>
          </table:table-cell>
          <table:table-cell office:value-type="float" office:value="1" calcext:value-type="float">
            <text:p>1,00</text:p>
          </table:table-cell>
          <table:table-cell office:value-type="string" calcext:value-type="string">
            <text:p>---</text:p>
          </table:table-cell>
          <table:table-cell office:value-type="float" office:value="15" calcext:value-type="float">
            <text:p>15,00</text:p>
          </table:table-cell>
        </table:table-row>
        <table:table-row table:style-name="ro2">
          <table:table-cell office:value-type="string" calcext:value-type="string">
            <text:p>Moraña</text:p>
          </table:table-cell>
          <table:table-cell office:value-type="float" office:value="7582.46" calcext:value-type="float">
            <text:p>7.582,46</text:p>
          </table:table-cell>
          <table:table-cell office:value-type="float" office:value="344.09" calcext:value-type="float">
            <text:p>344,09</text:p>
          </table:table-cell>
          <table:table-cell office:value-type="string" calcext:value-type="string">
            <text:p>---</text:p>
          </table:table-cell>
          <table:table-cell table:style-name="a3e15e1" office:value-type="string" calcext:value-type="string">
            <text:p>---</text:p>
          </table:table-cell>
          <table:table-cell office:value-type="float" office:value="5350.54" calcext:value-type="float">
            <text:p>5.350,54</text:p>
          </table:table-cell>
          <table:table-cell office:value-type="float" office:value="492.55" calcext:value-type="float">
            <text:p>492,55</text:p>
          </table:table-cell>
          <table:table-cell office:value-type="float" office:value="18.31" calcext:value-type="float">
            <text:p>18,31</text:p>
          </table:table-cell>
          <table:table-cell office:value-type="string" calcext:value-type="string">
            <text:p>---</text:p>
          </table:table-cell>
          <table:table-cell office:value-type="float" office:value="13787.95" calcext:value-type="float">
            <text:p>13.787,95</text:p>
          </table:table-cell>
        </table:table-row>
        <table:table-row table:style-name="ro2">
          <table:table-cell office:value-type="string" calcext:value-type="string">
            <text:p>Mos</text:p>
          </table:table-cell>
          <table:table-cell office:value-type="float" office:value="4558.73" calcext:value-type="float">
            <text:p>4.558,73</text:p>
          </table:table-cell>
          <table:table-cell office:value-type="float" office:value="201.56" calcext:value-type="float">
            <text:p>201,56</text:p>
          </table:table-cell>
          <table:table-cell office:value-type="string" calcext:value-type="string">
            <text:p>---</text:p>
          </table:table-cell>
          <table:table-cell office:value-type="float" office:value="21" calcext:value-type="float">
            <text:p>21,00</text:p>
          </table:table-cell>
          <table:table-cell office:value-type="float" office:value="3071.54" calcext:value-type="float">
            <text:p>3.071,54</text:p>
          </table:table-cell>
          <table:table-cell office:value-type="float" office:value="186.47" calcext:value-type="float">
            <text:p>186,47</text:p>
          </table:table-cell>
          <table:table-cell office:value-type="float" office:value="82.5" calcext:value-type="float">
            <text:p>82,50</text:p>
          </table:table-cell>
          <table:table-cell table:style-name="a0d81a1" office:value-type="float" office:value="2" calcext:value-type="float">
            <text:p>2,00</text:p>
          </table:table-cell>
          <table:table-cell office:value-type="float" office:value="8123.8" calcext:value-type="float">
            <text:p>8.123,80</text:p>
          </table:table-cell>
        </table:table-row>
        <table:table-row table:style-name="ro2">
          <table:table-cell office:value-type="string" calcext:value-type="string">
            <text:p>Neves (As)</text:p>
          </table:table-cell>
          <table:table-cell office:value-type="float" office:value="414" calcext:value-type="float">
            <text:p>414,00</text:p>
          </table:table-cell>
          <table:table-cell table:style-name="a3e15e1" office:value-type="string" calcext:value-type="string">
            <text:p>---</text:p>
          </table:table-cell>
          <table:table-cell office:value-type="string" calcext:value-type="string">
            <text:p>---</text:p>
          </table:table-cell>
          <table:table-cell table:style-name="a3e15e1" office:value-type="string" calcext:value-type="string">
            <text:p>---</text:p>
          </table:table-cell>
          <table:table-cell office:value-type="float" office:value="1885.01" calcext:value-type="float">
            <text:p>1.885,01</text:p>
          </table:table-cell>
          <table:table-cell office:value-type="float" office:value="30.84" calcext:value-type="float">
            <text:p>30,84</text:p>
          </table:table-cell>
          <table:table-cell office:value-type="float" office:value="5.08" calcext:value-type="float">
            <text:p>5,08</text:p>
          </table:table-cell>
          <table:table-cell office:value-type="string" calcext:value-type="string">
            <text:p>---</text:p>
          </table:table-cell>
          <table:table-cell office:value-type="float" office:value="2334.93" calcext:value-type="float">
            <text:p>2.334,93</text:p>
          </table:table-cell>
        </table:table-row>
        <table:table-row table:style-name="ro2">
          <table:table-cell office:value-type="string" calcext:value-type="string">
            <text:p>Nigrán</text:p>
          </table:table-cell>
          <table:table-cell office:value-type="float" office:value="1048.5" calcext:value-type="float">
            <text:p>1.048,50</text:p>
          </table:table-cell>
          <table:table-cell table:style-name="a3e15e1" office:value-type="string" calcext:value-type="string">
            <text:p>---</text:p>
          </table:table-cell>
          <table:table-cell table:style-name="a0d81a1" office:value-type="float" office:value="2" calcext:value-type="float">
            <text:p>2,00</text:p>
          </table:table-cell>
          <table:table-cell office:value-type="float" office:value="40.5" calcext:value-type="float">
            <text:p>40,50</text:p>
          </table:table-cell>
          <table:table-cell office:value-type="float" office:value="777.65" calcext:value-type="float">
            <text:p>777,65</text:p>
          </table:table-cell>
          <table:table-cell office:value-type="float" office:value="15" calcext:value-type="float">
            <text:p>15,00</text:p>
          </table:table-cell>
          <table:table-cell office:value-type="float" office:value="6" calcext:value-type="float">
            <text:p>6,00</text:p>
          </table:table-cell>
          <table:table-cell table:style-name="a0d81a1" office:value-type="float" office:value="1" calcext:value-type="float">
            <text:p>1,00</text:p>
          </table:table-cell>
          <table:table-cell office:value-type="float" office:value="1890.65" calcext:value-type="float">
            <text:p>1.890,65</text:p>
          </table:table-cell>
        </table:table-row>
        <table:table-row table:style-name="ro2">
          <table:table-cell office:value-type="string" calcext:value-type="string">
            <text:p>Oia</text:p>
          </table:table-cell>
          <table:table-cell office:value-type="float" office:value="25316.84" calcext:value-type="float">
            <text:p>25.316,84</text:p>
          </table:table-cell>
          <table:table-cell office:value-type="float" office:value="15729.33" calcext:value-type="float">
            <text:p>15.729,33</text:p>
          </table:table-cell>
          <table:table-cell office:value-type="string" calcext:value-type="string">
            <text:p>---</text:p>
          </table:table-cell>
          <table:table-cell office:value-type="float" office:value="0.65" calcext:value-type="float">
            <text:p>0,65</text:p>
          </table:table-cell>
          <table:table-cell office:value-type="float" office:value="19202.93" calcext:value-type="float">
            <text:p>19.202,93</text:p>
          </table:table-cell>
          <table:table-cell office:value-type="float" office:value="17.25" calcext:value-type="float">
            <text:p>17,25</text:p>
          </table:table-cell>
          <table:table-cell office:value-type="float" office:value="5" calcext:value-type="float">
            <text:p>5,00</text:p>
          </table:table-cell>
          <table:table-cell office:value-type="string" calcext:value-type="string">
            <text:p>---</text:p>
          </table:table-cell>
          <table:table-cell office:value-type="float" office:value="60272" calcext:value-type="float">
            <text:p>60.272,00</text:p>
          </table:table-cell>
        </table:table-row>
        <table:table-row table:style-name="ro2">
          <table:table-cell office:value-type="string" calcext:value-type="string">
            <text:p>Pazos de Borbén</text:p>
          </table:table-cell>
          <table:table-cell office:value-type="float" office:value="4577.92" calcext:value-type="float">
            <text:p>4.577,92</text:p>
          </table:table-cell>
          <table:table-cell office:value-type="float" office:value="3534.05" calcext:value-type="float">
            <text:p>3.534,05</text:p>
          </table:table-cell>
          <table:table-cell office:value-type="string" calcext:value-type="string">
            <text:p>---</text:p>
          </table:table-cell>
          <table:table-cell office:value-type="float" office:value="0.79" calcext:value-type="float">
            <text:p>0,79</text:p>
          </table:table-cell>
          <table:table-cell office:value-type="float" office:value="6865.53" calcext:value-type="float">
            <text:p>6.865,53</text:p>
          </table:table-cell>
          <table:table-cell office:value-type="float" office:value="50.95" calcext:value-type="float">
            <text:p>50,95</text:p>
          </table:table-cell>
          <table:table-cell office:value-type="float" office:value="711.64" calcext:value-type="float">
            <text:p>711,64</text:p>
          </table:table-cell>
          <table:table-cell office:value-type="string" calcext:value-type="string">
            <text:p>---</text:p>
          </table:table-cell>
          <table:table-cell office:value-type="float" office:value="15740.88" calcext:value-type="float">
            <text:p>15.740,88</text:p>
          </table:table-cell>
        </table:table-row>
        <table:table-row table:style-name="ro2">
          <table:table-cell office:value-type="string" calcext:value-type="string">
            <text:p>Pontevedra</text:p>
          </table:table-cell>
          <table:table-cell office:value-type="float" office:value="2693.65" calcext:value-type="float">
            <text:p>2.693,65</text:p>
          </table:table-cell>
          <table:table-cell office:value-type="float" office:value="60" calcext:value-type="float">
            <text:p>60,00</text:p>
          </table:table-cell>
          <table:table-cell office:value-type="string" calcext:value-type="string">
            <text:p>---</text:p>
          </table:table-cell>
          <table:table-cell office:value-type="float" office:value="0.5" calcext:value-type="float">
            <text:p>0,50</text:p>
          </table:table-cell>
          <table:table-cell office:value-type="float" office:value="20969.44" calcext:value-type="float">
            <text:p>20.969,44</text:p>
          </table:table-cell>
          <table:table-cell office:value-type="float" office:value="201.59" calcext:value-type="float">
            <text:p>201,59</text:p>
          </table:table-cell>
          <table:table-cell office:value-type="float" office:value="160.7" calcext:value-type="float">
            <text:p>160,70</text:p>
          </table:table-cell>
          <table:table-cell table:style-name="a0d81a1" office:value-type="float" office:value="1" calcext:value-type="float">
            <text:p>1,00</text:p>
          </table:table-cell>
          <table:table-cell office:value-type="float" office:value="24086.88" calcext:value-type="float">
            <text:p>24.086,88</text:p>
          </table:table-cell>
        </table:table-row>
        <table:table-row table:style-name="ro2">
          <table:table-cell office:value-type="string" calcext:value-type="string">
            <text:p>Porriño (O)</text:p>
          </table:table-cell>
          <table:table-cell office:value-type="float" office:value="5116.87" calcext:value-type="float">
            <text:p>5.116,87</text:p>
          </table:table-cell>
          <table:table-cell table:style-name="a3e15e1" office:value-type="string" calcext:value-type="string">
            <text:p>---</text:p>
          </table:table-cell>
          <table:table-cell office:value-type="string" calcext:value-type="string">
            <text:p>---</text:p>
          </table:table-cell>
          <table:table-cell office:value-type="float" office:value="22" calcext:value-type="float">
            <text:p>22,00</text:p>
          </table:table-cell>
          <table:table-cell office:value-type="float" office:value="4503" calcext:value-type="float">
            <text:p>4.503,00</text:p>
          </table:table-cell>
          <table:table-cell office:value-type="float" office:value="51.22" calcext:value-type="float">
            <text:p>51,22</text:p>
          </table:table-cell>
          <table:table-cell office:value-type="float" office:value="20.8" calcext:value-type="float">
            <text:p>20,80</text:p>
          </table:table-cell>
          <table:table-cell office:value-type="string" calcext:value-type="string">
            <text:p>---</text:p>
          </table:table-cell>
          <table:table-cell office:value-type="float" office:value="9713.89" calcext:value-type="float">
            <text:p>9.713,89</text:p>
          </table:table-cell>
        </table:table-row>
        <table:table-row table:style-name="ro2">
          <table:table-cell office:value-type="string" calcext:value-type="string">
            <text:p>Portas</text:p>
          </table:table-cell>
          <table:table-cell office:value-type="float" office:value="6742.43" calcext:value-type="float">
            <text:p>6.742,43</text:p>
          </table:table-cell>
          <table:table-cell table:style-name="a3e15e1" office:value-type="string" calcext:value-type="string">
            <text:p>---</text:p>
          </table:table-cell>
          <table:table-cell office:value-type="string" calcext:value-type="string">
            <text:p>---</text:p>
          </table:table-cell>
          <table:table-cell office:value-type="float" office:value="5.5" calcext:value-type="float">
            <text:p>5,50</text:p>
          </table:table-cell>
          <table:table-cell office:value-type="float" office:value="2960.94" calcext:value-type="float">
            <text:p>2.960,94</text:p>
          </table:table-cell>
          <table:table-cell office:value-type="float" office:value="115.51" calcext:value-type="float">
            <text:p>115,51</text:p>
          </table:table-cell>
          <table:table-cell office:value-type="float" office:value="2.42" calcext:value-type="float">
            <text:p>2,42</text:p>
          </table:table-cell>
          <table:table-cell office:value-type="string" calcext:value-type="string">
            <text:p>---</text:p>
          </table:table-cell>
          <table:table-cell office:value-type="float" office:value="9826.8" calcext:value-type="float">
            <text:p>9.826,80</text:p>
          </table:table-cell>
        </table:table-row>
        <table:table-row table:style-name="ro2">
          <table:table-cell office:value-type="string" calcext:value-type="string">
            <text:p>Poio</text:p>
          </table:table-cell>
          <table:table-cell office:value-type="float" office:value="1897.75" calcext:value-type="float">
            <text:p>1.897,75</text:p>
          </table:table-cell>
          <table:table-cell office:value-type="float" office:value="611.6" calcext:value-type="float">
            <text:p>611,60</text:p>
          </table:table-cell>
          <table:table-cell office:value-type="string" calcext:value-type="string">
            <text:p>---</text:p>
          </table:table-cell>
          <table:table-cell office:value-type="float" office:value="5.5" calcext:value-type="float">
            <text:p>5,50</text:p>
          </table:table-cell>
          <table:table-cell office:value-type="float" office:value="9904.84" calcext:value-type="float">
            <text:p>9.904,84</text:p>
          </table:table-cell>
          <table:table-cell office:value-type="float" office:value="19.8" calcext:value-type="float">
            <text:p>19,80</text:p>
          </table:table-cell>
          <table:table-cell office:value-type="float" office:value="83.3" calcext:value-type="float">
            <text:p>83,30</text:p>
          </table:table-cell>
          <table:table-cell office:value-type="string" calcext:value-type="string">
            <text:p>---</text:p>
          </table:table-cell>
          <table:table-cell office:value-type="float" office:value="12522.79" calcext:value-type="float">
            <text:p>12.522,79</text:p>
          </table:table-cell>
        </table:table-row>
        <table:table-row table:style-name="ro2">
          <table:table-cell office:value-type="string" calcext:value-type="string">
            <text:p>Ponteareas</text:p>
          </table:table-cell>
          <table:table-cell office:value-type="float" office:value="21848.03" calcext:value-type="float">
            <text:p>21.848,03</text:p>
          </table:table-cell>
          <table:table-cell office:value-type="float" office:value="1080.5" calcext:value-type="float">
            <text:p>1.080,50</text:p>
          </table:table-cell>
          <table:table-cell table:style-name="a0d81a1" office:value-type="float" office:value="12.3" calcext:value-type="float">
            <text:p>12,30</text:p>
          </table:table-cell>
          <table:table-cell office:value-type="float" office:value="566.35" calcext:value-type="float">
            <text:p>566,35</text:p>
          </table:table-cell>
          <table:table-cell office:value-type="float" office:value="12524.81" calcext:value-type="float">
            <text:p>12.524,81</text:p>
          </table:table-cell>
          <table:table-cell office:value-type="float" office:value="225.83" calcext:value-type="float">
            <text:p>225,83</text:p>
          </table:table-cell>
          <table:table-cell office:value-type="float" office:value="154.2" calcext:value-type="float">
            <text:p>154,20</text:p>
          </table:table-cell>
          <table:table-cell office:value-type="string" calcext:value-type="string">
            <text:p>---</text:p>
          </table:table-cell>
          <table:table-cell office:value-type="float" office:value="36412.02" calcext:value-type="float">
            <text:p>36.412,02</text:p>
          </table:table-cell>
        </table:table-row>
        <table:table-row table:style-name="ro2">
          <table:table-cell office:value-type="string" calcext:value-type="string">
            <text:p>Ponte Caldelas</text:p>
          </table:table-cell>
          <table:table-cell office:value-type="float" office:value="1587.7" calcext:value-type="float">
            <text:p>1.587,70</text:p>
          </table:table-cell>
          <table:table-cell office:value-type="float" office:value="22" calcext:value-type="float">
            <text:p>22,00</text:p>
          </table:table-cell>
          <table:table-cell table:style-name="a0d81a1" office:value-type="float" office:value="1" calcext:value-type="float">
            <text:p>1,00</text:p>
          </table:table-cell>
          <table:table-cell office:value-type="float" office:value="4" calcext:value-type="float">
            <text:p>4,00</text:p>
          </table:table-cell>
          <table:table-cell office:value-type="float" office:value="17935.48" calcext:value-type="float">
            <text:p>17.935,48</text:p>
          </table:table-cell>
          <table:table-cell office:value-type="float" office:value="434.1" calcext:value-type="float">
            <text:p>434,10</text:p>
          </table:table-cell>
          <table:table-cell office:value-type="float" office:value="2.1" calcext:value-type="float">
            <text:p>2,10</text:p>
          </table:table-cell>
          <table:table-cell office:value-type="string" calcext:value-type="string">
            <text:p>---</text:p>
          </table:table-cell>
          <table:table-cell office:value-type="float" office:value="19986.38" calcext:value-type="float">
            <text:p>19.986,38</text:p>
          </table:table-cell>
        </table:table-row>
        <table:table-row table:style-name="ro2">
          <table:table-cell office:value-type="string" calcext:value-type="string">
            <text:p>Pontecesures</text:p>
          </table:table-cell>
          <table:table-cell office:value-type="float" office:value="276.58" calcext:value-type="float">
            <text:p>276,58</text:p>
          </table:table-cell>
          <table:table-cell table:style-name="a3e15e1" office:value-type="string" calcext:value-type="string">
            <text:p>---</text:p>
          </table:table-cell>
          <table:table-cell office:value-type="string" calcext:value-type="string">
            <text:p>---</text:p>
          </table:table-cell>
          <table:table-cell table:style-name="a3e15e1" office:value-type="string" calcext:value-type="string">
            <text:p>---</text:p>
          </table:table-cell>
          <table:table-cell office:value-type="float" office:value="566.67" calcext:value-type="float">
            <text:p>566,67</text:p>
          </table:table-cell>
          <table:table-cell office:value-type="float" office:value="5.56" calcext:value-type="float">
            <text:p>5,56</text:p>
          </table:table-cell>
          <table:table-cell table:style-name="a3e15e1" office:value-type="string" calcext:value-type="string">
            <text:p>---</text:p>
          </table:table-cell>
          <table:table-cell office:value-type="string" calcext:value-type="string">
            <text:p>---</text:p>
          </table:table-cell>
          <table:table-cell office:value-type="float" office:value="848.81" calcext:value-type="float">
            <text:p>848,81</text:p>
          </table:table-cell>
        </table:table-row>
        <table:table-row table:style-name="ro2">
          <table:table-cell office:value-type="string" calcext:value-type="string">
            <text:p>Redondela</text:p>
          </table:table-cell>
          <table:table-cell office:value-type="float" office:value="4561.63" calcext:value-type="float">
            <text:p>4.561,63</text:p>
          </table:table-cell>
          <table:table-cell office:value-type="float" office:value="7.49" calcext:value-type="float">
            <text:p>7,49</text:p>
          </table:table-cell>
          <table:table-cell table:style-name="a0d81a1" office:value-type="float" office:value="4.4" calcext:value-type="float">
            <text:p>4,40</text:p>
          </table:table-cell>
          <table:table-cell office:value-type="float" office:value="49" calcext:value-type="float">
            <text:p>49,00</text:p>
          </table:table-cell>
          <table:table-cell office:value-type="float" office:value="5574.74" calcext:value-type="float">
            <text:p>5.574,74</text:p>
          </table:table-cell>
          <table:table-cell office:value-type="float" office:value="44.32" calcext:value-type="float">
            <text:p>44,32</text:p>
          </table:table-cell>
          <table:table-cell office:value-type="float" office:value="135.54" calcext:value-type="float">
            <text:p>135,54</text:p>
          </table:table-cell>
          <table:table-cell table:style-name="a0d81a1" office:value-type="float" office:value="0.03" calcext:value-type="float">
            <text:p>0,03</text:p>
          </table:table-cell>
          <table:table-cell office:value-type="float" office:value="10377.15" calcext:value-type="float">
            <text:p>10.377,15</text:p>
          </table:table-cell>
        </table:table-row>
        <table:table-row table:style-name="ro2">
          <table:table-cell office:value-type="string" calcext:value-type="string">
            <text:p>Ribadumia</text:p>
          </table:table-cell>
          <table:table-cell office:value-type="float" office:value="1327.42" calcext:value-type="float">
            <text:p>1.327,42</text:p>
          </table:table-cell>
          <table:table-cell office:value-type="float" office:value="2" calcext:value-type="float">
            <text:p>2,00</text:p>
          </table:table-cell>
          <table:table-cell table:style-name="a0d81a1" office:value-type="float" office:value="0.1" calcext:value-type="float">
            <text:p>0,10</text:p>
          </table:table-cell>
          <table:table-cell office:value-type="float" office:value="19.8" calcext:value-type="float">
            <text:p>19,80</text:p>
          </table:table-cell>
          <table:table-cell office:value-type="float" office:value="5411.85" calcext:value-type="float">
            <text:p>5.411,85</text:p>
          </table:table-cell>
          <table:table-cell office:value-type="float" office:value="365.78" calcext:value-type="float">
            <text:p>365,78</text:p>
          </table:table-cell>
          <table:table-cell office:value-type="float" office:value="75.9" calcext:value-type="float">
            <text:p>75,90</text:p>
          </table:table-cell>
          <table:table-cell office:value-type="string" calcext:value-type="string">
            <text:p>---</text:p>
          </table:table-cell>
          <table:table-cell office:value-type="float" office:value="7202.85" calcext:value-type="float">
            <text:p>7.202,85</text:p>
          </table:table-cell>
        </table:table-row>
        <table:table-row table:style-name="ro2">
          <table:table-cell office:value-type="string" calcext:value-type="string">
            <text:p>Rodeiro</text:p>
          </table:table-cell>
          <table:table-cell office:value-type="float" office:value="6766.8" calcext:value-type="float">
            <text:p>6.766,80</text:p>
          </table:table-cell>
          <table:table-cell office:value-type="float" office:value="260.1" calcext:value-type="float">
            <text:p>260,10</text:p>
          </table:table-cell>
          <table:table-cell office:value-type="string" calcext:value-type="string">
            <text:p>---</text:p>
          </table:table-cell>
          <table:table-cell office:value-type="float" office:value="4.54" calcext:value-type="float">
            <text:p>4,54</text:p>
          </table:table-cell>
          <table:table-cell office:value-type="float" office:value="932.6" calcext:value-type="float">
            <text:p>932,60</text:p>
          </table:table-cell>
          <table:table-cell office:value-type="float" office:value="1230.41" calcext:value-type="float">
            <text:p>1.230,41</text:p>
          </table:table-cell>
          <table:table-cell table:style-name="a3e15e1" office:value-type="string" calcext:value-type="string">
            <text:p>---</text:p>
          </table:table-cell>
          <table:table-cell office:value-type="string" calcext:value-type="string">
            <text:p>---</text:p>
          </table:table-cell>
          <table:table-cell office:value-type="float" office:value="9194.45" calcext:value-type="float">
            <text:p>9.194,45</text:p>
          </table:table-cell>
        </table:table-row>
        <table:table-row table:style-name="ro2">
          <table:table-cell office:value-type="string" calcext:value-type="string">
            <text:p>Rosal (O)</text:p>
          </table:table-cell>
          <table:table-cell office:value-type="float" office:value="2962.43" calcext:value-type="float">
            <text:p>2.962,43</text:p>
          </table:table-cell>
          <table:table-cell table:style-name="a3e15e1" office:value-type="string" calcext:value-type="string">
            <text:p>---</text:p>
          </table:table-cell>
          <table:table-cell table:style-name="a0d81a1" office:value-type="float" office:value="4.9" calcext:value-type="float">
            <text:p>4,90</text:p>
          </table:table-cell>
          <table:table-cell office:value-type="float" office:value="63" calcext:value-type="float">
            <text:p>63,00</text:p>
          </table:table-cell>
          <table:table-cell office:value-type="float" office:value="1580.1" calcext:value-type="float">
            <text:p>1.580,10</text:p>
          </table:table-cell>
          <table:table-cell office:value-type="float" office:value="8.3" calcext:value-type="float">
            <text:p>8,30</text:p>
          </table:table-cell>
          <table:table-cell office:value-type="float" office:value="87" calcext:value-type="float">
            <text:p>87,00</text:p>
          </table:table-cell>
          <table:table-cell office:value-type="string" calcext:value-type="string">
            <text:p>---</text:p>
          </table:table-cell>
          <table:table-cell office:value-type="float" office:value="4705.73" calcext:value-type="float">
            <text:p>4.705,73</text:p>
          </table:table-cell>
        </table:table-row>
        <table:table-row table:style-name="ro2">
          <table:table-cell office:value-type="string" calcext:value-type="string">
            <text:p>Salceda de Caselas</text:p>
          </table:table-cell>
          <table:table-cell office:value-type="float" office:value="2570.44" calcext:value-type="float">
            <text:p>2.570,44</text:p>
          </table:table-cell>
          <table:table-cell table:style-name="a3e15e1" office:value-type="string" calcext:value-type="string">
            <text:p>---</text:p>
          </table:table-cell>
          <table:table-cell office:value-type="string" calcext:value-type="string">
            <text:p>---</text:p>
          </table:table-cell>
          <table:table-cell office:value-type="float" office:value="45.75" calcext:value-type="float">
            <text:p>45,75</text:p>
          </table:table-cell>
          <table:table-cell office:value-type="float" office:value="5543.35" calcext:value-type="float">
            <text:p>5.543,35</text:p>
          </table:table-cell>
          <table:table-cell office:value-type="float" office:value="53.12" calcext:value-type="float">
            <text:p>53,12</text:p>
          </table:table-cell>
          <table:table-cell office:value-type="float" office:value="17.1" calcext:value-type="float">
            <text:p>17,10</text:p>
          </table:table-cell>
          <table:table-cell table:style-name="a0d81a1" office:value-type="float" office:value="5.3" calcext:value-type="float">
            <text:p>5,30</text:p>
          </table:table-cell>
          <table:table-cell office:value-type="float" office:value="8235.06" calcext:value-type="float">
            <text:p>8.235,06</text:p>
          </table:table-cell>
        </table:table-row>
        <table:table-row table:style-name="ro2">
          <table:table-cell office:value-type="string" calcext:value-type="string">
            <text:p>Salvaterra de Miño</text:p>
          </table:table-cell>
          <table:table-cell office:value-type="float" office:value="3953.65" calcext:value-type="float">
            <text:p>3.953,65</text:p>
          </table:table-cell>
          <table:table-cell table:style-name="a3e15e1" office:value-type="string" calcext:value-type="string">
            <text:p>---</text:p>
          </table:table-cell>
          <table:table-cell office:value-type="string" calcext:value-type="string">
            <text:p>---</text:p>
          </table:table-cell>
          <table:table-cell office:value-type="float" office:value="0.55" calcext:value-type="float">
            <text:p>0,55</text:p>
          </table:table-cell>
          <table:table-cell office:value-type="float" office:value="5422" calcext:value-type="float">
            <text:p>5.422,00</text:p>
          </table:table-cell>
          <table:table-cell office:value-type="float" office:value="120.2" calcext:value-type="float">
            <text:p>120,20</text:p>
          </table:table-cell>
          <table:table-cell office:value-type="float" office:value="43.9" calcext:value-type="float">
            <text:p>43,90</text:p>
          </table:table-cell>
          <table:table-cell table:style-name="a0d81a1" office:value-type="float" office:value="8.8" calcext:value-type="float">
            <text:p>8,80</text:p>
          </table:table-cell>
          <table:table-cell office:value-type="float" office:value="9549.1" calcext:value-type="float">
            <text:p>9.549,10</text:p>
          </table:table-cell>
        </table:table-row>
        <table:table-row table:style-name="ro2">
          <table:table-cell office:value-type="string" calcext:value-type="string">
            <text:p>Sanxenxo</text:p>
          </table:table-cell>
          <table:table-cell office:value-type="float" office:value="1615.63" calcext:value-type="float">
            <text:p>1.615,63</text:p>
          </table:table-cell>
          <table:table-cell table:style-name="a3e15e1" office:value-type="string" calcext:value-type="string">
            <text:p>---</text:p>
          </table:table-cell>
          <table:table-cell office:value-type="string" calcext:value-type="string">
            <text:p>---</text:p>
          </table:table-cell>
          <table:table-cell office:value-type="float" office:value="26.5" calcext:value-type="float">
            <text:p>26,50</text:p>
          </table:table-cell>
          <table:table-cell office:value-type="float" office:value="16669.09" calcext:value-type="float">
            <text:p>16.669,09</text:p>
          </table:table-cell>
          <table:table-cell office:value-type="float" office:value="28.75" calcext:value-type="float">
            <text:p>28,75</text:p>
          </table:table-cell>
          <table:table-cell office:value-type="float" office:value="9.8" calcext:value-type="float">
            <text:p>9,80</text:p>
          </table:table-cell>
          <table:table-cell office:value-type="string" calcext:value-type="string">
            <text:p>---</text:p>
          </table:table-cell>
          <table:table-cell office:value-type="float" office:value="18349.77" calcext:value-type="float">
            <text:p>18.349,77</text:p>
          </table:table-cell>
        </table:table-row>
        <table:table-row table:style-name="ro2">
          <table:table-cell office:value-type="string" calcext:value-type="string">
            <text:p>Silleda</text:p>
          </table:table-cell>
          <table:table-cell office:value-type="float" office:value="14752.67" calcext:value-type="float">
            <text:p>14.752,67</text:p>
          </table:table-cell>
          <table:table-cell office:value-type="float" office:value="2814.3" calcext:value-type="float">
            <text:p>2.814,30</text:p>
          </table:table-cell>
          <table:table-cell office:value-type="string" calcext:value-type="string">
            <text:p>---</text:p>
          </table:table-cell>
          <table:table-cell office:value-type="float" office:value="260.2" calcext:value-type="float">
            <text:p>260,20</text:p>
          </table:table-cell>
          <table:table-cell office:value-type="float" office:value="8876.3" calcext:value-type="float">
            <text:p>8.876,30</text:p>
          </table:table-cell>
          <table:table-cell office:value-type="float" office:value="1773.82" calcext:value-type="float">
            <text:p>1.773,82</text:p>
          </table:table-cell>
          <table:table-cell office:value-type="float" office:value="0.5" calcext:value-type="float">
            <text:p>0,50</text:p>
          </table:table-cell>
          <table:table-cell office:value-type="string" calcext:value-type="string">
            <text:p>---</text:p>
          </table:table-cell>
          <table:table-cell office:value-type="float" office:value="28477.79" calcext:value-type="float">
            <text:p>28.477,79</text:p>
          </table:table-cell>
        </table:table-row>
        <table:table-row table:style-name="ro2">
          <table:table-cell office:value-type="string" calcext:value-type="string">
            <text:p>Soutomaior</text:p>
          </table:table-cell>
          <table:table-cell office:value-type="float" office:value="1543.7" calcext:value-type="float">
            <text:p>1.543,70</text:p>
          </table:table-cell>
          <table:table-cell table:style-name="a3e15e1" office:value-type="string" calcext:value-type="string">
            <text:p>---</text:p>
          </table:table-cell>
          <table:table-cell office:value-type="string" calcext:value-type="string">
            <text:p>---</text:p>
          </table:table-cell>
          <table:table-cell office:value-type="float" office:value="1" calcext:value-type="float">
            <text:p>1,00</text:p>
          </table:table-cell>
          <table:table-cell office:value-type="float" office:value="2996.41" calcext:value-type="float">
            <text:p>2.996,41</text:p>
          </table:table-cell>
          <table:table-cell office:value-type="float" office:value="10.2" calcext:value-type="float">
            <text:p>10,20</text:p>
          </table:table-cell>
          <table:table-cell table:style-name="a3e15e1" office:value-type="string" calcext:value-type="string">
            <text:p>---</text:p>
          </table:table-cell>
          <table:table-cell office:value-type="string" calcext:value-type="string">
            <text:p>---</text:p>
          </table:table-cell>
          <table:table-cell office:value-type="float" office:value="4551.31" calcext:value-type="float">
            <text:p>4.551,31</text:p>
          </table:table-cell>
        </table:table-row>
        <table:table-row table:style-name="ro2">
          <table:table-cell office:value-type="string" calcext:value-type="string">
            <text:p>Tomiño</text:p>
          </table:table-cell>
          <table:table-cell office:value-type="float" office:value="15994.36" calcext:value-type="float">
            <text:p>15.994,36</text:p>
          </table:table-cell>
          <table:table-cell office:value-type="float" office:value="2715.66" calcext:value-type="float">
            <text:p>2.715,66</text:p>
          </table:table-cell>
          <table:table-cell table:style-name="a0d81a1" office:value-type="float" office:value="5.28" calcext:value-type="float">
            <text:p>5,28</text:p>
          </table:table-cell>
          <table:table-cell office:value-type="float" office:value="113.4" calcext:value-type="float">
            <text:p>113,40</text:p>
          </table:table-cell>
          <table:table-cell office:value-type="float" office:value="17457.43" calcext:value-type="float">
            <text:p>17.457,43</text:p>
          </table:table-cell>
          <table:table-cell office:value-type="float" office:value="564.87" calcext:value-type="float">
            <text:p>564,87</text:p>
          </table:table-cell>
          <table:table-cell office:value-type="float" office:value="68.8" calcext:value-type="float">
            <text:p>68,80</text:p>
          </table:table-cell>
          <table:table-cell office:value-type="string" calcext:value-type="string">
            <text:p>---</text:p>
          </table:table-cell>
          <table:table-cell office:value-type="float" office:value="36919.8" calcext:value-type="float">
            <text:p>36.919,80</text:p>
          </table:table-cell>
        </table:table-row>
        <table:table-row table:style-name="ro2">
          <table:table-cell office:value-type="string" calcext:value-type="string">
            <text:p>Tui</text:p>
          </table:table-cell>
          <table:table-cell office:value-type="float" office:value="6241.49" calcext:value-type="float">
            <text:p>6.241,49</text:p>
          </table:table-cell>
          <table:table-cell table:style-name="a3e15e1" office:value-type="string" calcext:value-type="string">
            <text:p>---</text:p>
          </table:table-cell>
          <table:table-cell table:style-name="a0d81a1" office:value-type="float" office:value="234.9" calcext:value-type="float">
            <text:p>234,90</text:p>
          </table:table-cell>
          <table:table-cell office:value-type="float" office:value="18.15" calcext:value-type="float">
            <text:p>18,15</text:p>
          </table:table-cell>
          <table:table-cell office:value-type="float" office:value="5204.8" calcext:value-type="float">
            <text:p>5.204,80</text:p>
          </table:table-cell>
          <table:table-cell office:value-type="float" office:value="63.22" calcext:value-type="float">
            <text:p>63,22</text:p>
          </table:table-cell>
          <table:table-cell office:value-type="float" office:value="60.6" calcext:value-type="float">
            <text:p>60,60</text:p>
          </table:table-cell>
          <table:table-cell office:value-type="string" calcext:value-type="string">
            <text:p>---</text:p>
          </table:table-cell>
          <table:table-cell office:value-type="float" office:value="11823.16" calcext:value-type="float">
            <text:p>11.823,16</text:p>
          </table:table-cell>
        </table:table-row>
        <table:table-row table:style-name="ro2">
          <table:table-cell office:value-type="string" calcext:value-type="string">
            <text:p>Valga</text:p>
          </table:table-cell>
          <table:table-cell office:value-type="float" office:value="5944.91" calcext:value-type="float">
            <text:p>5.944,91</text:p>
          </table:table-cell>
          <table:table-cell office:value-type="float" office:value="8.07" calcext:value-type="float">
            <text:p>8,07</text:p>
          </table:table-cell>
          <table:table-cell table:style-name="a0d81a1" office:value-type="float" office:value="1.1" calcext:value-type="float">
            <text:p>1,10</text:p>
          </table:table-cell>
          <table:table-cell office:value-type="float" office:value="28.85" calcext:value-type="float">
            <text:p>28,85</text:p>
          </table:table-cell>
          <table:table-cell office:value-type="float" office:value="849.46" calcext:value-type="float">
            <text:p>849,46</text:p>
          </table:table-cell>
          <table:table-cell office:value-type="float" office:value="140.53" calcext:value-type="float">
            <text:p>140,53</text:p>
          </table:table-cell>
          <table:table-cell office:value-type="float" office:value="3.5" calcext:value-type="float">
            <text:p>3,50</text:p>
          </table:table-cell>
          <table:table-cell office:value-type="string" calcext:value-type="string">
            <text:p>---</text:p>
          </table:table-cell>
          <table:table-cell office:value-type="float" office:value="6976.42" calcext:value-type="float">
            <text:p>6.976,42</text:p>
          </table:table-cell>
        </table:table-row>
        <table:table-row table:style-name="ro2">
          <table:table-cell office:value-type="string" calcext:value-type="string">
            <text:p>Vigo</text:p>
          </table:table-cell>
          <table:table-cell office:value-type="float" office:value="12025.75" calcext:value-type="float">
            <text:p>12.025,75</text:p>
          </table:table-cell>
          <table:table-cell table:style-name="a3e15e1" office:value-type="string" calcext:value-type="string">
            <text:p>---</text:p>
          </table:table-cell>
          <table:table-cell table:style-name="a0d81a1" office:value-type="float" office:value="3.33" calcext:value-type="float">
            <text:p>3,33</text:p>
          </table:table-cell>
          <table:table-cell office:value-type="float" office:value="95.01" calcext:value-type="float">
            <text:p>95,01</text:p>
          </table:table-cell>
          <table:table-cell office:value-type="float" office:value="7363.44" calcext:value-type="float">
            <text:p>7.363,44</text:p>
          </table:table-cell>
          <table:table-cell office:value-type="float" office:value="127.1" calcext:value-type="float">
            <text:p>127,10</text:p>
          </table:table-cell>
          <table:table-cell office:value-type="float" office:value="62.7" calcext:value-type="float">
            <text:p>62,70</text:p>
          </table:table-cell>
          <table:table-cell office:value-type="string" calcext:value-type="string">
            <text:p>---</text:p>
          </table:table-cell>
          <table:table-cell office:value-type="float" office:value="19677.33" calcext:value-type="float">
            <text:p>19.677,33</text:p>
          </table:table-cell>
        </table:table-row>
        <table:table-row table:style-name="ro2">
          <table:table-cell office:value-type="string" calcext:value-type="string">
            <text:p>Vilaboa</text:p>
          </table:table-cell>
          <table:table-cell office:value-type="float" office:value="2960.45" calcext:value-type="float">
            <text:p>2.960,45</text:p>
          </table:table-cell>
          <table:table-cell table:style-name="a3e15e1" office:value-type="string" calcext:value-type="string">
            <text:p>---</text:p>
          </table:table-cell>
          <table:table-cell office:value-type="string" calcext:value-type="string">
            <text:p>---</text:p>
          </table:table-cell>
          <table:table-cell table:style-name="a3e15e1" office:value-type="string" calcext:value-type="string">
            <text:p>---</text:p>
          </table:table-cell>
          <table:table-cell office:value-type="float" office:value="9200.32" calcext:value-type="float">
            <text:p>9.200,32</text:p>
          </table:table-cell>
          <table:table-cell office:value-type="float" office:value="70.2" calcext:value-type="float">
            <text:p>70,20</text:p>
          </table:table-cell>
          <table:table-cell office:value-type="float" office:value="61.01" calcext:value-type="float">
            <text:p>61,01</text:p>
          </table:table-cell>
          <table:table-cell office:value-type="string" calcext:value-type="string">
            <text:p>---</text:p>
          </table:table-cell>
          <table:table-cell office:value-type="float" office:value="12291.98" calcext:value-type="float">
            <text:p>12.291,98</text:p>
          </table:table-cell>
        </table:table-row>
        <table:table-row table:style-name="ro2">
          <table:table-cell office:value-type="string" calcext:value-type="string">
            <text:p>Vila de Cruces</text:p>
          </table:table-cell>
          <table:table-cell office:value-type="float" office:value="23249.35" calcext:value-type="float">
            <text:p>23.249,35</text:p>
          </table:table-cell>
          <table:table-cell office:value-type="float" office:value="5730.77" calcext:value-type="float">
            <text:p>5.730,77</text:p>
          </table:table-cell>
          <table:table-cell office:value-type="string" calcext:value-type="string">
            <text:p>---</text:p>
          </table:table-cell>
          <table:table-cell office:value-type="float" office:value="481.28" calcext:value-type="float">
            <text:p>481,28</text:p>
          </table:table-cell>
          <table:table-cell office:value-type="float" office:value="14329.11" calcext:value-type="float">
            <text:p>14.329,11</text:p>
          </table:table-cell>
          <table:table-cell office:value-type="float" office:value="1754.84" calcext:value-type="float">
            <text:p>1.754,84</text:p>
          </table:table-cell>
          <table:table-cell office:value-type="float" office:value="1.65" calcext:value-type="float">
            <text:p>1,65</text:p>
          </table:table-cell>
          <table:table-cell office:value-type="string" calcext:value-type="string">
            <text:p>---</text:p>
          </table:table-cell>
          <table:table-cell office:value-type="float" office:value="45547" calcext:value-type="float">
            <text:p>45.547,00</text:p>
          </table:table-cell>
        </table:table-row>
        <table:table-row table:style-name="ro2">
          <table:table-cell office:value-type="string" calcext:value-type="string">
            <text:p>Vilagarcía de Arousa</text:p>
          </table:table-cell>
          <table:table-cell office:value-type="float" office:value="1877.73" calcext:value-type="float">
            <text:p>1.877,73</text:p>
          </table:table-cell>
          <table:table-cell office:value-type="float" office:value="25.6" calcext:value-type="float">
            <text:p>25,60</text:p>
          </table:table-cell>
          <table:table-cell office:value-type="string" calcext:value-type="string">
            <text:p>---</text:p>
          </table:table-cell>
          <table:table-cell table:style-name="a3e15e1" office:value-type="string" calcext:value-type="string">
            <text:p>---</text:p>
          </table:table-cell>
          <table:table-cell office:value-type="float" office:value="7360.63" calcext:value-type="float">
            <text:p>7.360,63</text:p>
          </table:table-cell>
          <table:table-cell office:value-type="float" office:value="47.8" calcext:value-type="float">
            <text:p>47,80</text:p>
          </table:table-cell>
          <table:table-cell office:value-type="float" office:value="244.11" calcext:value-type="float">
            <text:p>244,11</text:p>
          </table:table-cell>
          <table:table-cell office:value-type="string" calcext:value-type="string">
            <text:p>---</text:p>
          </table:table-cell>
          <table:table-cell office:value-type="float" office:value="9555.87" calcext:value-type="float">
            <text:p>9.555,87</text:p>
          </table:table-cell>
        </table:table-row>
        <table:table-row table:style-name="ro2">
          <table:table-cell office:value-type="string" calcext:value-type="string">
            <text:p>Vilanova de Arousa</text:p>
          </table:table-cell>
          <table:table-cell office:value-type="float" office:value="3048.22" calcext:value-type="float">
            <text:p>3.048,22</text:p>
          </table:table-cell>
          <table:table-cell table:style-name="a3e15e1" office:value-type="string" calcext:value-type="string">
            <text:p>---</text:p>
          </table:table-cell>
          <table:table-cell table:style-name="a0d81a1" office:value-type="float" office:value="2.2" calcext:value-type="float">
            <text:p>2,20</text:p>
          </table:table-cell>
          <table:table-cell office:value-type="float" office:value="91.1" calcext:value-type="float">
            <text:p>91,10</text:p>
          </table:table-cell>
          <table:table-cell office:value-type="float" office:value="11062.27" calcext:value-type="float">
            <text:p>11.062,27</text:p>
          </table:table-cell>
          <table:table-cell office:value-type="float" office:value="54.73" calcext:value-type="float">
            <text:p>54,73</text:p>
          </table:table-cell>
          <table:table-cell office:value-type="float" office:value="33" calcext:value-type="float">
            <text:p>33,00</text:p>
          </table:table-cell>
          <table:table-cell office:value-type="string" calcext:value-type="string">
            <text:p>---</text:p>
          </table:table-cell>
          <table:table-cell office:value-type="float" office:value="14291.52" calcext:value-type="float">
            <text:p>14.291,52</text:p>
          </table:table-cell>
        </table:table-row>
        <table:table-row table:style-name="ro2">
          <table:table-cell office:value-type="string" calcext:value-type="string">
            <text:p>Illa de Arousa (A)</text:p>
          </table:table-cell>
          <table:table-cell office:value-type="float" office:value="42.56" calcext:value-type="float">
            <text:p>42,56</text:p>
          </table:table-cell>
          <table:table-cell table:style-name="a3e15e1" office:value-type="string" calcext:value-type="string">
            <text:p>---</text:p>
          </table:table-cell>
          <table:table-cell office:value-type="string" calcext:value-type="string">
            <text:p>---</text:p>
          </table:table-cell>
          <table:table-cell table:style-name="a3e15e1" office:value-type="string" calcext:value-type="string">
            <text:p>---</text:p>
          </table:table-cell>
          <table:table-cell office:value-type="float" office:value="57.2" calcext:value-type="float">
            <text:p>57,20</text:p>
          </table:table-cell>
          <table:table-cell table:number-columns-repeated="2" table:style-name="a3e15e1" office:value-type="string" calcext:value-type="string">
            <text:p>---</text:p>
          </table:table-cell>
          <table:table-cell office:value-type="string" calcext:value-type="string">
            <text:p>---</text:p>
          </table:table-cell>
          <table:table-cell office:value-type="float" office:value="99.76" calcext:value-type="float">
            <text:p>99,76</text:p>
          </table:table-cell>
        </table:table-row>
        <table:table-row table:style-name="ro2">
          <table:table-cell office:value-type="string" calcext:value-type="string">
            <text:p>TOTAL</text:p>
          </table:table-cell>
          <table:table-cell office:value-type="float" office:value="1534687.16" calcext:value-type="float">
            <text:p>1.534.687,16</text:p>
          </table:table-cell>
          <table:table-cell office:value-type="float" office:value="1566532.03" calcext:value-type="float">
            <text:p>1.566.532,03</text:p>
          </table:table-cell>
          <table:table-cell table:style-name="a0d81a1" office:value-type="float" office:value="112009.24" calcext:value-type="float">
            <text:p>112.009,24</text:p>
          </table:table-cell>
          <table:table-cell office:value-type="float" office:value="77142.4" calcext:value-type="float">
            <text:p>77.142,40</text:p>
          </table:table-cell>
          <table:table-cell office:value-type="float" office:value="5270354.15" calcext:value-type="float">
            <text:p>5.270.354,15</text:p>
          </table:table-cell>
          <table:table-cell office:value-type="float" office:value="229746.77" calcext:value-type="float">
            <text:p>229.746,77</text:p>
          </table:table-cell>
          <table:table-cell office:value-type="float" office:value="15538.97" calcext:value-type="float">
            <text:p>15.538,97</text:p>
          </table:table-cell>
          <table:table-cell table:style-name="a0d81a1" office:value-type="float" office:value="252.7" calcext:value-type="float">
            <text:p>252,70</text:p>
          </table:table-cell>
          <table:table-cell office:value-type="float" office:value="8806263.42" calcext:value-type="float">
            <text:p>8.806.263,42</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gl" fo:country="ES" style:font-name-asian="Lucida Sans Unicode" style:language-asian="zh" style:country-asian="CN" style:font-name-complex="Tahoma" style:language-complex="hi" style:country-complex="IN"/>
    </style:default-style>
    <number:number-style style:name="N0">
      <number:number number:min-integer-digits="1"/>
    </number:number-style>
    <number:number-style style:name="N104P0" style:volatile="true">
      <number:number number:decimal-places="2" number:min-decimal-places="2" number:min-integer-digits="1" number:grouping="true"/>
    </number:number-style>
    <number:number-style style:name="N104">
      <style:text-properties fo:color="#ff0000"/>
      <number:text>-</number:text>
      <number:number number:decimal-places="2" number:min-decimal-places="2" number:min-integer-digits="1" number:grouping="true"/>
      <style:map style:condition="value()&gt;=0" style:apply-style-name="N104P0"/>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creator>jboss</dc:creator>
    <dc:date>2021-06-29T13:38:52</dc:date>
    <meta:editing-cycles>1</meta:editing-cycles>
    <meta:editing-duration>PT9.499S</meta:editing-duration>
    <meta:initial-creator>jboss</meta:initial-creator>
    <meta:creation-date>2021-06-29T13:38:43</meta:creation-date>
    <dc:language>en</dc:language>
    <meta:document-statistic meta:table-count="4" meta:cell-count="3454" meta:object-count="0"/>
    <meta:user-defined meta:name="License">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